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83in"/>
    </style:style>
    <style:style style:name="co2" style:family="table-column">
      <style:table-column-properties fo:break-before="auto" style:column-width="0.5409in"/>
    </style:style>
    <style:style style:name="co3" style:family="table-column">
      <style:table-column-properties fo:break-before="auto" style:column-width="0.2181in"/>
    </style:style>
    <style:style style:name="co4" style:family="table-column">
      <style:table-column-properties fo:break-before="auto" style:column-width="3.5972in"/>
    </style:style>
    <style:style style:name="co5" style:family="table-column">
      <style:table-column-properties fo:break-before="auto" style:column-width="0.422in"/>
    </style:style>
    <style:style style:name="co6" style:family="table-column">
      <style:table-column-properties fo:break-before="auto" style:column-width="0.6701in"/>
    </style:style>
    <style:style style:name="co7" style:family="table-column">
      <style:table-column-properties fo:break-before="auto" style:column-width="0.7563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9283in"/>
    </style:style>
    <style:style style:name="co10" style:family="table-column">
      <style:table-column-properties fo:break-before="auto" style:column-width="1.2299in"/>
    </style:style>
    <style:style style:name="co11" style:family="table-column">
      <style:table-column-properties fo:break-before="auto" style:column-width="3.3283in"/>
    </style:style>
    <style:style style:name="co12" style:family="table-column">
      <style:table-column-properties fo:break-before="auto" style:column-width="0.95in"/>
    </style:style>
    <style:style style:name="co13" style:family="table-column">
      <style:table-column-properties fo:break-before="auto" style:column-width="1.1654in"/>
    </style:style>
    <style:style style:name="co14" style:family="table-column">
      <style:table-column-properties fo:break-before="auto" style:column-width="1.3374in"/>
    </style:style>
    <style:style style:name="co15" style:family="table-column">
      <style:table-column-properties fo:break-before="auto" style:column-width="1.3693in"/>
    </style:style>
    <style:style style:name="co16" style:family="table-column">
      <style:table-column-properties fo:break-before="auto" style:column-width="0.9602in"/>
    </style:style>
    <style:style style:name="co17" style:family="table-column">
      <style:table-column-properties fo:break-before="auto" style:column-width="1.0575in"/>
    </style:style>
    <style:style style:name="co18" style:family="table-column">
      <style:table-column-properties fo:break-before="auto" style:column-width="1.1437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1.111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0335in"/>
    </style:style>
    <style:style style:name="co23" style:family="table-column">
      <style:table-column-properties fo:break-before="auto" style:column-width="1.0661in"/>
    </style:style>
    <style:style style:name="co24" style:family="table-column">
      <style:table-column-properties fo:break-before="auto" style:column-width="0.7181in"/>
    </style:style>
    <style:style style:name="co25" style:family="table-column">
      <style:table-column-properties fo:break-before="auto" style:column-width="3.4465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25"/>
    <style:style style:name="ce2" style:family="table-cell" style:parent-style-name="Default" style:data-style-name="N124"/>
    <style:style style:name="ce3" style:family="table-cell" style:parent-style-name="Default" style:data-style-name="N11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3"/>
        <table:table-column table:style-name="co25" table:default-cell-style-name="Default"/>
        <table:table-row table:style-name="ro1">
          <table:table-cell office:value-type="string" calcext:value-type="string">
            <text:p>Riding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PTP</text:p>
          </table:table-cell>
          <table:table-cell office:value-type="string" calcext:value-type="string">
            <text:p>MMP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Unmarked</text:p>
          </table:table-cell>
          <table:table-cell office:value-type="string" calcext:value-type="string">
            <text:p>Declined</text:p>
          </table:table-cell>
          <table:table-cell office:value-type="string" calcext:value-type="string">
            <text:p>Voter turnout</text:p>
          </table:table-cell>
          <table:table-cell office:value-type="string" calcext:value-type="string">
            <text:p>Number of names</text:p>
          </table:table-cell>
          <table:table-cell office:value-type="string" calcext:value-type="string">
            <text:p>Location of voting place</text:p>
          </table:table-cell>
          <table:table-cell office:value-type="string" calcext:value-type="string">
            <text:p>AHMED (SN)</text:p>
          </table:table-cell>
          <table:table-cell office:value-type="string" calcext:value-type="string">
            <text:p>BOYDEN (COM)</text:p>
          </table:table-cell>
          <table:table-cell office:value-type="string" calcext:value-type="string">
            <text:p>FERNANDEZ (IND)</text:p>
          </table:table-cell>
          <table:table-cell office:value-type="string" calcext:value-type="string">
            <text:p>GONZÁLEZ (NDPo)</text:p>
          </table:table-cell>
          <table:table-cell office:value-type="string" calcext:value-type="string">
            <text:p>GREEN (LIB)</text:p>
          </table:table-cell>
          <table:table-cell office:value-type="string" calcext:value-type="string">
            <text:p>LEROUX (IND)</text:p>
          </table:table-cell>
          <table:table-cell office:value-type="string" calcext:value-type="string">
            <text:p>MCLEAN (GPO)</text:p>
          </table:table-cell>
          <table:table-cell office:value-type="string" calcext:value-type="string">
            <text:p>SMITHERMAN (LPO)</text:p>
          </table:table-cell>
          <table:table-cell office:value-type="string" calcext:value-type="string">
            <text:p>TAYLOR (PCO)</text:p>
          </table:table-cell>
          <table:table-cell office:value-type="string" calcext:value-type="string">
            <text:p>% LPO</text:p>
          </table:table-cell>
          <table:table-cell office:value-type="string" calcext:value-type="string">
            <text:p>% MMP</text:p>
          </table:table-cell>
          <table:table-cell office:value-type="string" calcext:value-type="string">
            <text:p>.4LPO*0.6MMP</text:p>
          </table:table-cell>
          <table:table-cell office:value-type="string" calcext:value-type="string">
            <text:p>% votes wasted</text:p>
          </table:table-cell>
          <table:table-cell office:value-type="string" calcext:value-type="string">
            <text:p>% participation</text:p>
          </table:table-cell>
          <table:table-cell office:value-type="string" calcext:value-type="string">
            <text:p>Location of voting place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00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Our Lady of Perpetual Help Chur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table:formula="of:=[.S2]/SUM([.L2:.T2])" office:value-type="float" office:value="0.432558139534884" calcext:value-type="float">
            <text:p>0.4326</text:p>
          </table:table-cell>
          <table:table-cell table:formula="of:=[.E2]/[.I2]" office:value-type="float" office:value="0.365740740740741" calcext:value-type="float">
            <text:p>0.3657</text:p>
          </table:table-cell>
          <table:table-cell table:formula="of:=IF([.I2]&lt;144-119;0;0.4*[.U2]+0.6*[.V2])" office:value-type="float" office:value="0.392467700258398" calcext:value-type="float">
            <text:p>0.3925</text:p>
          </table:table-cell>
          <table:table-cell table:formula="of:=1-[.S2]/SUM([.L2:.T2])" office:value-type="float" office:value="0.567441860465116" calcext:value-type="float">
            <text:p>0.5674</text:p>
          </table:table-cell>
          <table:table-cell table:formula="of:=[.I2]/[.J2]" office:value-type="percentage" office:value="0.571428571428571" calcext:value-type="percentage">
            <text:p>57.14%</text:p>
          </table:table-cell>
          <table:table-cell table:formula="of:=[.K2]" office:value-type="string" office:string-value="Our Lady of Perpetual Help Church" calcext:value-type="string">
            <text:p>Our Lady of Perpetual Help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00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Our Lady of Perpetual Help Chur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formula="of:=[.S3]/SUM([.L3:.T3])" office:value-type="float" office:value="0.437209302325581" calcext:value-type="float">
            <text:p>0.4372</text:p>
          </table:table-cell>
          <table:table-cell table:formula="of:=[.E3]/[.I3]" office:value-type="float" office:value="0.331797235023041" calcext:value-type="float">
            <text:p>0.3318</text:p>
          </table:table-cell>
          <table:table-cell table:formula="of:=IF([.I3]&lt;144-119;0;0.4*[.U3]+0.6*[.V3])" office:value-type="float" office:value="0.373962061944057" calcext:value-type="float">
            <text:p>0.3740</text:p>
          </table:table-cell>
          <table:table-cell table:formula="of:=1-[.S3]/SUM([.L3:.T3])" office:value-type="float" office:value="0.562790697674419" calcext:value-type="float">
            <text:p>0.5628</text:p>
          </table:table-cell>
          <table:table-cell table:formula="of:=[.I3]/[.J3]" office:value-type="percentage" office:value="0.572559366754617" calcext:value-type="percentage">
            <text:p>57.26%</text:p>
          </table:table-cell>
          <table:table-cell table:formula="of:=[.K3]" office:value-type="string" office:string-value="Our Lady of Perpetual Help Church" calcext:value-type="string">
            <text:p>Our Lady of Perpetual Help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00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Our Lady of Perpetual Help Sch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table:formula="of:=[.S4]/SUM([.L4:.T4])" office:value-type="float" office:value="0.312796208530806" calcext:value-type="float">
            <text:p>0.3128</text:p>
          </table:table-cell>
          <table:table-cell table:formula="of:=[.E4]/[.I4]" office:value-type="float" office:value="0.322274881516588" calcext:value-type="float">
            <text:p>0.3223</text:p>
          </table:table-cell>
          <table:table-cell table:formula="of:=IF([.I4]&lt;144-119;0;0.4*[.U4]+0.6*[.V4])" office:value-type="float" office:value="0.318483412322275" calcext:value-type="float">
            <text:p>0.3185</text:p>
          </table:table-cell>
          <table:table-cell table:formula="of:=1-[.S4]/SUM([.L4:.T4])" office:value-type="float" office:value="0.687203791469194" calcext:value-type="float">
            <text:p>0.6872</text:p>
          </table:table-cell>
          <table:table-cell table:formula="of:=[.I4]/[.J4]" office:value-type="percentage" office:value="0.57967032967033" calcext:value-type="percentage">
            <text:p>57.97%</text:p>
          </table:table-cell>
          <table:table-cell table:formula="of:=[.K4]" office:value-type="string" office:string-value="Our Lady of Perpetual Help School" calcext:value-type="string">
            <text:p>Our Lady of Perpetual Help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00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osedale United Chur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table:formula="of:=[.S5]/SUM([.L5:.T5])" office:value-type="float" office:value="0.351648351648352" calcext:value-type="float">
            <text:p>0.3516</text:p>
          </table:table-cell>
          <table:table-cell table:formula="of:=[.E5]/[.I5]" office:value-type="float" office:value="0.278688524590164" calcext:value-type="float">
            <text:p>0.2787</text:p>
          </table:table-cell>
          <table:table-cell table:formula="of:=IF([.I5]&lt;144-119;0;0.4*[.U5]+0.6*[.V5])" office:value-type="float" office:value="0.307872455413439" calcext:value-type="float">
            <text:p>0.3079</text:p>
          </table:table-cell>
          <table:table-cell table:formula="of:=1-[.S5]/SUM([.L5:.T5])" office:value-type="float" office:value="0.648351648351648" calcext:value-type="float">
            <text:p>0.6484</text:p>
          </table:table-cell>
          <table:table-cell table:formula="of:=[.I5]/[.J5]" office:value-type="percentage" office:value="0.56832298136646" calcext:value-type="percentage">
            <text:p>56.83%</text:p>
          </table:table-cell>
          <table:table-cell table:formula="of:=[.K5]" office:value-type="string" office:string-value="Rosedale United Church" calcext:value-type="string">
            <text:p>Rosedale United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00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Our Lady of Perpetual Help Chur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table:formula="of:=[.S6]/SUM([.L6:.T6])" office:value-type="float" office:value="0.368627450980392" calcext:value-type="float">
            <text:p>0.3686</text:p>
          </table:table-cell>
          <table:table-cell table:formula="of:=[.E6]/[.I6]" office:value-type="float" office:value="0.4453125" calcext:value-type="float">
            <text:p>0.4453</text:p>
          </table:table-cell>
          <table:table-cell table:formula="of:=IF([.I6]&lt;144-119;0;0.4*[.U6]+0.6*[.V6])" office:value-type="float" office:value="0.414638480392157" calcext:value-type="float">
            <text:p>0.4146</text:p>
          </table:table-cell>
          <table:table-cell table:formula="of:=1-[.S6]/SUM([.L6:.T6])" office:value-type="float" office:value="0.631372549019608" calcext:value-type="float">
            <text:p>0.6314</text:p>
          </table:table-cell>
          <table:table-cell table:formula="of:=[.I6]/[.J6]" office:value-type="percentage" office:value="0.599531615925059" calcext:value-type="percentage">
            <text:p>59.95%</text:p>
          </table:table-cell>
          <table:table-cell table:formula="of:=[.K6]" office:value-type="string" office:string-value="Our Lady of Perpetual Help Church" calcext:value-type="string">
            <text:p>Our Lady of Perpetual Help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00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Our Lady of Perpetual Help Scho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formula="of:=[.S7]/SUM([.L7:.T7])" office:value-type="float" office:value="0.412037037037037" calcext:value-type="float">
            <text:p>0.4120</text:p>
          </table:table-cell>
          <table:table-cell table:formula="of:=[.E7]/[.I7]" office:value-type="float" office:value="0.354838709677419" calcext:value-type="float">
            <text:p>0.3548</text:p>
          </table:table-cell>
          <table:table-cell table:formula="of:=IF([.I7]&lt;144-119;0;0.4*[.U7]+0.6*[.V7])" office:value-type="float" office:value="0.377718040621266" calcext:value-type="float">
            <text:p>0.3777</text:p>
          </table:table-cell>
          <table:table-cell table:formula="of:=1-[.S7]/SUM([.L7:.T7])" office:value-type="float" office:value="0.587962962962963" calcext:value-type="float">
            <text:p>0.5880</text:p>
          </table:table-cell>
          <table:table-cell table:formula="of:=[.I7]/[.J7]" office:value-type="percentage" office:value="0.601108033240997" calcext:value-type="percentage">
            <text:p>60.11%</text:p>
          </table:table-cell>
          <table:table-cell table:formula="of:=[.K7]" office:value-type="string" office:string-value="Our Lady of Perpetual Help School" calcext:value-type="string">
            <text:p>Our Lady of Perpetual Help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00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Our Lady of Perpetual Help Chur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formula="of:=[.S8]/SUM([.L8:.T8])" office:value-type="float" office:value="0.345945945945946" calcext:value-type="float">
            <text:p>0.3459</text:p>
          </table:table-cell>
          <table:table-cell table:formula="of:=[.E8]/[.I8]" office:value-type="float" office:value="0.318918918918919" calcext:value-type="float">
            <text:p>0.3189</text:p>
          </table:table-cell>
          <table:table-cell table:formula="of:=IF([.I8]&lt;144-119;0;0.4*[.U8]+0.6*[.V8])" office:value-type="float" office:value="0.32972972972973" calcext:value-type="float">
            <text:p>0.3297</text:p>
          </table:table-cell>
          <table:table-cell table:formula="of:=1-[.S8]/SUM([.L8:.T8])" office:value-type="float" office:value="0.654054054054054" calcext:value-type="float">
            <text:p>0.6541</text:p>
          </table:table-cell>
          <table:table-cell table:formula="of:=[.I8]/[.J8]" office:value-type="percentage" office:value="0.498652291105121" calcext:value-type="percentage">
            <text:p>49.87%</text:p>
          </table:table-cell>
          <table:table-cell table:formula="of:=[.K8]" office:value-type="string" office:string-value="Our Lady of Perpetual Help Church" calcext:value-type="string">
            <text:p>Our Lady of Perpetual Help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00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Our Lady of Perpetual Help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table:formula="of:=[.S9]/SUM([.L9:.T9])" office:value-type="float" office:value="0.40625" calcext:value-type="float">
            <text:p>0.4063</text:p>
          </table:table-cell>
          <table:table-cell table:formula="of:=[.E9]/[.I9]" office:value-type="float" office:value="0.305309734513274" calcext:value-type="float">
            <text:p>0.3053</text:p>
          </table:table-cell>
          <table:table-cell table:formula="of:=IF([.I9]&lt;144-119;0;0.4*[.U9]+0.6*[.V9])" office:value-type="float" office:value="0.345685840707965" calcext:value-type="float">
            <text:p>0.3457</text:p>
          </table:table-cell>
          <table:table-cell table:formula="of:=1-[.S9]/SUM([.L9:.T9])" office:value-type="float" office:value="0.59375" calcext:value-type="float">
            <text:p>0.5938</text:p>
          </table:table-cell>
          <table:table-cell table:formula="of:=[.I9]/[.J9]" office:value-type="percentage" office:value="0.615803814713896" calcext:value-type="percentage">
            <text:p>61.58%</text:p>
          </table:table-cell>
          <table:table-cell table:formula="of:=[.K9]" office:value-type="string" office:string-value="Our Lady of Perpetual Help School" calcext:value-type="string">
            <text:p>Our Lady of Perpetual Help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00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osedale United Chur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table:formula="of:=[.S10]/SUM([.L10:.T10])" office:value-type="float" office:value="0.468926553672316" calcext:value-type="float">
            <text:p>0.4689</text:p>
          </table:table-cell>
          <table:table-cell table:formula="of:=[.E10]/[.I10]" office:value-type="float" office:value="0.418079096045198" calcext:value-type="float">
            <text:p>0.4181</text:p>
          </table:table-cell>
          <table:table-cell table:formula="of:=IF([.I10]&lt;144-119;0;0.4*[.U10]+0.6*[.V10])" office:value-type="float" office:value="0.438418079096045" calcext:value-type="float">
            <text:p>0.4384</text:p>
          </table:table-cell>
          <table:table-cell table:formula="of:=1-[.S10]/SUM([.L10:.T10])" office:value-type="float" office:value="0.531073446327684" calcext:value-type="float">
            <text:p>0.5311</text:p>
          </table:table-cell>
          <table:table-cell table:formula="of:=[.I10]/[.J10]" office:value-type="percentage" office:value="0.539634146341463" calcext:value-type="percentage">
            <text:p>53.96%</text:p>
          </table:table-cell>
          <table:table-cell table:formula="of:=[.K10]" office:value-type="string" office:string-value="Rosedale United Church" calcext:value-type="string">
            <text:p>Rosedale United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01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Our Lady of Perpetual Help Schoo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formula="of:=[.S11]/SUM([.L11:.T11])" office:value-type="float" office:value="0.365853658536585" calcext:value-type="float">
            <text:p>0.3659</text:p>
          </table:table-cell>
          <table:table-cell table:formula="of:=[.E11]/[.I11]" office:value-type="float" office:value="0.255060728744939" calcext:value-type="float">
            <text:p>0.2551</text:p>
          </table:table-cell>
          <table:table-cell table:formula="of:=IF([.I11]&lt;144-119;0;0.4*[.U11]+0.6*[.V11])" office:value-type="float" office:value="0.299377900661598" calcext:value-type="float">
            <text:p>0.2994</text:p>
          </table:table-cell>
          <table:table-cell table:formula="of:=1-[.S11]/SUM([.L11:.T11])" office:value-type="float" office:value="0.634146341463415" calcext:value-type="float">
            <text:p>0.6341</text:p>
          </table:table-cell>
          <table:table-cell table:formula="of:=[.I11]/[.J11]" office:value-type="percentage" office:value="0.611386138613861" calcext:value-type="percentage">
            <text:p>61.14%</text:p>
          </table:table-cell>
          <table:table-cell table:formula="of:=[.K11]" office:value-type="string" office:string-value="Our Lady of Perpetual Help School" calcext:value-type="string">
            <text:p>Our Lady of Perpetual Help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01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osedale United Chur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table:formula="of:=[.S12]/SUM([.L12:.T12])" office:value-type="float" office:value="0.368794326241135" calcext:value-type="float">
            <text:p>0.3688</text:p>
          </table:table-cell>
          <table:table-cell table:formula="of:=[.E12]/[.I12]" office:value-type="float" office:value="0.433566433566434" calcext:value-type="float">
            <text:p>0.4336</text:p>
          </table:table-cell>
          <table:table-cell table:formula="of:=IF([.I12]&lt;144-119;0;0.4*[.U12]+0.6*[.V12])" office:value-type="float" office:value="0.407657590636314" calcext:value-type="float">
            <text:p>0.4077</text:p>
          </table:table-cell>
          <table:table-cell table:formula="of:=1-[.S12]/SUM([.L12:.T12])" office:value-type="float" office:value="0.631205673758865" calcext:value-type="float">
            <text:p>0.6312</text:p>
          </table:table-cell>
          <table:table-cell table:formula="of:=[.I12]/[.J12]" office:value-type="percentage" office:value="0.510714285714286" calcext:value-type="percentage">
            <text:p>51.07%</text:p>
          </table:table-cell>
          <table:table-cell table:formula="of:=[.K12]" office:value-type="string" office:string-value="Rosedale United Church" calcext:value-type="string">
            <text:p>Rosedale United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01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Our Lady of Perpetual Help Schoo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54" calcext:value-type="float">
            <text:p>54</text:p>
          </table:table-cell>
          <table:table-cell table:formula="of:=[.S13]/SUM([.L13:.T13])" office:value-type="float" office:value="0.542600896860987" calcext:value-type="float">
            <text:p>0.5426</text:p>
          </table:table-cell>
          <table:table-cell table:formula="of:=[.E13]/[.I13]" office:value-type="float" office:value="0.473214285714286" calcext:value-type="float">
            <text:p>0.4732</text:p>
          </table:table-cell>
          <table:table-cell table:formula="of:=IF([.I13]&lt;144-119;0;0.4*[.U13]+0.6*[.V13])" office:value-type="float" office:value="0.500968930172966" calcext:value-type="float">
            <text:p>0.5010</text:p>
          </table:table-cell>
          <table:table-cell table:formula="of:=1-[.S13]/SUM([.L13:.T13])" office:value-type="float" office:value="0.457399103139013" calcext:value-type="float">
            <text:p>0.4574</text:p>
          </table:table-cell>
          <table:table-cell table:formula="of:=[.I13]/[.J13]" office:value-type="percentage" office:value="0.48590021691974" calcext:value-type="percentage">
            <text:p>48.59%</text:p>
          </table:table-cell>
          <table:table-cell table:formula="of:=[.K13]" office:value-type="string" office:string-value="Our Lady of Perpetual Help School" calcext:value-type="string">
            <text:p>Our Lady of Perpetual Help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013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Rosedale United Chu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135" calcext:value-type="float">
            <text:p>135</text:p>
          </table:table-cell>
          <table:table-cell table:formula="of:=[.S14]/SUM([.L14:.T14])" office:value-type="float" office:value="0.33587786259542" calcext:value-type="float">
            <text:p>0.3359</text:p>
          </table:table-cell>
          <table:table-cell table:formula="of:=[.E14]/[.I14]" office:value-type="float" office:value="0.304182509505703" calcext:value-type="float">
            <text:p>0.3042</text:p>
          </table:table-cell>
          <table:table-cell table:formula="of:=IF([.I14]&lt;144-119;0;0.4*[.U14]+0.6*[.V14])" office:value-type="float" office:value="0.31686065074159" calcext:value-type="float">
            <text:p>0.3169</text:p>
          </table:table-cell>
          <table:table-cell table:formula="of:=1-[.S14]/SUM([.L14:.T14])" office:value-type="float" office:value="0.66412213740458" calcext:value-type="float">
            <text:p>0.6641</text:p>
          </table:table-cell>
          <table:table-cell table:formula="of:=[.I14]/[.J14]" office:value-type="percentage" office:value="0.591011235955056" calcext:value-type="percentage">
            <text:p>59.10%</text:p>
          </table:table-cell>
          <table:table-cell table:formula="of:=[.K14]" office:value-type="string" office:string-value="Rosedale United Church" calcext:value-type="string">
            <text:p>Rosedale United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01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Rosedale United Chu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table:formula="of:=[.S15]/SUM([.L15:.T15])" office:value-type="float" office:value="0.351219512195122" calcext:value-type="float">
            <text:p>0.3512</text:p>
          </table:table-cell>
          <table:table-cell table:formula="of:=[.E15]/[.I15]" office:value-type="float" office:value="0.252427184466019" calcext:value-type="float">
            <text:p>0.2524</text:p>
          </table:table-cell>
          <table:table-cell table:formula="of:=IF([.I15]&lt;144-119;0;0.4*[.U15]+0.6*[.V15])" office:value-type="float" office:value="0.29194411555766" calcext:value-type="float">
            <text:p>0.2919</text:p>
          </table:table-cell>
          <table:table-cell table:formula="of:=1-[.S15]/SUM([.L15:.T15])" office:value-type="float" office:value="0.648780487804878" calcext:value-type="float">
            <text:p>0.6488</text:p>
          </table:table-cell>
          <table:table-cell table:formula="of:=[.I15]/[.J15]" office:value-type="percentage" office:value="0.511166253101737" calcext:value-type="percentage">
            <text:p>51.12%</text:p>
          </table:table-cell>
          <table:table-cell table:formula="of:=[.K15]" office:value-type="string" office:string-value="Rosedale United Church" calcext:value-type="string">
            <text:p>Rosedale United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01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Our Lady of Perpetual Help Schoo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table:formula="of:=[.S16]/SUM([.L16:.T16])" office:value-type="float" office:value="0.466666666666667" calcext:value-type="float">
            <text:p>0.4667</text:p>
          </table:table-cell>
          <table:table-cell table:formula="of:=[.E16]/[.I16]" office:value-type="float" office:value="0.420512820512821" calcext:value-type="float">
            <text:p>0.4205</text:p>
          </table:table-cell>
          <table:table-cell table:formula="of:=IF([.I16]&lt;144-119;0;0.4*[.U16]+0.6*[.V16])" office:value-type="float" office:value="0.438974358974359" calcext:value-type="float">
            <text:p>0.4390</text:p>
          </table:table-cell>
          <table:table-cell table:formula="of:=1-[.S16]/SUM([.L16:.T16])" office:value-type="float" office:value="0.533333333333333" calcext:value-type="float">
            <text:p>0.5333</text:p>
          </table:table-cell>
          <table:table-cell table:formula="of:=[.I16]/[.J16]" office:value-type="percentage" office:value="0.479115479115479" calcext:value-type="percentage">
            <text:p>47.91%</text:p>
          </table:table-cell>
          <table:table-cell table:formula="of:=[.K16]" office:value-type="string" office:string-value="Our Lady of Perpetual Help School" calcext:value-type="string">
            <text:p>Our Lady of Perpetual Help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0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Rosedale Junior Public Sch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formula="of:=[.S17]/SUM([.L17:.T17])" office:value-type="float" office:value="0.334841628959276" calcext:value-type="float">
            <text:p>0.3348</text:p>
          </table:table-cell>
          <table:table-cell table:formula="of:=[.E17]/[.I17]" office:value-type="float" office:value="0.298642533936652" calcext:value-type="float">
            <text:p>0.2986</text:p>
          </table:table-cell>
          <table:table-cell table:formula="of:=IF([.I17]&lt;144-119;0;0.4*[.U17]+0.6*[.V17])" office:value-type="float" office:value="0.313122171945701" calcext:value-type="float">
            <text:p>0.3131</text:p>
          </table:table-cell>
          <table:table-cell table:formula="of:=1-[.S17]/SUM([.L17:.T17])" office:value-type="float" office:value="0.665158371040724" calcext:value-type="float">
            <text:p>0.6652</text:p>
          </table:table-cell>
          <table:table-cell table:formula="of:=[.I17]/[.J17]" office:value-type="percentage" office:value="0.610497237569061" calcext:value-type="percentage">
            <text:p>61.05%</text:p>
          </table:table-cell>
          <table:table-cell table:formula="of:=[.K17]" office:value-type="string" office:string-value="Rosedale Junior Public School" calcext:value-type="string">
            <text:p>Rosedal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01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osedale United Chur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table:formula="of:=[.S18]/SUM([.L18:.T18])" office:value-type="float" office:value="0.387254901960784" calcext:value-type="float">
            <text:p>0.3873</text:p>
          </table:table-cell>
          <table:table-cell table:formula="of:=[.E18]/[.I18]" office:value-type="float" office:value="0.257281553398058" calcext:value-type="float">
            <text:p>0.2573</text:p>
          </table:table-cell>
          <table:table-cell table:formula="of:=IF([.I18]&lt;144-119;0;0.4*[.U18]+0.6*[.V18])" office:value-type="float" office:value="0.309270892823149" calcext:value-type="float">
            <text:p>0.3093</text:p>
          </table:table-cell>
          <table:table-cell table:formula="of:=1-[.S18]/SUM([.L18:.T18])" office:value-type="float" office:value="0.612745098039216" calcext:value-type="float">
            <text:p>0.6127</text:p>
          </table:table-cell>
          <table:table-cell table:formula="of:=[.I18]/[.J18]" office:value-type="percentage" office:value="0.503667481662592" calcext:value-type="percentage">
            <text:p>50.37%</text:p>
          </table:table-cell>
          <table:table-cell table:formula="of:=[.K18]" office:value-type="string" office:string-value="Rosedale United Church" calcext:value-type="string">
            <text:p>Rosedale United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01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osedale Ju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formula="of:=[.S19]/SUM([.L19:.T19])" office:value-type="float" office:value="0.449275362318841" calcext:value-type="float">
            <text:p>0.4493</text:p>
          </table:table-cell>
          <table:table-cell table:formula="of:=[.E19]/[.I19]" office:value-type="float" office:value="0.278571428571429" calcext:value-type="float">
            <text:p>0.2786</text:p>
          </table:table-cell>
          <table:table-cell table:formula="of:=IF([.I19]&lt;144-119;0;0.4*[.U19]+0.6*[.V19])" office:value-type="float" office:value="0.346853002070393" calcext:value-type="float">
            <text:p>0.3469</text:p>
          </table:table-cell>
          <table:table-cell table:formula="of:=1-[.S19]/SUM([.L19:.T19])" office:value-type="float" office:value="0.550724637681159" calcext:value-type="float">
            <text:p>0.5507</text:p>
          </table:table-cell>
          <table:table-cell table:formula="of:=[.I19]/[.J19]" office:value-type="percentage" office:value="0.522388059701493" calcext:value-type="percentage">
            <text:p>52.24%</text:p>
          </table:table-cell>
          <table:table-cell table:formula="of:=[.K19]" office:value-type="string" office:string-value="Rosedale Junior Public School" calcext:value-type="string">
            <text:p>Rosedal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0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Jesse Ketchum Junior and Se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formula="of:=[.S20]/SUM([.L20:.T20])" office:value-type="float" office:value="0.407142857142857" calcext:value-type="float">
            <text:p>0.4071</text:p>
          </table:table-cell>
          <table:table-cell table:formula="of:=[.E20]/[.I20]" office:value-type="float" office:value="0.381944444444444" calcext:value-type="float">
            <text:p>0.3819</text:p>
          </table:table-cell>
          <table:table-cell table:formula="of:=IF([.I20]&lt;144-119;0;0.4*[.U20]+0.6*[.V20])" office:value-type="float" office:value="0.39202380952381" calcext:value-type="float">
            <text:p>0.3920</text:p>
          </table:table-cell>
          <table:table-cell table:formula="of:=1-[.S20]/SUM([.L20:.T20])" office:value-type="float" office:value="0.592857142857143" calcext:value-type="float">
            <text:p>0.5929</text:p>
          </table:table-cell>
          <table:table-cell table:formula="of:=[.I20]/[.J20]" office:value-type="percentage" office:value="0.435045317220544" calcext:value-type="percentage">
            <text:p>43.50%</text:p>
          </table:table-cell>
          <table:table-cell table:formula="of:=[.K20]" office:value-type="string" office:string-value="Jesse Ketchum Junior and Senior Public School" calcext:value-type="string">
            <text:p>Jesse Ketchum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02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877 Yonge Street - Fellowship Towe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formula="of:=[.S21]/SUM([.L21:.T21])" office:value-type="float" office:value="0.444444444444444" calcext:value-type="float">
            <text:p>0.4444</text:p>
          </table:table-cell>
          <table:table-cell table:formula="of:=[.E21]/[.I21]" office:value-type="float" office:value="0.37037037037037" calcext:value-type="float">
            <text:p>0.3704</text:p>
          </table:table-cell>
          <table:table-cell table:formula="of:=IF([.I21]&lt;144-119;0;0.4*[.U21]+0.6*[.V21])" office:value-type="float" office:value="0.4" calcext:value-type="float">
            <text:p>0.4000</text:p>
          </table:table-cell>
          <table:table-cell table:formula="of:=1-[.S21]/SUM([.L21:.T21])" office:value-type="float" office:value="0.555555555555556" calcext:value-type="float">
            <text:p>0.5556</text:p>
          </table:table-cell>
          <table:table-cell table:formula="of:=[.I21]/[.J21]" office:value-type="percentage" office:value="0.46551724137931" calcext:value-type="percentage">
            <text:p>46.55%</text:p>
          </table:table-cell>
          <table:table-cell table:formula="of:=[.K21]" office:value-type="string" office:string-value="877 Yonge Street - Fellowship Towers" calcext:value-type="string">
            <text:p>877 Yonge Street - Fellowship Towe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02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Rosedale Junior Public Scho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table:formula="of:=[.S22]/SUM([.L22:.T22])" office:value-type="float" office:value="0.366120218579235" calcext:value-type="float">
            <text:p>0.3661</text:p>
          </table:table-cell>
          <table:table-cell table:formula="of:=[.E22]/[.I22]" office:value-type="float" office:value="0.295081967213115" calcext:value-type="float">
            <text:p>0.2951</text:p>
          </table:table-cell>
          <table:table-cell table:formula="of:=IF([.I22]&lt;144-119;0;0.4*[.U22]+0.6*[.V22])" office:value-type="float" office:value="0.323497267759563" calcext:value-type="float">
            <text:p>0.3235</text:p>
          </table:table-cell>
          <table:table-cell table:formula="of:=1-[.S22]/SUM([.L22:.T22])" office:value-type="float" office:value="0.633879781420765" calcext:value-type="float">
            <text:p>0.6339</text:p>
          </table:table-cell>
          <table:table-cell table:formula="of:=[.I22]/[.J22]" office:value-type="percentage" office:value="0.524355300859599" calcext:value-type="percentage">
            <text:p>52.44%</text:p>
          </table:table-cell>
          <table:table-cell table:formula="of:=[.K22]" office:value-type="string" office:string-value="Rosedale Junior Public School" calcext:value-type="string">
            <text:p>Rosedal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02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Rosedale Presbyter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formula="of:=[.S23]/SUM([.L23:.T23])" office:value-type="float" office:value="0.394366197183099" calcext:value-type="float">
            <text:p>0.3944</text:p>
          </table:table-cell>
          <table:table-cell table:formula="of:=[.E23]/[.I23]" office:value-type="float" office:value="0.28169014084507" calcext:value-type="float">
            <text:p>0.2817</text:p>
          </table:table-cell>
          <table:table-cell table:formula="of:=IF([.I23]&lt;144-119;0;0.4*[.U23]+0.6*[.V23])" office:value-type="float" office:value="0.326760563380282" calcext:value-type="float">
            <text:p>0.3268</text:p>
          </table:table-cell>
          <table:table-cell table:formula="of:=1-[.S23]/SUM([.L23:.T23])" office:value-type="float" office:value="0.605633802816902" calcext:value-type="float">
            <text:p>0.6056</text:p>
          </table:table-cell>
          <table:table-cell table:formula="of:=[.I23]/[.J23]" office:value-type="percentage" office:value="0.565737051792829" calcext:value-type="percentage">
            <text:p>56.57%</text:p>
          </table:table-cell>
          <table:table-cell table:formula="of:=[.K23]" office:value-type="string" office:string-value="Rosedale Presbyterian" calcext:value-type="string">
            <text:p>Rosedale Presbyteria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02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Rosedale Presbyter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table:formula="of:=[.S24]/SUM([.L24:.T24])" office:value-type="float" office:value="0.318965517241379" calcext:value-type="float">
            <text:p>0.3190</text:p>
          </table:table-cell>
          <table:table-cell table:formula="of:=[.E24]/[.I24]" office:value-type="float" office:value="0.341666666666667" calcext:value-type="float">
            <text:p>0.3417</text:p>
          </table:table-cell>
          <table:table-cell table:formula="of:=IF([.I24]&lt;144-119;0;0.4*[.U24]+0.6*[.V24])" office:value-type="float" office:value="0.332586206896552" calcext:value-type="float">
            <text:p>0.3326</text:p>
          </table:table-cell>
          <table:table-cell table:formula="of:=1-[.S24]/SUM([.L24:.T24])" office:value-type="float" office:value="0.681034482758621" calcext:value-type="float">
            <text:p>0.6810</text:p>
          </table:table-cell>
          <table:table-cell table:formula="of:=[.I24]/[.J24]" office:value-type="percentage" office:value="0.49792531120332" calcext:value-type="percentage">
            <text:p>49.79%</text:p>
          </table:table-cell>
          <table:table-cell table:formula="of:=[.K24]" office:value-type="string" office:string-value="Rosedale Presbyterian" calcext:value-type="string">
            <text:p>Rosedale Presbyteria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02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877 Yonge Street - Fellowship Towe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formula="of:=[.S25]/SUM([.L25:.T25])" office:value-type="float" office:value="0.380597014925373" calcext:value-type="float">
            <text:p>0.3806</text:p>
          </table:table-cell>
          <table:table-cell table:formula="of:=[.E25]/[.I25]" office:value-type="float" office:value="0.382978723404255" calcext:value-type="float">
            <text:p>0.3830</text:p>
          </table:table-cell>
          <table:table-cell table:formula="of:=IF([.I25]&lt;144-119;0;0.4*[.U25]+0.6*[.V25])" office:value-type="float" office:value="0.382026040012702" calcext:value-type="float">
            <text:p>0.3820</text:p>
          </table:table-cell>
          <table:table-cell table:formula="of:=1-[.S25]/SUM([.L25:.T25])" office:value-type="float" office:value="0.619402985074627" calcext:value-type="float">
            <text:p>0.6194</text:p>
          </table:table-cell>
          <table:table-cell table:formula="of:=[.I25]/[.J25]" office:value-type="percentage" office:value="0.432515337423313" calcext:value-type="percentage">
            <text:p>43.25%</text:p>
          </table:table-cell>
          <table:table-cell table:formula="of:=[.K25]" office:value-type="string" office:string-value="877 Yonge Street - Fellowship Towers" calcext:value-type="string">
            <text:p>877 Yonge Street - Fellowship Towe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osedale Junior Public Scho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table:formula="of:=[.S26]/SUM([.L26:.T26])" office:value-type="float" office:value="0.440993788819876" calcext:value-type="float">
            <text:p>0.4410</text:p>
          </table:table-cell>
          <table:table-cell table:formula="of:=[.E26]/[.I26]" office:value-type="float" office:value="0.360248447204969" calcext:value-type="float">
            <text:p>0.3602</text:p>
          </table:table-cell>
          <table:table-cell table:formula="of:=IF([.I26]&lt;144-119;0;0.4*[.U26]+0.6*[.V26])" office:value-type="float" office:value="0.392546583850932" calcext:value-type="float">
            <text:p>0.3925</text:p>
          </table:table-cell>
          <table:table-cell table:formula="of:=1-[.S26]/SUM([.L26:.T26])" office:value-type="float" office:value="0.559006211180124" calcext:value-type="float">
            <text:p>0.5590</text:p>
          </table:table-cell>
          <table:table-cell table:formula="of:=[.I26]/[.J26]" office:value-type="percentage" office:value="0.536666666666667" calcext:value-type="percentage">
            <text:p>53.67%</text:p>
          </table:table-cell>
          <table:table-cell table:formula="of:=[.K26]" office:value-type="string" office:string-value="Rosedale Junior Public School" calcext:value-type="string">
            <text:p>Rosedal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02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osedale Presbyter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table:formula="of:=[.S27]/SUM([.L27:.T27])" office:value-type="float" office:value="0.476470588235294" calcext:value-type="float">
            <text:p>0.4765</text:p>
          </table:table-cell>
          <table:table-cell table:formula="of:=[.E27]/[.I27]" office:value-type="float" office:value="0.331491712707182" calcext:value-type="float">
            <text:p>0.3315</text:p>
          </table:table-cell>
          <table:table-cell table:formula="of:=IF([.I27]&lt;144-119;0;0.4*[.U27]+0.6*[.V27])" office:value-type="float" office:value="0.389483262918427" calcext:value-type="float">
            <text:p>0.3895</text:p>
          </table:table-cell>
          <table:table-cell table:formula="of:=1-[.S27]/SUM([.L27:.T27])" office:value-type="float" office:value="0.523529411764706" calcext:value-type="float">
            <text:p>0.5235</text:p>
          </table:table-cell>
          <table:table-cell table:formula="of:=[.I27]/[.J27]" office:value-type="percentage" office:value="0.603333333333333" calcext:value-type="percentage">
            <text:p>60.33%</text:p>
          </table:table-cell>
          <table:table-cell table:formula="of:=[.K27]" office:value-type="string" office:string-value="Rosedale Presbyterian" calcext:value-type="string">
            <text:p>Rosedale Presbyteria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02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877 Yonge Street - Fellowship Towe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table:formula="of:=[.S28]/SUM([.L28:.T28])" office:value-type="float" office:value="0.444444444444444" calcext:value-type="float">
            <text:p>0.4444</text:p>
          </table:table-cell>
          <table:table-cell table:formula="of:=[.E28]/[.I28]" office:value-type="float" office:value="0.450261780104712" calcext:value-type="float">
            <text:p>0.4503</text:p>
          </table:table-cell>
          <table:table-cell table:formula="of:=IF([.I28]&lt;144-119;0;0.4*[.U28]+0.6*[.V28])" office:value-type="float" office:value="0.447934845840605" calcext:value-type="float">
            <text:p>0.4479</text:p>
          </table:table-cell>
          <table:table-cell table:formula="of:=1-[.S28]/SUM([.L28:.T28])" office:value-type="float" office:value="0.555555555555556" calcext:value-type="float">
            <text:p>0.5556</text:p>
          </table:table-cell>
          <table:table-cell table:formula="of:=[.I28]/[.J28]" office:value-type="percentage" office:value="0.433106575963719" calcext:value-type="percentage">
            <text:p>43.31%</text:p>
          </table:table-cell>
          <table:table-cell table:formula="of:=[.K28]" office:value-type="string" office:string-value="877 Yonge Street - Fellowship Towers" calcext:value-type="string">
            <text:p>877 Yonge Street - Fellowship Towe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03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877 Yonge Street - Fellowship Tow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table:formula="of:=[.S29]/SUM([.L29:.T29])" office:value-type="float" office:value="0.521739130434783" calcext:value-type="float">
            <text:p>0.5217</text:p>
          </table:table-cell>
          <table:table-cell table:formula="of:=[.E29]/[.I29]" office:value-type="float" office:value="0.266666666666667" calcext:value-type="float">
            <text:p>0.2667</text:p>
          </table:table-cell>
          <table:table-cell table:formula="of:=IF([.I29]&lt;144-119;0;0.4*[.U29]+0.6*[.V29])" office:value-type="float" office:value="0.368695652173913" calcext:value-type="float">
            <text:p>0.3687</text:p>
          </table:table-cell>
          <table:table-cell table:formula="of:=1-[.S29]/SUM([.L29:.T29])" office:value-type="float" office:value="0.478260869565217" calcext:value-type="float">
            <text:p>0.4783</text:p>
          </table:table-cell>
          <table:table-cell table:formula="of:=[.I29]/[.J29]" office:value-type="percentage" office:value="0.56701030927835" calcext:value-type="percentage">
            <text:p>56.70%</text:p>
          </table:table-cell>
          <table:table-cell table:formula="of:=[.K29]" office:value-type="string" office:string-value="877 Yonge Street - Fellowship Towers" calcext:value-type="string">
            <text:p>877 Yonge Street - Fellowship Towe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0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ranksome H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formula="of:=[.S30]/SUM([.L30:.T30])" office:value-type="float" office:value="0.432258064516129" calcext:value-type="float">
            <text:p>0.4323</text:p>
          </table:table-cell>
          <table:table-cell table:formula="of:=[.E30]/[.I30]" office:value-type="float" office:value="0.438709677419355" calcext:value-type="float">
            <text:p>0.4387</text:p>
          </table:table-cell>
          <table:table-cell table:formula="of:=IF([.I30]&lt;144-119;0;0.4*[.U30]+0.6*[.V30])" office:value-type="float" office:value="0.436129032258065" calcext:value-type="float">
            <text:p>0.4361</text:p>
          </table:table-cell>
          <table:table-cell table:formula="of:=1-[.S30]/SUM([.L30:.T30])" office:value-type="float" office:value="0.567741935483871" calcext:value-type="float">
            <text:p>0.5677</text:p>
          </table:table-cell>
          <table:table-cell table:formula="of:=[.I30]/[.J30]" office:value-type="percentage" office:value="0.523648648648649" calcext:value-type="percentage">
            <text:p>52.36%</text:p>
          </table:table-cell>
          <table:table-cell table:formula="of:=[.K30]" office:value-type="string" office:string-value="Branksome Hall" calcext:value-type="string">
            <text:p>Branksome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03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Branksome H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formula="of:=[.S31]/SUM([.L31:.T31])" office:value-type="float" office:value="0.509090909090909" calcext:value-type="float">
            <text:p>0.5091</text:p>
          </table:table-cell>
          <table:table-cell table:formula="of:=[.E31]/[.I31]" office:value-type="float" office:value="0.36969696969697" calcext:value-type="float">
            <text:p>0.3697</text:p>
          </table:table-cell>
          <table:table-cell table:formula="of:=IF([.I31]&lt;144-119;0;0.4*[.U31]+0.6*[.V31])" office:value-type="float" office:value="0.425454545454546" calcext:value-type="float">
            <text:p>0.4255</text:p>
          </table:table-cell>
          <table:table-cell table:formula="of:=1-[.S31]/SUM([.L31:.T31])" office:value-type="float" office:value="0.490909090909091" calcext:value-type="float">
            <text:p>0.4909</text:p>
          </table:table-cell>
          <table:table-cell table:formula="of:=[.I31]/[.J31]" office:value-type="percentage" office:value="0.485294117647059" calcext:value-type="percentage">
            <text:p>48.53%</text:p>
          </table:table-cell>
          <table:table-cell table:formula="of:=[.K31]" office:value-type="string" office:string-value="Branksome Hall" calcext:value-type="string">
            <text:p>Branksome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03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Jesse Ketchum Junior and Se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formula="of:=[.S32]/SUM([.L32:.T32])" office:value-type="float" office:value="0.402173913043478" calcext:value-type="float">
            <text:p>0.4022</text:p>
          </table:table-cell>
          <table:table-cell table:formula="of:=[.E32]/[.I32]" office:value-type="float" office:value="0.380434782608696" calcext:value-type="float">
            <text:p>0.3804</text:p>
          </table:table-cell>
          <table:table-cell table:formula="of:=IF([.I32]&lt;144-119;0;0.4*[.U32]+0.6*[.V32])" office:value-type="float" office:value="0.389130434782609" calcext:value-type="float">
            <text:p>0.3891</text:p>
          </table:table-cell>
          <table:table-cell table:formula="of:=1-[.S32]/SUM([.L32:.T32])" office:value-type="float" office:value="0.597826086956522" calcext:value-type="float">
            <text:p>0.5978</text:p>
          </table:table-cell>
          <table:table-cell table:formula="of:=[.I32]/[.J32]" office:value-type="percentage" office:value="0.370967741935484" calcext:value-type="percentage">
            <text:p>37.10%</text:p>
          </table:table-cell>
          <table:table-cell table:formula="of:=[.K32]" office:value-type="string" office:string-value="Jesse Ketchum Junior and Senior Public School" calcext:value-type="string">
            <text:p>Jesse Ketchum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03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esse Ketchum Junior and Senior Public Sch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table:formula="of:=[.S33]/SUM([.L33:.T33])" office:value-type="float" office:value="0.504672897196262" calcext:value-type="float">
            <text:p>0.5047</text:p>
          </table:table-cell>
          <table:table-cell table:formula="of:=[.E33]/[.I33]" office:value-type="float" office:value="0.289719626168224" calcext:value-type="float">
            <text:p>0.2897</text:p>
          </table:table-cell>
          <table:table-cell table:formula="of:=IF([.I33]&lt;144-119;0;0.4*[.U33]+0.6*[.V33])" office:value-type="float" office:value="0.375700934579439" calcext:value-type="float">
            <text:p>0.3757</text:p>
          </table:table-cell>
          <table:table-cell table:formula="of:=1-[.S33]/SUM([.L33:.T33])" office:value-type="float" office:value="0.495327102803738" calcext:value-type="float">
            <text:p>0.4953</text:p>
          </table:table-cell>
          <table:table-cell table:formula="of:=[.I33]/[.J33]" office:value-type="percentage" office:value="0.384892086330935" calcext:value-type="percentage">
            <text:p>38.49%</text:p>
          </table:table-cell>
          <table:table-cell table:formula="of:=[.K33]" office:value-type="string" office:string-value="Jesse Ketchum Junior and Senior Public School" calcext:value-type="string">
            <text:p>Jesse Ketchum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03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877 Yonge Street - Fellowship Towe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formula="of:=[.S34]/SUM([.L34:.T34])" office:value-type="float" office:value="0.521472392638037" calcext:value-type="float">
            <text:p>0.5215</text:p>
          </table:table-cell>
          <table:table-cell table:formula="of:=[.E34]/[.I34]" office:value-type="float" office:value="0.396341463414634" calcext:value-type="float">
            <text:p>0.3963</text:p>
          </table:table-cell>
          <table:table-cell table:formula="of:=IF([.I34]&lt;144-119;0;0.4*[.U34]+0.6*[.V34])" office:value-type="float" office:value="0.446393835103995" calcext:value-type="float">
            <text:p>0.4464</text:p>
          </table:table-cell>
          <table:table-cell table:formula="of:=1-[.S34]/SUM([.L34:.T34])" office:value-type="float" office:value="0.478527607361963" calcext:value-type="float">
            <text:p>0.4785</text:p>
          </table:table-cell>
          <table:table-cell table:formula="of:=[.I34]/[.J34]" office:value-type="percentage" office:value="0.478134110787172" calcext:value-type="percentage">
            <text:p>47.81%</text:p>
          </table:table-cell>
          <table:table-cell table:formula="of:=[.K34]" office:value-type="string" office:string-value="877 Yonge Street - Fellowship Towers" calcext:value-type="string">
            <text:p>877 Yonge Street - Fellowship Towe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037</text:p>
          </table:table-cell>
          <table:table-cell/>
          <table:table-cell table:number-columns-repeated="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École élémentaire catholique Sacré-Coeu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formula="of:=[.S35]/SUM([.L35:.T35])" office:value-type="float" office:value="0.444444444444444" calcext:value-type="float">
            <text:p>0.4444</text:p>
          </table:table-cell>
          <table:table-cell table:formula="of:=[.E35]/[.I35]" office:value-type="float" office:value="0.488188976377953" calcext:value-type="float">
            <text:p>0.4882</text:p>
          </table:table-cell>
          <table:table-cell table:formula="of:=IF([.I35]&lt;144-119;0;0.4*[.U35]+0.6*[.V35])" office:value-type="float" office:value="0.47069116360455" calcext:value-type="float">
            <text:p>0.4707</text:p>
          </table:table-cell>
          <table:table-cell table:formula="of:=1-[.S35]/SUM([.L35:.T35])" office:value-type="float" office:value="0.555555555555556" calcext:value-type="float">
            <text:p>0.5556</text:p>
          </table:table-cell>
          <table:table-cell table:formula="of:=[.I35]/[.J35]" office:value-type="percentage" office:value="0.329015544041451" calcext:value-type="percentage">
            <text:p>32.90%</text:p>
          </table:table-cell>
          <table:table-cell table:formula="of:=[.K35]" office:value-type="string" office:string-value="École élémentaire catholique Sacré-Coeur" calcext:value-type="string">
            <text:p>École élémentaire catholique Sacré-Co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0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École élémentaire catholique Sacré-Coe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S36]/SUM([.L36:.T36])" office:value-type="float" office:value="0.351351351351351" calcext:value-type="float">
            <text:p>0.3514</text:p>
          </table:table-cell>
          <table:table-cell table:formula="of:=[.E36]/[.I36]" office:value-type="float" office:value="0.648648648648649" calcext:value-type="float">
            <text:p>0.6486</text:p>
          </table:table-cell>
          <table:table-cell table:formula="of:=IF([.I36]&lt;144-119;0;0.4*[.U36]+0.6*[.V36])" office:value-type="float" office:value="0.52972972972973" calcext:value-type="float">
            <text:p>0.5297</text:p>
          </table:table-cell>
          <table:table-cell table:formula="of:=1-[.S36]/SUM([.L36:.T36])" office:value-type="float" office:value="0.648648648648649" calcext:value-type="float">
            <text:p>0.6486</text:p>
          </table:table-cell>
          <table:table-cell table:formula="of:=[.I36]/[.J36]" office:value-type="percentage" office:value="0.296" calcext:value-type="percentage">
            <text:p>29.60%</text:p>
          </table:table-cell>
          <table:table-cell table:formula="of:=[.K36]" office:value-type="string" office:string-value="École élémentaire catholique Sacré-Coeur" calcext:value-type="string">
            <text:p>École élémentaire catholique Sacré-Co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03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hurch of the Redeem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S37]/SUM([.L37:.T37])" office:value-type="float" office:value="0.436363636363636" calcext:value-type="float">
            <text:p>0.4364</text:p>
          </table:table-cell>
          <table:table-cell table:formula="of:=[.E37]/[.I37]" office:value-type="float" office:value="0.309090909090909" calcext:value-type="float">
            <text:p>0.3091</text:p>
          </table:table-cell>
          <table:table-cell table:formula="of:=IF([.I37]&lt;144-119;0;0.4*[.U37]+0.6*[.V37])" office:value-type="float" office:value="0.36" calcext:value-type="float">
            <text:p>0.3600</text:p>
          </table:table-cell>
          <table:table-cell table:formula="of:=1-[.S37]/SUM([.L37:.T37])" office:value-type="float" office:value="0.563636363636364" calcext:value-type="float">
            <text:p>0.5636</text:p>
          </table:table-cell>
          <table:table-cell table:formula="of:=[.I37]/[.J37]" office:value-type="percentage" office:value="0.390070921985816" calcext:value-type="percentage">
            <text:p>39.01%</text:p>
          </table:table-cell>
          <table:table-cell table:formula="of:=[.K37]" office:value-type="string" office:string-value="Church of the Redeemer" calcext:value-type="string">
            <text:p>Church of the Redeem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04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Church of the Redeem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formula="of:=[.S38]/SUM([.L38:.T38])" office:value-type="float" office:value="0.466666666666667" calcext:value-type="float">
            <text:p>0.4667</text:p>
          </table:table-cell>
          <table:table-cell table:formula="of:=[.E38]/[.I38]" office:value-type="float" office:value="0.39622641509434" calcext:value-type="float">
            <text:p>0.3962</text:p>
          </table:table-cell>
          <table:table-cell table:formula="of:=IF([.I38]&lt;144-119;0;0.4*[.U38]+0.6*[.V38])" office:value-type="float" office:value="0.424402515723271" calcext:value-type="float">
            <text:p>0.4244</text:p>
          </table:table-cell>
          <table:table-cell table:formula="of:=1-[.S38]/SUM([.L38:.T38])" office:value-type="float" office:value="0.533333333333333" calcext:value-type="float">
            <text:p>0.5333</text:p>
          </table:table-cell>
          <table:table-cell table:formula="of:=[.I38]/[.J38]" office:value-type="percentage" office:value="0.292817679558011" calcext:value-type="percentage">
            <text:p>29.28%</text:p>
          </table:table-cell>
          <table:table-cell table:formula="of:=[.K38]" office:value-type="string" office:string-value="Church of the Redeemer" calcext:value-type="string">
            <text:p>Church of the Redeem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04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877 Yonge Street - Fellowship Towe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S39]/SUM([.L39:.T39])" office:value-type="float" office:value="0.471264367816092" calcext:value-type="float">
            <text:p>0.4713</text:p>
          </table:table-cell>
          <table:table-cell table:formula="of:=[.E39]/[.I39]" office:value-type="float" office:value="0.590909090909091" calcext:value-type="float">
            <text:p>0.5909</text:p>
          </table:table-cell>
          <table:table-cell table:formula="of:=IF([.I39]&lt;144-119;0;0.4*[.U39]+0.6*[.V39])" office:value-type="float" office:value="0.543051201671891" calcext:value-type="float">
            <text:p>0.5431</text:p>
          </table:table-cell>
          <table:table-cell table:formula="of:=1-[.S39]/SUM([.L39:.T39])" office:value-type="float" office:value="0.528735632183908" calcext:value-type="float">
            <text:p>0.5287</text:p>
          </table:table-cell>
          <table:table-cell table:formula="of:=[.I39]/[.J39]" office:value-type="percentage" office:value="0.360655737704918" calcext:value-type="percentage">
            <text:p>36.07%</text:p>
          </table:table-cell>
          <table:table-cell table:formula="of:=[.K39]" office:value-type="string" office:string-value="877 Yonge Street - Fellowship Towers" calcext:value-type="string">
            <text:p>877 Yonge Street - Fellowship Towe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04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hurch Street Community Centre (519 Church Street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[.S40]/SUM([.L40:.T40])" office:value-type="float" office:value="0.574468085106383" calcext:value-type="float">
            <text:p>0.5745</text:p>
          </table:table-cell>
          <table:table-cell table:formula="of:=[.E40]/[.I40]" office:value-type="float" office:value="0.542553191489362" calcext:value-type="float">
            <text:p>0.5426</text:p>
          </table:table-cell>
          <table:table-cell table:formula="of:=IF([.I40]&lt;144-119;0;0.4*[.U40]+0.6*[.V40])" office:value-type="float" office:value="0.55531914893617" calcext:value-type="float">
            <text:p>0.5553</text:p>
          </table:table-cell>
          <table:table-cell table:formula="of:=1-[.S40]/SUM([.L40:.T40])" office:value-type="float" office:value="0.425531914893617" calcext:value-type="float">
            <text:p>0.4255</text:p>
          </table:table-cell>
          <table:table-cell table:formula="of:=[.I40]/[.J40]" office:value-type="percentage" office:value="0.376" calcext:value-type="percentage">
            <text:p>37.60%</text:p>
          </table:table-cell>
          <table:table-cell table:formula="of:=[.K40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04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École élémentaire catholique Sacré-Coe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[.S41]/SUM([.L41:.T41])" office:value-type="float" office:value="0.433333333333333" calcext:value-type="float">
            <text:p>0.4333</text:p>
          </table:table-cell>
          <table:table-cell table:formula="of:=[.E41]/[.I41]" office:value-type="float" office:value="0.591397849462366" calcext:value-type="float">
            <text:p>0.5914</text:p>
          </table:table-cell>
          <table:table-cell table:formula="of:=IF([.I41]&lt;144-119;0;0.4*[.U41]+0.6*[.V41])" office:value-type="float" office:value="0.528172043010753" calcext:value-type="float">
            <text:p>0.5282</text:p>
          </table:table-cell>
          <table:table-cell table:formula="of:=1-[.S41]/SUM([.L41:.T41])" office:value-type="float" office:value="0.566666666666667" calcext:value-type="float">
            <text:p>0.5667</text:p>
          </table:table-cell>
          <table:table-cell table:formula="of:=[.I41]/[.J41]" office:value-type="percentage" office:value="0.430555555555556" calcext:value-type="percentage">
            <text:p>43.06%</text:p>
          </table:table-cell>
          <table:table-cell table:formula="of:=[.K41]" office:value-type="string" office:string-value="École élémentaire catholique Sacré-Coeur" calcext:value-type="string">
            <text:p>École élémentaire catholique Sacré-Co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04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École élémentaire catholique Sacré-Coeu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S42]/SUM([.L42:.T42])" office:value-type="float" office:value="0.4" calcext:value-type="float">
            <text:p>0.4000</text:p>
          </table:table-cell>
          <table:table-cell table:formula="of:=[.E42]/[.I42]" office:value-type="float" office:value="0.651515151515152" calcext:value-type="float">
            <text:p>0.6515</text:p>
          </table:table-cell>
          <table:table-cell table:formula="of:=IF([.I42]&lt;144-119;0;0.4*[.U42]+0.6*[.V42])" office:value-type="float" office:value="0.550909090909091" calcext:value-type="float">
            <text:p>0.5509</text:p>
          </table:table-cell>
          <table:table-cell table:formula="of:=1-[.S42]/SUM([.L42:.T42])" office:value-type="float" office:value="0.6" calcext:value-type="float">
            <text:p>0.6000</text:p>
          </table:table-cell>
          <table:table-cell table:formula="of:=[.I42]/[.J42]" office:value-type="percentage" office:value="0.397590361445783" calcext:value-type="percentage">
            <text:p>39.76%</text:p>
          </table:table-cell>
          <table:table-cell table:formula="of:=[.K42]" office:value-type="string" office:string-value="École élémentaire catholique Sacré-Coeur" calcext:value-type="string">
            <text:p>École élémentaire catholique Sacré-Co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04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. Martin's School / A.P.P.L.E. Alterna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table:formula="of:=[.S43]/SUM([.L43:.T43])" office:value-type="float" office:value="0.48314606741573" calcext:value-type="float">
            <text:p>0.4831</text:p>
          </table:table-cell>
          <table:table-cell table:formula="of:=[.E43]/[.I43]" office:value-type="float" office:value="0.455056179775281" calcext:value-type="float">
            <text:p>0.4551</text:p>
          </table:table-cell>
          <table:table-cell table:formula="of:=IF([.I43]&lt;144-119;0;0.4*[.U43]+0.6*[.V43])" office:value-type="float" office:value="0.466292134831461" calcext:value-type="float">
            <text:p>0.4663</text:p>
          </table:table-cell>
          <table:table-cell table:formula="of:=1-[.S43]/SUM([.L43:.T43])" office:value-type="float" office:value="0.51685393258427" calcext:value-type="float">
            <text:p>0.5169</text:p>
          </table:table-cell>
          <table:table-cell table:formula="of:=[.I43]/[.J43]" office:value-type="percentage" office:value="0.593333333333333" calcext:value-type="percentage">
            <text:p>59.33%</text:p>
          </table:table-cell>
          <table:table-cell table:formula="of:=[.K43]" office:value-type="string" office:string-value="St. Martin's School / A.P.P.L.E. Alternative" calcext:value-type="string">
            <text:p>St. Martin's School / A.P.P.L.E. Altern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04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St. Martin's School / A.P.P.L.E. Alterna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table:formula="of:=[.S44]/SUM([.L44:.T44])" office:value-type="float" office:value="0.48876404494382" calcext:value-type="float">
            <text:p>0.4888</text:p>
          </table:table-cell>
          <table:table-cell table:formula="of:=[.E44]/[.I44]" office:value-type="float" office:value="0.519553072625698" calcext:value-type="float">
            <text:p>0.5196</text:p>
          </table:table-cell>
          <table:table-cell table:formula="of:=IF([.I44]&lt;144-119;0;0.4*[.U44]+0.6*[.V44])" office:value-type="float" office:value="0.507237461552947" calcext:value-type="float">
            <text:p>0.5072</text:p>
          </table:table-cell>
          <table:table-cell table:formula="of:=1-[.S44]/SUM([.L44:.T44])" office:value-type="float" office:value="0.51123595505618" calcext:value-type="float">
            <text:p>0.5112</text:p>
          </table:table-cell>
          <table:table-cell table:formula="of:=[.I44]/[.J44]" office:value-type="percentage" office:value="0.570063694267516" calcext:value-type="percentage">
            <text:p>57.01%</text:p>
          </table:table-cell>
          <table:table-cell table:formula="of:=[.K44]" office:value-type="string" office:string-value="St. Martin's School / A.P.P.L.E. Alternative" calcext:value-type="string">
            <text:p>St. Martin's School / A.P.P.L.E. Altern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04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877 Yonge Street - Fellowship Towe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S45]/SUM([.L45:.T45])" office:value-type="float" office:value="0.527272727272727" calcext:value-type="float">
            <text:p>0.5273</text:p>
          </table:table-cell>
          <table:table-cell table:formula="of:=[.E45]/[.I45]" office:value-type="float" office:value="0.454545454545455" calcext:value-type="float">
            <text:p>0.4545</text:p>
          </table:table-cell>
          <table:table-cell table:formula="of:=IF([.I45]&lt;144-119;0;0.4*[.U45]+0.6*[.V45])" office:value-type="float" office:value="0.483636363636364" calcext:value-type="float">
            <text:p>0.4836</text:p>
          </table:table-cell>
          <table:table-cell table:formula="of:=1-[.S45]/SUM([.L45:.T45])" office:value-type="float" office:value="0.472727272727273" calcext:value-type="float">
            <text:p>0.4727</text:p>
          </table:table-cell>
          <table:table-cell table:formula="of:=[.I45]/[.J45]" office:value-type="percentage" office:value="0.366666666666667" calcext:value-type="percentage">
            <text:p>36.67%</text:p>
          </table:table-cell>
          <table:table-cell table:formula="of:=[.K45]" office:value-type="string" office:string-value="877 Yonge Street - Fellowship Towers" calcext:value-type="string">
            <text:p>877 Yonge Street - Fellowship Towe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0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hurch Street Community Centre (519 Church Street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S46]/SUM([.L46:.T46])" office:value-type="float" office:value="0.369230769230769" calcext:value-type="float">
            <text:p>0.3692</text:p>
          </table:table-cell>
          <table:table-cell table:formula="of:=[.E46]/[.I46]" office:value-type="float" office:value="0.523076923076923" calcext:value-type="float">
            <text:p>0.5231</text:p>
          </table:table-cell>
          <table:table-cell table:formula="of:=IF([.I46]&lt;144-119;0;0.4*[.U46]+0.6*[.V46])" office:value-type="float" office:value="0.461538461538462" calcext:value-type="float">
            <text:p>0.4615</text:p>
          </table:table-cell>
          <table:table-cell table:formula="of:=1-[.S46]/SUM([.L46:.T46])" office:value-type="float" office:value="0.630769230769231" calcext:value-type="float">
            <text:p>0.6308</text:p>
          </table:table-cell>
          <table:table-cell table:formula="of:=[.I46]/[.J46]" office:value-type="percentage" office:value="0.416666666666667" calcext:value-type="percentage">
            <text:p>41.67%</text:p>
          </table:table-cell>
          <table:table-cell table:formula="of:=[.K46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0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hurch Street Community Centre (519 Church Street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S47]/SUM([.L47:.T47])" office:value-type="float" office:value="0.381443298969072" calcext:value-type="float">
            <text:p>0.3814</text:p>
          </table:table-cell>
          <table:table-cell table:formula="of:=[.E47]/[.I47]" office:value-type="float" office:value="0.577319587628866" calcext:value-type="float">
            <text:p>0.5773</text:p>
          </table:table-cell>
          <table:table-cell table:formula="of:=IF([.I47]&lt;144-119;0;0.4*[.U47]+0.6*[.V47])" office:value-type="float" office:value="0.498969072164948" calcext:value-type="float">
            <text:p>0.4990</text:p>
          </table:table-cell>
          <table:table-cell table:formula="of:=1-[.S47]/SUM([.L47:.T47])" office:value-type="float" office:value="0.618556701030928" calcext:value-type="float">
            <text:p>0.6186</text:p>
          </table:table-cell>
          <table:table-cell table:formula="of:=[.I47]/[.J47]" office:value-type="percentage" office:value="0.527173913043478" calcext:value-type="percentage">
            <text:p>52.72%</text:p>
          </table:table-cell>
          <table:table-cell table:formula="of:=[.K47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05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hurch Street Community Centre (519 Church Street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S48]/SUM([.L48:.T48])" office:value-type="float" office:value="0.447916666666667" calcext:value-type="float">
            <text:p>0.4479</text:p>
          </table:table-cell>
          <table:table-cell table:formula="of:=[.E48]/[.I48]" office:value-type="float" office:value="0.604166666666667" calcext:value-type="float">
            <text:p>0.6042</text:p>
          </table:table-cell>
          <table:table-cell table:formula="of:=IF([.I48]&lt;144-119;0;0.4*[.U48]+0.6*[.V48])" office:value-type="float" office:value="0.541666666666667" calcext:value-type="float">
            <text:p>0.5417</text:p>
          </table:table-cell>
          <table:table-cell table:formula="of:=1-[.S48]/SUM([.L48:.T48])" office:value-type="float" office:value="0.552083333333333" calcext:value-type="float">
            <text:p>0.5521</text:p>
          </table:table-cell>
          <table:table-cell table:formula="of:=[.I48]/[.J48]" office:value-type="percentage" office:value="0.417391304347826" calcext:value-type="percentage">
            <text:p>41.74%</text:p>
          </table:table-cell>
          <table:table-cell table:formula="of:=[.K48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05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École élémentaire catholique Sacré-Coe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formula="of:=[.S49]/SUM([.L49:.T49])" office:value-type="float" office:value="0.491666666666667" calcext:value-type="float">
            <text:p>0.4917</text:p>
          </table:table-cell>
          <table:table-cell table:formula="of:=[.E49]/[.I49]" office:value-type="float" office:value="0.5" calcext:value-type="float">
            <text:p>0.5000</text:p>
          </table:table-cell>
          <table:table-cell table:formula="of:=IF([.I49]&lt;144-119;0;0.4*[.U49]+0.6*[.V49])" office:value-type="float" office:value="0.496666666666667" calcext:value-type="float">
            <text:p>0.4967</text:p>
          </table:table-cell>
          <table:table-cell table:formula="of:=1-[.S49]/SUM([.L49:.T49])" office:value-type="float" office:value="0.508333333333333" calcext:value-type="float">
            <text:p>0.5083</text:p>
          </table:table-cell>
          <table:table-cell table:formula="of:=[.I49]/[.J49]" office:value-type="percentage" office:value="0.512820512820513" calcext:value-type="percentage">
            <text:p>51.28%</text:p>
          </table:table-cell>
          <table:table-cell table:formula="of:=[.K49]" office:value-type="string" office:string-value="École élémentaire catholique Sacré-Coeur" calcext:value-type="string">
            <text:p>École élémentaire catholique Sacré-Co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05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Winchester Junior and Se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[.S50]/SUM([.L50:.T50])" office:value-type="float" office:value="0.561224489795918" calcext:value-type="float">
            <text:p>0.5612</text:p>
          </table:table-cell>
          <table:table-cell table:formula="of:=[.E50]/[.I50]" office:value-type="float" office:value="0.47" calcext:value-type="float">
            <text:p>0.4700</text:p>
          </table:table-cell>
          <table:table-cell table:formula="of:=IF([.I50]&lt;144-119;0;0.4*[.U50]+0.6*[.V50])" office:value-type="float" office:value="0.506489795918367" calcext:value-type="float">
            <text:p>0.5065</text:p>
          </table:table-cell>
          <table:table-cell table:formula="of:=1-[.S50]/SUM([.L50:.T50])" office:value-type="float" office:value="0.438775510204082" calcext:value-type="float">
            <text:p>0.4388</text:p>
          </table:table-cell>
          <table:table-cell table:formula="of:=[.I50]/[.J50]" office:value-type="percentage" office:value="0.411522633744856" calcext:value-type="percentage">
            <text:p>41.15%</text:p>
          </table:table-cell>
          <table:table-cell table:formula="of:=[.K50]" office:value-type="string" office:string-value="Winchester Junior and Senior Public School" calcext:value-type="string">
            <text:p>Winchester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05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t. Martin's School / A.P.P.L.E. Alterna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formula="of:=[.S51]/SUM([.L51:.T51])" office:value-type="float" office:value="0.480263157894737" calcext:value-type="float">
            <text:p>0.4803</text:p>
          </table:table-cell>
          <table:table-cell table:formula="of:=[.E51]/[.I51]" office:value-type="float" office:value="0.564935064935065" calcext:value-type="float">
            <text:p>0.5649</text:p>
          </table:table-cell>
          <table:table-cell table:formula="of:=IF([.I51]&lt;144-119;0;0.4*[.U51]+0.6*[.V51])" office:value-type="float" office:value="0.531066302118934" calcext:value-type="float">
            <text:p>0.5311</text:p>
          </table:table-cell>
          <table:table-cell table:formula="of:=1-[.S51]/SUM([.L51:.T51])" office:value-type="float" office:value="0.519736842105263" calcext:value-type="float">
            <text:p>0.5197</text:p>
          </table:table-cell>
          <table:table-cell table:formula="of:=[.I51]/[.J51]" office:value-type="percentage" office:value="0.511627906976744" calcext:value-type="percentage">
            <text:p>51.16%</text:p>
          </table:table-cell>
          <table:table-cell table:formula="of:=[.K51]" office:value-type="string" office:string-value="St. Martin's School / A.P.P.L.E. Alternative" calcext:value-type="string">
            <text:p>St. Martin's School / A.P.P.L.E. Altern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0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t. Martin's School / A.P.P.L.E. Alternati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table:formula="of:=[.S52]/SUM([.L52:.T52])" office:value-type="float" office:value="0.53072625698324" calcext:value-type="float">
            <text:p>0.5307</text:p>
          </table:table-cell>
          <table:table-cell table:formula="of:=[.E52]/[.I52]" office:value-type="float" office:value="0.494444444444444" calcext:value-type="float">
            <text:p>0.4944</text:p>
          </table:table-cell>
          <table:table-cell table:formula="of:=IF([.I52]&lt;144-119;0;0.4*[.U52]+0.6*[.V52])" office:value-type="float" office:value="0.508957169459963" calcext:value-type="float">
            <text:p>0.5090</text:p>
          </table:table-cell>
          <table:table-cell table:formula="of:=1-[.S52]/SUM([.L52:.T52])" office:value-type="float" office:value="0.46927374301676" calcext:value-type="float">
            <text:p>0.4693</text:p>
          </table:table-cell>
          <table:table-cell table:formula="of:=[.I52]/[.J52]" office:value-type="percentage" office:value="0.553846153846154" calcext:value-type="percentage">
            <text:p>55.38%</text:p>
          </table:table-cell>
          <table:table-cell table:formula="of:=[.K52]" office:value-type="string" office:string-value="St. Martin's School / A.P.P.L.E. Alternative" calcext:value-type="string">
            <text:p>St. Martin's School / A.P.P.L.E. Altern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06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St. Joseph's College Schoo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table:formula="of:=[.S53]/SUM([.L53:.T53])" office:value-type="float" office:value="0.352517985611511" calcext:value-type="float">
            <text:p>0.3525</text:p>
          </table:table-cell>
          <table:table-cell table:formula="of:=[.E53]/[.I53]" office:value-type="float" office:value="0.576512455516014" calcext:value-type="float">
            <text:p>0.5765</text:p>
          </table:table-cell>
          <table:table-cell table:formula="of:=IF([.I53]&lt;144-119;0;0.4*[.U53]+0.6*[.V53])" office:value-type="float" office:value="0.486914667554213" calcext:value-type="float">
            <text:p>0.4869</text:p>
          </table:table-cell>
          <table:table-cell table:formula="of:=1-[.S53]/SUM([.L53:.T53])" office:value-type="float" office:value="0.647482014388489" calcext:value-type="float">
            <text:p>0.6475</text:p>
          </table:table-cell>
          <table:table-cell table:formula="of:=[.I53]/[.J53]" office:value-type="percentage" office:value="0.361647361647362" calcext:value-type="percentage">
            <text:p>36.16%</text:p>
          </table:table-cell>
          <table:table-cell table:formula="of:=[.K53]" office:value-type="string" office:string-value="St. Joseph's College School" calcext:value-type="string">
            <text:p>St. Joseph's College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06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hurch Street Community Centre (519 Church Street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formula="of:=[.S54]/SUM([.L54:.T54])" office:value-type="float" office:value="0.442953020134228" calcext:value-type="float">
            <text:p>0.4430</text:p>
          </table:table-cell>
          <table:table-cell table:formula="of:=[.E54]/[.I54]" office:value-type="float" office:value="0.626666666666667" calcext:value-type="float">
            <text:p>0.6267</text:p>
          </table:table-cell>
          <table:table-cell table:formula="of:=IF([.I54]&lt;144-119;0;0.4*[.U54]+0.6*[.V54])" office:value-type="float" office:value="0.553181208053691" calcext:value-type="float">
            <text:p>0.5532</text:p>
          </table:table-cell>
          <table:table-cell table:formula="of:=1-[.S54]/SUM([.L54:.T54])" office:value-type="float" office:value="0.557046979865772" calcext:value-type="float">
            <text:p>0.5570</text:p>
          </table:table-cell>
          <table:table-cell table:formula="of:=[.I54]/[.J54]" office:value-type="percentage" office:value="0.432276657060519" calcext:value-type="percentage">
            <text:p>43.23%</text:p>
          </table:table-cell>
          <table:table-cell table:formula="of:=[.K54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0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hurch Street Community Centre (519 Church Stree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formula="of:=[.S55]/SUM([.L55:.T55])" office:value-type="float" office:value="0.5" calcext:value-type="float">
            <text:p>0.5000</text:p>
          </table:table-cell>
          <table:table-cell table:formula="of:=[.E55]/[.I55]" office:value-type="float" office:value="0.57258064516129" calcext:value-type="float">
            <text:p>0.5726</text:p>
          </table:table-cell>
          <table:table-cell table:formula="of:=IF([.I55]&lt;144-119;0;0.4*[.U55]+0.6*[.V55])" office:value-type="float" office:value="0.543548387096774" calcext:value-type="float">
            <text:p>0.5435</text:p>
          </table:table-cell>
          <table:table-cell table:formula="of:=1-[.S55]/SUM([.L55:.T55])" office:value-type="float" office:value="0.5" calcext:value-type="float">
            <text:p>0.5000</text:p>
          </table:table-cell>
          <table:table-cell table:formula="of:=[.I55]/[.J55]" office:value-type="percentage" office:value="0.563636363636364" calcext:value-type="percentage">
            <text:p>56.36%</text:p>
          </table:table-cell>
          <table:table-cell table:formula="of:=[.K55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06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hurch Street Community Centre (519 Church Street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formula="of:=[.S56]/SUM([.L56:.T56])" office:value-type="float" office:value="0.40625" calcext:value-type="float">
            <text:p>0.4063</text:p>
          </table:table-cell>
          <table:table-cell table:formula="of:=[.E56]/[.I56]" office:value-type="float" office:value="0.646153846153846" calcext:value-type="float">
            <text:p>0.6462</text:p>
          </table:table-cell>
          <table:table-cell table:formula="of:=IF([.I56]&lt;144-119;0;0.4*[.U56]+0.6*[.V56])" office:value-type="float" office:value="0.550192307692308" calcext:value-type="float">
            <text:p>0.5502</text:p>
          </table:table-cell>
          <table:table-cell table:formula="of:=1-[.S56]/SUM([.L56:.T56])" office:value-type="float" office:value="0.59375" calcext:value-type="float">
            <text:p>0.5938</text:p>
          </table:table-cell>
          <table:table-cell table:formula="of:=[.I56]/[.J56]" office:value-type="percentage" office:value="0.515873015873016" calcext:value-type="percentage">
            <text:p>51.59%</text:p>
          </table:table-cell>
          <table:table-cell table:formula="of:=[.K56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06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hurch Street Junior Public Scho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S57]/SUM([.L57:.T57])" office:value-type="float" office:value="0.5625" calcext:value-type="float">
            <text:p>0.5625</text:p>
          </table:table-cell>
          <table:table-cell table:formula="of:=[.E57]/[.I57]" office:value-type="float" office:value="0.55" calcext:value-type="float">
            <text:p>0.5500</text:p>
          </table:table-cell>
          <table:table-cell table:formula="of:=IF([.I57]&lt;144-119;0;0.4*[.U57]+0.6*[.V57])" office:value-type="float" office:value="0.555" calcext:value-type="float">
            <text:p>0.5550</text:p>
          </table:table-cell>
          <table:table-cell table:formula="of:=1-[.S57]/SUM([.L57:.T57])" office:value-type="float" office:value="0.4375" calcext:value-type="float">
            <text:p>0.4375</text:p>
          </table:table-cell>
          <table:table-cell table:formula="of:=[.I57]/[.J57]" office:value-type="percentage" office:value="0.390243902439024" calcext:value-type="percentage">
            <text:p>39.02%</text:p>
          </table:table-cell>
          <table:table-cell table:formula="of:=[.K57]" office:value-type="string" office:string-value="Church Street Junior Public School" calcext:value-type="string">
            <text:p>Church Stree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06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e Collège frança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S58]/SUM([.L58:.T58])" office:value-type="float" office:value="0.540540540540541" calcext:value-type="float">
            <text:p>0.5405</text:p>
          </table:table-cell>
          <table:table-cell table:formula="of:=[.E58]/[.I58]" office:value-type="float" office:value="0.513513513513513" calcext:value-type="float">
            <text:p>0.5135</text:p>
          </table:table-cell>
          <table:table-cell table:formula="of:=IF([.I58]&lt;144-119;0;0.4*[.U58]+0.6*[.V58])" office:value-type="float" office:value="0.524324324324324" calcext:value-type="float">
            <text:p>0.5243</text:p>
          </table:table-cell>
          <table:table-cell table:formula="of:=1-[.S58]/SUM([.L58:.T58])" office:value-type="float" office:value="0.459459459459459" calcext:value-type="float">
            <text:p>0.4595</text:p>
          </table:table-cell>
          <table:table-cell table:formula="of:=[.I58]/[.J58]" office:value-type="percentage" office:value="0.385416666666667" calcext:value-type="percentage">
            <text:p>38.54%</text:p>
          </table:table-cell>
          <table:table-cell table:formula="of:=[.K58]" office:value-type="string" office:string-value="Le Collège français" calcext:value-type="string">
            <text:p>Le Collège frança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06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Wellesley Community Cent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S59]/SUM([.L59:.T59])" office:value-type="float" office:value="0.614035087719298" calcext:value-type="float">
            <text:p>0.6140</text:p>
          </table:table-cell>
          <table:table-cell table:formula="of:=[.E59]/[.I59]" office:value-type="float" office:value="0.543859649122807" calcext:value-type="float">
            <text:p>0.5439</text:p>
          </table:table-cell>
          <table:table-cell table:formula="of:=IF([.I59]&lt;144-119;0;0.4*[.U59]+0.6*[.V59])" office:value-type="float" office:value="0.571929824561404" calcext:value-type="float">
            <text:p>0.5719</text:p>
          </table:table-cell>
          <table:table-cell table:formula="of:=1-[.S59]/SUM([.L59:.T59])" office:value-type="float" office:value="0.385964912280702" calcext:value-type="float">
            <text:p>0.3860</text:p>
          </table:table-cell>
          <table:table-cell table:formula="of:=[.I59]/[.J59]" office:value-type="percentage" office:value="0.287878787878788" calcext:value-type="percentage">
            <text:p>28.79%</text:p>
          </table:table-cell>
          <table:table-cell table:formula="of:=[.K59]" office:value-type="string" office:string-value="Wellesley Community Centre" calcext:value-type="string">
            <text:p>Wellesley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0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Our Lady of Lourdes Catholic Sch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[.S60]/SUM([.L60:.T60])" office:value-type="float" office:value="0.460674157303371" calcext:value-type="float">
            <text:p>0.4607</text:p>
          </table:table-cell>
          <table:table-cell table:formula="of:=[.E60]/[.I60]" office:value-type="float" office:value="0.629213483146067" calcext:value-type="float">
            <text:p>0.6292</text:p>
          </table:table-cell>
          <table:table-cell table:formula="of:=IF([.I60]&lt;144-119;0;0.4*[.U60]+0.6*[.V60])" office:value-type="float" office:value="0.561797752808989" calcext:value-type="float">
            <text:p>0.5618</text:p>
          </table:table-cell>
          <table:table-cell table:formula="of:=1-[.S60]/SUM([.L60:.T60])" office:value-type="float" office:value="0.539325842696629" calcext:value-type="float">
            <text:p>0.5393</text:p>
          </table:table-cell>
          <table:table-cell table:formula="of:=[.I60]/[.J60]" office:value-type="percentage" office:value="0.363265306122449" calcext:value-type="percentage">
            <text:p>36.33%</text:p>
          </table:table-cell>
          <table:table-cell table:formula="of:=[.K60]" office:value-type="string" office:string-value="Our Lady of Lourdes Catholic School" calcext:value-type="string">
            <text:p>Our Lady of Lourdes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06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ur Lady of Lourdes Catholic Scho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S61]/SUM([.L61:.T61])" office:value-type="float" office:value="0.461538461538462" calcext:value-type="float">
            <text:p>0.4615</text:p>
          </table:table-cell>
          <table:table-cell table:formula="of:=[.E61]/[.I61]" office:value-type="float" office:value="0.663461538461538" calcext:value-type="float">
            <text:p>0.6635</text:p>
          </table:table-cell>
          <table:table-cell table:formula="of:=IF([.I61]&lt;144-119;0;0.4*[.U61]+0.6*[.V61])" office:value-type="float" office:value="0.582692307692308" calcext:value-type="float">
            <text:p>0.5827</text:p>
          </table:table-cell>
          <table:table-cell table:formula="of:=1-[.S61]/SUM([.L61:.T61])" office:value-type="float" office:value="0.538461538461538" calcext:value-type="float">
            <text:p>0.5385</text:p>
          </table:table-cell>
          <table:table-cell table:formula="of:=[.I61]/[.J61]" office:value-type="percentage" office:value="0.416" calcext:value-type="percentage">
            <text:p>41.60%</text:p>
          </table:table-cell>
          <table:table-cell table:formula="of:=[.K61]" office:value-type="string" office:string-value="Our Lady of Lourdes Catholic School" calcext:value-type="string">
            <text:p>Our Lady of Lourdes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07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Winchester Junior and Senior Public Sch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[.S62]/SUM([.L62:.T62])" office:value-type="float" office:value="0.492753623188406" calcext:value-type="float">
            <text:p>0.4928</text:p>
          </table:table-cell>
          <table:table-cell table:formula="of:=[.E62]/[.I62]" office:value-type="float" office:value="0.601449275362319" calcext:value-type="float">
            <text:p>0.6014</text:p>
          </table:table-cell>
          <table:table-cell table:formula="of:=IF([.I62]&lt;144-119;0;0.4*[.U62]+0.6*[.V62])" office:value-type="float" office:value="0.557971014492754" calcext:value-type="float">
            <text:p>0.5580</text:p>
          </table:table-cell>
          <table:table-cell table:formula="of:=1-[.S62]/SUM([.L62:.T62])" office:value-type="float" office:value="0.507246376811594" calcext:value-type="float">
            <text:p>0.5072</text:p>
          </table:table-cell>
          <table:table-cell table:formula="of:=[.I62]/[.J62]" office:value-type="percentage" office:value="0.480836236933798" calcext:value-type="percentage">
            <text:p>48.08%</text:p>
          </table:table-cell>
          <table:table-cell table:formula="of:=[.K62]" office:value-type="string" office:string-value="Winchester Junior and Senior Public School" calcext:value-type="string">
            <text:p>Winchester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07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Winchester Junior and Se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table:formula="of:=[.S63]/SUM([.L63:.T63])" office:value-type="float" office:value="0.484615384615385" calcext:value-type="float">
            <text:p>0.4846</text:p>
          </table:table-cell>
          <table:table-cell table:formula="of:=[.E63]/[.I63]" office:value-type="float" office:value="0.407407407407407" calcext:value-type="float">
            <text:p>0.4074</text:p>
          </table:table-cell>
          <table:table-cell table:formula="of:=IF([.I63]&lt;144-119;0;0.4*[.U63]+0.6*[.V63])" office:value-type="float" office:value="0.438290598290598" calcext:value-type="float">
            <text:p>0.4383</text:p>
          </table:table-cell>
          <table:table-cell table:formula="of:=1-[.S63]/SUM([.L63:.T63])" office:value-type="float" office:value="0.515384615384615" calcext:value-type="float">
            <text:p>0.5154</text:p>
          </table:table-cell>
          <table:table-cell table:formula="of:=[.I63]/[.J63]" office:value-type="percentage" office:value="0.46551724137931" calcext:value-type="percentage">
            <text:p>46.55%</text:p>
          </table:table-cell>
          <table:table-cell table:formula="of:=[.K63]" office:value-type="string" office:string-value="Winchester Junior and Senior Public School" calcext:value-type="string">
            <text:p>Winchester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07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St. Martin's School / A.P.P.L.E. Alterna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formula="of:=[.S64]/SUM([.L64:.T64])" office:value-type="float" office:value="0.422222222222222" calcext:value-type="float">
            <text:p>0.4222</text:p>
          </table:table-cell>
          <table:table-cell table:formula="of:=[.E64]/[.I64]" office:value-type="float" office:value="0.6" calcext:value-type="float">
            <text:p>0.6000</text:p>
          </table:table-cell>
          <table:table-cell table:formula="of:=IF([.I64]&lt;144-119;0;0.4*[.U64]+0.6*[.V64])" office:value-type="float" office:value="0.528888888888889" calcext:value-type="float">
            <text:p>0.5289</text:p>
          </table:table-cell>
          <table:table-cell table:formula="of:=1-[.S64]/SUM([.L64:.T64])" office:value-type="float" office:value="0.577777777777778" calcext:value-type="float">
            <text:p>0.5778</text:p>
          </table:table-cell>
          <table:table-cell table:formula="of:=[.I64]/[.J64]" office:value-type="percentage" office:value="0.483870967741936" calcext:value-type="percentage">
            <text:p>48.39%</text:p>
          </table:table-cell>
          <table:table-cell table:formula="of:=[.K64]" office:value-type="string" office:string-value="St. Martin's School / A.P.P.L.E. Alternative" calcext:value-type="string">
            <text:p>St. Martin's School / A.P.P.L.E. Altern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07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St. Martin's School / A.P.P.L.E. Altern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table:formula="of:=[.S65]/SUM([.L65:.T65])" office:value-type="float" office:value="0.437185929648241" calcext:value-type="float">
            <text:p>0.4372</text:p>
          </table:table-cell>
          <table:table-cell table:formula="of:=[.E65]/[.I65]" office:value-type="float" office:value="0.592964824120603" calcext:value-type="float">
            <text:p>0.5930</text:p>
          </table:table-cell>
          <table:table-cell table:formula="of:=IF([.I65]&lt;144-119;0;0.4*[.U65]+0.6*[.V65])" office:value-type="float" office:value="0.530653266331658" calcext:value-type="float">
            <text:p>0.5307</text:p>
          </table:table-cell>
          <table:table-cell table:formula="of:=1-[.S65]/SUM([.L65:.T65])" office:value-type="float" office:value="0.562814070351759" calcext:value-type="float">
            <text:p>0.5628</text:p>
          </table:table-cell>
          <table:table-cell table:formula="of:=[.I65]/[.J65]" office:value-type="percentage" office:value="0.587020648967552" calcext:value-type="percentage">
            <text:p>58.70%</text:p>
          </table:table-cell>
          <table:table-cell table:formula="of:=[.K65]" office:value-type="string" office:string-value="St. Martin's School / A.P.P.L.E. Alternative" calcext:value-type="string">
            <text:p>St. Martin's School / A.P.P.L.E. Altern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07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prucecourt Junior Public Schoo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table:formula="of:=[.S66]/SUM([.L66:.T66])" office:value-type="float" office:value="0.581896551724138" calcext:value-type="float">
            <text:p>0.5819</text:p>
          </table:table-cell>
          <table:table-cell table:formula="of:=[.E66]/[.I66]" office:value-type="float" office:value="0.527659574468085" calcext:value-type="float">
            <text:p>0.5277</text:p>
          </table:table-cell>
          <table:table-cell table:formula="of:=IF([.I66]&lt;144-119;0;0.4*[.U66]+0.6*[.V66])" office:value-type="float" office:value="0.549354365370506" calcext:value-type="float">
            <text:p>0.5494</text:p>
          </table:table-cell>
          <table:table-cell table:formula="of:=1-[.S66]/SUM([.L66:.T66])" office:value-type="float" office:value="0.418103448275862" calcext:value-type="float">
            <text:p>0.4181</text:p>
          </table:table-cell>
          <table:table-cell table:formula="of:=[.I66]/[.J66]" office:value-type="percentage" office:value="0.54147465437788" calcext:value-type="percentage">
            <text:p>54.15%</text:p>
          </table:table-cell>
          <table:table-cell table:formula="of:=[.K66]" office:value-type="string" office:string-value="Sprucecourt Junior Public School" calcext:value-type="string">
            <text:p>Sprucecour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07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Church Street Junior Public Sch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[.S67]/SUM([.L67:.T67])" office:value-type="float" office:value="0.466019417475728" calcext:value-type="float">
            <text:p>0.4660</text:p>
          </table:table-cell>
          <table:table-cell table:formula="of:=[.E67]/[.I67]" office:value-type="float" office:value="0.553398058252427" calcext:value-type="float">
            <text:p>0.5534</text:p>
          </table:table-cell>
          <table:table-cell table:formula="of:=IF([.I67]&lt;144-119;0;0.4*[.U67]+0.6*[.V67])" office:value-type="float" office:value="0.518446601941748" calcext:value-type="float">
            <text:p>0.5184</text:p>
          </table:table-cell>
          <table:table-cell table:formula="of:=1-[.S67]/SUM([.L67:.T67])" office:value-type="float" office:value="0.533980582524272" calcext:value-type="float">
            <text:p>0.5340</text:p>
          </table:table-cell>
          <table:table-cell table:formula="of:=[.I67]/[.J67]" office:value-type="percentage" office:value="0.387218045112782" calcext:value-type="percentage">
            <text:p>38.72%</text:p>
          </table:table-cell>
          <table:table-cell table:formula="of:=[.K67]" office:value-type="string" office:string-value="Church Street Junior Public School" calcext:value-type="string">
            <text:p>Church Stree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07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Church Street Ju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S68]/SUM([.L68:.T68])" office:value-type="float" office:value="0.448275862068966" calcext:value-type="float">
            <text:p>0.4483</text:p>
          </table:table-cell>
          <table:table-cell table:formula="of:=[.E68]/[.I68]" office:value-type="float" office:value="0.637931034482759" calcext:value-type="float">
            <text:p>0.6379</text:p>
          </table:table-cell>
          <table:table-cell table:formula="of:=IF([.I68]&lt;144-119;0;0.4*[.U68]+0.6*[.V68])" office:value-type="float" office:value="0.562068965517241" calcext:value-type="float">
            <text:p>0.5621</text:p>
          </table:table-cell>
          <table:table-cell table:formula="of:=1-[.S68]/SUM([.L68:.T68])" office:value-type="float" office:value="0.551724137931034" calcext:value-type="float">
            <text:p>0.5517</text:p>
          </table:table-cell>
          <table:table-cell table:formula="of:=[.I68]/[.J68]" office:value-type="percentage" office:value="0.349397590361446" calcext:value-type="percentage">
            <text:p>34.94%</text:p>
          </table:table-cell>
          <table:table-cell table:formula="of:=[.K68]" office:value-type="string" office:string-value="Church Street Junior Public School" calcext:value-type="string">
            <text:p>Church Stree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07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hurch Street Ju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formula="of:=[.S69]/SUM([.L69:.T69])" office:value-type="float" office:value="0.569444444444444" calcext:value-type="float">
            <text:p>0.5694</text:p>
          </table:table-cell>
          <table:table-cell table:formula="of:=[.E69]/[.I69]" office:value-type="float" office:value="0.517241379310345" calcext:value-type="float">
            <text:p>0.5172</text:p>
          </table:table-cell>
          <table:table-cell table:formula="of:=IF([.I69]&lt;144-119;0;0.4*[.U69]+0.6*[.V69])" office:value-type="float" office:value="0.538122605363985" calcext:value-type="float">
            <text:p>0.5381</text:p>
          </table:table-cell>
          <table:table-cell table:formula="of:=1-[.S69]/SUM([.L69:.T69])" office:value-type="float" office:value="0.430555555555556" calcext:value-type="float">
            <text:p>0.4306</text:p>
          </table:table-cell>
          <table:table-cell table:formula="of:=[.I69]/[.J69]" office:value-type="percentage" office:value="0.56420233463035" calcext:value-type="percentage">
            <text:p>56.42%</text:p>
          </table:table-cell>
          <table:table-cell table:formula="of:=[.K69]" office:value-type="string" office:string-value="Church Street Junior Public School" calcext:value-type="string">
            <text:p>Church Stree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07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Le Collège frança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[.S70]/SUM([.L70:.T70])" office:value-type="float" office:value="0.460176991150443" calcext:value-type="float">
            <text:p>0.4602</text:p>
          </table:table-cell>
          <table:table-cell table:formula="of:=[.E70]/[.I70]" office:value-type="float" office:value="0.605263157894737" calcext:value-type="float">
            <text:p>0.6053</text:p>
          </table:table-cell>
          <table:table-cell table:formula="of:=IF([.I70]&lt;144-119;0;0.4*[.U70]+0.6*[.V70])" office:value-type="float" office:value="0.547228691197019" calcext:value-type="float">
            <text:p>0.5472</text:p>
          </table:table-cell>
          <table:table-cell table:formula="of:=1-[.S70]/SUM([.L70:.T70])" office:value-type="float" office:value="0.539823008849557" calcext:value-type="float">
            <text:p>0.5398</text:p>
          </table:table-cell>
          <table:table-cell table:formula="of:=[.I70]/[.J70]" office:value-type="percentage" office:value="0.469135802469136" calcext:value-type="percentage">
            <text:p>46.91%</text:p>
          </table:table-cell>
          <table:table-cell table:formula="of:=[.K70]" office:value-type="string" office:string-value="Le Collège français" calcext:value-type="string">
            <text:p>Le Collège frança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08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Our Lady of Lourdes Catholic Scho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S71]/SUM([.L71:.T71])" office:value-type="float" office:value="0.544303797468354" calcext:value-type="float">
            <text:p>0.5443</text:p>
          </table:table-cell>
          <table:table-cell table:formula="of:=[.E71]/[.I71]" office:value-type="float" office:value="0.4625" calcext:value-type="float">
            <text:p>0.4625</text:p>
          </table:table-cell>
          <table:table-cell table:formula="of:=IF([.I71]&lt;144-119;0;0.4*[.U71]+0.6*[.V71])" office:value-type="float" office:value="0.495221518987342" calcext:value-type="float">
            <text:p>0.4952</text:p>
          </table:table-cell>
          <table:table-cell table:formula="of:=1-[.S71]/SUM([.L71:.T71])" office:value-type="float" office:value="0.455696202531646" calcext:value-type="float">
            <text:p>0.4557</text:p>
          </table:table-cell>
          <table:table-cell table:formula="of:=[.I71]/[.J71]" office:value-type="percentage" office:value="0.384615384615385" calcext:value-type="percentage">
            <text:p>38.46%</text:p>
          </table:table-cell>
          <table:table-cell table:formula="of:=[.K71]" office:value-type="string" office:string-value="Our Lady of Lourdes Catholic School" calcext:value-type="string">
            <text:p>Our Lady of Lourdes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08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Winchester Junior and Senior Public Sch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S72]/SUM([.L72:.T72])" office:value-type="float" office:value="0.555555555555556" calcext:value-type="float">
            <text:p>0.5556</text:p>
          </table:table-cell>
          <table:table-cell table:formula="of:=[.E72]/[.I72]" office:value-type="float" office:value="0.68" calcext:value-type="float">
            <text:p>0.6800</text:p>
          </table:table-cell>
          <table:table-cell table:formula="of:=IF([.I72]&lt;144-119;0;0.4*[.U72]+0.6*[.V72])" office:value-type="float" office:value="0.630222222222222" calcext:value-type="float">
            <text:p>0.6302</text:p>
          </table:table-cell>
          <table:table-cell table:formula="of:=1-[.S72]/SUM([.L72:.T72])" office:value-type="float" office:value="0.444444444444444" calcext:value-type="float">
            <text:p>0.4444</text:p>
          </table:table-cell>
          <table:table-cell table:formula="of:=[.I72]/[.J72]" office:value-type="percentage" office:value="0.378787878787879" calcext:value-type="percentage">
            <text:p>37.88%</text:p>
          </table:table-cell>
          <table:table-cell table:formula="of:=[.K72]" office:value-type="string" office:string-value="Winchester Junior and Senior Public School" calcext:value-type="string">
            <text:p>Winchester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08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rliament Street Public Libra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[.S73]/SUM([.L73:.T73])" office:value-type="float" office:value="0.443298969072165" calcext:value-type="float">
            <text:p>0.4433</text:p>
          </table:table-cell>
          <table:table-cell table:formula="of:=[.E73]/[.I73]" office:value-type="float" office:value="0.597938144329897" calcext:value-type="float">
            <text:p>0.5979</text:p>
          </table:table-cell>
          <table:table-cell table:formula="of:=IF([.I73]&lt;144-119;0;0.4*[.U73]+0.6*[.V73])" office:value-type="float" office:value="0.536082474226804" calcext:value-type="float">
            <text:p>0.5361</text:p>
          </table:table-cell>
          <table:table-cell table:formula="of:=1-[.S73]/SUM([.L73:.T73])" office:value-type="float" office:value="0.556701030927835" calcext:value-type="float">
            <text:p>0.5567</text:p>
          </table:table-cell>
          <table:table-cell table:formula="of:=[.I73]/[.J73]" office:value-type="percentage" office:value="0.352727272727273" calcext:value-type="percentage">
            <text:p>35.27%</text:p>
          </table:table-cell>
          <table:table-cell table:formula="of:=[.K73]" office:value-type="string" office:string-value="Parliament Street Public Library" calcext:value-type="string">
            <text:p>Parliament Street Public Librar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08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prucecourt Junior Public Schoo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[.S74]/SUM([.L74:.T74])" office:value-type="float" office:value="0.537931034482759" calcext:value-type="float">
            <text:p>0.5379</text:p>
          </table:table-cell>
          <table:table-cell table:formula="of:=[.E74]/[.I74]" office:value-type="float" office:value="0.60958904109589" calcext:value-type="float">
            <text:p>0.6096</text:p>
          </table:table-cell>
          <table:table-cell table:formula="of:=IF([.I74]&lt;144-119;0;0.4*[.U74]+0.6*[.V74])" office:value-type="float" office:value="0.580925838450638" calcext:value-type="float">
            <text:p>0.5809</text:p>
          </table:table-cell>
          <table:table-cell table:formula="of:=1-[.S74]/SUM([.L74:.T74])" office:value-type="float" office:value="0.462068965517241" calcext:value-type="float">
            <text:p>0.4621</text:p>
          </table:table-cell>
          <table:table-cell table:formula="of:=[.I74]/[.J74]" office:value-type="percentage" office:value="0.527075812274368" calcext:value-type="percentage">
            <text:p>52.71%</text:p>
          </table:table-cell>
          <table:table-cell table:formula="of:=[.K74]" office:value-type="string" office:string-value="Sprucecourt Junior Public School" calcext:value-type="string">
            <text:p>Sprucecour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08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Sprucecourt Junior Public Sch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formula="of:=[.S75]/SUM([.L75:.T75])" office:value-type="float" office:value="0.460176991150443" calcext:value-type="float">
            <text:p>0.4602</text:p>
          </table:table-cell>
          <table:table-cell table:formula="of:=[.E75]/[.I75]" office:value-type="float" office:value="0.504424778761062" calcext:value-type="float">
            <text:p>0.5044</text:p>
          </table:table-cell>
          <table:table-cell table:formula="of:=IF([.I75]&lt;144-119;0;0.4*[.U75]+0.6*[.V75])" office:value-type="float" office:value="0.486725663716814" calcext:value-type="float">
            <text:p>0.4867</text:p>
          </table:table-cell>
          <table:table-cell table:formula="of:=1-[.S75]/SUM([.L75:.T75])" office:value-type="float" office:value="0.539823008849557" calcext:value-type="float">
            <text:p>0.5398</text:p>
          </table:table-cell>
          <table:table-cell table:formula="of:=[.I75]/[.J75]" office:value-type="percentage" office:value="0.379194630872483" calcext:value-type="percentage">
            <text:p>37.92%</text:p>
          </table:table-cell>
          <table:table-cell table:formula="of:=[.K75]" office:value-type="string" office:string-value="Sprucecourt Junior Public School" calcext:value-type="string">
            <text:p>Sprucecour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08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prucecourt Ju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table:formula="of:=[.S76]/SUM([.L76:.T76])" office:value-type="float" office:value="0.395454545454545" calcext:value-type="float">
            <text:p>0.3955</text:p>
          </table:table-cell>
          <table:table-cell table:formula="of:=[.E76]/[.I76]" office:value-type="float" office:value="0.565610859728507" calcext:value-type="float">
            <text:p>0.5656</text:p>
          </table:table-cell>
          <table:table-cell table:formula="of:=IF([.I76]&lt;144-119;0;0.4*[.U76]+0.6*[.V76])" office:value-type="float" office:value="0.497548334018922" calcext:value-type="float">
            <text:p>0.4975</text:p>
          </table:table-cell>
          <table:table-cell table:formula="of:=1-[.S76]/SUM([.L76:.T76])" office:value-type="float" office:value="0.604545454545455" calcext:value-type="float">
            <text:p>0.6045</text:p>
          </table:table-cell>
          <table:table-cell table:formula="of:=[.I76]/[.J76]" office:value-type="percentage" office:value="0.663663663663664" calcext:value-type="percentage">
            <text:p>66.37%</text:p>
          </table:table-cell>
          <table:table-cell table:formula="of:=[.K76]" office:value-type="string" office:string-value="Sprucecourt Junior Public School" calcext:value-type="string">
            <text:p>Sprucecour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08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t. Joseph's College Schoo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formula="of:=[.S77]/SUM([.L77:.T77])" office:value-type="float" office:value="0.479166666666667" calcext:value-type="float">
            <text:p>0.4792</text:p>
          </table:table-cell>
          <table:table-cell table:formula="of:=[.E77]/[.I77]" office:value-type="float" office:value="0.544827586206897" calcext:value-type="float">
            <text:p>0.5448</text:p>
          </table:table-cell>
          <table:table-cell table:formula="of:=IF([.I77]&lt;144-119;0;0.4*[.U77]+0.6*[.V77])" office:value-type="float" office:value="0.518563218390805" calcext:value-type="float">
            <text:p>0.5186</text:p>
          </table:table-cell>
          <table:table-cell table:formula="of:=1-[.S77]/SUM([.L77:.T77])" office:value-type="float" office:value="0.520833333333333" calcext:value-type="float">
            <text:p>0.5208</text:p>
          </table:table-cell>
          <table:table-cell table:formula="of:=[.I77]/[.J77]" office:value-type="percentage" office:value="0.298353909465021" calcext:value-type="percentage">
            <text:p>29.84%</text:p>
          </table:table-cell>
          <table:table-cell table:formula="of:=[.K77]" office:value-type="string" office:string-value="St. Joseph's College School" calcext:value-type="string">
            <text:p>St. Joseph's College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08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hurch Street Ju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S78]/SUM([.L78:.T78])" office:value-type="float" office:value="0.481481481481481" calcext:value-type="float">
            <text:p>0.4815</text:p>
          </table:table-cell>
          <table:table-cell table:formula="of:=[.E78]/[.I78]" office:value-type="float" office:value="0.5" calcext:value-type="float">
            <text:p>0.5000</text:p>
          </table:table-cell>
          <table:table-cell table:formula="of:=IF([.I78]&lt;144-119;0;0.4*[.U78]+0.6*[.V78])" office:value-type="float" office:value="0.492592592592593" calcext:value-type="float">
            <text:p>0.4926</text:p>
          </table:table-cell>
          <table:table-cell table:formula="of:=1-[.S78]/SUM([.L78:.T78])" office:value-type="float" office:value="0.518518518518519" calcext:value-type="float">
            <text:p>0.5185</text:p>
          </table:table-cell>
          <table:table-cell table:formula="of:=[.I78]/[.J78]" office:value-type="percentage" office:value="0.412213740458015" calcext:value-type="percentage">
            <text:p>41.22%</text:p>
          </table:table-cell>
          <table:table-cell table:formula="of:=[.K78]" office:value-type="string" office:string-value="Church Street Junior Public School" calcext:value-type="string">
            <text:p>Church Stree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08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Le Collège frança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formula="of:=[.S79]/SUM([.L79:.T79])" office:value-type="float" office:value="0.5078125" calcext:value-type="float">
            <text:p>0.5078</text:p>
          </table:table-cell>
          <table:table-cell table:formula="of:=[.E79]/[.I79]" office:value-type="float" office:value="0.523076923076923" calcext:value-type="float">
            <text:p>0.5231</text:p>
          </table:table-cell>
          <table:table-cell table:formula="of:=IF([.I79]&lt;144-119;0;0.4*[.U79]+0.6*[.V79])" office:value-type="float" office:value="0.516971153846154" calcext:value-type="float">
            <text:p>0.5170</text:p>
          </table:table-cell>
          <table:table-cell table:formula="of:=1-[.S79]/SUM([.L79:.T79])" office:value-type="float" office:value="0.4921875" calcext:value-type="float">
            <text:p>0.4922</text:p>
          </table:table-cell>
          <table:table-cell table:formula="of:=[.I79]/[.J79]" office:value-type="percentage" office:value="0.281385281385281" calcext:value-type="percentage">
            <text:p>28.14%</text:p>
          </table:table-cell>
          <table:table-cell table:formula="of:=[.K79]" office:value-type="string" office:string-value="Le Collège français" calcext:value-type="string">
            <text:p>Le Collège frança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09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arliament Street Public Libra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[.S80]/SUM([.L80:.T80])" office:value-type="float" office:value="0.493333333333333" calcext:value-type="float">
            <text:p>0.4933</text:p>
          </table:table-cell>
          <table:table-cell table:formula="of:=[.E80]/[.I80]" office:value-type="float" office:value="0.666666666666667" calcext:value-type="float">
            <text:p>0.6667</text:p>
          </table:table-cell>
          <table:table-cell table:formula="of:=IF([.I80]&lt;144-119;0;0.4*[.U80]+0.6*[.V80])" office:value-type="float" office:value="0.597333333333333" calcext:value-type="float">
            <text:p>0.5973</text:p>
          </table:table-cell>
          <table:table-cell table:formula="of:=1-[.S80]/SUM([.L80:.T80])" office:value-type="float" office:value="0.506666666666667" calcext:value-type="float">
            <text:p>0.5067</text:p>
          </table:table-cell>
          <table:table-cell table:formula="of:=[.I80]/[.J80]" office:value-type="percentage" office:value="0.326086956521739" calcext:value-type="percentage">
            <text:p>32.61%</text:p>
          </table:table-cell>
          <table:table-cell table:formula="of:=[.K80]" office:value-type="string" office:string-value="Parliament Street Public Library" calcext:value-type="string">
            <text:p>Parliament Street Public Librar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09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Parliament Street Public Libra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formula="of:=[.S81]/SUM([.L81:.T81])" office:value-type="float" office:value="0.451388888888889" calcext:value-type="float">
            <text:p>0.4514</text:p>
          </table:table-cell>
          <table:table-cell table:formula="of:=[.E81]/[.I81]" office:value-type="float" office:value="0.590277777777778" calcext:value-type="float">
            <text:p>0.5903</text:p>
          </table:table-cell>
          <table:table-cell table:formula="of:=IF([.I81]&lt;144-119;0;0.4*[.U81]+0.6*[.V81])" office:value-type="float" office:value="0.534722222222222" calcext:value-type="float">
            <text:p>0.5347</text:p>
          </table:table-cell>
          <table:table-cell table:formula="of:=1-[.S81]/SUM([.L81:.T81])" office:value-type="float" office:value="0.548611111111111" calcext:value-type="float">
            <text:p>0.5486</text:p>
          </table:table-cell>
          <table:table-cell table:formula="of:=[.I81]/[.J81]" office:value-type="percentage" office:value="0.496551724137931" calcext:value-type="percentage">
            <text:p>49.66%</text:p>
          </table:table-cell>
          <table:table-cell table:formula="of:=[.K81]" office:value-type="string" office:string-value="Parliament Street Public Library" calcext:value-type="string">
            <text:p>Parliament Street Public Librar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09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Lord Dufferin Junior and Senior Public Sch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formula="of:=[.S82]/SUM([.L82:.T82])" office:value-type="float" office:value="0.409090909090909" calcext:value-type="float">
            <text:p>0.4091</text:p>
          </table:table-cell>
          <table:table-cell table:formula="of:=[.E82]/[.I82]" office:value-type="float" office:value="0.571428571428571" calcext:value-type="float">
            <text:p>0.5714</text:p>
          </table:table-cell>
          <table:table-cell table:formula="of:=IF([.I82]&lt;144-119;0;0.4*[.U82]+0.6*[.V82])" office:value-type="float" office:value="0.506493506493507" calcext:value-type="float">
            <text:p>0.5065</text:p>
          </table:table-cell>
          <table:table-cell table:formula="of:=1-[.S82]/SUM([.L82:.T82])" office:value-type="float" office:value="0.590909090909091" calcext:value-type="float">
            <text:p>0.5909</text:p>
          </table:table-cell>
          <table:table-cell table:formula="of:=[.I82]/[.J82]" office:value-type="percentage" office:value="0.414330218068536" calcext:value-type="percentage">
            <text:p>41.43%</text:p>
          </table:table-cell>
          <table:table-cell table:formula="of:=[.K82]" office:value-type="string" office:string-value="Lord Dufferin Junior and Senior Public School" calcext:value-type="string">
            <text:p>Lord Dufferin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09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Sprucecourt Junior Public Schoo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S83]/SUM([.L83:.T83])" office:value-type="float" office:value="0.537634408602151" calcext:value-type="float">
            <text:p>0.5376</text:p>
          </table:table-cell>
          <table:table-cell table:formula="of:=[.E83]/[.I83]" office:value-type="float" office:value="0.537234042553192" calcext:value-type="float">
            <text:p>0.5372</text:p>
          </table:table-cell>
          <table:table-cell table:formula="of:=IF([.I83]&lt;144-119;0;0.4*[.U83]+0.6*[.V83])" office:value-type="float" office:value="0.537394188972775" calcext:value-type="float">
            <text:p>0.5374</text:p>
          </table:table-cell>
          <table:table-cell table:formula="of:=1-[.S83]/SUM([.L83:.T83])" office:value-type="float" office:value="0.46236559139785" calcext:value-type="float">
            <text:p>0.4624</text:p>
          </table:table-cell>
          <table:table-cell table:formula="of:=[.I83]/[.J83]" office:value-type="percentage" office:value="0.324137931034483" calcext:value-type="percentage">
            <text:p>32.41%</text:p>
          </table:table-cell>
          <table:table-cell table:formula="of:=[.K83]" office:value-type="string" office:string-value="Sprucecourt Junior Public School" calcext:value-type="string">
            <text:p>Sprucecour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" calcext:value-type="float">
            <text:p>09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Sprucecourt Junior Public Schoo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S84]/SUM([.L84:.T84])" office:value-type="float" office:value="0.697986577181208" calcext:value-type="float">
            <text:p>0.6980</text:p>
          </table:table-cell>
          <table:table-cell table:formula="of:=[.E84]/[.I84]" office:value-type="float" office:value="0.530201342281879" calcext:value-type="float">
            <text:p>0.5302</text:p>
          </table:table-cell>
          <table:table-cell table:formula="of:=IF([.I84]&lt;144-119;0;0.4*[.U84]+0.6*[.V84])" office:value-type="float" office:value="0.597315436241611" calcext:value-type="float">
            <text:p>0.5973</text:p>
          </table:table-cell>
          <table:table-cell table:formula="of:=1-[.S84]/SUM([.L84:.T84])" office:value-type="float" office:value="0.302013422818792" calcext:value-type="float">
            <text:p>0.3020</text:p>
          </table:table-cell>
          <table:table-cell table:formula="of:=[.I84]/[.J84]" office:value-type="percentage" office:value="0.379134860050891" calcext:value-type="percentage">
            <text:p>37.91%</text:p>
          </table:table-cell>
          <table:table-cell table:formula="of:=[.K84]" office:value-type="string" office:string-value="Sprucecourt Junior Public School" calcext:value-type="string">
            <text:p>Sprucecour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09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229" calcext:value-type="float">
            <text:p>229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Sprucecourt Junior Public Scho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formula="of:=[.S85]/SUM([.L85:.T85])" office:value-type="float" office:value="0.504385964912281" calcext:value-type="float">
            <text:p>0.5044</text:p>
          </table:table-cell>
          <table:table-cell table:formula="of:=[.E85]/[.I85]" office:value-type="float" office:value="0.253275109170306" calcext:value-type="float">
            <text:p>0.2533</text:p>
          </table:table-cell>
          <table:table-cell table:formula="of:=IF([.I85]&lt;144-119;0;0.4*[.U85]+0.6*[.V85])" office:value-type="float" office:value="0.353719451467096" calcext:value-type="float">
            <text:p>0.3537</text:p>
          </table:table-cell>
          <table:table-cell table:formula="of:=1-[.S85]/SUM([.L85:.T85])" office:value-type="float" office:value="0.495614035087719" calcext:value-type="float">
            <text:p>0.4956</text:p>
          </table:table-cell>
          <table:table-cell table:formula="of:=[.I85]/[.J85]" office:value-type="percentage" office:value="0.308209959623149" calcext:value-type="percentage">
            <text:p>30.82%</text:p>
          </table:table-cell>
          <table:table-cell table:formula="of:=[.K85]" office:value-type="string" office:string-value="Sprucecourt Junior Public School" calcext:value-type="string">
            <text:p>Sprucecour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0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20 Cornwall Street - Oak Street Co-operati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S86]/SUM([.L86:.T86])" office:value-type="float" office:value="0.448979591836735" calcext:value-type="float">
            <text:p>0.4490</text:p>
          </table:table-cell>
          <table:table-cell table:formula="of:=[.E86]/[.I86]" office:value-type="float" office:value="0.40952380952381" calcext:value-type="float">
            <text:p>0.4095</text:p>
          </table:table-cell>
          <table:table-cell table:formula="of:=IF([.I86]&lt;144-119;0;0.4*[.U86]+0.6*[.V86])" office:value-type="float" office:value="0.42530612244898" calcext:value-type="float">
            <text:p>0.4253</text:p>
          </table:table-cell>
          <table:table-cell table:formula="of:=1-[.S86]/SUM([.L86:.T86])" office:value-type="float" office:value="0.551020408163265" calcext:value-type="float">
            <text:p>0.5510</text:p>
          </table:table-cell>
          <table:table-cell table:formula="of:=[.I86]/[.J86]" office:value-type="percentage" office:value="0.74468085106383" calcext:value-type="percentage">
            <text:p>74.47%</text:p>
          </table:table-cell>
          <table:table-cell table:formula="of:=[.K86]" office:value-type="string" office:string-value="120 Cornwall Street - Oak Street Co-operative" calcext:value-type="string">
            <text:p>120 Cornwall Street - Oak Street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09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Ryerson University International Learning Cen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formula="of:=[.S87]/SUM([.L87:.T87])" office:value-type="float" office:value="0.547945205479452" calcext:value-type="float">
            <text:p>0.5479</text:p>
          </table:table-cell>
          <table:table-cell table:formula="of:=[.E87]/[.I87]" office:value-type="float" office:value="0.541095890410959" calcext:value-type="float">
            <text:p>0.5411</text:p>
          </table:table-cell>
          <table:table-cell table:formula="of:=IF([.I87]&lt;144-119;0;0.4*[.U87]+0.6*[.V87])" office:value-type="float" office:value="0.543835616438356" calcext:value-type="float">
            <text:p>0.5438</text:p>
          </table:table-cell>
          <table:table-cell table:formula="of:=1-[.S87]/SUM([.L87:.T87])" office:value-type="float" office:value="0.452054794520548" calcext:value-type="float">
            <text:p>0.4521</text:p>
          </table:table-cell>
          <table:table-cell table:formula="of:=[.I87]/[.J87]" office:value-type="percentage" office:value="0.430678466076696" calcext:value-type="percentage">
            <text:p>43.07%</text:p>
          </table:table-cell>
          <table:table-cell table:formula="of:=[.K87]" office:value-type="string" office:string-value="Ryerson University International Learning Centre" calcext:value-type="string">
            <text:p>Ryerson University International Learning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09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Ryerson University - 110 Pitman H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formula="of:=[.S88]/SUM([.L88:.T88])" office:value-type="float" office:value="0.220408163265306" calcext:value-type="float">
            <text:p>0.2204</text:p>
          </table:table-cell>
          <table:table-cell table:formula="of:=[.E88]/[.I88]" office:value-type="float" office:value="0.692" calcext:value-type="float">
            <text:p>0.6920</text:p>
          </table:table-cell>
          <table:table-cell table:formula="of:=IF([.I88]&lt;144-119;0;0.4*[.U88]+0.6*[.V88])" office:value-type="float" office:value="0.503363265306122" calcext:value-type="float">
            <text:p>0.5034</text:p>
          </table:table-cell>
          <table:table-cell table:formula="of:=1-[.S88]/SUM([.L88:.T88])" office:value-type="float" office:value="0.779591836734694" calcext:value-type="float">
            <text:p>0.7796</text:p>
          </table:table-cell>
          <table:table-cell table:formula="of:=[.I88]/[.J88]" office:value-type="percentage" office:value="0.686813186813187" calcext:value-type="percentage">
            <text:p>68.68%</text:p>
          </table:table-cell>
          <table:table-cell table:formula="of:=[.K88]" office:value-type="string" office:string-value="Ryerson University - 110 Pitman Hall" calcext:value-type="string">
            <text:p>Ryerson University - 110 Pitman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0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John Innes Community Cent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S89]/SUM([.L89:.T89])" office:value-type="float" office:value="0.403669724770642" calcext:value-type="float">
            <text:p>0.4037</text:p>
          </table:table-cell>
          <table:table-cell table:formula="of:=[.E89]/[.I89]" office:value-type="float" office:value="0.585585585585586" calcext:value-type="float">
            <text:p>0.5856</text:p>
          </table:table-cell>
          <table:table-cell table:formula="of:=IF([.I89]&lt;144-119;0;0.4*[.U89]+0.6*[.V89])" office:value-type="float" office:value="0.512819241259608" calcext:value-type="float">
            <text:p>0.5128</text:p>
          </table:table-cell>
          <table:table-cell table:formula="of:=1-[.S89]/SUM([.L89:.T89])" office:value-type="float" office:value="0.596330275229358" calcext:value-type="float">
            <text:p>0.5963</text:p>
          </table:table-cell>
          <table:table-cell table:formula="of:=[.I89]/[.J89]" office:value-type="percentage" office:value="0.269417475728155" calcext:value-type="percentage">
            <text:p>26.94%</text:p>
          </table:table-cell>
          <table:table-cell table:formula="of:=[.K89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John Innes Community Cent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S90]/SUM([.L90:.T90])" office:value-type="float" office:value="0.34" calcext:value-type="float">
            <text:p>0.3400</text:p>
          </table:table-cell>
          <table:table-cell table:formula="of:=[.E90]/[.I90]" office:value-type="float" office:value="0.56" calcext:value-type="float">
            <text:p>0.5600</text:p>
          </table:table-cell>
          <table:table-cell table:formula="of:=IF([.I90]&lt;144-119;0;0.4*[.U90]+0.6*[.V90])" office:value-type="float" office:value="0.472" calcext:value-type="float">
            <text:p>0.4720</text:p>
          </table:table-cell>
          <table:table-cell table:formula="of:=1-[.S90]/SUM([.L90:.T90])" office:value-type="float" office:value="0.66" calcext:value-type="float">
            <text:p>0.6600</text:p>
          </table:table-cell>
          <table:table-cell table:formula="of:=[.I90]/[.J90]" office:value-type="percentage" office:value="0.253807106598985" calcext:value-type="percentage">
            <text:p>25.38%</text:p>
          </table:table-cell>
          <table:table-cell table:formula="of:=[.K90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Lord Dufferin Junior and Senior Public Scho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S91]/SUM([.L91:.T91])" office:value-type="float" office:value="0.151162790697674" calcext:value-type="float">
            <text:p>0.1512</text:p>
          </table:table-cell>
          <table:table-cell table:formula="of:=[.E91]/[.I91]" office:value-type="float" office:value="0.574712643678161" calcext:value-type="float">
            <text:p>0.5747</text:p>
          </table:table-cell>
          <table:table-cell table:formula="of:=IF([.I91]&lt;144-119;0;0.4*[.U91]+0.6*[.V91])" office:value-type="float" office:value="0.405292702485966" calcext:value-type="float">
            <text:p>0.4053</text:p>
          </table:table-cell>
          <table:table-cell table:formula="of:=1-[.S91]/SUM([.L91:.T91])" office:value-type="float" office:value="0.848837209302326" calcext:value-type="float">
            <text:p>0.8488</text:p>
          </table:table-cell>
          <table:table-cell table:formula="of:=[.I91]/[.J91]" office:value-type="percentage" office:value="0.323420074349442" calcext:value-type="percentage">
            <text:p>32.34%</text:p>
          </table:table-cell>
          <table:table-cell table:formula="of:=[.K91]" office:value-type="string" office:string-value="Lord Dufferin Junior and Senior Public School" calcext:value-type="string">
            <text:p>Lord Dufferin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Lord Dufferin Junior and Se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formula="of:=[.S92]/SUM([.L92:.T92])" office:value-type="float" office:value="0.426966292134831" calcext:value-type="float">
            <text:p>0.4270</text:p>
          </table:table-cell>
          <table:table-cell table:formula="of:=[.E92]/[.I92]" office:value-type="float" office:value="0.651685393258427" calcext:value-type="float">
            <text:p>0.6517</text:p>
          </table:table-cell>
          <table:table-cell table:formula="of:=IF([.I92]&lt;144-119;0;0.4*[.U92]+0.6*[.V92])" office:value-type="float" office:value="0.561797752808989" calcext:value-type="float">
            <text:p>0.5618</text:p>
          </table:table-cell>
          <table:table-cell table:formula="of:=1-[.S92]/SUM([.L92:.T92])" office:value-type="float" office:value="0.573033707865169" calcext:value-type="float">
            <text:p>0.5730</text:p>
          </table:table-cell>
          <table:table-cell table:formula="of:=[.I92]/[.J92]" office:value-type="percentage" office:value="0.360323886639676" calcext:value-type="percentage">
            <text:p>36.03%</text:p>
          </table:table-cell>
          <table:table-cell table:formula="of:=[.K92]" office:value-type="string" office:string-value="Lord Dufferin Junior and Senior Public School" calcext:value-type="string">
            <text:p>Lord Dufferin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Regent Park South Community Cen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table:formula="of:=[.S93]/SUM([.L93:.T93])" office:value-type="float" office:value="0.609561752988048" calcext:value-type="float">
            <text:p>0.6096</text:p>
          </table:table-cell>
          <table:table-cell table:formula="of:=[.E93]/[.I93]" office:value-type="float" office:value="0.411764705882353" calcext:value-type="float">
            <text:p>0.4118</text:p>
          </table:table-cell>
          <table:table-cell table:formula="of:=IF([.I93]&lt;144-119;0;0.4*[.U93]+0.6*[.V93])" office:value-type="float" office:value="0.490883524724631" calcext:value-type="float">
            <text:p>0.4909</text:p>
          </table:table-cell>
          <table:table-cell table:formula="of:=1-[.S93]/SUM([.L93:.T93])" office:value-type="float" office:value="0.390438247011952" calcext:value-type="float">
            <text:p>0.3904</text:p>
          </table:table-cell>
          <table:table-cell table:formula="of:=[.I93]/[.J93]" office:value-type="percentage" office:value="0.359154929577465" calcext:value-type="percentage">
            <text:p>35.92%</text:p>
          </table:table-cell>
          <table:table-cell table:formula="of:=[.K93]" office:value-type="string" office:string-value="Regent Park South Community Centre" calcext:value-type="string">
            <text:p>Regent Park South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Regent Park South Community Cent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S94]/SUM([.L94:.T94])" office:value-type="float" office:value="0.601156069364162" calcext:value-type="float">
            <text:p>0.6012</text:p>
          </table:table-cell>
          <table:table-cell table:formula="of:=[.E94]/[.I94]" office:value-type="float" office:value="0.473988439306358" calcext:value-type="float">
            <text:p>0.4740</text:p>
          </table:table-cell>
          <table:table-cell table:formula="of:=IF([.I94]&lt;144-119;0;0.4*[.U94]+0.6*[.V94])" office:value-type="float" office:value="0.52485549132948" calcext:value-type="float">
            <text:p>0.5249</text:p>
          </table:table-cell>
          <table:table-cell table:formula="of:=1-[.S94]/SUM([.L94:.T94])" office:value-type="float" office:value="0.398843930635838" calcext:value-type="float">
            <text:p>0.3988</text:p>
          </table:table-cell>
          <table:table-cell table:formula="of:=[.I94]/[.J94]" office:value-type="percentage" office:value="0.30565371024735" calcext:value-type="percentage">
            <text:p>30.57%</text:p>
          </table:table-cell>
          <table:table-cell table:formula="of:=[.K94]" office:value-type="string" office:string-value="Regent Park South Community Centre" calcext:value-type="string">
            <text:p>Regent Park South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ixon H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formula="of:=[.S95]/SUM([.L95:.T95])" office:value-type="float" office:value="0.376923076923077" calcext:value-type="float">
            <text:p>0.3769</text:p>
          </table:table-cell>
          <table:table-cell table:formula="of:=[.E95]/[.I95]" office:value-type="float" office:value="0.492307692307692" calcext:value-type="float">
            <text:p>0.4923</text:p>
          </table:table-cell>
          <table:table-cell table:formula="of:=IF([.I95]&lt;144-119;0;0.4*[.U95]+0.6*[.V95])" office:value-type="float" office:value="0.446153846153846" calcext:value-type="float">
            <text:p>0.4462</text:p>
          </table:table-cell>
          <table:table-cell table:formula="of:=1-[.S95]/SUM([.L95:.T95])" office:value-type="float" office:value="0.623076923076923" calcext:value-type="float">
            <text:p>0.6231</text:p>
          </table:table-cell>
          <table:table-cell table:formula="of:=[.I95]/[.J95]" office:value-type="percentage" office:value="0.5" calcext:value-type="percentage">
            <text:p>50.00%</text:p>
          </table:table-cell>
          <table:table-cell table:formula="of:=[.K95]" office:value-type="string" office:string-value="Dixon Hall" calcext:value-type="string">
            <text:p>Dixon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ixon Ha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formula="of:=[.S96]/SUM([.L96:.T96])" office:value-type="float" office:value="0.524390243902439" calcext:value-type="float">
            <text:p>0.5244</text:p>
          </table:table-cell>
          <table:table-cell table:formula="of:=[.E96]/[.I96]" office:value-type="float" office:value="0.634146341463415" calcext:value-type="float">
            <text:p>0.6341</text:p>
          </table:table-cell>
          <table:table-cell table:formula="of:=IF([.I96]&lt;144-119;0;0.4*[.U96]+0.6*[.V96])" office:value-type="float" office:value="0.590243902439025" calcext:value-type="float">
            <text:p>0.5902</text:p>
          </table:table-cell>
          <table:table-cell table:formula="of:=1-[.S96]/SUM([.L96:.T96])" office:value-type="float" office:value="0.475609756097561" calcext:value-type="float">
            <text:p>0.4756</text:p>
          </table:table-cell>
          <table:table-cell table:formula="of:=[.I96]/[.J96]" office:value-type="percentage" office:value="0.468571428571429" calcext:value-type="percentage">
            <text:p>46.86%</text:p>
          </table:table-cell>
          <table:table-cell table:formula="of:=[.K96]" office:value-type="string" office:string-value="Dixon Hall" calcext:value-type="string">
            <text:p>Dixon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yerson University International Learning Cent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formula="of:=[.S97]/SUM([.L97:.T97])" office:value-type="float" office:value="0.436170212765957" calcext:value-type="float">
            <text:p>0.4362</text:p>
          </table:table-cell>
          <table:table-cell table:formula="of:=[.E97]/[.I97]" office:value-type="float" office:value="0.553191489361702" calcext:value-type="float">
            <text:p>0.5532</text:p>
          </table:table-cell>
          <table:table-cell table:formula="of:=IF([.I97]&lt;144-119;0;0.4*[.U97]+0.6*[.V97])" office:value-type="float" office:value="0.506382978723404" calcext:value-type="float">
            <text:p>0.5064</text:p>
          </table:table-cell>
          <table:table-cell table:formula="of:=1-[.S97]/SUM([.L97:.T97])" office:value-type="float" office:value="0.563829787234043" calcext:value-type="float">
            <text:p>0.5638</text:p>
          </table:table-cell>
          <table:table-cell table:formula="of:=[.I97]/[.J97]" office:value-type="percentage" office:value="0.30718954248366" calcext:value-type="percentage">
            <text:p>30.72%</text:p>
          </table:table-cell>
          <table:table-cell table:formula="of:=[.K97]" office:value-type="string" office:string-value="Ryerson University International Learning Centre" calcext:value-type="string">
            <text:p>Ryerson University International Learning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John Innes Community Cent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S98]/SUM([.L98:.T98])" office:value-type="float" office:value="0.533333333333333" calcext:value-type="float">
            <text:p>0.5333</text:p>
          </table:table-cell>
          <table:table-cell table:formula="of:=[.E98]/[.I98]" office:value-type="float" office:value="0.41304347826087" calcext:value-type="float">
            <text:p>0.4130</text:p>
          </table:table-cell>
          <table:table-cell table:formula="of:=IF([.I98]&lt;144-119;0;0.4*[.U98]+0.6*[.V98])" office:value-type="float" office:value="0.461159420289855" calcext:value-type="float">
            <text:p>0.4612</text:p>
          </table:table-cell>
          <table:table-cell table:formula="of:=1-[.S98]/SUM([.L98:.T98])" office:value-type="float" office:value="0.466666666666667" calcext:value-type="float">
            <text:p>0.4667</text:p>
          </table:table-cell>
          <table:table-cell table:formula="of:=[.I98]/[.J98]" office:value-type="percentage" office:value="0.207207207207207" calcext:value-type="percentage">
            <text:p>20.72%</text:p>
          </table:table-cell>
          <table:table-cell table:formula="of:=[.K98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ohn Innes Community Cent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S99]/SUM([.L99:.T99])" office:value-type="float" office:value="0.380281690140845" calcext:value-type="float">
            <text:p>0.3803</text:p>
          </table:table-cell>
          <table:table-cell table:formula="of:=[.E99]/[.I99]" office:value-type="float" office:value="0.493150684931507" calcext:value-type="float">
            <text:p>0.4932</text:p>
          </table:table-cell>
          <table:table-cell table:formula="of:=IF([.I99]&lt;144-119;0;0.4*[.U99]+0.6*[.V99])" office:value-type="float" office:value="0.448003087015242" calcext:value-type="float">
            <text:p>0.4480</text:p>
          </table:table-cell>
          <table:table-cell table:formula="of:=1-[.S99]/SUM([.L99:.T99])" office:value-type="float" office:value="0.619718309859155" calcext:value-type="float">
            <text:p>0.6197</text:p>
          </table:table-cell>
          <table:table-cell table:formula="of:=[.I99]/[.J99]" office:value-type="percentage" office:value="0.257950530035336" calcext:value-type="percentage">
            <text:p>25.80%</text:p>
          </table:table-cell>
          <table:table-cell table:formula="of:=[.K99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ord Dufferin Junior and Se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table:formula="of:=[.S100]/SUM([.L100:.T100])" office:value-type="float" office:value="0.442748091603053" calcext:value-type="float">
            <text:p>0.4427</text:p>
          </table:table-cell>
          <table:table-cell table:formula="of:=[.E100]/[.I100]" office:value-type="float" office:value="0.549618320610687" calcext:value-type="float">
            <text:p>0.5496</text:p>
          </table:table-cell>
          <table:table-cell table:formula="of:=IF([.I100]&lt;144-119;0;0.4*[.U100]+0.6*[.V100])" office:value-type="float" office:value="0.506870229007634" calcext:value-type="float">
            <text:p>0.5069</text:p>
          </table:table-cell>
          <table:table-cell table:formula="of:=1-[.S100]/SUM([.L100:.T100])" office:value-type="float" office:value="0.557251908396947" calcext:value-type="float">
            <text:p>0.5573</text:p>
          </table:table-cell>
          <table:table-cell table:formula="of:=[.I100]/[.J100]" office:value-type="percentage" office:value="0.432343234323432" calcext:value-type="percentage">
            <text:p>43.23%</text:p>
          </table:table-cell>
          <table:table-cell table:formula="of:=[.K100]" office:value-type="string" office:string-value="Lord Dufferin Junior and Senior Public School" calcext:value-type="string">
            <text:p>Lord Dufferin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Lord Dufferin Junior and Senior Public Schoo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table:formula="of:=[.S101]/SUM([.L101:.T101])" office:value-type="float" office:value="0.455621301775148" calcext:value-type="float">
            <text:p>0.4556</text:p>
          </table:table-cell>
          <table:table-cell table:formula="of:=[.E101]/[.I101]" office:value-type="float" office:value="0.538461538461538" calcext:value-type="float">
            <text:p>0.5385</text:p>
          </table:table-cell>
          <table:table-cell table:formula="of:=IF([.I101]&lt;144-119;0;0.4*[.U101]+0.6*[.V101])" office:value-type="float" office:value="0.505325443786982" calcext:value-type="float">
            <text:p>0.5053</text:p>
          </table:table-cell>
          <table:table-cell table:formula="of:=1-[.S101]/SUM([.L101:.T101])" office:value-type="float" office:value="0.544378698224852" calcext:value-type="float">
            <text:p>0.5444</text:p>
          </table:table-cell>
          <table:table-cell table:formula="of:=[.I101]/[.J101]" office:value-type="percentage" office:value="0.415233415233415" calcext:value-type="percentage">
            <text:p>41.52%</text:p>
          </table:table-cell>
          <table:table-cell table:formula="of:=[.K101]" office:value-type="string" office:string-value="Lord Dufferin Junior and Senior Public School" calcext:value-type="string">
            <text:p>Lord Dufferin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egent Park South Community Cent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S102]/SUM([.L102:.T102])" office:value-type="float" office:value="0.555555555555556" calcext:value-type="float">
            <text:p>0.5556</text:p>
          </table:table-cell>
          <table:table-cell table:formula="of:=[.E102]/[.I102]" office:value-type="float" office:value="0.54" calcext:value-type="float">
            <text:p>0.5400</text:p>
          </table:table-cell>
          <table:table-cell table:formula="of:=IF([.I102]&lt;144-119;0;0.4*[.U102]+0.6*[.V102])" office:value-type="float" office:value="0.546222222222222" calcext:value-type="float">
            <text:p>0.5462</text:p>
          </table:table-cell>
          <table:table-cell table:formula="of:=1-[.S102]/SUM([.L102:.T102])" office:value-type="float" office:value="0.444444444444444" calcext:value-type="float">
            <text:p>0.4444</text:p>
          </table:table-cell>
          <table:table-cell table:formula="of:=[.I102]/[.J102]" office:value-type="percentage" office:value="0.336700336700337" calcext:value-type="percentage">
            <text:p>33.67%</text:p>
          </table:table-cell>
          <table:table-cell table:formula="of:=[.K102]" office:value-type="string" office:string-value="Regent Park South Community Centre" calcext:value-type="string">
            <text:p>Regent Park South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ixon H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formula="of:=[.S103]/SUM([.L103:.T103])" office:value-type="float" office:value="0.389830508474576" calcext:value-type="float">
            <text:p>0.3898</text:p>
          </table:table-cell>
          <table:table-cell table:formula="of:=[.E103]/[.I103]" office:value-type="float" office:value="0.638655462184874" calcext:value-type="float">
            <text:p>0.6387</text:p>
          </table:table-cell>
          <table:table-cell table:formula="of:=IF([.I103]&lt;144-119;0;0.4*[.U103]+0.6*[.V103])" office:value-type="float" office:value="0.539125480700755" calcext:value-type="float">
            <text:p>0.5391</text:p>
          </table:table-cell>
          <table:table-cell table:formula="of:=1-[.S103]/SUM([.L103:.T103])" office:value-type="float" office:value="0.610169491525424" calcext:value-type="float">
            <text:p>0.6102</text:p>
          </table:table-cell>
          <table:table-cell table:formula="of:=[.I103]/[.J103]" office:value-type="percentage" office:value="0.457692307692308" calcext:value-type="percentage">
            <text:p>45.77%</text:p>
          </table:table-cell>
          <table:table-cell table:formula="of:=[.K103]" office:value-type="string" office:string-value="Dixon Hall" calcext:value-type="string">
            <text:p>Dixon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yerson University International Learning Cent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S104]/SUM([.L104:.T104])" office:value-type="float" office:value="0.422222222222222" calcext:value-type="float">
            <text:p>0.4222</text:p>
          </table:table-cell>
          <table:table-cell table:formula="of:=[.E104]/[.I104]" office:value-type="float" office:value="0.622222222222222" calcext:value-type="float">
            <text:p>0.6222</text:p>
          </table:table-cell>
          <table:table-cell table:formula="of:=IF([.I104]&lt;144-119;0;0.4*[.U104]+0.6*[.V104])" office:value-type="float" office:value="0.542222222222222" calcext:value-type="float">
            <text:p>0.5422</text:p>
          </table:table-cell>
          <table:table-cell table:formula="of:=1-[.S104]/SUM([.L104:.T104])" office:value-type="float" office:value="0.577777777777778" calcext:value-type="float">
            <text:p>0.5778</text:p>
          </table:table-cell>
          <table:table-cell table:formula="of:=[.I104]/[.J104]" office:value-type="percentage" office:value="0.323741007194245" calcext:value-type="percentage">
            <text:p>32.37%</text:p>
          </table:table-cell>
          <table:table-cell table:formula="of:=[.K104]" office:value-type="string" office:string-value="Ryerson University International Learning Centre" calcext:value-type="string">
            <text:p>Ryerson University International Learning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yerson University International Learning Cent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formula="of:=[.S105]/SUM([.L105:.T105])" office:value-type="float" office:value="0.503649635036496" calcext:value-type="float">
            <text:p>0.5036</text:p>
          </table:table-cell>
          <table:table-cell table:formula="of:=[.E105]/[.I105]" office:value-type="float" office:value="0.507246376811594" calcext:value-type="float">
            <text:p>0.5072</text:p>
          </table:table-cell>
          <table:table-cell table:formula="of:=IF([.I105]&lt;144-119;0;0.4*[.U105]+0.6*[.V105])" office:value-type="float" office:value="0.505807680101555" calcext:value-type="float">
            <text:p>0.5058</text:p>
          </table:table-cell>
          <table:table-cell table:formula="of:=1-[.S105]/SUM([.L105:.T105])" office:value-type="float" office:value="0.496350364963504" calcext:value-type="float">
            <text:p>0.4964</text:p>
          </table:table-cell>
          <table:table-cell table:formula="of:=[.I105]/[.J105]" office:value-type="percentage" office:value="0.403508771929825" calcext:value-type="percentage">
            <text:p>40.35%</text:p>
          </table:table-cell>
          <table:table-cell table:formula="of:=[.K105]" office:value-type="string" office:string-value="Ryerson University International Learning Centre" calcext:value-type="string">
            <text:p>Ryerson University International Learning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John Innes Community Cent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table:formula="of:=[.S106]/SUM([.L106:.T106])" office:value-type="float" office:value="0.421875" calcext:value-type="float">
            <text:p>0.4219</text:p>
          </table:table-cell>
          <table:table-cell table:formula="of:=[.E106]/[.I106]" office:value-type="float" office:value="0.488372093023256" calcext:value-type="float">
            <text:p>0.4884</text:p>
          </table:table-cell>
          <table:table-cell table:formula="of:=IF([.I106]&lt;144-119;0;0.4*[.U106]+0.6*[.V106])" office:value-type="float" office:value="0.461773255813954" calcext:value-type="float">
            <text:p>0.4618</text:p>
          </table:table-cell>
          <table:table-cell table:formula="of:=1-[.S106]/SUM([.L106:.T106])" office:value-type="float" office:value="0.578125" calcext:value-type="float">
            <text:p>0.5781</text:p>
          </table:table-cell>
          <table:table-cell table:formula="of:=[.I106]/[.J106]" office:value-type="percentage" office:value="0.406940063091483" calcext:value-type="percentage">
            <text:p>40.69%</text:p>
          </table:table-cell>
          <table:table-cell table:formula="of:=[.K106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Regent Park South Community Cen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S107]/SUM([.L107:.T107])" office:value-type="float" office:value="0.434782608695652" calcext:value-type="float">
            <text:p>0.4348</text:p>
          </table:table-cell>
          <table:table-cell table:formula="of:=[.E107]/[.I107]" office:value-type="float" office:value="0.739130434782609" calcext:value-type="float">
            <text:p>0.7391</text:p>
          </table:table-cell>
          <table:table-cell table:formula="of:=IF([.I107]&lt;144-119;0;0.4*[.U107]+0.6*[.V107])" office:value-type="float" office:value="0.617391304347826" calcext:value-type="float">
            <text:p>0.6174</text:p>
          </table:table-cell>
          <table:table-cell table:formula="of:=1-[.S107]/SUM([.L107:.T107])" office:value-type="float" office:value="0.565217391304348" calcext:value-type="float">
            <text:p>0.5652</text:p>
          </table:table-cell>
          <table:table-cell table:formula="of:=[.I107]/[.J107]" office:value-type="percentage" office:value="0.308724832214765" calcext:value-type="percentage">
            <text:p>30.87%</text:p>
          </table:table-cell>
          <table:table-cell table:formula="of:=[.K107]" office:value-type="string" office:string-value="Regent Park South Community Centre" calcext:value-type="string">
            <text:p>Regent Park South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ixon H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formula="of:=[.S108]/SUM([.L108:.T108])" office:value-type="float" office:value="0.4" calcext:value-type="float">
            <text:p>0.4000</text:p>
          </table:table-cell>
          <table:table-cell table:formula="of:=[.E108]/[.I108]" office:value-type="float" office:value="0.603053435114504" calcext:value-type="float">
            <text:p>0.6031</text:p>
          </table:table-cell>
          <table:table-cell table:formula="of:=IF([.I108]&lt;144-119;0;0.4*[.U108]+0.6*[.V108])" office:value-type="float" office:value="0.521832061068702" calcext:value-type="float">
            <text:p>0.5218</text:p>
          </table:table-cell>
          <table:table-cell table:formula="of:=1-[.S108]/SUM([.L108:.T108])" office:value-type="float" office:value="0.6" calcext:value-type="float">
            <text:p>0.6000</text:p>
          </table:table-cell>
          <table:table-cell table:formula="of:=[.I108]/[.J108]" office:value-type="percentage" office:value="0.42671009771987" calcext:value-type="percentage">
            <text:p>42.67%</text:p>
          </table:table-cell>
          <table:table-cell table:formula="of:=[.K108]" office:value-type="string" office:string-value="Dixon Hall" calcext:value-type="string">
            <text:p>Dixon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Dixon H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formula="of:=[.S109]/SUM([.L109:.T109])" office:value-type="float" office:value="0.365591397849462" calcext:value-type="float">
            <text:p>0.3656</text:p>
          </table:table-cell>
          <table:table-cell table:formula="of:=[.E109]/[.I109]" office:value-type="float" office:value="0.634408602150538" calcext:value-type="float">
            <text:p>0.6344</text:p>
          </table:table-cell>
          <table:table-cell table:formula="of:=IF([.I109]&lt;144-119;0;0.4*[.U109]+0.6*[.V109])" office:value-type="float" office:value="0.526881720430108" calcext:value-type="float">
            <text:p>0.5269</text:p>
          </table:table-cell>
          <table:table-cell table:formula="of:=1-[.S109]/SUM([.L109:.T109])" office:value-type="float" office:value="0.634408602150538" calcext:value-type="float">
            <text:p>0.6344</text:p>
          </table:table-cell>
          <table:table-cell table:formula="of:=[.I109]/[.J109]" office:value-type="percentage" office:value="0.486910994764398" calcext:value-type="percentage">
            <text:p>48.69%</text:p>
          </table:table-cell>
          <table:table-cell table:formula="of:=[.K109]" office:value-type="string" office:string-value="Dixon Hall" calcext:value-type="string">
            <text:p>Dixon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yerson University International Learning Cent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table:formula="of:=[.S110]/SUM([.L110:.T110])" office:value-type="float" office:value="0.400881057268722" calcext:value-type="float">
            <text:p>0.4009</text:p>
          </table:table-cell>
          <table:table-cell table:formula="of:=[.E110]/[.I110]" office:value-type="float" office:value="0.604347826086956" calcext:value-type="float">
            <text:p>0.6043</text:p>
          </table:table-cell>
          <table:table-cell table:formula="of:=IF([.I110]&lt;144-119;0;0.4*[.U110]+0.6*[.V110])" office:value-type="float" office:value="0.522961118559663" calcext:value-type="float">
            <text:p>0.5230</text:p>
          </table:table-cell>
          <table:table-cell table:formula="of:=1-[.S110]/SUM([.L110:.T110])" office:value-type="float" office:value="0.599118942731278" calcext:value-type="float">
            <text:p>0.5991</text:p>
          </table:table-cell>
          <table:table-cell table:formula="of:=[.I110]/[.J110]" office:value-type="percentage" office:value="0.533642691415313" calcext:value-type="percentage">
            <text:p>53.36%</text:p>
          </table:table-cell>
          <table:table-cell table:formula="of:=[.K110]" office:value-type="string" office:string-value="Ryerson University International Learning Centre" calcext:value-type="string">
            <text:p>Ryerson University International Learning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red Victor Cent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S111]/SUM([.L111:.T111])" office:value-type="float" office:value="0.474747474747475" calcext:value-type="float">
            <text:p>0.4747</text:p>
          </table:table-cell>
          <table:table-cell table:formula="of:=[.E111]/[.I111]" office:value-type="float" office:value="0.514851485148515" calcext:value-type="float">
            <text:p>0.5149</text:p>
          </table:table-cell>
          <table:table-cell table:formula="of:=IF([.I111]&lt;144-119;0;0.4*[.U111]+0.6*[.V111])" office:value-type="float" office:value="0.498809880988099" calcext:value-type="float">
            <text:p>0.4988</text:p>
          </table:table-cell>
          <table:table-cell table:formula="of:=1-[.S111]/SUM([.L111:.T111])" office:value-type="float" office:value="0.525252525252525" calcext:value-type="float">
            <text:p>0.5253</text:p>
          </table:table-cell>
          <table:table-cell table:formula="of:=[.I111]/[.J111]" office:value-type="percentage" office:value="0.408906882591093" calcext:value-type="percentage">
            <text:p>40.89%</text:p>
          </table:table-cell>
          <table:table-cell table:formula="of:=[.K111]" office:value-type="string" office:string-value="Fred Victor Centre" calcext:value-type="string">
            <text:p>Fred Victor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ohn Innes Community Cent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formula="of:=[.S112]/SUM([.L112:.T112])" office:value-type="float" office:value="0.522522522522523" calcext:value-type="float">
            <text:p>0.5225</text:p>
          </table:table-cell>
          <table:table-cell table:formula="of:=[.E112]/[.I112]" office:value-type="float" office:value="0.531531531531532" calcext:value-type="float">
            <text:p>0.5315</text:p>
          </table:table-cell>
          <table:table-cell table:formula="of:=IF([.I112]&lt;144-119;0;0.4*[.U112]+0.6*[.V112])" office:value-type="float" office:value="0.527927927927928" calcext:value-type="float">
            <text:p>0.5279</text:p>
          </table:table-cell>
          <table:table-cell table:formula="of:=1-[.S112]/SUM([.L112:.T112])" office:value-type="float" office:value="0.477477477477478" calcext:value-type="float">
            <text:p>0.4775</text:p>
          </table:table-cell>
          <table:table-cell table:formula="of:=[.I112]/[.J112]" office:value-type="percentage" office:value="0.442231075697211" calcext:value-type="percentage">
            <text:p>44.22%</text:p>
          </table:table-cell>
          <table:table-cell table:formula="of:=[.K112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St. Lawrence Market Nor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53" calcext:value-type="float">
            <text:p>53</text:p>
          </table:table-cell>
          <table:table-cell table:formula="of:=[.S113]/SUM([.L113:.T113])" office:value-type="float" office:value="0.469314079422383" calcext:value-type="float">
            <text:p>0.4693</text:p>
          </table:table-cell>
          <table:table-cell table:formula="of:=[.E113]/[.I113]" office:value-type="float" office:value="0.475" calcext:value-type="float">
            <text:p>0.4750</text:p>
          </table:table-cell>
          <table:table-cell table:formula="of:=IF([.I113]&lt;144-119;0;0.4*[.U113]+0.6*[.V113])" office:value-type="float" office:value="0.472725631768953" calcext:value-type="float">
            <text:p>0.4727</text:p>
          </table:table-cell>
          <table:table-cell table:formula="of:=1-[.S113]/SUM([.L113:.T113])" office:value-type="float" office:value="0.530685920577617" calcext:value-type="float">
            <text:p>0.5307</text:p>
          </table:table-cell>
          <table:table-cell table:formula="of:=[.I113]/[.J113]" office:value-type="percentage" office:value="0.523364485981308" calcext:value-type="percentage">
            <text:p>52.34%</text:p>
          </table:table-cell>
          <table:table-cell table:formula="of:=[.K113]" office:value-type="string" office:string-value="St. Lawrence Market North" calcext:value-type="string">
            <text:p>St. Lawrence Market Nort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t. Lawrence Market Nor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formula="of:=[.S114]/SUM([.L114:.T114])" office:value-type="float" office:value="0.478260869565217" calcext:value-type="float">
            <text:p>0.4783</text:p>
          </table:table-cell>
          <table:table-cell table:formula="of:=[.E114]/[.I114]" office:value-type="float" office:value="0.510869565217391" calcext:value-type="float">
            <text:p>0.5109</text:p>
          </table:table-cell>
          <table:table-cell table:formula="of:=IF([.I114]&lt;144-119;0;0.4*[.U114]+0.6*[.V114])" office:value-type="float" office:value="0.497826086956522" calcext:value-type="float">
            <text:p>0.4978</text:p>
          </table:table-cell>
          <table:table-cell table:formula="of:=1-[.S114]/SUM([.L114:.T114])" office:value-type="float" office:value="0.521739130434783" calcext:value-type="float">
            <text:p>0.5217</text:p>
          </table:table-cell>
          <table:table-cell table:formula="of:=[.I114]/[.J114]" office:value-type="percentage" office:value="0.686567164179104" calcext:value-type="percentage">
            <text:p>68.66%</text:p>
          </table:table-cell>
          <table:table-cell table:formula="of:=[.K114]" office:value-type="string" office:string-value="St. Lawrence Market North" calcext:value-type="string">
            <text:p>St. Lawrence Market Nort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t. Lawrence Market Nor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[.S115]/SUM([.L115:.T115])" office:value-type="float" office:value="0.535714285714286" calcext:value-type="float">
            <text:p>0.5357</text:p>
          </table:table-cell>
          <table:table-cell table:formula="of:=[.E115]/[.I115]" office:value-type="float" office:value="0.595238095238095" calcext:value-type="float">
            <text:p>0.5952</text:p>
          </table:table-cell>
          <table:table-cell table:formula="of:=IF([.I115]&lt;144-119;0;0.4*[.U115]+0.6*[.V115])" office:value-type="float" office:value="0.571428571428571" calcext:value-type="float">
            <text:p>0.5714</text:p>
          </table:table-cell>
          <table:table-cell table:formula="of:=1-[.S115]/SUM([.L115:.T115])" office:value-type="float" office:value="0.464285714285714" calcext:value-type="float">
            <text:p>0.4643</text:p>
          </table:table-cell>
          <table:table-cell table:formula="of:=[.I115]/[.J115]" office:value-type="percentage" office:value="0.345679012345679" calcext:value-type="percentage">
            <text:p>34.57%</text:p>
          </table:table-cell>
          <table:table-cell table:formula="of:=[.K115]" office:value-type="string" office:string-value="St. Lawrence Market North" calcext:value-type="string">
            <text:p>St. Lawrence Market Nort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St. Lawrence Community Cent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formula="of:=[.S116]/SUM([.L116:.T116])" office:value-type="float" office:value="0.346938775510204" calcext:value-type="float">
            <text:p>0.3469</text:p>
          </table:table-cell>
          <table:table-cell table:formula="of:=[.E116]/[.I116]" office:value-type="float" office:value="0.394557823129252" calcext:value-type="float">
            <text:p>0.3946</text:p>
          </table:table-cell>
          <table:table-cell table:formula="of:=IF([.I116]&lt;144-119;0;0.4*[.U116]+0.6*[.V116])" office:value-type="float" office:value="0.375510204081633" calcext:value-type="float">
            <text:p>0.3755</text:p>
          </table:table-cell>
          <table:table-cell table:formula="of:=1-[.S116]/SUM([.L116:.T116])" office:value-type="float" office:value="0.653061224489796" calcext:value-type="float">
            <text:p>0.6531</text:p>
          </table:table-cell>
          <table:table-cell table:formula="of:=[.I116]/[.J116]" office:value-type="percentage" office:value="0.409470752089136" calcext:value-type="percentage">
            <text:p>40.95%</text:p>
          </table:table-cell>
          <table:table-cell table:formula="of:=[.K116]" office:value-type="string" office:string-value="St. Lawrence Community Centre" calcext:value-type="string">
            <text:p>St. Lawrence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. Michael Catholic Sch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formula="of:=[.S117]/SUM([.L117:.T117])" office:value-type="float" office:value="0.555555555555556" calcext:value-type="float">
            <text:p>0.5556</text:p>
          </table:table-cell>
          <table:table-cell table:formula="of:=[.E117]/[.I117]" office:value-type="float" office:value="0.358024691358025" calcext:value-type="float">
            <text:p>0.3580</text:p>
          </table:table-cell>
          <table:table-cell table:formula="of:=IF([.I117]&lt;144-119;0;0.4*[.U117]+0.6*[.V117])" office:value-type="float" office:value="0.437037037037037" calcext:value-type="float">
            <text:p>0.4370</text:p>
          </table:table-cell>
          <table:table-cell table:formula="of:=1-[.S117]/SUM([.L117:.T117])" office:value-type="float" office:value="0.444444444444444" calcext:value-type="float">
            <text:p>0.4444</text:p>
          </table:table-cell>
          <table:table-cell table:formula="of:=[.I117]/[.J117]" office:value-type="percentage" office:value="0.402985074626866" calcext:value-type="percentage">
            <text:p>40.30%</text:p>
          </table:table-cell>
          <table:table-cell table:formula="of:=[.K117]" office:value-type="string" office:string-value="St. Michael Catholic School" calcext:value-type="string">
            <text:p>St. Michael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t. Lawrence Community Cent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formula="of:=[.S118]/SUM([.L118:.T118])" office:value-type="float" office:value="0.429906542056075" calcext:value-type="float">
            <text:p>0.4299</text:p>
          </table:table-cell>
          <table:table-cell table:formula="of:=[.E118]/[.I118]" office:value-type="float" office:value="0.551401869158878" calcext:value-type="float">
            <text:p>0.5514</text:p>
          </table:table-cell>
          <table:table-cell table:formula="of:=IF([.I118]&lt;144-119;0;0.4*[.U118]+0.6*[.V118])" office:value-type="float" office:value="0.502803738317757" calcext:value-type="float">
            <text:p>0.5028</text:p>
          </table:table-cell>
          <table:table-cell table:formula="of:=1-[.S118]/SUM([.L118:.T118])" office:value-type="float" office:value="0.570093457943925" calcext:value-type="float">
            <text:p>0.5701</text:p>
          </table:table-cell>
          <table:table-cell table:formula="of:=[.I118]/[.J118]" office:value-type="percentage" office:value="0.422924901185771" calcext:value-type="percentage">
            <text:p>42.29%</text:p>
          </table:table-cell>
          <table:table-cell table:formula="of:=[.K118]" office:value-type="string" office:string-value="St. Lawrence Community Centre" calcext:value-type="string">
            <text:p>St. Lawrence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St. Lawrence Market Nort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formula="of:=[.S119]/SUM([.L119:.T119])" office:value-type="float" office:value="0.491525423728814" calcext:value-type="float">
            <text:p>0.4915</text:p>
          </table:table-cell>
          <table:table-cell table:formula="of:=[.E119]/[.I119]" office:value-type="float" office:value="0.533898305084746" calcext:value-type="float">
            <text:p>0.5339</text:p>
          </table:table-cell>
          <table:table-cell table:formula="of:=IF([.I119]&lt;144-119;0;0.4*[.U119]+0.6*[.V119])" office:value-type="float" office:value="0.516949152542373" calcext:value-type="float">
            <text:p>0.5169</text:p>
          </table:table-cell>
          <table:table-cell table:formula="of:=1-[.S119]/SUM([.L119:.T119])" office:value-type="float" office:value="0.508474576271186" calcext:value-type="float">
            <text:p>0.5085</text:p>
          </table:table-cell>
          <table:table-cell table:formula="of:=[.I119]/[.J119]" office:value-type="percentage" office:value="0.351190476190476" calcext:value-type="percentage">
            <text:p>35.12%</text:p>
          </table:table-cell>
          <table:table-cell table:formula="of:=[.K119]" office:value-type="string" office:string-value="St. Lawrence Market North" calcext:value-type="string">
            <text:p>St. Lawrence Market Nort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t. Lawrence Community Cent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formula="of:=[.S120]/SUM([.L120:.T120])" office:value-type="float" office:value="0.354651162790698" calcext:value-type="float">
            <text:p>0.3547</text:p>
          </table:table-cell>
          <table:table-cell table:formula="of:=[.E120]/[.I120]" office:value-type="float" office:value="0.589595375722543" calcext:value-type="float">
            <text:p>0.5896</text:p>
          </table:table-cell>
          <table:table-cell table:formula="of:=IF([.I120]&lt;144-119;0;0.4*[.U120]+0.6*[.V120])" office:value-type="float" office:value="0.495617690549805" calcext:value-type="float">
            <text:p>0.4956</text:p>
          </table:table-cell>
          <table:table-cell table:formula="of:=1-[.S120]/SUM([.L120:.T120])" office:value-type="float" office:value="0.645348837209302" calcext:value-type="float">
            <text:p>0.6453</text:p>
          </table:table-cell>
          <table:table-cell table:formula="of:=[.I120]/[.J120]" office:value-type="percentage" office:value="0.629090909090909" calcext:value-type="percentage">
            <text:p>62.91%</text:p>
          </table:table-cell>
          <table:table-cell table:formula="of:=[.K120]" office:value-type="string" office:string-value="St. Lawrence Community Centre" calcext:value-type="string">
            <text:p>St. Lawrence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t. Michael Catholic Schoo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formula="of:=[.S121]/SUM([.L121:.T121])" office:value-type="float" office:value="0.398373983739837" calcext:value-type="float">
            <text:p>0.3984</text:p>
          </table:table-cell>
          <table:table-cell table:formula="of:=[.E121]/[.I121]" office:value-type="float" office:value="0.620967741935484" calcext:value-type="float">
            <text:p>0.6210</text:p>
          </table:table-cell>
          <table:table-cell table:formula="of:=IF([.I121]&lt;144-119;0;0.4*[.U121]+0.6*[.V121])" office:value-type="float" office:value="0.531930238657225" calcext:value-type="float">
            <text:p>0.5319</text:p>
          </table:table-cell>
          <table:table-cell table:formula="of:=1-[.S121]/SUM([.L121:.T121])" office:value-type="float" office:value="0.601626016260163" calcext:value-type="float">
            <text:p>0.6016</text:p>
          </table:table-cell>
          <table:table-cell table:formula="of:=[.I121]/[.J121]" office:value-type="percentage" office:value="0.563636363636364" calcext:value-type="percentage">
            <text:p>56.36%</text:p>
          </table:table-cell>
          <table:table-cell table:formula="of:=[.K121]" office:value-type="string" office:string-value="St. Michael Catholic School" calcext:value-type="string">
            <text:p>St. Michael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7 Jackes Avenue - Summerhill Apartmen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table:formula="of:=[.S122]/SUM([.L122:.T122])" office:value-type="float" office:value="0.516304347826087" calcext:value-type="float">
            <text:p>0.5163</text:p>
          </table:table-cell>
          <table:table-cell table:formula="of:=[.E122]/[.I122]" office:value-type="float" office:value="0.391304347826087" calcext:value-type="float">
            <text:p>0.3913</text:p>
          </table:table-cell>
          <table:table-cell table:formula="of:=IF([.I122]&lt;144-119;0;0.4*[.U122]+0.6*[.V122])" office:value-type="float" office:value="0.441304347826087" calcext:value-type="float">
            <text:p>0.4413</text:p>
          </table:table-cell>
          <table:table-cell table:formula="of:=1-[.S122]/SUM([.L122:.T122])" office:value-type="float" office:value="0.483695652173913" calcext:value-type="float">
            <text:p>0.4837</text:p>
          </table:table-cell>
          <table:table-cell table:formula="of:=[.I122]/[.J122]" office:value-type="percentage" office:value="0.547619047619048" calcext:value-type="percentage">
            <text:p>54.76%</text:p>
          </table:table-cell>
          <table:table-cell table:formula="of:=[.K122]" office:value-type="string" office:string-value="7 Jackes Avenue - Summerhill Apartments" calcext:value-type="string">
            <text:p>7 Jackes Avenue - Summerhill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177 Yonge Street - The Port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[.S123]/SUM([.L123:.T123])" office:value-type="float" office:value="0.551724137931034" calcext:value-type="float">
            <text:p>0.5517</text:p>
          </table:table-cell>
          <table:table-cell table:formula="of:=[.E123]/[.I123]" office:value-type="float" office:value="0.367816091954023" calcext:value-type="float">
            <text:p>0.3678</text:p>
          </table:table-cell>
          <table:table-cell table:formula="of:=IF([.I123]&lt;144-119;0;0.4*[.U123]+0.6*[.V123])" office:value-type="float" office:value="0.441379310344828" calcext:value-type="float">
            <text:p>0.4414</text:p>
          </table:table-cell>
          <table:table-cell table:formula="of:=1-[.S123]/SUM([.L123:.T123])" office:value-type="float" office:value="0.448275862068966" calcext:value-type="float">
            <text:p>0.4483</text:p>
          </table:table-cell>
          <table:table-cell table:formula="of:=[.I123]/[.J123]" office:value-type="percentage" office:value="0.674418604651163" calcext:value-type="percentage">
            <text:p>67.44%</text:p>
          </table:table-cell>
          <table:table-cell table:formula="of:=[.K123]" office:value-type="string" office:string-value="1177 Yonge Street - The Ports" calcext:value-type="string">
            <text:p>1177 Yonge Street - The Por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0 Scrivener Square - Thornwood 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[.S124]/SUM([.L124:.T124])" office:value-type="float" office:value="0.422764227642276" calcext:value-type="float">
            <text:p>0.4228</text:p>
          </table:table-cell>
          <table:table-cell table:formula="of:=[.E124]/[.I124]" office:value-type="float" office:value="0.349593495934959" calcext:value-type="float">
            <text:p>0.3496</text:p>
          </table:table-cell>
          <table:table-cell table:formula="of:=IF([.I124]&lt;144-119;0;0.4*[.U124]+0.6*[.V124])" office:value-type="float" office:value="0.378861788617886" calcext:value-type="float">
            <text:p>0.3789</text:p>
          </table:table-cell>
          <table:table-cell table:formula="of:=1-[.S124]/SUM([.L124:.T124])" office:value-type="float" office:value="0.577235772357724" calcext:value-type="float">
            <text:p>0.5772</text:p>
          </table:table-cell>
          <table:table-cell table:formula="of:=[.I124]/[.J124]" office:value-type="percentage" office:value="0.605911330049261" calcext:value-type="percentage">
            <text:p>60.59%</text:p>
          </table:table-cell>
          <table:table-cell table:formula="of:=[.K124]" office:value-type="string" office:string-value="20 Scrivener Square - Thornwood I" calcext:value-type="string">
            <text:p>20 Scrivener Square - Thornwood 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5 Scrivener Square - Thornwood I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formula="of:=[.S125]/SUM([.L125:.T125])" office:value-type="float" office:value="0.393939393939394" calcext:value-type="float">
            <text:p>0.3939</text:p>
          </table:table-cell>
          <table:table-cell table:formula="of:=[.E125]/[.I125]" office:value-type="float" office:value="0.333333333333333" calcext:value-type="float">
            <text:p>0.3333</text:p>
          </table:table-cell>
          <table:table-cell table:formula="of:=IF([.I125]&lt;144-119;0;0.4*[.U125]+0.6*[.V125])" office:value-type="float" office:value="0.357575757575758" calcext:value-type="float">
            <text:p>0.3576</text:p>
          </table:table-cell>
          <table:table-cell table:formula="of:=1-[.S125]/SUM([.L125:.T125])" office:value-type="float" office:value="0.606060606060606" calcext:value-type="float">
            <text:p>0.6061</text:p>
          </table:table-cell>
          <table:table-cell table:formula="of:=[.I125]/[.J125]" office:value-type="percentage" office:value="0.572254335260116" calcext:value-type="percentage">
            <text:p>57.23%</text:p>
          </table:table-cell>
          <table:table-cell table:formula="of:=[.K125]" office:value-type="string" office:string-value="25 Scrivener Square - Thornwood II" calcext:value-type="string">
            <text:p>25 Scrivener Square - Thornwood I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hurch of the Redeem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[.S126]/SUM([.L126:.T126])" office:value-type="float" office:value="0.367647058823529" calcext:value-type="float">
            <text:p>0.3676</text:p>
          </table:table-cell>
          <table:table-cell table:formula="of:=[.E126]/[.I126]" office:value-type="float" office:value="0.294117647058823" calcext:value-type="float">
            <text:p>0.2941</text:p>
          </table:table-cell>
          <table:table-cell table:formula="of:=IF([.I126]&lt;144-119;0;0.4*[.U126]+0.6*[.V126])" office:value-type="float" office:value="0.323529411764706" calcext:value-type="float">
            <text:p>0.3235</text:p>
          </table:table-cell>
          <table:table-cell table:formula="of:=1-[.S126]/SUM([.L126:.T126])" office:value-type="float" office:value="0.632352941176471" calcext:value-type="float">
            <text:p>0.6324</text:p>
          </table:table-cell>
          <table:table-cell table:formula="of:=[.I126]/[.J126]" office:value-type="percentage" office:value="0.485714285714286" calcext:value-type="percentage">
            <text:p>48.57%</text:p>
          </table:table-cell>
          <table:table-cell table:formula="of:=[.K126]" office:value-type="string" office:string-value="Church of the Redeemer" calcext:value-type="string">
            <text:p>Church of the Redeem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50 Hillsboro Avenue - Ramsden Place Apartmen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table:formula="of:=[.S127]/SUM([.L127:.T127])" office:value-type="float" office:value="0.445414847161572" calcext:value-type="float">
            <text:p>0.4454</text:p>
          </table:table-cell>
          <table:table-cell table:formula="of:=[.E127]/[.I127]" office:value-type="float" office:value="0.541484716157205" calcext:value-type="float">
            <text:p>0.5415</text:p>
          </table:table-cell>
          <table:table-cell table:formula="of:=IF([.I127]&lt;144-119;0;0.4*[.U127]+0.6*[.V127])" office:value-type="float" office:value="0.503056768558952" calcext:value-type="float">
            <text:p>0.5031</text:p>
          </table:table-cell>
          <table:table-cell table:formula="of:=1-[.S127]/SUM([.L127:.T127])" office:value-type="float" office:value="0.554585152838428" calcext:value-type="float">
            <text:p>0.5546</text:p>
          </table:table-cell>
          <table:table-cell table:formula="of:=[.I127]/[.J127]" office:value-type="percentage" office:value="0.518099547511312" calcext:value-type="percentage">
            <text:p>51.81%</text:p>
          </table:table-cell>
          <table:table-cell table:formula="of:=[.K127]" office:value-type="string" office:string-value="50 Hillsboro Avenue - Ramsden Place Apartments" calcext:value-type="string">
            <text:p>50 Hillsboro Avenue - Ramsden Place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77 McMurrich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S128]/SUM([.L128:.T128])" office:value-type="float" office:value="0.438356164383562" calcext:value-type="float">
            <text:p>0.4384</text:p>
          </table:table-cell>
          <table:table-cell table:formula="of:=[.E128]/[.I128]" office:value-type="float" office:value="0.432432432432432" calcext:value-type="float">
            <text:p>0.4324</text:p>
          </table:table-cell>
          <table:table-cell table:formula="of:=IF([.I128]&lt;144-119;0;0.4*[.U128]+0.6*[.V128])" office:value-type="float" office:value="0.434801925212884" calcext:value-type="float">
            <text:p>0.4348</text:p>
          </table:table-cell>
          <table:table-cell table:formula="of:=1-[.S128]/SUM([.L128:.T128])" office:value-type="float" office:value="0.561643835616438" calcext:value-type="float">
            <text:p>0.5616</text:p>
          </table:table-cell>
          <table:table-cell table:formula="of:=[.I128]/[.J128]" office:value-type="percentage" office:value="0.52112676056338" calcext:value-type="percentage">
            <text:p>52.11%</text:p>
          </table:table-cell>
          <table:table-cell table:formula="of:=[.K128]" office:value-type="string" office:string-value="77 McMurrich Street" calcext:value-type="string">
            <text:p>77 McMurrich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942 Yonge Street - Memphis Condomini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S129]/SUM([.L129:.T129])" office:value-type="float" office:value="0.525179856115108" calcext:value-type="float">
            <text:p>0.5252</text:p>
          </table:table-cell>
          <table:table-cell table:formula="of:=[.E129]/[.I129]" office:value-type="float" office:value="0.478571428571429" calcext:value-type="float">
            <text:p>0.4786</text:p>
          </table:table-cell>
          <table:table-cell table:formula="of:=IF([.I129]&lt;144-119;0;0.4*[.U129]+0.6*[.V129])" office:value-type="float" office:value="0.4972147995889" calcext:value-type="float">
            <text:p>0.4972</text:p>
          </table:table-cell>
          <table:table-cell table:formula="of:=1-[.S129]/SUM([.L129:.T129])" office:value-type="float" office:value="0.474820143884892" calcext:value-type="float">
            <text:p>0.4748</text:p>
          </table:table-cell>
          <table:table-cell table:formula="of:=[.I129]/[.J129]" office:value-type="percentage" office:value="0.462046204620462" calcext:value-type="percentage">
            <text:p>46.20%</text:p>
          </table:table-cell>
          <table:table-cell table:formula="of:=[.K129]" office:value-type="string" office:string-value="942 Yonge Street - Memphis Condominium" calcext:value-type="string">
            <text:p>942 Yonge Street - Memphis Condominium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980 Yonge Street - The Ramsd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S130]/SUM([.L130:.T130])" office:value-type="float" office:value="0.185714285714286" calcext:value-type="float">
            <text:p>0.1857</text:p>
          </table:table-cell>
          <table:table-cell table:formula="of:=[.E130]/[.I130]" office:value-type="float" office:value="0.410526315789474" calcext:value-type="float">
            <text:p>0.4105</text:p>
          </table:table-cell>
          <table:table-cell table:formula="of:=IF([.I130]&lt;144-119;0;0.4*[.U130]+0.6*[.V130])" office:value-type="float" office:value="0.320601503759399" calcext:value-type="float">
            <text:p>0.3206</text:p>
          </table:table-cell>
          <table:table-cell table:formula="of:=1-[.S130]/SUM([.L130:.T130])" office:value-type="float" office:value="0.814285714285714" calcext:value-type="float">
            <text:p>0.8143</text:p>
          </table:table-cell>
          <table:table-cell table:formula="of:=[.I130]/[.J130]" office:value-type="percentage" office:value="0.60126582278481" calcext:value-type="percentage">
            <text:p>60.13%</text:p>
          </table:table-cell>
          <table:table-cell table:formula="of:=[.K130]" office:value-type="string" office:string-value="980 Yonge Street - The Ramsden" calcext:value-type="string">
            <text:p>980 Yonge Street - The Ramsde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14 Yonge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formula="of:=[.S131]/SUM([.L131:.T131])" office:value-type="float" office:value="0.569230769230769" calcext:value-type="float">
            <text:p>0.5692</text:p>
          </table:table-cell>
          <table:table-cell table:formula="of:=[.E131]/[.I131]" office:value-type="float" office:value="0.439393939393939" calcext:value-type="float">
            <text:p>0.4394</text:p>
          </table:table-cell>
          <table:table-cell table:formula="of:=IF([.I131]&lt;144-119;0;0.4*[.U131]+0.6*[.V131])" office:value-type="float" office:value="0.491328671328671" calcext:value-type="float">
            <text:p>0.4913</text:p>
          </table:table-cell>
          <table:table-cell table:formula="of:=1-[.S131]/SUM([.L131:.T131])" office:value-type="float" office:value="0.430769230769231" calcext:value-type="float">
            <text:p>0.4308</text:p>
          </table:table-cell>
          <table:table-cell table:formula="of:=[.I131]/[.J131]" office:value-type="percentage" office:value="0.594594594594595" calcext:value-type="percentage">
            <text:p>59.46%</text:p>
          </table:table-cell>
          <table:table-cell table:formula="of:=[.K131]" office:value-type="string" office:string-value="914 Yonge Street" calcext:value-type="string">
            <text:p>914 Yonge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20 Rosedale Valley Road - Arbour Glen Apartm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formula="of:=[.S132]/SUM([.L132:.T132])" office:value-type="float" office:value="0.583333333333333" calcext:value-type="float">
            <text:p>0.5833</text:p>
          </table:table-cell>
          <table:table-cell table:formula="of:=[.E132]/[.I132]" office:value-type="float" office:value="0.322916666666667" calcext:value-type="float">
            <text:p>0.3229</text:p>
          </table:table-cell>
          <table:table-cell table:formula="of:=IF([.I132]&lt;144-119;0;0.4*[.U132]+0.6*[.V132])" office:value-type="float" office:value="0.427083333333333" calcext:value-type="float">
            <text:p>0.4271</text:p>
          </table:table-cell>
          <table:table-cell table:formula="of:=1-[.S132]/SUM([.L132:.T132])" office:value-type="float" office:value="0.416666666666667" calcext:value-type="float">
            <text:p>0.4167</text:p>
          </table:table-cell>
          <table:table-cell table:formula="of:=[.I132]/[.J132]" office:value-type="percentage" office:value="0.676056338028169" calcext:value-type="percentage">
            <text:p>67.61%</text:p>
          </table:table-cell>
          <table:table-cell table:formula="of:=[.K132]" office:value-type="string" office:string-value="120 Rosedale Valley Road - Arbour Glen Apartments" calcext:value-type="string">
            <text:p>120 Rosedale Valley Road - Arbour Glen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20 Rosedale Valley Road - Arbour Glen Apartmen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[.S133]/SUM([.L133:.T133])" office:value-type="float" office:value="0.593220338983051" calcext:value-type="float">
            <text:p>0.5932</text:p>
          </table:table-cell>
          <table:table-cell table:formula="of:=[.E133]/[.I133]" office:value-type="float" office:value="0.426229508196721" calcext:value-type="float">
            <text:p>0.4262</text:p>
          </table:table-cell>
          <table:table-cell table:formula="of:=IF([.I133]&lt;144-119;0;0.4*[.U133]+0.6*[.V133])" office:value-type="float" office:value="0.493025840511253" calcext:value-type="float">
            <text:p>0.4930</text:p>
          </table:table-cell>
          <table:table-cell table:formula="of:=1-[.S133]/SUM([.L133:.T133])" office:value-type="float" office:value="0.406779661016949" calcext:value-type="float">
            <text:p>0.4068</text:p>
          </table:table-cell>
          <table:table-cell table:formula="of:=[.I133]/[.J133]" office:value-type="percentage" office:value="0.575471698113208" calcext:value-type="percentage">
            <text:p>57.55%</text:p>
          </table:table-cell>
          <table:table-cell table:formula="of:=[.K133]" office:value-type="string" office:string-value="120 Rosedale Valley Road - Arbour Glen Apartments" calcext:value-type="string">
            <text:p>120 Rosedale Valley Road - Arbour Glen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ranksome H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[.S134]/SUM([.L134:.T134])" office:value-type="float" office:value="0.609756097560976" calcext:value-type="float">
            <text:p>0.6098</text:p>
          </table:table-cell>
          <table:table-cell table:formula="of:=[.E134]/[.I134]" office:value-type="float" office:value="0.353658536585366" calcext:value-type="float">
            <text:p>0.3537</text:p>
          </table:table-cell>
          <table:table-cell table:formula="of:=IF([.I134]&lt;144-119;0;0.4*[.U134]+0.6*[.V134])" office:value-type="float" office:value="0.45609756097561" calcext:value-type="float">
            <text:p>0.4561</text:p>
          </table:table-cell>
          <table:table-cell table:formula="of:=1-[.S134]/SUM([.L134:.T134])" office:value-type="float" office:value="0.390243902439024" calcext:value-type="float">
            <text:p>0.3902</text:p>
          </table:table-cell>
          <table:table-cell table:formula="of:=[.I134]/[.J134]" office:value-type="percentage" office:value="0.569444444444444" calcext:value-type="percentage">
            <text:p>56.94%</text:p>
          </table:table-cell>
          <table:table-cell table:formula="of:=[.K134]" office:value-type="string" office:string-value="Branksome Hall" calcext:value-type="string">
            <text:p>Branksome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1 Dale Avenue - Kensington Apartmen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table:formula="of:=[.S135]/SUM([.L135:.T135])" office:value-type="float" office:value="0.488038277511962" calcext:value-type="float">
            <text:p>0.4880</text:p>
          </table:table-cell>
          <table:table-cell table:formula="of:=[.E135]/[.I135]" office:value-type="float" office:value="0.38755980861244" calcext:value-type="float">
            <text:p>0.3876</text:p>
          </table:table-cell>
          <table:table-cell table:formula="of:=IF([.I135]&lt;144-119;0;0.4*[.U135]+0.6*[.V135])" office:value-type="float" office:value="0.427751196172249" calcext:value-type="float">
            <text:p>0.4278</text:p>
          </table:table-cell>
          <table:table-cell table:formula="of:=1-[.S135]/SUM([.L135:.T135])" office:value-type="float" office:value="0.511961722488038" calcext:value-type="float">
            <text:p>0.5120</text:p>
          </table:table-cell>
          <table:table-cell table:formula="of:=[.I135]/[.J135]" office:value-type="percentage" office:value="0.696666666666667" calcext:value-type="percentage">
            <text:p>69.67%</text:p>
          </table:table-cell>
          <table:table-cell table:formula="of:=[.K135]" office:value-type="string" office:string-value="21 Dale Avenue - Kensington Apartments" calcext:value-type="string">
            <text:p>21 Dale Avenue - Kensington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hurch of the Redeem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S136]/SUM([.L136:.T136])" office:value-type="float" office:value="0.403508771929825" calcext:value-type="float">
            <text:p>0.4035</text:p>
          </table:table-cell>
          <table:table-cell table:formula="of:=[.E136]/[.I136]" office:value-type="float" office:value="0.491228070175439" calcext:value-type="float">
            <text:p>0.4912</text:p>
          </table:table-cell>
          <table:table-cell table:formula="of:=IF([.I136]&lt;144-119;0;0.4*[.U136]+0.6*[.V136])" office:value-type="float" office:value="0.456140350877193" calcext:value-type="float">
            <text:p>0.4561</text:p>
          </table:table-cell>
          <table:table-cell table:formula="of:=1-[.S136]/SUM([.L136:.T136])" office:value-type="float" office:value="0.596491228070176" calcext:value-type="float">
            <text:p>0.5965</text:p>
          </table:table-cell>
          <table:table-cell table:formula="of:=[.I136]/[.J136]" office:value-type="percentage" office:value="0.459677419354839" calcext:value-type="percentage">
            <text:p>45.97%</text:p>
          </table:table-cell>
          <table:table-cell table:formula="of:=[.K136]" office:value-type="string" office:string-value="Church of the Redeemer" calcext:value-type="string">
            <text:p>Church of the Redeem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5 McMurrich Street - The St. Geor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formula="of:=[.S137]/SUM([.L137:.T137])" office:value-type="float" office:value="0.466019417475728" calcext:value-type="float">
            <text:p>0.4660</text:p>
          </table:table-cell>
          <table:table-cell table:formula="of:=[.E137]/[.I137]" office:value-type="float" office:value="0.466019417475728" calcext:value-type="float">
            <text:p>0.4660</text:p>
          </table:table-cell>
          <table:table-cell table:formula="of:=IF([.I137]&lt;144-119;0;0.4*[.U137]+0.6*[.V137])" office:value-type="float" office:value="0.466019417475728" calcext:value-type="float">
            <text:p>0.4660</text:p>
          </table:table-cell>
          <table:table-cell table:formula="of:=1-[.S137]/SUM([.L137:.T137])" office:value-type="float" office:value="0.533980582524272" calcext:value-type="float">
            <text:p>0.5340</text:p>
          </table:table-cell>
          <table:table-cell table:formula="of:=[.I137]/[.J137]" office:value-type="percentage" office:value="0.695945945945946" calcext:value-type="percentage">
            <text:p>69.59%</text:p>
          </table:table-cell>
          <table:table-cell table:formula="of:=[.K137]" office:value-type="string" office:string-value="15 McMurrich Street - The St. George" calcext:value-type="string">
            <text:p>15 McMurrich Street - The St. Georg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8 Davenport Road - McMurrich Pla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S138]/SUM([.L138:.T138])" office:value-type="float" office:value="0.3875" calcext:value-type="float">
            <text:p>0.3875</text:p>
          </table:table-cell>
          <table:table-cell table:formula="of:=[.E138]/[.I138]" office:value-type="float" office:value="0.353658536585366" calcext:value-type="float">
            <text:p>0.3537</text:p>
          </table:table-cell>
          <table:table-cell table:formula="of:=IF([.I138]&lt;144-119;0;0.4*[.U138]+0.6*[.V138])" office:value-type="float" office:value="0.36719512195122" calcext:value-type="float">
            <text:p>0.3672</text:p>
          </table:table-cell>
          <table:table-cell table:formula="of:=1-[.S138]/SUM([.L138:.T138])" office:value-type="float" office:value="0.6125" calcext:value-type="float">
            <text:p>0.6125</text:p>
          </table:table-cell>
          <table:table-cell table:formula="of:=[.I138]/[.J138]" office:value-type="percentage" office:value="0.573426573426573" calcext:value-type="percentage">
            <text:p>57.34%</text:p>
          </table:table-cell>
          <table:table-cell table:formula="of:=[.K138]" office:value-type="string" office:string-value="18 Davenport Road - McMurrich Place" calcext:value-type="string">
            <text:p>18 Davenport Road - McMurrich Plac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877 Yonge Street - Fellowship Tow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S139]/SUM([.L139:.T139])" office:value-type="float" office:value="0.378787878787879" calcext:value-type="float">
            <text:p>0.3788</text:p>
          </table:table-cell>
          <table:table-cell table:formula="of:=[.E139]/[.I139]" office:value-type="float" office:value="0.515151515151515" calcext:value-type="float">
            <text:p>0.5152</text:p>
          </table:table-cell>
          <table:table-cell table:formula="of:=IF([.I139]&lt;144-119;0;0.4*[.U139]+0.6*[.V139])" office:value-type="float" office:value="0.460606060606061" calcext:value-type="float">
            <text:p>0.4606</text:p>
          </table:table-cell>
          <table:table-cell table:formula="of:=1-[.S139]/SUM([.L139:.T139])" office:value-type="float" office:value="0.621212121212121" calcext:value-type="float">
            <text:p>0.6212</text:p>
          </table:table-cell>
          <table:table-cell table:formula="of:=[.I139]/[.J139]" office:value-type="percentage" office:value="0.347368421052632" calcext:value-type="percentage">
            <text:p>34.74%</text:p>
          </table:table-cell>
          <table:table-cell table:formula="of:=[.K139]" office:value-type="string" office:string-value="877 Yonge Street - Fellowship Towers" calcext:value-type="string">
            <text:p>877 Yonge Street - Fellowship Towe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8 Park R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table:formula="of:=[.S140]/SUM([.L140:.T140])" office:value-type="float" office:value="0.485915492957747" calcext:value-type="float">
            <text:p>0.4859</text:p>
          </table:table-cell>
          <table:table-cell table:formula="of:=[.E140]/[.I140]" office:value-type="float" office:value="0.507042253521127" calcext:value-type="float">
            <text:p>0.5070</text:p>
          </table:table-cell>
          <table:table-cell table:formula="of:=IF([.I140]&lt;144-119;0;0.4*[.U140]+0.6*[.V140])" office:value-type="float" office:value="0.498591549295775" calcext:value-type="float">
            <text:p>0.4986</text:p>
          </table:table-cell>
          <table:table-cell table:formula="of:=1-[.S140]/SUM([.L140:.T140])" office:value-type="float" office:value="0.514084507042254" calcext:value-type="float">
            <text:p>0.5141</text:p>
          </table:table-cell>
          <table:table-cell table:formula="of:=[.I140]/[.J140]" office:value-type="percentage" office:value="0.507142857142857" calcext:value-type="percentage">
            <text:p>50.71%</text:p>
          </table:table-cell>
          <table:table-cell table:formula="of:=[.K140]" office:value-type="string" office:string-value="8 Park Road" calcext:value-type="string">
            <text:p>8 Park Roa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278 Bloor Street East - Rosedale Gl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formula="of:=[.S141]/SUM([.L141:.T141])" office:value-type="float" office:value="0.485" calcext:value-type="float">
            <text:p>0.4850</text:p>
          </table:table-cell>
          <table:table-cell table:formula="of:=[.E141]/[.I141]" office:value-type="float" office:value="0.308457711442786" calcext:value-type="float">
            <text:p>0.3085</text:p>
          </table:table-cell>
          <table:table-cell table:formula="of:=IF([.I141]&lt;144-119;0;0.4*[.U141]+0.6*[.V141])" office:value-type="float" office:value="0.379074626865672" calcext:value-type="float">
            <text:p>0.3791</text:p>
          </table:table-cell>
          <table:table-cell table:formula="of:=1-[.S141]/SUM([.L141:.T141])" office:value-type="float" office:value="0.515" calcext:value-type="float">
            <text:p>0.5150</text:p>
          </table:table-cell>
          <table:table-cell table:formula="of:=[.I141]/[.J141]" office:value-type="percentage" office:value="0.710247349823322" calcext:value-type="percentage">
            <text:p>71.02%</text:p>
          </table:table-cell>
          <table:table-cell table:formula="of:=[.K141]" office:value-type="string" office:string-value="278 Bloor Street East - Rosedale Glen" calcext:value-type="string">
            <text:p>278 Bloor Street East - Rosedale Gle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300 Bloor Street East - The Bellagio on Blo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formula="of:=[.S142]/SUM([.L142:.T142])" office:value-type="float" office:value="0.358288770053476" calcext:value-type="float">
            <text:p>0.3583</text:p>
          </table:table-cell>
          <table:table-cell table:formula="of:=[.E142]/[.I142]" office:value-type="float" office:value="0.372340425531915" calcext:value-type="float">
            <text:p>0.3723</text:p>
          </table:table-cell>
          <table:table-cell table:formula="of:=IF([.I142]&lt;144-119;0;0.4*[.U142]+0.6*[.V142])" office:value-type="float" office:value="0.366719763340539" calcext:value-type="float">
            <text:p>0.3667</text:p>
          </table:table-cell>
          <table:table-cell table:formula="of:=1-[.S142]/SUM([.L142:.T142])" office:value-type="float" office:value="0.641711229946524" calcext:value-type="float">
            <text:p>0.6417</text:p>
          </table:table-cell>
          <table:table-cell table:formula="of:=[.I142]/[.J142]" office:value-type="percentage" office:value="0.61038961038961" calcext:value-type="percentage">
            <text:p>61.04%</text:p>
          </table:table-cell>
          <table:table-cell table:formula="of:=[.K142]" office:value-type="string" office:string-value="300 Bloor Street East - The Bellagio on Bloor" calcext:value-type="string">
            <text:p>300 Bloor Street East - The Bellagio on Bloo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École élémentaire catholique Sacré-Coeu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table:formula="of:=[.S143]/SUM([.L143:.T143])" office:value-type="float" office:value="0.458100558659218" calcext:value-type="float">
            <text:p>0.4581</text:p>
          </table:table-cell>
          <table:table-cell table:formula="of:=[.E143]/[.I143]" office:value-type="float" office:value="0.446927374301676" calcext:value-type="float">
            <text:p>0.4469</text:p>
          </table:table-cell>
          <table:table-cell table:formula="of:=IF([.I143]&lt;144-119;0;0.4*[.U143]+0.6*[.V143])" office:value-type="float" office:value="0.451396648044693" calcext:value-type="float">
            <text:p>0.4514</text:p>
          </table:table-cell>
          <table:table-cell table:formula="of:=1-[.S143]/SUM([.L143:.T143])" office:value-type="float" office:value="0.541899441340782" calcext:value-type="float">
            <text:p>0.5419</text:p>
          </table:table-cell>
          <table:table-cell table:formula="of:=[.I143]/[.J143]" office:value-type="percentage" office:value="0.310763888888889" calcext:value-type="percentage">
            <text:p>31.08%</text:p>
          </table:table-cell>
          <table:table-cell table:formula="of:=[.K143]" office:value-type="string" office:string-value="École élémentaire catholique Sacré-Coeur" calcext:value-type="string">
            <text:p>École élémentaire catholique Sacré-Co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360 Bloor Street East - 360 on Blo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table:formula="of:=[.S144]/SUM([.L144:.T144])" office:value-type="float" office:value="0.509803921568627" calcext:value-type="float">
            <text:p>0.5098</text:p>
          </table:table-cell>
          <table:table-cell table:formula="of:=[.E144]/[.I144]" office:value-type="float" office:value="0.298701298701299" calcext:value-type="float">
            <text:p>0.2987</text:p>
          </table:table-cell>
          <table:table-cell table:formula="of:=IF([.I144]&lt;144-119;0;0.4*[.U144]+0.6*[.V144])" office:value-type="float" office:value="0.38314234784823" calcext:value-type="float">
            <text:p>0.3831</text:p>
          </table:table-cell>
          <table:table-cell table:formula="of:=1-[.S144]/SUM([.L144:.T144])" office:value-type="float" office:value="0.490196078431373" calcext:value-type="float">
            <text:p>0.4902</text:p>
          </table:table-cell>
          <table:table-cell table:formula="of:=[.I144]/[.J144]" office:value-type="percentage" office:value="0.56" calcext:value-type="percentage">
            <text:p>56.00%</text:p>
          </table:table-cell>
          <table:table-cell table:formula="of:=[.K144]" office:value-type="string" office:string-value="360 Bloor Street East - 360 on Bloor" calcext:value-type="string">
            <text:p>360 Bloor Street East - 360 on Bloo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[.S145]/SUM([.L145:.T145])" office:value-type="float" office:value="0.621428571428571" calcext:value-type="float">
            <text:p>0.6214</text:p>
          </table:table-cell>
          <table:table-cell table:formula="of:=[.E145]/[.I145]" office:value-type="float" office:value="0.465753424657534" calcext:value-type="float">
            <text:p>0.4658</text:p>
          </table:table-cell>
          <table:table-cell table:formula="of:=IF([.I145]&lt;144-119;0;0.4*[.U145]+0.6*[.V145])" office:value-type="float" office:value="0.528023483365949" calcext:value-type="float">
            <text:p>0.5280</text:p>
          </table:table-cell>
          <table:table-cell table:formula="of:=1-[.S145]/SUM([.L145:.T145])" office:value-type="float" office:value="0.378571428571429" calcext:value-type="float">
            <text:p>0.3786</text:p>
          </table:table-cell>
          <table:table-cell table:formula="of:=[.I145]/[.J145]" office:value-type="percentage" office:value="0.388297872340425" calcext:value-type="percentage">
            <text:p>38.83%</text:p>
          </table:table-cell>
          <table:table-cell table:formula="of:=[.K145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formula="of:=[.S146]/SUM([.L146:.T146])" office:value-type="float" office:value="0.529032258064516" calcext:value-type="float">
            <text:p>0.5290</text:p>
          </table:table-cell>
          <table:table-cell table:formula="of:=[.E146]/[.I146]" office:value-type="float" office:value="0.445161290322581" calcext:value-type="float">
            <text:p>0.4452</text:p>
          </table:table-cell>
          <table:table-cell table:formula="of:=IF([.I146]&lt;144-119;0;0.4*[.U146]+0.6*[.V146])" office:value-type="float" office:value="0.478709677419355" calcext:value-type="float">
            <text:p>0.4787</text:p>
          </table:table-cell>
          <table:table-cell table:formula="of:=1-[.S146]/SUM([.L146:.T146])" office:value-type="float" office:value="0.470967741935484" calcext:value-type="float">
            <text:p>0.4710</text:p>
          </table:table-cell>
          <table:table-cell table:formula="of:=[.I146]/[.J146]" office:value-type="percentage" office:value="0.316326530612245" calcext:value-type="percentage">
            <text:p>31.63%</text:p>
          </table:table-cell>
          <table:table-cell table:formula="of:=[.K146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5" calcext:value-type="float">
            <text:p>425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formula="of:=[.S147]/SUM([.L147:.T147])" office:value-type="float" office:value="0.565656565656566" calcext:value-type="float">
            <text:p>0.5657</text:p>
          </table:table-cell>
          <table:table-cell table:formula="of:=[.E147]/[.I147]" office:value-type="float" office:value="0.48" calcext:value-type="float">
            <text:p>0.4800</text:p>
          </table:table-cell>
          <table:table-cell table:formula="of:=IF([.I147]&lt;144-119;0;0.4*[.U147]+0.6*[.V147])" office:value-type="float" office:value="0.514262626262626" calcext:value-type="float">
            <text:p>0.5143</text:p>
          </table:table-cell>
          <table:table-cell table:formula="of:=1-[.S147]/SUM([.L147:.T147])" office:value-type="float" office:value="0.434343434343434" calcext:value-type="float">
            <text:p>0.4343</text:p>
          </table:table-cell>
          <table:table-cell table:formula="of:=[.I147]/[.J147]" office:value-type="percentage" office:value="0.37593984962406" calcext:value-type="percentage">
            <text:p>37.59%</text:p>
          </table:table-cell>
          <table:table-cell table:formula="of:=[.K147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55 Bloor Street East - Signatures on Blo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S148]/SUM([.L148:.T148])" office:value-type="float" office:value="0.55" calcext:value-type="float">
            <text:p>0.5500</text:p>
          </table:table-cell>
          <table:table-cell table:formula="of:=[.E148]/[.I148]" office:value-type="float" office:value="0.51219512195122" calcext:value-type="float">
            <text:p>0.5122</text:p>
          </table:table-cell>
          <table:table-cell table:formula="of:=IF([.I148]&lt;144-119;0;0.4*[.U148]+0.6*[.V148])" office:value-type="float" office:value="0.527317073170732" calcext:value-type="float">
            <text:p>0.5273</text:p>
          </table:table-cell>
          <table:table-cell table:formula="of:=1-[.S148]/SUM([.L148:.T148])" office:value-type="float" office:value="0.45" calcext:value-type="float">
            <text:p>0.4500</text:p>
          </table:table-cell>
          <table:table-cell table:formula="of:=[.I148]/[.J148]" office:value-type="percentage" office:value="0.436170212765957" calcext:value-type="percentage">
            <text:p>43.62%</text:p>
          </table:table-cell>
          <table:table-cell table:formula="of:=[.K148]" office:value-type="string" office:string-value="55 Bloor Street East - Signatures on Bloor" calcext:value-type="string">
            <text:p>55 Bloor Street East - Signatures on Bloo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7" calcext:value-type="float">
            <text:p>427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85 Bloor Street E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formula="of:=[.S149]/SUM([.L149:.T149])" office:value-type="float" office:value="0.474137931034483" calcext:value-type="float">
            <text:p>0.4741</text:p>
          </table:table-cell>
          <table:table-cell table:formula="of:=[.E149]/[.I149]" office:value-type="float" office:value="0.491379310344828" calcext:value-type="float">
            <text:p>0.4914</text:p>
          </table:table-cell>
          <table:table-cell table:formula="of:=IF([.I149]&lt;144-119;0;0.4*[.U149]+0.6*[.V149])" office:value-type="float" office:value="0.48448275862069" calcext:value-type="float">
            <text:p>0.4845</text:p>
          </table:table-cell>
          <table:table-cell table:formula="of:=1-[.S149]/SUM([.L149:.T149])" office:value-type="float" office:value="0.525862068965517" calcext:value-type="float">
            <text:p>0.5259</text:p>
          </table:table-cell>
          <table:table-cell table:formula="of:=[.I149]/[.J149]" office:value-type="percentage" office:value="0.495726495726496" calcext:value-type="percentage">
            <text:p>49.57%</text:p>
          </table:table-cell>
          <table:table-cell table:formula="of:=[.K149]" office:value-type="string" office:string-value="85 Bloor Street East" calcext:value-type="string">
            <text:p>85 Bloor Street Eas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00 Hayden Street - Bloor Walk Residenc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[.S150]/SUM([.L150:.T150])" office:value-type="float" office:value="0.529411764705882" calcext:value-type="float">
            <text:p>0.5294</text:p>
          </table:table-cell>
          <table:table-cell table:formula="of:=[.E150]/[.I150]" office:value-type="float" office:value="0.523255813953488" calcext:value-type="float">
            <text:p>0.5233</text:p>
          </table:table-cell>
          <table:table-cell table:formula="of:=IF([.I150]&lt;144-119;0;0.4*[.U150]+0.6*[.V150])" office:value-type="float" office:value="0.525718194254446" calcext:value-type="float">
            <text:p>0.5257</text:p>
          </table:table-cell>
          <table:table-cell table:formula="of:=1-[.S150]/SUM([.L150:.T150])" office:value-type="float" office:value="0.470588235294118" calcext:value-type="float">
            <text:p>0.4706</text:p>
          </table:table-cell>
          <table:table-cell table:formula="of:=[.I150]/[.J150]" office:value-type="percentage" office:value="0.497109826589595" calcext:value-type="percentage">
            <text:p>49.71%</text:p>
          </table:table-cell>
          <table:table-cell table:formula="of:=[.K150]" office:value-type="string" office:string-value="100 Hayden Street - Bloor Walk Residences" calcext:value-type="string">
            <text:p>100 Hayden Street - Bloor Walk Residence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École élémentaire catholique Sacré-Coe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S151]/SUM([.L151:.T151])" office:value-type="float" office:value="0.45945945945946" calcext:value-type="float">
            <text:p>0.4595</text:p>
          </table:table-cell>
          <table:table-cell table:formula="of:=[.E151]/[.I151]" office:value-type="float" office:value="0.567567567567568" calcext:value-type="float">
            <text:p>0.5676</text:p>
          </table:table-cell>
          <table:table-cell table:formula="of:=IF([.I151]&lt;144-119;0;0.4*[.U151]+0.6*[.V151])" office:value-type="float" office:value="0.524324324324324" calcext:value-type="float">
            <text:p>0.5243</text:p>
          </table:table-cell>
          <table:table-cell table:formula="of:=1-[.S151]/SUM([.L151:.T151])" office:value-type="float" office:value="0.540540540540541" calcext:value-type="float">
            <text:p>0.5405</text:p>
          </table:table-cell>
          <table:table-cell table:formula="of:=[.I151]/[.J151]" office:value-type="percentage" office:value="0.276119402985075" calcext:value-type="percentage">
            <text:p>27.61%</text:p>
          </table:table-cell>
          <table:table-cell table:formula="of:=[.K151]" office:value-type="string" office:string-value="École élémentaire catholique Sacré-Coeur" calcext:value-type="string">
            <text:p>École élémentaire catholique Sacré-Co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235 Bloor Street East - Residences on Blo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table:formula="of:=[.S152]/SUM([.L152:.T152])" office:value-type="float" office:value="0.47887323943662" calcext:value-type="float">
            <text:p>0.4789</text:p>
          </table:table-cell>
          <table:table-cell table:formula="of:=[.E152]/[.I152]" office:value-type="float" office:value="0.506976744186047" calcext:value-type="float">
            <text:p>0.5070</text:p>
          </table:table-cell>
          <table:table-cell table:formula="of:=IF([.I152]&lt;144-119;0;0.4*[.U152]+0.6*[.V152])" office:value-type="float" office:value="0.495735342286276" calcext:value-type="float">
            <text:p>0.4957</text:p>
          </table:table-cell>
          <table:table-cell table:formula="of:=1-[.S152]/SUM([.L152:.T152])" office:value-type="float" office:value="0.52112676056338" calcext:value-type="float">
            <text:p>0.5211</text:p>
          </table:table-cell>
          <table:table-cell table:formula="of:=[.I152]/[.J152]" office:value-type="percentage" office:value="0.422396856581532" calcext:value-type="percentage">
            <text:p>42.24%</text:p>
          </table:table-cell>
          <table:table-cell table:formula="of:=[.K152]" office:value-type="string" office:string-value="235 Bloor Street East - Residences on Bloor" calcext:value-type="string">
            <text:p>235 Bloor Street East - Residences on Bloo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3" calcext:value-type="float">
            <text:p>433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table:formula="of:=[.S153]/SUM([.L153:.T153])" office:value-type="float" office:value="0.491525423728814" calcext:value-type="float">
            <text:p>0.4915</text:p>
          </table:table-cell>
          <table:table-cell table:formula="of:=[.E153]/[.I153]" office:value-type="float" office:value="0.483516483516484" calcext:value-type="float">
            <text:p>0.4835</text:p>
          </table:table-cell>
          <table:table-cell table:formula="of:=IF([.I153]&lt;144-119;0;0.4*[.U153]+0.6*[.V153])" office:value-type="float" office:value="0.486720059601416" calcext:value-type="float">
            <text:p>0.4867</text:p>
          </table:table-cell>
          <table:table-cell table:formula="of:=1-[.S153]/SUM([.L153:.T153])" office:value-type="float" office:value="0.508474576271186" calcext:value-type="float">
            <text:p>0.5085</text:p>
          </table:table-cell>
          <table:table-cell table:formula="of:=[.I153]/[.J153]" office:value-type="percentage" office:value="0.457286432160804" calcext:value-type="percentage">
            <text:p>45.73%</text:p>
          </table:table-cell>
          <table:table-cell table:formula="of:=[.K153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formula="of:=[.S154]/SUM([.L154:.T154])" office:value-type="float" office:value="0.490384615384615" calcext:value-type="float">
            <text:p>0.4904</text:p>
          </table:table-cell>
          <table:table-cell table:formula="of:=[.E154]/[.I154]" office:value-type="float" office:value="0.60377358490566" calcext:value-type="float">
            <text:p>0.6038</text:p>
          </table:table-cell>
          <table:table-cell table:formula="of:=IF([.I154]&lt;144-119;0;0.4*[.U154]+0.6*[.V154])" office:value-type="float" office:value="0.558417997097242" calcext:value-type="float">
            <text:p>0.5584</text:p>
          </table:table-cell>
          <table:table-cell table:formula="of:=1-[.S154]/SUM([.L154:.T154])" office:value-type="float" office:value="0.509615384615385" calcext:value-type="float">
            <text:p>0.5096</text:p>
          </table:table-cell>
          <table:table-cell table:formula="of:=[.I154]/[.J154]" office:value-type="percentage" office:value="0.384057971014493" calcext:value-type="percentage">
            <text:p>38.41%</text:p>
          </table:table-cell>
          <table:table-cell table:formula="of:=[.K154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ose Avenue Junior Public Sch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table:formula="of:=[.S155]/SUM([.L155:.T155])" office:value-type="float" office:value="0.518867924528302" calcext:value-type="float">
            <text:p>0.5189</text:p>
          </table:table-cell>
          <table:table-cell table:formula="of:=[.E155]/[.I155]" office:value-type="float" office:value="0.495412844036697" calcext:value-type="float">
            <text:p>0.4954</text:p>
          </table:table-cell>
          <table:table-cell table:formula="of:=IF([.I155]&lt;144-119;0;0.4*[.U155]+0.6*[.V155])" office:value-type="float" office:value="0.504794876233339" calcext:value-type="float">
            <text:p>0.5048</text:p>
          </table:table-cell>
          <table:table-cell table:formula="of:=1-[.S155]/SUM([.L155:.T155])" office:value-type="float" office:value="0.481132075471698" calcext:value-type="float">
            <text:p>0.4811</text:p>
          </table:table-cell>
          <table:table-cell table:formula="of:=[.I155]/[.J155]" office:value-type="percentage" office:value="0.414448669201521" calcext:value-type="percentage">
            <text:p>41.44%</text:p>
          </table:table-cell>
          <table:table-cell table:formula="of:=[.K155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ose Avenue Ju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formula="of:=[.S156]/SUM([.L156:.T156])" office:value-type="float" office:value="0.56989247311828" calcext:value-type="float">
            <text:p>0.5699</text:p>
          </table:table-cell>
          <table:table-cell table:formula="of:=[.E156]/[.I156]" office:value-type="float" office:value="0.4375" calcext:value-type="float">
            <text:p>0.4375</text:p>
          </table:table-cell>
          <table:table-cell table:formula="of:=IF([.I156]&lt;144-119;0;0.4*[.U156]+0.6*[.V156])" office:value-type="float" office:value="0.490456989247312" calcext:value-type="float">
            <text:p>0.4905</text:p>
          </table:table-cell>
          <table:table-cell table:formula="of:=1-[.S156]/SUM([.L156:.T156])" office:value-type="float" office:value="0.43010752688172" calcext:value-type="float">
            <text:p>0.4301</text:p>
          </table:table-cell>
          <table:table-cell table:formula="of:=[.I156]/[.J156]" office:value-type="percentage" office:value="0.35036496350365" calcext:value-type="percentage">
            <text:p>35.04%</text:p>
          </table:table-cell>
          <table:table-cell table:formula="of:=[.K156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75 Cumberland Street - Renaissance 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S157]/SUM([.L157:.T157])" office:value-type="float" office:value="0" calcext:value-type="float">
            <text:p>0.0000</text:p>
          </table:table-cell>
          <table:table-cell table:formula="of:=[.E157]/[.I157]" office:value-type="float" office:value="0.256410256410256" calcext:value-type="float">
            <text:p>0.2564</text:p>
          </table:table-cell>
          <table:table-cell table:formula="of:=IF([.I157]&lt;144-119;0;0.4*[.U157]+0.6*[.V157])" office:value-type="float" office:value="0.153846153846154" calcext:value-type="float">
            <text:p>0.1538</text:p>
          </table:table-cell>
          <table:table-cell table:formula="of:=1-[.S157]/SUM([.L157:.T157])" office:value-type="float" office:value="1" calcext:value-type="float">
            <text:p>1.0000</text:p>
          </table:table-cell>
          <table:table-cell table:formula="of:=[.I157]/[.J157]" office:value-type="percentage" office:value="0.573529411764706" calcext:value-type="percentage">
            <text:p>57.35%</text:p>
          </table:table-cell>
          <table:table-cell table:formula="of:=[.K157]" office:value-type="string" office:string-value="175 Cumberland Street - Renaissance Place" calcext:value-type="string">
            <text:p>175 Cumberland Street - Renaissance Plac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10 Bloor Street W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[.S158]/SUM([.L158:.T158])" office:value-type="float" office:value="0.436893203883495" calcext:value-type="float">
            <text:p>0.4369</text:p>
          </table:table-cell>
          <table:table-cell table:formula="of:=[.E158]/[.I158]" office:value-type="float" office:value="0.288461538461538" calcext:value-type="float">
            <text:p>0.2885</text:p>
          </table:table-cell>
          <table:table-cell table:formula="of:=IF([.I158]&lt;144-119;0;0.4*[.U158]+0.6*[.V158])" office:value-type="float" office:value="0.347834204630321" calcext:value-type="float">
            <text:p>0.3478</text:p>
          </table:table-cell>
          <table:table-cell table:formula="of:=1-[.S158]/SUM([.L158:.T158])" office:value-type="float" office:value="0.563106796116505" calcext:value-type="float">
            <text:p>0.5631</text:p>
          </table:table-cell>
          <table:table-cell table:formula="of:=[.I158]/[.J158]" office:value-type="percentage" office:value="0.527918781725888" calcext:value-type="percentage">
            <text:p>52.79%</text:p>
          </table:table-cell>
          <table:table-cell table:formula="of:=[.K158]" office:value-type="string" office:string-value="110 Bloor Street West" calcext:value-type="string">
            <text:p>110 Bloor Street Wes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31 Bloor Street West - The Colonna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[.S159]/SUM([.L159:.T159])" office:value-type="float" office:value="0.333333333333333" calcext:value-type="float">
            <text:p>0.3333</text:p>
          </table:table-cell>
          <table:table-cell table:formula="of:=[.E159]/[.I159]" office:value-type="float" office:value="0.368421052631579" calcext:value-type="float">
            <text:p>0.3684</text:p>
          </table:table-cell>
          <table:table-cell table:formula="of:=IF([.I159]&lt;144-119;0;0.4*[.U159]+0.6*[.V159])" office:value-type="float" office:value="0.354385964912281" calcext:value-type="float">
            <text:p>0.3544</text:p>
          </table:table-cell>
          <table:table-cell table:formula="of:=1-[.S159]/SUM([.L159:.T159])" office:value-type="float" office:value="0.666666666666667" calcext:value-type="float">
            <text:p>0.6667</text:p>
          </table:table-cell>
          <table:table-cell table:formula="of:=[.I159]/[.J159]" office:value-type="percentage" office:value="0.487179487179487" calcext:value-type="percentage">
            <text:p>48.72%</text:p>
          </table:table-cell>
          <table:table-cell table:formula="of:=[.K159]" office:value-type="string" office:string-value="131 Bloor Street West - The Colonnade" calcext:value-type="string">
            <text:p>131 Bloor Street West - The Colonnad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2 Bloor Street W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S160]/SUM([.L160:.T160])" office:value-type="float" office:value="0.468085106382979" calcext:value-type="float">
            <text:p>0.4681</text:p>
          </table:table-cell>
          <table:table-cell table:formula="of:=[.E160]/[.I160]" office:value-type="float" office:value="0.446808510638298" calcext:value-type="float">
            <text:p>0.4468</text:p>
          </table:table-cell>
          <table:table-cell table:formula="of:=IF([.I160]&lt;144-119;0;0.4*[.U160]+0.6*[.V160])" office:value-type="float" office:value="0.45531914893617" calcext:value-type="float">
            <text:p>0.4553</text:p>
          </table:table-cell>
          <table:table-cell table:formula="of:=1-[.S160]/SUM([.L160:.T160])" office:value-type="float" office:value="0.531914893617021" calcext:value-type="float">
            <text:p>0.5319</text:p>
          </table:table-cell>
          <table:table-cell table:formula="of:=[.I160]/[.J160]" office:value-type="percentage" office:value="0.447619047619048" calcext:value-type="percentage">
            <text:p>44.76%</text:p>
          </table:table-cell>
          <table:table-cell table:formula="of:=[.K160]" office:value-type="string" office:string-value="102 Bloor Street West" calcext:value-type="string">
            <text:p>102 Bloor Street Wes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166 Bay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S161]/SUM([.L161:.T161])" office:value-type="float" office:value="0.369565217391304" calcext:value-type="float">
            <text:p>0.3696</text:p>
          </table:table-cell>
          <table:table-cell table:formula="of:=[.E161]/[.I161]" office:value-type="float" office:value="0.195652173913043" calcext:value-type="float">
            <text:p>0.1957</text:p>
          </table:table-cell>
          <table:table-cell table:formula="of:=IF([.I161]&lt;144-119;0;0.4*[.U161]+0.6*[.V161])" office:value-type="float" office:value="0.265217391304348" calcext:value-type="float">
            <text:p>0.2652</text:p>
          </table:table-cell>
          <table:table-cell table:formula="of:=1-[.S161]/SUM([.L161:.T161])" office:value-type="float" office:value="0.630434782608696" calcext:value-type="float">
            <text:p>0.6304</text:p>
          </table:table-cell>
          <table:table-cell table:formula="of:=[.I161]/[.J161]" office:value-type="percentage" office:value="0.676470588235294" calcext:value-type="percentage">
            <text:p>67.65%</text:p>
          </table:table-cell>
          <table:table-cell table:formula="of:=[.K161]" office:value-type="string" office:string-value="1166 Bay Street" calcext:value-type="string">
            <text:p>1166 Bay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57 Charles Street West - Bay Charles Apartmen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table:formula="of:=[.S162]/SUM([.L162:.T162])" office:value-type="float" office:value="0.455621301775148" calcext:value-type="float">
            <text:p>0.4556</text:p>
          </table:table-cell>
          <table:table-cell table:formula="of:=[.E162]/[.I162]" office:value-type="float" office:value="0.449704142011834" calcext:value-type="float">
            <text:p>0.4497</text:p>
          </table:table-cell>
          <table:table-cell table:formula="of:=IF([.I162]&lt;144-119;0;0.4*[.U162]+0.6*[.V162])" office:value-type="float" office:value="0.45207100591716" calcext:value-type="float">
            <text:p>0.4521</text:p>
          </table:table-cell>
          <table:table-cell table:formula="of:=1-[.S162]/SUM([.L162:.T162])" office:value-type="float" office:value="0.544378698224852" calcext:value-type="float">
            <text:p>0.5444</text:p>
          </table:table-cell>
          <table:table-cell table:formula="of:=[.I162]/[.J162]" office:value-type="percentage" office:value="0.498525073746313" calcext:value-type="percentage">
            <text:p>49.85%</text:p>
          </table:table-cell>
          <table:table-cell table:formula="of:=[.K162]" office:value-type="string" office:string-value="57 Charles Street West - Bay Charles Apartments" calcext:value-type="string">
            <text:p>57 Charles Street West - Bay Charles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t. Joseph's College Scho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S163]/SUM([.L163:.T163])" office:value-type="float" office:value="0.442307692307692" calcext:value-type="float">
            <text:p>0.4423</text:p>
          </table:table-cell>
          <table:table-cell table:formula="of:=[.E163]/[.I163]" office:value-type="float" office:value="0.557692307692308" calcext:value-type="float">
            <text:p>0.5577</text:p>
          </table:table-cell>
          <table:table-cell table:formula="of:=IF([.I163]&lt;144-119;0;0.4*[.U163]+0.6*[.V163])" office:value-type="float" office:value="0.511538461538462" calcext:value-type="float">
            <text:p>0.5115</text:p>
          </table:table-cell>
          <table:table-cell table:formula="of:=1-[.S163]/SUM([.L163:.T163])" office:value-type="float" office:value="0.557692307692308" calcext:value-type="float">
            <text:p>0.5577</text:p>
          </table:table-cell>
          <table:table-cell table:formula="of:=[.I163]/[.J163]" office:value-type="percentage" office:value="0.361111111111111" calcext:value-type="percentage">
            <text:p>36.11%</text:p>
          </table:table-cell>
          <table:table-cell table:formula="of:=[.K163]" office:value-type="string" office:string-value="St. Joseph's College School" calcext:value-type="string">
            <text:p>St. Joseph's College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1 Bay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S164]/SUM([.L164:.T164])" office:value-type="float" office:value="0.468085106382979" calcext:value-type="float">
            <text:p>0.4681</text:p>
          </table:table-cell>
          <table:table-cell table:formula="of:=[.E164]/[.I164]" office:value-type="float" office:value="0.51063829787234" calcext:value-type="float">
            <text:p>0.5106</text:p>
          </table:table-cell>
          <table:table-cell table:formula="of:=IF([.I164]&lt;144-119;0;0.4*[.U164]+0.6*[.V164])" office:value-type="float" office:value="0.493617021276596" calcext:value-type="float">
            <text:p>0.4936</text:p>
          </table:table-cell>
          <table:table-cell table:formula="of:=1-[.S164]/SUM([.L164:.T164])" office:value-type="float" office:value="0.531914893617021" calcext:value-type="float">
            <text:p>0.5319</text:p>
          </table:table-cell>
          <table:table-cell table:formula="of:=[.I164]/[.J164]" office:value-type="percentage" office:value="0.419642857142857" calcext:value-type="percentage">
            <text:p>41.96%</text:p>
          </table:table-cell>
          <table:table-cell table:formula="of:=[.K164]" office:value-type="string" office:string-value="1121 Bay Street" calcext:value-type="string">
            <text:p>1121 Bay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101 Bay Street - Residences On B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[.S165]/SUM([.L165:.T165])" office:value-type="float" office:value="0.447619047619048" calcext:value-type="float">
            <text:p>0.4476</text:p>
          </table:table-cell>
          <table:table-cell table:formula="of:=[.E165]/[.I165]" office:value-type="float" office:value="0.575471698113208" calcext:value-type="float">
            <text:p>0.5755</text:p>
          </table:table-cell>
          <table:table-cell table:formula="of:=IF([.I165]&lt;144-119;0;0.4*[.U165]+0.6*[.V165])" office:value-type="float" office:value="0.524330637915544" calcext:value-type="float">
            <text:p>0.5243</text:p>
          </table:table-cell>
          <table:table-cell table:formula="of:=1-[.S165]/SUM([.L165:.T165])" office:value-type="float" office:value="0.552380952380952" calcext:value-type="float">
            <text:p>0.5524</text:p>
          </table:table-cell>
          <table:table-cell table:formula="of:=[.I165]/[.J165]" office:value-type="percentage" office:value="0.235555555555556" calcext:value-type="percentage">
            <text:p>23.56%</text:p>
          </table:table-cell>
          <table:table-cell table:formula="of:=[.K165]" office:value-type="string" office:string-value="1101 Bay Street - Residences On Bay" calcext:value-type="string">
            <text:p>1101 Bay Street - Residences On Ba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University of Toronto - 30 Charles Street W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formula="of:=[.S166]/SUM([.L166:.T166])" office:value-type="float" office:value="0.347826086956522" calcext:value-type="float">
            <text:p>0.3478</text:p>
          </table:table-cell>
          <table:table-cell table:formula="of:=[.E166]/[.I166]" office:value-type="float" office:value="0.717391304347826" calcext:value-type="float">
            <text:p>0.7174</text:p>
          </table:table-cell>
          <table:table-cell table:formula="of:=IF([.I166]&lt;144-119;0;0.4*[.U166]+0.6*[.V166])" office:value-type="float" office:value="0.569565217391304" calcext:value-type="float">
            <text:p>0.5696</text:p>
          </table:table-cell>
          <table:table-cell table:formula="of:=1-[.S166]/SUM([.L166:.T166])" office:value-type="float" office:value="0.652173913043478" calcext:value-type="float">
            <text:p>0.6522</text:p>
          </table:table-cell>
          <table:table-cell table:formula="of:=[.I166]/[.J166]" office:value-type="percentage" office:value="0.296774193548387" calcext:value-type="percentage">
            <text:p>29.68%</text:p>
          </table:table-cell>
          <table:table-cell table:formula="of:=[.K166]" office:value-type="string" office:string-value="University of Toronto - 30 Charles Street West" calcext:value-type="string">
            <text:p>University of Toronto - 30 Charles Street Wes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33 Isabella Street - Isabella Cour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[.S167]/SUM([.L167:.T167])" office:value-type="float" office:value="0.462025316455696" calcext:value-type="float">
            <text:p>0.4620</text:p>
          </table:table-cell>
          <table:table-cell table:formula="of:=[.E167]/[.I167]" office:value-type="float" office:value="0.537974683544304" calcext:value-type="float">
            <text:p>0.5380</text:p>
          </table:table-cell>
          <table:table-cell table:formula="of:=IF([.I167]&lt;144-119;0;0.4*[.U167]+0.6*[.V167])" office:value-type="float" office:value="0.507594936708861" calcext:value-type="float">
            <text:p>0.5076</text:p>
          </table:table-cell>
          <table:table-cell table:formula="of:=1-[.S167]/SUM([.L167:.T167])" office:value-type="float" office:value="0.537974683544304" calcext:value-type="float">
            <text:p>0.5380</text:p>
          </table:table-cell>
          <table:table-cell table:formula="of:=[.I167]/[.J167]" office:value-type="percentage" office:value="0.486153846153846" calcext:value-type="percentage">
            <text:p>48.62%</text:p>
          </table:table-cell>
          <table:table-cell table:formula="of:=[.K167]" office:value-type="string" office:string-value="33 Isabella Street - Isabella Court" calcext:value-type="string">
            <text:p>33 Isabella Street - Isabella Cour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66 Isabella Street - Town 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formula="of:=[.S168]/SUM([.L168:.T168])" office:value-type="float" office:value="0.492753623188406" calcext:value-type="float">
            <text:p>0.4928</text:p>
          </table:table-cell>
          <table:table-cell table:formula="of:=[.E168]/[.I168]" office:value-type="float" office:value="0.376811594202899" calcext:value-type="float">
            <text:p>0.3768</text:p>
          </table:table-cell>
          <table:table-cell table:formula="of:=IF([.I168]&lt;144-119;0;0.4*[.U168]+0.6*[.V168])" office:value-type="float" office:value="0.423188405797101" calcext:value-type="float">
            <text:p>0.4232</text:p>
          </table:table-cell>
          <table:table-cell table:formula="of:=1-[.S168]/SUM([.L168:.T168])" office:value-type="float" office:value="0.507246376811594" calcext:value-type="float">
            <text:p>0.5072</text:p>
          </table:table-cell>
          <table:table-cell table:formula="of:=[.I168]/[.J168]" office:value-type="percentage" office:value="0.587234042553191" calcext:value-type="percentage">
            <text:p>58.72%</text:p>
          </table:table-cell>
          <table:table-cell table:formula="of:=[.K168]" office:value-type="string" office:string-value="66 Isabella Street - Town Square" calcext:value-type="string">
            <text:p>66 Isabella Street - Town Squa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hurch Street Community Centre (519 Church Street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[.S169]/SUM([.L169:.T169])" office:value-type="float" office:value="0.485714285714286" calcext:value-type="float">
            <text:p>0.4857</text:p>
          </table:table-cell>
          <table:table-cell table:formula="of:=[.E169]/[.I169]" office:value-type="float" office:value="0.436619718309859" calcext:value-type="float">
            <text:p>0.4366</text:p>
          </table:table-cell>
          <table:table-cell table:formula="of:=IF([.I169]&lt;144-119;0;0.4*[.U169]+0.6*[.V169])" office:value-type="float" office:value="0.45625754527163" calcext:value-type="float">
            <text:p>0.4563</text:p>
          </table:table-cell>
          <table:table-cell table:formula="of:=1-[.S169]/SUM([.L169:.T169])" office:value-type="float" office:value="0.514285714285714" calcext:value-type="float">
            <text:p>0.5143</text:p>
          </table:table-cell>
          <table:table-cell table:formula="of:=[.I169]/[.J169]" office:value-type="percentage" office:value="0.482993197278912" calcext:value-type="percentage">
            <text:p>48.30%</text:p>
          </table:table-cell>
          <table:table-cell table:formula="of:=[.K169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École élémentaire catholique Sacré-Coe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[.S170]/SUM([.L170:.T170])" office:value-type="float" office:value="0.555555555555556" calcext:value-type="float">
            <text:p>0.5556</text:p>
          </table:table-cell>
          <table:table-cell table:formula="of:=[.E170]/[.I170]" office:value-type="float" office:value="0.424657534246575" calcext:value-type="float">
            <text:p>0.4247</text:p>
          </table:table-cell>
          <table:table-cell table:formula="of:=IF([.I170]&lt;144-119;0;0.4*[.U170]+0.6*[.V170])" office:value-type="float" office:value="0.477016742770168" calcext:value-type="float">
            <text:p>0.4770</text:p>
          </table:table-cell>
          <table:table-cell table:formula="of:=1-[.S170]/SUM([.L170:.T170])" office:value-type="float" office:value="0.444444444444444" calcext:value-type="float">
            <text:p>0.4444</text:p>
          </table:table-cell>
          <table:table-cell table:formula="of:=[.I170]/[.J170]" office:value-type="percentage" office:value="0.503448275862069" calcext:value-type="percentage">
            <text:p>50.34%</text:p>
          </table:table-cell>
          <table:table-cell table:formula="of:=[.K170]" office:value-type="string" office:string-value="École élémentaire catholique Sacré-Coeur" calcext:value-type="string">
            <text:p>École élémentaire catholique Sacré-Co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86 Gloucester Stree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S171]/SUM([.L171:.T171])" office:value-type="float" office:value="0.58252427184466" calcext:value-type="float">
            <text:p>0.5825</text:p>
          </table:table-cell>
          <table:table-cell table:formula="of:=[.E171]/[.I171]" office:value-type="float" office:value="0.436893203883495" calcext:value-type="float">
            <text:p>0.4369</text:p>
          </table:table-cell>
          <table:table-cell table:formula="of:=IF([.I171]&lt;144-119;0;0.4*[.U171]+0.6*[.V171])" office:value-type="float" office:value="0.495145631067961" calcext:value-type="float">
            <text:p>0.4951</text:p>
          </table:table-cell>
          <table:table-cell table:formula="of:=1-[.S171]/SUM([.L171:.T171])" office:value-type="float" office:value="0.41747572815534" calcext:value-type="float">
            <text:p>0.4175</text:p>
          </table:table-cell>
          <table:table-cell table:formula="of:=[.I171]/[.J171]" office:value-type="percentage" office:value="0.725352112676056" calcext:value-type="percentage">
            <text:p>72.54%</text:p>
          </table:table-cell>
          <table:table-cell table:formula="of:=[.K171]" office:value-type="string" office:string-value="86 Gloucester Street" calcext:value-type="string">
            <text:p>86 Gloucester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550 Jarvis Street - Massey House Apartmen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table:formula="of:=[.S172]/SUM([.L172:.T172])" office:value-type="float" office:value="0.48502994011976" calcext:value-type="float">
            <text:p>0.4850</text:p>
          </table:table-cell>
          <table:table-cell table:formula="of:=[.E172]/[.I172]" office:value-type="float" office:value="0.57396449704142" calcext:value-type="float">
            <text:p>0.5740</text:p>
          </table:table-cell>
          <table:table-cell table:formula="of:=IF([.I172]&lt;144-119;0;0.4*[.U172]+0.6*[.V172])" office:value-type="float" office:value="0.538390674272756" calcext:value-type="float">
            <text:p>0.5384</text:p>
          </table:table-cell>
          <table:table-cell table:formula="of:=1-[.S172]/SUM([.L172:.T172])" office:value-type="float" office:value="0.51497005988024" calcext:value-type="float">
            <text:p>0.5150</text:p>
          </table:table-cell>
          <table:table-cell table:formula="of:=[.I172]/[.J172]" office:value-type="percentage" office:value="0.599290780141844" calcext:value-type="percentage">
            <text:p>59.93%</text:p>
          </table:table-cell>
          <table:table-cell table:formula="of:=[.K172]" office:value-type="string" office:string-value="550 Jarvis Street - Massey House Apartments" calcext:value-type="string">
            <text:p>550 Jarvis Street - Massey House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105 Isabella Stre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formula="of:=[.S173]/SUM([.L173:.T173])" office:value-type="float" office:value="0.571428571428571" calcext:value-type="float">
            <text:p>0.5714</text:p>
          </table:table-cell>
          <table:table-cell table:formula="of:=[.E173]/[.I173]" office:value-type="float" office:value="0.560283687943262" calcext:value-type="float">
            <text:p>0.5603</text:p>
          </table:table-cell>
          <table:table-cell table:formula="of:=IF([.I173]&lt;144-119;0;0.4*[.U173]+0.6*[.V173])" office:value-type="float" office:value="0.564741641337386" calcext:value-type="float">
            <text:p>0.5647</text:p>
          </table:table-cell>
          <table:table-cell table:formula="of:=1-[.S173]/SUM([.L173:.T173])" office:value-type="float" office:value="0.428571428571429" calcext:value-type="float">
            <text:p>0.4286</text:p>
          </table:table-cell>
          <table:table-cell table:formula="of:=[.I173]/[.J173]" office:value-type="percentage" office:value="0.428571428571429" calcext:value-type="percentage">
            <text:p>42.86%</text:p>
          </table:table-cell>
          <table:table-cell table:formula="of:=[.K173]" office:value-type="string" office:string-value="105 Isabella Street" calcext:value-type="string">
            <text:p>105 Isabella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00 Gloucester Street - Cawthra Apartmen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S174]/SUM([.L174:.T174])" office:value-type="float" office:value="0.527272727272727" calcext:value-type="float">
            <text:p>0.5273</text:p>
          </table:table-cell>
          <table:table-cell table:formula="of:=[.E174]/[.I174]" office:value-type="float" office:value="0.531531531531532" calcext:value-type="float">
            <text:p>0.5315</text:p>
          </table:table-cell>
          <table:table-cell table:formula="of:=IF([.I174]&lt;144-119;0;0.4*[.U174]+0.6*[.V174])" office:value-type="float" office:value="0.52982800982801" calcext:value-type="float">
            <text:p>0.5298</text:p>
          </table:table-cell>
          <table:table-cell table:formula="of:=1-[.S174]/SUM([.L174:.T174])" office:value-type="float" office:value="0.472727272727273" calcext:value-type="float">
            <text:p>0.4727</text:p>
          </table:table-cell>
          <table:table-cell table:formula="of:=[.I174]/[.J174]" office:value-type="percentage" office:value="0.536231884057971" calcext:value-type="percentage">
            <text:p>53.62%</text:p>
          </table:table-cell>
          <table:table-cell table:formula="of:=[.K174]" office:value-type="string" office:string-value="100 Gloucester Street - Cawthra Apartments" calcext:value-type="string">
            <text:p>100 Gloucester Street - Cawthra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École élémentaire catholique Sacré-Coe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S175]/SUM([.L175:.T175])" office:value-type="float" office:value="0.408163265306122" calcext:value-type="float">
            <text:p>0.4082</text:p>
          </table:table-cell>
          <table:table-cell table:formula="of:=[.E175]/[.I175]" office:value-type="float" office:value="0.673469387755102" calcext:value-type="float">
            <text:p>0.6735</text:p>
          </table:table-cell>
          <table:table-cell table:formula="of:=IF([.I175]&lt;144-119;0;0.4*[.U175]+0.6*[.V175])" office:value-type="float" office:value="0.56734693877551" calcext:value-type="float">
            <text:p>0.5673</text:p>
          </table:table-cell>
          <table:table-cell table:formula="of:=1-[.S175]/SUM([.L175:.T175])" office:value-type="float" office:value="0.591836734693878" calcext:value-type="float">
            <text:p>0.5918</text:p>
          </table:table-cell>
          <table:table-cell table:formula="of:=[.I175]/[.J175]" office:value-type="percentage" office:value="0.426086956521739" calcext:value-type="percentage">
            <text:p>42.61%</text:p>
          </table:table-cell>
          <table:table-cell table:formula="of:=[.K175]" office:value-type="string" office:string-value="École élémentaire catholique Sacré-Coeur" calcext:value-type="string">
            <text:p>École élémentaire catholique Sacré-Co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Wellesley Community Cent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[.S176]/SUM([.L176:.T176])" office:value-type="float" office:value="0.476973684210526" calcext:value-type="float">
            <text:p>0.4770</text:p>
          </table:table-cell>
          <table:table-cell table:formula="of:=[.E176]/[.I176]" office:value-type="float" office:value="0.482200647249191" calcext:value-type="float">
            <text:p>0.4822</text:p>
          </table:table-cell>
          <table:table-cell table:formula="of:=IF([.I176]&lt;144-119;0;0.4*[.U176]+0.6*[.V176])" office:value-type="float" office:value="0.480109862033725" calcext:value-type="float">
            <text:p>0.4801</text:p>
          </table:table-cell>
          <table:table-cell table:formula="of:=1-[.S176]/SUM([.L176:.T176])" office:value-type="float" office:value="0.523026315789474" calcext:value-type="float">
            <text:p>0.5230</text:p>
          </table:table-cell>
          <table:table-cell table:formula="of:=[.I176]/[.J176]" office:value-type="percentage" office:value="0.36438679245283" calcext:value-type="percentage">
            <text:p>36.44%</text:p>
          </table:table-cell>
          <table:table-cell table:formula="of:=[.K176]" office:value-type="string" office:string-value="Wellesley Community Centre" calcext:value-type="string">
            <text:p>Wellesley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44 St. Joseph Street - Polo Club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 table:formula="of:=[.S177]/SUM([.L177:.T177])" office:value-type="float" office:value="0.511111111111111" calcext:value-type="float">
            <text:p>0.5111</text:p>
          </table:table-cell>
          <table:table-cell table:formula="of:=[.E177]/[.I177]" office:value-type="float" office:value="0.605263157894737" calcext:value-type="float">
            <text:p>0.6053</text:p>
          </table:table-cell>
          <table:table-cell table:formula="of:=IF([.I177]&lt;144-119;0;0.4*[.U177]+0.6*[.V177])" office:value-type="float" office:value="0.567602339181287" calcext:value-type="float">
            <text:p>0.5676</text:p>
          </table:table-cell>
          <table:table-cell table:formula="of:=1-[.S177]/SUM([.L177:.T177])" office:value-type="float" office:value="0.488888888888889" calcext:value-type="float">
            <text:p>0.4889</text:p>
          </table:table-cell>
          <table:table-cell table:formula="of:=[.I177]/[.J177]" office:value-type="percentage" office:value="0.491379310344828" calcext:value-type="percentage">
            <text:p>49.14%</text:p>
          </table:table-cell>
          <table:table-cell table:formula="of:=[.K177]" office:value-type="string" office:string-value="44 St. Joseph Street - Polo Club II" calcext:value-type="string">
            <text:p>44 St. Joseph Street - Polo Club I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2" calcext:value-type="float">
            <text:p>462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5 St. Mary Street - La Place Mar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table:formula="of:=[.S178]/SUM([.L178:.T178])" office:value-type="float" office:value="0.453947368421053" calcext:value-type="float">
            <text:p>0.4539</text:p>
          </table:table-cell>
          <table:table-cell table:formula="of:=[.E178]/[.I178]" office:value-type="float" office:value="0.483870967741936" calcext:value-type="float">
            <text:p>0.4839</text:p>
          </table:table-cell>
          <table:table-cell table:formula="of:=IF([.I178]&lt;144-119;0;0.4*[.U178]+0.6*[.V178])" office:value-type="float" office:value="0.471901528013582" calcext:value-type="float">
            <text:p>0.4719</text:p>
          </table:table-cell>
          <table:table-cell table:formula="of:=1-[.S178]/SUM([.L178:.T178])" office:value-type="float" office:value="0.546052631578947" calcext:value-type="float">
            <text:p>0.5461</text:p>
          </table:table-cell>
          <table:table-cell table:formula="of:=[.I178]/[.J178]" office:value-type="percentage" office:value="0.895953757225434" calcext:value-type="percentage">
            <text:p>89.60%</text:p>
          </table:table-cell>
          <table:table-cell table:formula="of:=[.K178]" office:value-type="string" office:string-value="25 St. Mary Street - La Place Marie" calcext:value-type="string">
            <text:p>25 St. Mary Street - La Place Mari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30 Gloucester Street - Gloucester Village Ga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table:formula="of:=[.S179]/SUM([.L179:.T179])" office:value-type="float" office:value="0.556179775280899" calcext:value-type="float">
            <text:p>0.5562</text:p>
          </table:table-cell>
          <table:table-cell table:formula="of:=[.E179]/[.I179]" office:value-type="float" office:value="0.566666666666667" calcext:value-type="float">
            <text:p>0.5667</text:p>
          </table:table-cell>
          <table:table-cell table:formula="of:=IF([.I179]&lt;144-119;0;0.4*[.U179]+0.6*[.V179])" office:value-type="float" office:value="0.56247191011236" calcext:value-type="float">
            <text:p>0.5625</text:p>
          </table:table-cell>
          <table:table-cell table:formula="of:=1-[.S179]/SUM([.L179:.T179])" office:value-type="float" office:value="0.443820224719101" calcext:value-type="float">
            <text:p>0.4438</text:p>
          </table:table-cell>
          <table:table-cell table:formula="of:=[.I179]/[.J179]" office:value-type="percentage" office:value="0.622837370242215" calcext:value-type="percentage">
            <text:p>62.28%</text:p>
          </table:table-cell>
          <table:table-cell table:formula="of:=[.K179]" office:value-type="string" office:string-value="30 Gloucester Street - Gloucester Village Gate" calcext:value-type="string">
            <text:p>30 Gloucester Street - Gloucester Village Gat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hurch Street Community Centre (519 Church Street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S180]/SUM([.L180:.T180])" office:value-type="float" office:value="0.517241379310345" calcext:value-type="float">
            <text:p>0.5172</text:p>
          </table:table-cell>
          <table:table-cell table:formula="of:=[.E180]/[.I180]" office:value-type="float" office:value="0.603448275862069" calcext:value-type="float">
            <text:p>0.6034</text:p>
          </table:table-cell>
          <table:table-cell table:formula="of:=IF([.I180]&lt;144-119;0;0.4*[.U180]+0.6*[.V180])" office:value-type="float" office:value="0.568965517241379" calcext:value-type="float">
            <text:p>0.5690</text:p>
          </table:table-cell>
          <table:table-cell table:formula="of:=1-[.S180]/SUM([.L180:.T180])" office:value-type="float" office:value="0.482758620689655" calcext:value-type="float">
            <text:p>0.4828</text:p>
          </table:table-cell>
          <table:table-cell table:formula="of:=[.I180]/[.J180]" office:value-type="percentage" office:value="0.320441988950276" calcext:value-type="percentage">
            <text:p>32.04%</text:p>
          </table:table-cell>
          <table:table-cell table:formula="of:=[.K180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hurch Street Community Centre (519 Church Street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S181]/SUM([.L181:.T181])" office:value-type="float" office:value="0.375" calcext:value-type="float">
            <text:p>0.3750</text:p>
          </table:table-cell>
          <table:table-cell table:formula="of:=[.E181]/[.I181]" office:value-type="float" office:value="0.714285714285714" calcext:value-type="float">
            <text:p>0.7143</text:p>
          </table:table-cell>
          <table:table-cell table:formula="of:=IF([.I181]&lt;144-119;0;0.4*[.U181]+0.6*[.V181])" office:value-type="float" office:value="0.578571428571429" calcext:value-type="float">
            <text:p>0.5786</text:p>
          </table:table-cell>
          <table:table-cell table:formula="of:=1-[.S181]/SUM([.L181:.T181])" office:value-type="float" office:value="0.625" calcext:value-type="float">
            <text:p>0.6250</text:p>
          </table:table-cell>
          <table:table-cell table:formula="of:=[.I181]/[.J181]" office:value-type="percentage" office:value="0.505154639175258" calcext:value-type="percentage">
            <text:p>50.52%</text:p>
          </table:table-cell>
          <table:table-cell table:formula="of:=[.K181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3" calcext:value-type="float">
            <text:p>283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100 Wellesley Street East - Plaza One Hundr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formula="of:=[.S182]/SUM([.L182:.T182])" office:value-type="float" office:value="0.530035335689046" calcext:value-type="float">
            <text:p>0.5300</text:p>
          </table:table-cell>
          <table:table-cell table:formula="of:=[.E182]/[.I182]" office:value-type="float" office:value="0.57243816254417" calcext:value-type="float">
            <text:p>0.5724</text:p>
          </table:table-cell>
          <table:table-cell table:formula="of:=IF([.I182]&lt;144-119;0;0.4*[.U182]+0.6*[.V182])" office:value-type="float" office:value="0.55547703180212" calcext:value-type="float">
            <text:p>0.5555</text:p>
          </table:table-cell>
          <table:table-cell table:formula="of:=1-[.S182]/SUM([.L182:.T182])" office:value-type="float" office:value="0.469964664310954" calcext:value-type="float">
            <text:p>0.4700</text:p>
          </table:table-cell>
          <table:table-cell table:formula="of:=[.I182]/[.J182]" office:value-type="percentage" office:value="0.534971644612476" calcext:value-type="percentage">
            <text:p>53.50%</text:p>
          </table:table-cell>
          <table:table-cell table:formula="of:=[.K182]" office:value-type="string" office:string-value="100 Wellesley Street East - Plaza One Hundred" calcext:value-type="string">
            <text:p>100 Wellesley Street East - Plaza One Hundre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460 Jarvis Stree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formula="of:=[.S183]/SUM([.L183:.T183])" office:value-type="float" office:value="0.413461538461538" calcext:value-type="float">
            <text:p>0.4135</text:p>
          </table:table-cell>
          <table:table-cell table:formula="of:=[.E183]/[.I183]" office:value-type="float" office:value="0.495327102803738" calcext:value-type="float">
            <text:p>0.4953</text:p>
          </table:table-cell>
          <table:table-cell table:formula="of:=IF([.I183]&lt;144-119;0;0.4*[.U183]+0.6*[.V183])" office:value-type="float" office:value="0.462580877066858" calcext:value-type="float">
            <text:p>0.4626</text:p>
          </table:table-cell>
          <table:table-cell table:formula="of:=1-[.S183]/SUM([.L183:.T183])" office:value-type="float" office:value="0.586538461538462" calcext:value-type="float">
            <text:p>0.5865</text:p>
          </table:table-cell>
          <table:table-cell table:formula="of:=[.I183]/[.J183]" office:value-type="percentage" office:value="0.504716981132076" calcext:value-type="percentage">
            <text:p>50.47%</text:p>
          </table:table-cell>
          <table:table-cell table:formula="of:=[.K183]" office:value-type="string" office:string-value="460 Jarvis Street" calcext:value-type="string">
            <text:p>460 Jarvis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5 Maitland Place - L'Espri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table:formula="of:=[.S184]/SUM([.L184:.T184])" office:value-type="float" office:value="0.595238095238095" calcext:value-type="float">
            <text:p>0.5952</text:p>
          </table:table-cell>
          <table:table-cell table:formula="of:=[.E184]/[.I184]" office:value-type="float" office:value="0.526785714285714" calcext:value-type="float">
            <text:p>0.5268</text:p>
          </table:table-cell>
          <table:table-cell table:formula="of:=IF([.I184]&lt;144-119;0;0.4*[.U184]+0.6*[.V184])" office:value-type="float" office:value="0.554166666666667" calcext:value-type="float">
            <text:p>0.5542</text:p>
          </table:table-cell>
          <table:table-cell table:formula="of:=1-[.S184]/SUM([.L184:.T184])" office:value-type="float" office:value="0.404761904761905" calcext:value-type="float">
            <text:p>0.4048</text:p>
          </table:table-cell>
          <table:table-cell table:formula="of:=[.I184]/[.J184]" office:value-type="percentage" office:value="0.557213930348259" calcext:value-type="percentage">
            <text:p>55.72%</text:p>
          </table:table-cell>
          <table:table-cell table:formula="of:=[.K184]" office:value-type="string" office:string-value="15 Maitland Place - L'Esprit" calcext:value-type="string">
            <text:p>15 Maitland Place - L'Espri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ellesley Community Cent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S185]/SUM([.L185:.T185])" office:value-type="float" office:value="0.533333333333333" calcext:value-type="float">
            <text:p>0.5333</text:p>
          </table:table-cell>
          <table:table-cell table:formula="of:=[.E185]/[.I185]" office:value-type="float" office:value="0.433333333333333" calcext:value-type="float">
            <text:p>0.4333</text:p>
          </table:table-cell>
          <table:table-cell table:formula="of:=IF([.I185]&lt;144-119;0;0.4*[.U185]+0.6*[.V185])" office:value-type="float" office:value="0.473333333333333" calcext:value-type="float">
            <text:p>0.4733</text:p>
          </table:table-cell>
          <table:table-cell table:formula="of:=1-[.S185]/SUM([.L185:.T185])" office:value-type="float" office:value="0.466666666666667" calcext:value-type="float">
            <text:p>0.4667</text:p>
          </table:table-cell>
          <table:table-cell table:formula="of:=[.I185]/[.J185]" office:value-type="percentage" office:value="0.252100840336134" calcext:value-type="percentage">
            <text:p>25.21%</text:p>
          </table:table-cell>
          <table:table-cell table:formula="of:=[.K185]" office:value-type="string" office:string-value="Wellesley Community Centre" calcext:value-type="string">
            <text:p>Wellesley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550 Ontario Street- Hugh Garner Co-opera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table:formula="of:=[.S186]/SUM([.L186:.T186])" office:value-type="float" office:value="0.53416149068323" calcext:value-type="float">
            <text:p>0.5342</text:p>
          </table:table-cell>
          <table:table-cell table:formula="of:=[.E186]/[.I186]" office:value-type="float" office:value="0.625766871165644" calcext:value-type="float">
            <text:p>0.6258</text:p>
          </table:table-cell>
          <table:table-cell table:formula="of:=IF([.I186]&lt;144-119;0;0.4*[.U186]+0.6*[.V186])" office:value-type="float" office:value="0.589124718972678" calcext:value-type="float">
            <text:p>0.5891</text:p>
          </table:table-cell>
          <table:table-cell table:formula="of:=1-[.S186]/SUM([.L186:.T186])" office:value-type="float" office:value="0.46583850931677" calcext:value-type="float">
            <text:p>0.4658</text:p>
          </table:table-cell>
          <table:table-cell table:formula="of:=[.I186]/[.J186]" office:value-type="percentage" office:value="0.612781954887218" calcext:value-type="percentage">
            <text:p>61.28%</text:p>
          </table:table-cell>
          <table:table-cell table:formula="of:=[.K186]" office:value-type="string" office:string-value="550 Ontario Street- Hugh Garner Co-operative" calcext:value-type="string">
            <text:p>550 Ontario Street- Hugh Garner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leecker Street Co-oper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table:formula="of:=[.S187]/SUM([.L187:.T187])" office:value-type="float" office:value="0.441025641025641" calcext:value-type="float">
            <text:p>0.4410</text:p>
          </table:table-cell>
          <table:table-cell table:formula="of:=[.E187]/[.I187]" office:value-type="float" office:value="0.578680203045685" calcext:value-type="float">
            <text:p>0.5787</text:p>
          </table:table-cell>
          <table:table-cell table:formula="of:=IF([.I187]&lt;144-119;0;0.4*[.U187]+0.6*[.V187])" office:value-type="float" office:value="0.523618378237668" calcext:value-type="float">
            <text:p>0.5236</text:p>
          </table:table-cell>
          <table:table-cell table:formula="of:=1-[.S187]/SUM([.L187:.T187])" office:value-type="float" office:value="0.558974358974359" calcext:value-type="float">
            <text:p>0.5590</text:p>
          </table:table-cell>
          <table:table-cell table:formula="of:=[.I187]/[.J187]" office:value-type="percentage" office:value="0.564469914040115" calcext:value-type="percentage">
            <text:p>56.45%</text:p>
          </table:table-cell>
          <table:table-cell table:formula="of:=[.K187]" office:value-type="string" office:string-value="Bleecker Street Co-operative" calcext:value-type="string">
            <text:p>Bleecker Street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. Joseph's College Sch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formula="of:=[.S188]/SUM([.L188:.T188])" office:value-type="float" office:value="0.551282051282051" calcext:value-type="float">
            <text:p>0.5513</text:p>
          </table:table-cell>
          <table:table-cell table:formula="of:=[.E188]/[.I188]" office:value-type="float" office:value="0.487179487179487" calcext:value-type="float">
            <text:p>0.4872</text:p>
          </table:table-cell>
          <table:table-cell table:formula="of:=IF([.I188]&lt;144-119;0;0.4*[.U188]+0.6*[.V188])" office:value-type="float" office:value="0.512820512820513" calcext:value-type="float">
            <text:p>0.5128</text:p>
          </table:table-cell>
          <table:table-cell table:formula="of:=1-[.S188]/SUM([.L188:.T188])" office:value-type="float" office:value="0.448717948717949" calcext:value-type="float">
            <text:p>0.4487</text:p>
          </table:table-cell>
          <table:table-cell table:formula="of:=[.I188]/[.J188]" office:value-type="percentage" office:value="0.433333333333333" calcext:value-type="percentage">
            <text:p>43.33%</text:p>
          </table:table-cell>
          <table:table-cell table:formula="of:=[.K188]" office:value-type="string" office:string-value="St. Joseph's College School" calcext:value-type="string">
            <text:p>St. Joseph's College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24 Wellesley Street West - Century Plaz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  <table:table-cell office:value-type="float" office:value="47" calcext:value-type="float">
            <text:p>47</text:p>
          </table:table-cell>
          <table:table-cell table:formula="of:=[.S189]/SUM([.L189:.T189])" office:value-type="float" office:value="0.492822966507177" calcext:value-type="float">
            <text:p>0.4928</text:p>
          </table:table-cell>
          <table:table-cell table:formula="of:=[.E189]/[.I189]" office:value-type="float" office:value="0.507177033492823" calcext:value-type="float">
            <text:p>0.5072</text:p>
          </table:table-cell>
          <table:table-cell table:formula="of:=IF([.I189]&lt;144-119;0;0.4*[.U189]+0.6*[.V189])" office:value-type="float" office:value="0.501435406698565" calcext:value-type="float">
            <text:p>0.5014</text:p>
          </table:table-cell>
          <table:table-cell table:formula="of:=1-[.S189]/SUM([.L189:.T189])" office:value-type="float" office:value="0.507177033492823" calcext:value-type="float">
            <text:p>0.5072</text:p>
          </table:table-cell>
          <table:table-cell table:formula="of:=[.I189]/[.J189]" office:value-type="percentage" office:value="0.479357798165138" calcext:value-type="percentage">
            <text:p>47.94%</text:p>
          </table:table-cell>
          <table:table-cell table:formula="of:=[.K189]" office:value-type="string" office:string-value="24 Wellesley Street West - Century Plaza" calcext:value-type="string">
            <text:p>24 Wellesley Street West - Century Plaz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555 Yonge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[.S190]/SUM([.L190:.T190])" office:value-type="float" office:value="0.426470588235294" calcext:value-type="float">
            <text:p>0.4265</text:p>
          </table:table-cell>
          <table:table-cell table:formula="of:=[.E190]/[.I190]" office:value-type="float" office:value="0.463768115942029" calcext:value-type="float">
            <text:p>0.4638</text:p>
          </table:table-cell>
          <table:table-cell table:formula="of:=IF([.I190]&lt;144-119;0;0.4*[.U190]+0.6*[.V190])" office:value-type="float" office:value="0.448849104859335" calcext:value-type="float">
            <text:p>0.4488</text:p>
          </table:table-cell>
          <table:table-cell table:formula="of:=1-[.S190]/SUM([.L190:.T190])" office:value-type="float" office:value="0.573529411764706" calcext:value-type="float">
            <text:p>0.5735</text:p>
          </table:table-cell>
          <table:table-cell table:formula="of:=[.I190]/[.J190]" office:value-type="percentage" office:value="0.485915492957747" calcext:value-type="percentage">
            <text:p>48.59%</text:p>
          </table:table-cell>
          <table:table-cell table:formula="of:=[.K190]" office:value-type="string" office:string-value="555 Yonge Street" calcext:value-type="string">
            <text:p>555 Yonge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25 Maitland Street - The Cosmopolit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table:formula="of:=[.S191]/SUM([.L191:.T191])" office:value-type="float" office:value="0.626865671641791" calcext:value-type="float">
            <text:p>0.6269</text:p>
          </table:table-cell>
          <table:table-cell table:formula="of:=[.E191]/[.I191]" office:value-type="float" office:value="0.414814814814815" calcext:value-type="float">
            <text:p>0.4148</text:p>
          </table:table-cell>
          <table:table-cell table:formula="of:=IF([.I191]&lt;144-119;0;0.4*[.U191]+0.6*[.V191])" office:value-type="float" office:value="0.499635157545605" calcext:value-type="float">
            <text:p>0.4996</text:p>
          </table:table-cell>
          <table:table-cell table:formula="of:=1-[.S191]/SUM([.L191:.T191])" office:value-type="float" office:value="0.373134328358209" calcext:value-type="float">
            <text:p>0.3731</text:p>
          </table:table-cell>
          <table:table-cell table:formula="of:=[.I191]/[.J191]" office:value-type="percentage" office:value="0.581896551724138" calcext:value-type="percentage">
            <text:p>58.19%</text:p>
          </table:table-cell>
          <table:table-cell table:formula="of:=[.K191]" office:value-type="string" office:string-value="25 Maitland Street - The Cosmopolitan" calcext:value-type="string">
            <text:p>25 Maitland Street - The Cosmopolita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484 Church Street - City Park Co-operati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formula="of:=[.S192]/SUM([.L192:.T192])" office:value-type="float" office:value="0.575757575757576" calcext:value-type="float">
            <text:p>0.5758</text:p>
          </table:table-cell>
          <table:table-cell table:formula="of:=[.E192]/[.I192]" office:value-type="float" office:value="0.4" calcext:value-type="float">
            <text:p>0.4000</text:p>
          </table:table-cell>
          <table:table-cell table:formula="of:=IF([.I192]&lt;144-119;0;0.4*[.U192]+0.6*[.V192])" office:value-type="float" office:value="0.47030303030303" calcext:value-type="float">
            <text:p>0.4703</text:p>
          </table:table-cell>
          <table:table-cell table:formula="of:=1-[.S192]/SUM([.L192:.T192])" office:value-type="float" office:value="0.424242424242424" calcext:value-type="float">
            <text:p>0.4242</text:p>
          </table:table-cell>
          <table:table-cell table:formula="of:=[.I192]/[.J192]" office:value-type="percentage" office:value="0.711743772241993" calcext:value-type="percentage">
            <text:p>71.17%</text:p>
          </table:table-cell>
          <table:table-cell table:formula="of:=[.K192]" office:value-type="string" office:string-value="484 Church Street - City Park Co-operative" calcext:value-type="string">
            <text:p>484 Church Street - City Park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hurch Street Ju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S193]/SUM([.L193:.T193])" office:value-type="float" office:value="0.507462686567164" calcext:value-type="float">
            <text:p>0.5075</text:p>
          </table:table-cell>
          <table:table-cell table:formula="of:=[.E193]/[.I193]" office:value-type="float" office:value="0.597014925373134" calcext:value-type="float">
            <text:p>0.5970</text:p>
          </table:table-cell>
          <table:table-cell table:formula="of:=IF([.I193]&lt;144-119;0;0.4*[.U193]+0.6*[.V193])" office:value-type="float" office:value="0.561194029850746" calcext:value-type="float">
            <text:p>0.5612</text:p>
          </table:table-cell>
          <table:table-cell table:formula="of:=1-[.S193]/SUM([.L193:.T193])" office:value-type="float" office:value="0.492537313432836" calcext:value-type="float">
            <text:p>0.4925</text:p>
          </table:table-cell>
          <table:table-cell table:formula="of:=[.I193]/[.J193]" office:value-type="percentage" office:value="0.582608695652174" calcext:value-type="percentage">
            <text:p>58.26%</text:p>
          </table:table-cell>
          <table:table-cell table:formula="of:=[.K193]" office:value-type="string" office:string-value="Church Street Junior Public School" calcext:value-type="string">
            <text:p>Church Stree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77 Maitland Place - Celebrity Pl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71" calcext:value-type="float">
            <text:p>171</text:p>
          </table:table-cell>
          <table:table-cell office:value-type="float" office:value="36" calcext:value-type="float">
            <text:p>36</text:p>
          </table:table-cell>
          <table:table-cell table:formula="of:=[.S194]/SUM([.L194:.T194])" office:value-type="float" office:value="0.507418397626113" calcext:value-type="float">
            <text:p>0.5074</text:p>
          </table:table-cell>
          <table:table-cell table:formula="of:=[.E194]/[.I194]" office:value-type="float" office:value="0.542772861356932" calcext:value-type="float">
            <text:p>0.5428</text:p>
          </table:table-cell>
          <table:table-cell table:formula="of:=IF([.I194]&lt;144-119;0;0.4*[.U194]+0.6*[.V194])" office:value-type="float" office:value="0.528631075864604" calcext:value-type="float">
            <text:p>0.5286</text:p>
          </table:table-cell>
          <table:table-cell table:formula="of:=1-[.S194]/SUM([.L194:.T194])" office:value-type="float" office:value="0.492581602373887" calcext:value-type="float">
            <text:p>0.4926</text:p>
          </table:table-cell>
          <table:table-cell table:formula="of:=[.I194]/[.J194]" office:value-type="percentage" office:value="0.558484349258649" calcext:value-type="percentage">
            <text:p>55.85%</text:p>
          </table:table-cell>
          <table:table-cell table:formula="of:=[.K194]" office:value-type="string" office:string-value="77 Maitland Place - Celebrity Place" calcext:value-type="string">
            <text:p>77 Maitland Place - Celebrity Plac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Our Lady of Lourdes Catholic Scho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table:formula="of:=[.S195]/SUM([.L195:.T195])" office:value-type="float" office:value="0.43010752688172" calcext:value-type="float">
            <text:p>0.4301</text:p>
          </table:table-cell>
          <table:table-cell table:formula="of:=[.E195]/[.I195]" office:value-type="float" office:value="0.625668449197861" calcext:value-type="float">
            <text:p>0.6257</text:p>
          </table:table-cell>
          <table:table-cell table:formula="of:=IF([.I195]&lt;144-119;0;0.4*[.U195]+0.6*[.V195])" office:value-type="float" office:value="0.547444080271405" calcext:value-type="float">
            <text:p>0.5474</text:p>
          </table:table-cell>
          <table:table-cell table:formula="of:=1-[.S195]/SUM([.L195:.T195])" office:value-type="float" office:value="0.56989247311828" calcext:value-type="float">
            <text:p>0.5699</text:p>
          </table:table-cell>
          <table:table-cell table:formula="of:=[.I195]/[.J195]" office:value-type="percentage" office:value="0.414634146341463" calcext:value-type="percentage">
            <text:p>41.46%</text:p>
          </table:table-cell>
          <table:table-cell table:formula="of:=[.K195]" office:value-type="string" office:string-value="Our Lady of Lourdes Catholic School" calcext:value-type="string">
            <text:p>Our Lady of Lourdes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40 Homewood Aven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88" calcext:value-type="float">
            <text:p>188</text:p>
          </table:table-cell>
          <table:table-cell office:value-type="float" office:value="49" calcext:value-type="float">
            <text:p>49</text:p>
          </table:table-cell>
          <table:table-cell table:formula="of:=[.S196]/SUM([.L196:.T196])" office:value-type="float" office:value="0.490861618798956" calcext:value-type="float">
            <text:p>0.4909</text:p>
          </table:table-cell>
          <table:table-cell table:formula="of:=[.E196]/[.I196]" office:value-type="float" office:value="0.452196382428941" calcext:value-type="float">
            <text:p>0.4522</text:p>
          </table:table-cell>
          <table:table-cell table:formula="of:=IF([.I196]&lt;144-119;0;0.4*[.U196]+0.6*[.V196])" office:value-type="float" office:value="0.467662476976947" calcext:value-type="float">
            <text:p>0.4677</text:p>
          </table:table-cell>
          <table:table-cell table:formula="of:=1-[.S196]/SUM([.L196:.T196])" office:value-type="float" office:value="0.509138381201044" calcext:value-type="float">
            <text:p>0.5091</text:p>
          </table:table-cell>
          <table:table-cell table:formula="of:=[.I196]/[.J196]" office:value-type="percentage" office:value="0.636513157894737" calcext:value-type="percentage">
            <text:p>63.65%</text:p>
          </table:table-cell>
          <table:table-cell table:formula="of:=[.K196]" office:value-type="string" office:string-value="40 Homewood Avenue" calcext:value-type="string">
            <text:p>40 Homewood Avenu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Our Lady of Lourdes Catho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[.S197]/SUM([.L197:.T197])" office:value-type="float" office:value="0.547945205479452" calcext:value-type="float">
            <text:p>0.5479</text:p>
          </table:table-cell>
          <table:table-cell table:formula="of:=[.E197]/[.I197]" office:value-type="float" office:value="0.541095890410959" calcext:value-type="float">
            <text:p>0.5411</text:p>
          </table:table-cell>
          <table:table-cell table:formula="of:=IF([.I197]&lt;144-119;0;0.4*[.U197]+0.6*[.V197])" office:value-type="float" office:value="0.543835616438356" calcext:value-type="float">
            <text:p>0.5438</text:p>
          </table:table-cell>
          <table:table-cell table:formula="of:=1-[.S197]/SUM([.L197:.T197])" office:value-type="float" office:value="0.452054794520548" calcext:value-type="float">
            <text:p>0.4521</text:p>
          </table:table-cell>
          <table:table-cell table:formula="of:=[.I197]/[.J197]" office:value-type="percentage" office:value="0.299794661190965" calcext:value-type="percentage">
            <text:p>29.98%</text:p>
          </table:table-cell>
          <table:table-cell table:formula="of:=[.K197]" office:value-type="string" office:string-value="Our Lady of Lourdes Catholic School" calcext:value-type="string">
            <text:p>Our Lady of Lourdes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4" calcext:value-type="float">
            <text:p>484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ur Lady of Lourdes Catho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S198]/SUM([.L198:.T198])" office:value-type="float" office:value="0.555555555555556" calcext:value-type="float">
            <text:p>0.5556</text:p>
          </table:table-cell>
          <table:table-cell table:formula="of:=[.E198]/[.I198]" office:value-type="float" office:value="0.5" calcext:value-type="float">
            <text:p>0.5000</text:p>
          </table:table-cell>
          <table:table-cell table:formula="of:=IF([.I198]&lt;144-119;0;0.4*[.U198]+0.6*[.V198])" office:value-type="float" office:value="0.522222222222222" calcext:value-type="float">
            <text:p>0.5222</text:p>
          </table:table-cell>
          <table:table-cell table:formula="of:=1-[.S198]/SUM([.L198:.T198])" office:value-type="float" office:value="0.444444444444444" calcext:value-type="float">
            <text:p>0.4444</text:p>
          </table:table-cell>
          <table:table-cell table:formula="of:=[.I198]/[.J198]" office:value-type="percentage" office:value="0.257142857142857" calcext:value-type="percentage">
            <text:p>25.71%</text:p>
          </table:table-cell>
          <table:table-cell table:formula="of:=[.K198]" office:value-type="string" office:string-value="Our Lady of Lourdes Catholic School" calcext:value-type="string">
            <text:p>Our Lady of Lourdes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55 Bleecker Street - Winchester Square Apartment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formula="of:=[.S199]/SUM([.L199:.T199])" office:value-type="float" office:value="0.531746031746032" calcext:value-type="float">
            <text:p>0.5317</text:p>
          </table:table-cell>
          <table:table-cell table:formula="of:=[.E199]/[.I199]" office:value-type="float" office:value="0.441860465116279" calcext:value-type="float">
            <text:p>0.4419</text:p>
          </table:table-cell>
          <table:table-cell table:formula="of:=IF([.I199]&lt;144-119;0;0.4*[.U199]+0.6*[.V199])" office:value-type="float" office:value="0.47781469176818" calcext:value-type="float">
            <text:p>0.4778</text:p>
          </table:table-cell>
          <table:table-cell table:formula="of:=1-[.S199]/SUM([.L199:.T199])" office:value-type="float" office:value="0.468253968253968" calcext:value-type="float">
            <text:p>0.4683</text:p>
          </table:table-cell>
          <table:table-cell table:formula="of:=[.I199]/[.J199]" office:value-type="percentage" office:value="0.464028776978417" calcext:value-type="percentage">
            <text:p>46.40%</text:p>
          </table:table-cell>
          <table:table-cell table:formula="of:=[.K199]" office:value-type="string" office:string-value="55 Bleecker Street - Winchester Square Apartments" calcext:value-type="string">
            <text:p>55 Bleecker Street - Winchester Square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20 Oak Stre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S200]/SUM([.L200:.T200])" office:value-type="float" office:value="0.472222222222222" calcext:value-type="float">
            <text:p>0.4722</text:p>
          </table:table-cell>
          <table:table-cell table:formula="of:=[.E200]/[.I200]" office:value-type="float" office:value="0.356164383561644" calcext:value-type="float">
            <text:p>0.3562</text:p>
          </table:table-cell>
          <table:table-cell table:formula="of:=IF([.I200]&lt;144-119;0;0.4*[.U200]+0.6*[.V200])" office:value-type="float" office:value="0.402587519025875" calcext:value-type="float">
            <text:p>0.4026</text:p>
          </table:table-cell>
          <table:table-cell table:formula="of:=1-[.S200]/SUM([.L200:.T200])" office:value-type="float" office:value="0.527777777777778" calcext:value-type="float">
            <text:p>0.5278</text:p>
          </table:table-cell>
          <table:table-cell table:formula="of:=[.I200]/[.J200]" office:value-type="percentage" office:value="0.244147157190635" calcext:value-type="percentage">
            <text:p>24.41%</text:p>
          </table:table-cell>
          <table:table-cell table:formula="of:=[.K200]" office:value-type="string" office:string-value="220 Oak Street" calcext:value-type="string">
            <text:p>220 Oak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220 Oak Stree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formula="of:=[.S201]/SUM([.L201:.T201])" office:value-type="float" office:value="0.515337423312883" calcext:value-type="float">
            <text:p>0.5153</text:p>
          </table:table-cell>
          <table:table-cell table:formula="of:=[.E201]/[.I201]" office:value-type="float" office:value="0.497005988023952" calcext:value-type="float">
            <text:p>0.4970</text:p>
          </table:table-cell>
          <table:table-cell table:formula="of:=IF([.I201]&lt;144-119;0;0.4*[.U201]+0.6*[.V201])" office:value-type="float" office:value="0.504338562139525" calcext:value-type="float">
            <text:p>0.5043</text:p>
          </table:table-cell>
          <table:table-cell table:formula="of:=1-[.S201]/SUM([.L201:.T201])" office:value-type="float" office:value="0.484662576687117" calcext:value-type="float">
            <text:p>0.4847</text:p>
          </table:table-cell>
          <table:table-cell table:formula="of:=[.I201]/[.J201]" office:value-type="percentage" office:value="0.412345679012346" calcext:value-type="percentage">
            <text:p>41.23%</text:p>
          </table:table-cell>
          <table:table-cell table:formula="of:=[.K201]" office:value-type="string" office:string-value="220 Oak Street" calcext:value-type="string">
            <text:p>220 Oak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220 Oak Stree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S202]/SUM([.L202:.T202])" office:value-type="float" office:value="0.431192660550459" calcext:value-type="float">
            <text:p>0.4312</text:p>
          </table:table-cell>
          <table:table-cell table:formula="of:=[.E202]/[.I202]" office:value-type="float" office:value="0.509090909090909" calcext:value-type="float">
            <text:p>0.5091</text:p>
          </table:table-cell>
          <table:table-cell table:formula="of:=IF([.I202]&lt;144-119;0;0.4*[.U202]+0.6*[.V202])" office:value-type="float" office:value="0.477931609674729" calcext:value-type="float">
            <text:p>0.4779</text:p>
          </table:table-cell>
          <table:table-cell table:formula="of:=1-[.S202]/SUM([.L202:.T202])" office:value-type="float" office:value="0.568807339449541" calcext:value-type="float">
            <text:p>0.5688</text:p>
          </table:table-cell>
          <table:table-cell table:formula="of:=[.I202]/[.J202]" office:value-type="percentage" office:value="0.3125" calcext:value-type="percentage">
            <text:p>31.25%</text:p>
          </table:table-cell>
          <table:table-cell table:formula="of:=[.K202]" office:value-type="string" office:string-value="220 Oak Street" calcext:value-type="string">
            <text:p>220 Oak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887-889 Bay Street - Opera Pla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table:formula="of:=[.S203]/SUM([.L203:.T203])" office:value-type="float" office:value="0.464864864864865" calcext:value-type="float">
            <text:p>0.4649</text:p>
          </table:table-cell>
          <table:table-cell table:formula="of:=[.E203]/[.I203]" office:value-type="float" office:value="0.508021390374332" calcext:value-type="float">
            <text:p>0.5080</text:p>
          </table:table-cell>
          <table:table-cell table:formula="of:=IF([.I203]&lt;144-119;0;0.4*[.U203]+0.6*[.V203])" office:value-type="float" office:value="0.490758780170545" calcext:value-type="float">
            <text:p>0.4908</text:p>
          </table:table-cell>
          <table:table-cell table:formula="of:=1-[.S203]/SUM([.L203:.T203])" office:value-type="float" office:value="0.535135135135135" calcext:value-type="float">
            <text:p>0.5351</text:p>
          </table:table-cell>
          <table:table-cell table:formula="of:=[.I203]/[.J203]" office:value-type="percentage" office:value="0.47103274559194" calcext:value-type="percentage">
            <text:p>47.10%</text:p>
          </table:table-cell>
          <table:table-cell table:formula="of:=[.K203]" office:value-type="string" office:string-value="887-889 Bay Street - Opera Place" calcext:value-type="string">
            <text:p>887-889 Bay Street - Opera Plac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5 Grenville Street - The Galle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table:formula="of:=[.S204]/SUM([.L204:.T204])" office:value-type="float" office:value="0.504273504273504" calcext:value-type="float">
            <text:p>0.5043</text:p>
          </table:table-cell>
          <table:table-cell table:formula="of:=[.E204]/[.I204]" office:value-type="float" office:value="0.508474576271186" calcext:value-type="float">
            <text:p>0.5085</text:p>
          </table:table-cell>
          <table:table-cell table:formula="of:=IF([.I204]&lt;144-119;0;0.4*[.U204]+0.6*[.V204])" office:value-type="float" office:value="0.506794147472114" calcext:value-type="float">
            <text:p>0.5068</text:p>
          </table:table-cell>
          <table:table-cell table:formula="of:=1-[.S204]/SUM([.L204:.T204])" office:value-type="float" office:value="0.495726495726496" calcext:value-type="float">
            <text:p>0.4957</text:p>
          </table:table-cell>
          <table:table-cell table:formula="of:=[.I204]/[.J204]" office:value-type="percentage" office:value="0.421428571428571" calcext:value-type="percentage">
            <text:p>42.14%</text:p>
          </table:table-cell>
          <table:table-cell table:formula="of:=[.K204]" office:value-type="string" office:string-value="25 Grenville Street - The Gallery" calcext:value-type="string">
            <text:p>25 Grenville Street - The Galler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484 Church Street - City Park Co-operati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formula="of:=[.S205]/SUM([.L205:.T205])" office:value-type="float" office:value="0.521505376344086" calcext:value-type="float">
            <text:p>0.5215</text:p>
          </table:table-cell>
          <table:table-cell table:formula="of:=[.E205]/[.I205]" office:value-type="float" office:value="0.473118279569893" calcext:value-type="float">
            <text:p>0.4731</text:p>
          </table:table-cell>
          <table:table-cell table:formula="of:=IF([.I205]&lt;144-119;0;0.4*[.U205]+0.6*[.V205])" office:value-type="float" office:value="0.49247311827957" calcext:value-type="float">
            <text:p>0.4925</text:p>
          </table:table-cell>
          <table:table-cell table:formula="of:=1-[.S205]/SUM([.L205:.T205])" office:value-type="float" office:value="0.478494623655914" calcext:value-type="float">
            <text:p>0.4785</text:p>
          </table:table-cell>
          <table:table-cell table:formula="of:=[.I205]/[.J205]" office:value-type="percentage" office:value="0.63265306122449" calcext:value-type="percentage">
            <text:p>63.27%</text:p>
          </table:table-cell>
          <table:table-cell table:formula="of:=[.K205]" office:value-type="string" office:string-value="484 Church Street - City Park Co-operative" calcext:value-type="string">
            <text:p>484 Church Street - City Park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Le Collège frança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table:formula="of:=[.S206]/SUM([.L206:.T206])" office:value-type="float" office:value="0.438888888888889" calcext:value-type="float">
            <text:p>0.4389</text:p>
          </table:table-cell>
          <table:table-cell table:formula="of:=[.E206]/[.I206]" office:value-type="float" office:value="0.604395604395604" calcext:value-type="float">
            <text:p>0.6044</text:p>
          </table:table-cell>
          <table:table-cell table:formula="of:=IF([.I206]&lt;144-119;0;0.4*[.U206]+0.6*[.V206])" office:value-type="float" office:value="0.538192918192918" calcext:value-type="float">
            <text:p>0.5382</text:p>
          </table:table-cell>
          <table:table-cell table:formula="of:=1-[.S206]/SUM([.L206:.T206])" office:value-type="float" office:value="0.561111111111111" calcext:value-type="float">
            <text:p>0.5611</text:p>
          </table:table-cell>
          <table:table-cell table:formula="of:=[.I206]/[.J206]" office:value-type="percentage" office:value="0.365461847389558" calcext:value-type="percentage">
            <text:p>36.55%</text:p>
          </table:table-cell>
          <table:table-cell table:formula="of:=[.K206]" office:value-type="string" office:string-value="Le Collège français" calcext:value-type="string">
            <text:p>Le Collège frança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484 Church Street - City Park Co-opera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formula="of:=[.S207]/SUM([.L207:.T207])" office:value-type="float" office:value="0.533742331288344" calcext:value-type="float">
            <text:p>0.5337</text:p>
          </table:table-cell>
          <table:table-cell table:formula="of:=[.E207]/[.I207]" office:value-type="float" office:value="0.436363636363636" calcext:value-type="float">
            <text:p>0.4364</text:p>
          </table:table-cell>
          <table:table-cell table:formula="of:=IF([.I207]&lt;144-119;0;0.4*[.U207]+0.6*[.V207])" office:value-type="float" office:value="0.475315114333519" calcext:value-type="float">
            <text:p>0.4753</text:p>
          </table:table-cell>
          <table:table-cell table:formula="of:=1-[.S207]/SUM([.L207:.T207])" office:value-type="float" office:value="0.466257668711656" calcext:value-type="float">
            <text:p>0.4663</text:p>
          </table:table-cell>
          <table:table-cell table:formula="of:=[.I207]/[.J207]" office:value-type="percentage" office:value="0.589285714285714" calcext:value-type="percentage">
            <text:p>58.93%</text:p>
          </table:table-cell>
          <table:table-cell table:formula="of:=[.K207]" office:value-type="string" office:string-value="484 Church Street - City Park Co-operative" calcext:value-type="string">
            <text:p>484 Church Street - City Park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Church Street Ju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formula="of:=[.S208]/SUM([.L208:.T208])" office:value-type="float" office:value="0.492537313432836" calcext:value-type="float">
            <text:p>0.4925</text:p>
          </table:table-cell>
          <table:table-cell table:formula="of:=[.E208]/[.I208]" office:value-type="float" office:value="0.597014925373134" calcext:value-type="float">
            <text:p>0.5970</text:p>
          </table:table-cell>
          <table:table-cell table:formula="of:=IF([.I208]&lt;144-119;0;0.4*[.U208]+0.6*[.V208])" office:value-type="float" office:value="0.555223880597015" calcext:value-type="float">
            <text:p>0.5552</text:p>
          </table:table-cell>
          <table:table-cell table:formula="of:=1-[.S208]/SUM([.L208:.T208])" office:value-type="float" office:value="0.507462686567164" calcext:value-type="float">
            <text:p>0.5075</text:p>
          </table:table-cell>
          <table:table-cell table:formula="of:=[.I208]/[.J208]" office:value-type="percentage" office:value="0.299107142857143" calcext:value-type="percentage">
            <text:p>29.91%</text:p>
          </table:table-cell>
          <table:table-cell table:formula="of:=[.K208]" office:value-type="string" office:string-value="Church Street Junior Public School" calcext:value-type="string">
            <text:p>Church Stree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99" calcext:value-type="float">
            <text:p>299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45 Carlton Street - The Lexing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51" calcext:value-type="float">
            <text:p>51</text:p>
          </table:table-cell>
          <table:table-cell table:formula="of:=[.S209]/SUM([.L209:.T209])" office:value-type="float" office:value="0.575250836120401" calcext:value-type="float">
            <text:p>0.5753</text:p>
          </table:table-cell>
          <table:table-cell table:formula="of:=[.E209]/[.I209]" office:value-type="float" office:value="0.438127090301003" calcext:value-type="float">
            <text:p>0.4381</text:p>
          </table:table-cell>
          <table:table-cell table:formula="of:=IF([.I209]&lt;144-119;0;0.4*[.U209]+0.6*[.V209])" office:value-type="float" office:value="0.492976588628763" calcext:value-type="float">
            <text:p>0.4930</text:p>
          </table:table-cell>
          <table:table-cell table:formula="of:=1-[.S209]/SUM([.L209:.T209])" office:value-type="float" office:value="0.424749163879599" calcext:value-type="float">
            <text:p>0.4247</text:p>
          </table:table-cell>
          <table:table-cell table:formula="of:=[.I209]/[.J209]" office:value-type="percentage" office:value="0.509369676320272" calcext:value-type="percentage">
            <text:p>50.94%</text:p>
          </table:table-cell>
          <table:table-cell table:formula="of:=[.K209]" office:value-type="string" office:string-value="45 Carlton Street - The Lexington" calcext:value-type="string">
            <text:p>45 Carlton Street - The Lexingt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84 Carlton Street - Tobias Hou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formula="of:=[.S210]/SUM([.L210:.T210])" office:value-type="float" office:value="0.450450450450451" calcext:value-type="float">
            <text:p>0.4505</text:p>
          </table:table-cell>
          <table:table-cell table:formula="of:=[.E210]/[.I210]" office:value-type="float" office:value="0.535714285714286" calcext:value-type="float">
            <text:p>0.5357</text:p>
          </table:table-cell>
          <table:table-cell table:formula="of:=IF([.I210]&lt;144-119;0;0.4*[.U210]+0.6*[.V210])" office:value-type="float" office:value="0.501608751608752" calcext:value-type="float">
            <text:p>0.5016</text:p>
          </table:table-cell>
          <table:table-cell table:formula="of:=1-[.S210]/SUM([.L210:.T210])" office:value-type="float" office:value="0.549549549549549" calcext:value-type="float">
            <text:p>0.5495</text:p>
          </table:table-cell>
          <table:table-cell table:formula="of:=[.I210]/[.J210]" office:value-type="percentage" office:value="0.568527918781726" calcext:value-type="percentage">
            <text:p>56.85%</text:p>
          </table:table-cell>
          <table:table-cell table:formula="of:=[.K210]" office:value-type="string" office:string-value="84 Carlton Street - Tobias House" calcext:value-type="string">
            <text:p>84 Carlton Street - Tobias Hou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77 Carlton Stre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table:formula="of:=[.S211]/SUM([.L211:.T211])" office:value-type="float" office:value="0.602941176470588" calcext:value-type="float">
            <text:p>0.6029</text:p>
          </table:table-cell>
          <table:table-cell table:formula="of:=[.E211]/[.I211]" office:value-type="float" office:value="0.448529411764706" calcext:value-type="float">
            <text:p>0.4485</text:p>
          </table:table-cell>
          <table:table-cell table:formula="of:=IF([.I211]&lt;144-119;0;0.4*[.U211]+0.6*[.V211])" office:value-type="float" office:value="0.510294117647059" calcext:value-type="float">
            <text:p>0.5103</text:p>
          </table:table-cell>
          <table:table-cell table:formula="of:=1-[.S211]/SUM([.L211:.T211])" office:value-type="float" office:value="0.397058823529412" calcext:value-type="float">
            <text:p>0.3971</text:p>
          </table:table-cell>
          <table:table-cell table:formula="of:=[.I211]/[.J211]" office:value-type="percentage" office:value="0.588744588744589" calcext:value-type="percentage">
            <text:p>58.87%</text:p>
          </table:table-cell>
          <table:table-cell table:formula="of:=[.K211]" office:value-type="string" office:string-value="77 Carlton Street" calcext:value-type="string">
            <text:p>77 Carlton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98 Jarvis Stre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[.S212]/SUM([.L212:.T212])" office:value-type="float" office:value="0.554455445544555" calcext:value-type="float">
            <text:p>0.5545</text:p>
          </table:table-cell>
          <table:table-cell table:formula="of:=[.E212]/[.I212]" office:value-type="float" office:value="0.519230769230769" calcext:value-type="float">
            <text:p>0.5192</text:p>
          </table:table-cell>
          <table:table-cell table:formula="of:=IF([.I212]&lt;144-119;0;0.4*[.U212]+0.6*[.V212])" office:value-type="float" office:value="0.533320639756283" calcext:value-type="float">
            <text:p>0.5333</text:p>
          </table:table-cell>
          <table:table-cell table:formula="of:=1-[.S212]/SUM([.L212:.T212])" office:value-type="float" office:value="0.445544554455446" calcext:value-type="float">
            <text:p>0.4455</text:p>
          </table:table-cell>
          <table:table-cell table:formula="of:=[.I212]/[.J212]" office:value-type="percentage" office:value="0.571428571428571" calcext:value-type="percentage">
            <text:p>57.14%</text:p>
          </table:table-cell>
          <table:table-cell table:formula="of:=[.K212]" office:value-type="string" office:string-value="298 Jarvis Street" calcext:value-type="string">
            <text:p>298 Jarvis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Our Lady of Lourdes Catho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[.S213]/SUM([.L213:.T213])" office:value-type="float" office:value="0.532608695652174" calcext:value-type="float">
            <text:p>0.5326</text:p>
          </table:table-cell>
          <table:table-cell table:formula="of:=[.E213]/[.I213]" office:value-type="float" office:value="0.358695652173913" calcext:value-type="float">
            <text:p>0.3587</text:p>
          </table:table-cell>
          <table:table-cell table:formula="of:=IF([.I213]&lt;144-119;0;0.4*[.U213]+0.6*[.V213])" office:value-type="float" office:value="0.428260869565218" calcext:value-type="float">
            <text:p>0.4283</text:p>
          </table:table-cell>
          <table:table-cell table:formula="of:=1-[.S213]/SUM([.L213:.T213])" office:value-type="float" office:value="0.467391304347826" calcext:value-type="float">
            <text:p>0.4674</text:p>
          </table:table-cell>
          <table:table-cell table:formula="of:=[.I213]/[.J213]" office:value-type="percentage" office:value="0.491978609625668" calcext:value-type="percentage">
            <text:p>49.20%</text:p>
          </table:table-cell>
          <table:table-cell table:formula="of:=[.K213]" office:value-type="string" office:string-value="Our Lady of Lourdes Catholic School" calcext:value-type="string">
            <text:p>Our Lady of Lourdes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t. Joseph's College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S214]/SUM([.L214:.T214])" office:value-type="float" office:value="0.454545454545455" calcext:value-type="float">
            <text:p>0.4545</text:p>
          </table:table-cell>
          <table:table-cell table:formula="of:=[.E214]/[.I214]" office:value-type="float" office:value="0.526315789473684" calcext:value-type="float">
            <text:p>0.5263</text:p>
          </table:table-cell>
          <table:table-cell table:formula="of:=IF([.I214]&lt;144-119;0;0.4*[.U214]+0.6*[.V214])" office:value-type="float" office:value="0.497607655502392" calcext:value-type="float">
            <text:p>0.4976</text:p>
          </table:table-cell>
          <table:table-cell table:formula="of:=1-[.S214]/SUM([.L214:.T214])" office:value-type="float" office:value="0.545454545454545" calcext:value-type="float">
            <text:p>0.5455</text:p>
          </table:table-cell>
          <table:table-cell table:formula="of:=[.I214]/[.J214]" office:value-type="percentage" office:value="0.333333333333333" calcext:value-type="percentage">
            <text:p>33.33%</text:p>
          </table:table-cell>
          <table:table-cell table:formula="of:=[.K214]" office:value-type="string" office:string-value="St. Joseph's College School" calcext:value-type="string">
            <text:p>St. Joseph's College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423 Yonge Street - Collegeview Apartment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table:formula="of:=[.S215]/SUM([.L215:.T215])" office:value-type="float" office:value="0.559322033898305" calcext:value-type="float">
            <text:p>0.5593</text:p>
          </table:table-cell>
          <table:table-cell table:formula="of:=[.E215]/[.I215]" office:value-type="float" office:value="0.377049180327869" calcext:value-type="float">
            <text:p>0.3770</text:p>
          </table:table-cell>
          <table:table-cell table:formula="of:=IF([.I215]&lt;144-119;0;0.4*[.U215]+0.6*[.V215])" office:value-type="float" office:value="0.449958321756043" calcext:value-type="float">
            <text:p>0.4500</text:p>
          </table:table-cell>
          <table:table-cell table:formula="of:=1-[.S215]/SUM([.L215:.T215])" office:value-type="float" office:value="0.440677966101695" calcext:value-type="float">
            <text:p>0.4407</text:p>
          </table:table-cell>
          <table:table-cell table:formula="of:=[.I215]/[.J215]" office:value-type="percentage" office:value="0.551204819277108" calcext:value-type="percentage">
            <text:p>55.12%</text:p>
          </table:table-cell>
          <table:table-cell table:formula="of:=[.K215]" office:value-type="string" office:string-value="423 Yonge Street - Collegeview Apartments" calcext:value-type="string">
            <text:p>423 Yonge Street - Collegeview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40 Gerrard Street East - Maple Leaf Apartmen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formula="of:=[.S216]/SUM([.L216:.T216])" office:value-type="float" office:value="0.475" calcext:value-type="float">
            <text:p>0.4750</text:p>
          </table:table-cell>
          <table:table-cell table:formula="of:=[.E216]/[.I216]" office:value-type="float" office:value="0.5875" calcext:value-type="float">
            <text:p>0.5875</text:p>
          </table:table-cell>
          <table:table-cell table:formula="of:=IF([.I216]&lt;144-119;0;0.4*[.U216]+0.6*[.V216])" office:value-type="float" office:value="0.5425" calcext:value-type="float">
            <text:p>0.5425</text:p>
          </table:table-cell>
          <table:table-cell table:formula="of:=1-[.S216]/SUM([.L216:.T216])" office:value-type="float" office:value="0.525" calcext:value-type="float">
            <text:p>0.5250</text:p>
          </table:table-cell>
          <table:table-cell table:formula="of:=[.I216]/[.J216]" office:value-type="percentage" office:value="0.36117381489842" calcext:value-type="percentage">
            <text:p>36.12%</text:p>
          </table:table-cell>
          <table:table-cell table:formula="of:=[.K216]" office:value-type="string" office:string-value="40 Gerrard Street East - Maple Leaf Apartments" calcext:value-type="string">
            <text:p>40 Gerrard Street East - Maple Leaf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96 Gerrard Street East - Neil Wycik Co-opera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table:formula="of:=[.S217]/SUM([.L217:.T217])" office:value-type="float" office:value="0.309210526315789" calcext:value-type="float">
            <text:p>0.3092</text:p>
          </table:table-cell>
          <table:table-cell table:formula="of:=[.E217]/[.I217]" office:value-type="float" office:value="0.664473684210526" calcext:value-type="float">
            <text:p>0.6645</text:p>
          </table:table-cell>
          <table:table-cell table:formula="of:=IF([.I217]&lt;144-119;0;0.4*[.U217]+0.6*[.V217])" office:value-type="float" office:value="0.522368421052632" calcext:value-type="float">
            <text:p>0.5224</text:p>
          </table:table-cell>
          <table:table-cell table:formula="of:=1-[.S217]/SUM([.L217:.T217])" office:value-type="float" office:value="0.69078947368421" calcext:value-type="float">
            <text:p>0.6908</text:p>
          </table:table-cell>
          <table:table-cell table:formula="of:=[.I217]/[.J217]" office:value-type="percentage" office:value="0.433048433048433" calcext:value-type="percentage">
            <text:p>43.30%</text:p>
          </table:table-cell>
          <table:table-cell table:formula="of:=[.K217]" office:value-type="string" office:string-value="96 Gerrard Street East - Neil Wycik Co-operative" calcext:value-type="string">
            <text:p>96 Gerrard Street East - Neil Wycik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e Collège frança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S218]/SUM([.L218:.T218])" office:value-type="float" office:value="0.363636363636364" calcext:value-type="float">
            <text:p>0.3636</text:p>
          </table:table-cell>
          <table:table-cell table:formula="of:=[.E218]/[.I218]" office:value-type="float" office:value="0.553571428571429" calcext:value-type="float">
            <text:p>0.5536</text:p>
          </table:table-cell>
          <table:table-cell table:formula="of:=IF([.I218]&lt;144-119;0;0.4*[.U218]+0.6*[.V218])" office:value-type="float" office:value="0.477597402597403" calcext:value-type="float">
            <text:p>0.4776</text:p>
          </table:table-cell>
          <table:table-cell table:formula="of:=1-[.S218]/SUM([.L218:.T218])" office:value-type="float" office:value="0.636363636363636" calcext:value-type="float">
            <text:p>0.6364</text:p>
          </table:table-cell>
          <table:table-cell table:formula="of:=[.I218]/[.J218]" office:value-type="percentage" office:value="0.26046511627907" calcext:value-type="percentage">
            <text:p>26.05%</text:p>
          </table:table-cell>
          <table:table-cell table:formula="of:=[.K218]" office:value-type="string" office:string-value="Le Collège français" calcext:value-type="string">
            <text:p>Le Collège frança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17 Gerrard Street Ea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[.S219]/SUM([.L219:.T219])" office:value-type="float" office:value="0.5" calcext:value-type="float">
            <text:p>0.5000</text:p>
          </table:table-cell>
          <table:table-cell table:formula="of:=[.E219]/[.I219]" office:value-type="float" office:value="0.608695652173913" calcext:value-type="float">
            <text:p>0.6087</text:p>
          </table:table-cell>
          <table:table-cell table:formula="of:=IF([.I219]&lt;144-119;0;0.4*[.U219]+0.6*[.V219])" office:value-type="float" office:value="0.565217391304348" calcext:value-type="float">
            <text:p>0.5652</text:p>
          </table:table-cell>
          <table:table-cell table:formula="of:=1-[.S219]/SUM([.L219:.T219])" office:value-type="float" office:value="0.5" calcext:value-type="float">
            <text:p>0.5000</text:p>
          </table:table-cell>
          <table:table-cell table:formula="of:=[.I219]/[.J219]" office:value-type="percentage" office:value="0.569306930693069" calcext:value-type="percentage">
            <text:p>56.93%</text:p>
          </table:table-cell>
          <table:table-cell table:formula="of:=[.K219]" office:value-type="string" office:string-value="117 Gerrard Street East" calcext:value-type="string">
            <text:p>117 Gerrard Street Eas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e Collège frança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formula="of:=[.S220]/SUM([.L220:.T220])" office:value-type="float" office:value="0.467391304347826" calcext:value-type="float">
            <text:p>0.4674</text:p>
          </table:table-cell>
          <table:table-cell table:formula="of:=[.E220]/[.I220]" office:value-type="float" office:value="0.608695652173913" calcext:value-type="float">
            <text:p>0.6087</text:p>
          </table:table-cell>
          <table:table-cell table:formula="of:=IF([.I220]&lt;144-119;0;0.4*[.U220]+0.6*[.V220])" office:value-type="float" office:value="0.552173913043478" calcext:value-type="float">
            <text:p>0.5522</text:p>
          </table:table-cell>
          <table:table-cell table:formula="of:=1-[.S220]/SUM([.L220:.T220])" office:value-type="float" office:value="0.532608695652174" calcext:value-type="float">
            <text:p>0.5326</text:p>
          </table:table-cell>
          <table:table-cell table:formula="of:=[.I220]/[.J220]" office:value-type="percentage" office:value="0.505494505494506" calcext:value-type="percentage">
            <text:p>50.55%</text:p>
          </table:table-cell>
          <table:table-cell table:formula="of:=[.K220]" office:value-type="string" office:string-value="Le Collège français" calcext:value-type="string">
            <text:p>Le Collège frança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ohn Innes Community Cent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S221]/SUM([.L221:.T221])" office:value-type="float" office:value="0.411764705882353" calcext:value-type="float">
            <text:p>0.4118</text:p>
          </table:table-cell>
          <table:table-cell table:formula="of:=[.E221]/[.I221]" office:value-type="float" office:value="0.529411764705882" calcext:value-type="float">
            <text:p>0.5294</text:p>
          </table:table-cell>
          <table:table-cell table:formula="of:=IF([.I221]&lt;144-119;0;0.4*[.U221]+0.6*[.V221])" office:value-type="float" office:value="0" calcext:value-type="float">
            <text:p>0.0000</text:p>
          </table:table-cell>
          <table:table-cell table:formula="of:=1-[.S221]/SUM([.L221:.T221])" office:value-type="float" office:value="0.588235294117647" calcext:value-type="float">
            <text:p>0.5882</text:p>
          </table:table-cell>
          <table:table-cell table:formula="of:=[.I221]/[.J221]" office:value-type="percentage" office:value="0.184782608695652" calcext:value-type="percentage">
            <text:p>18.48%</text:p>
          </table:table-cell>
          <table:table-cell table:formula="of:=[.K221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251 Sherbourne - Dan Harrison Apartment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[.S222]/SUM([.L222:.T222])" office:value-type="float" office:value="0.528455284552846" calcext:value-type="float">
            <text:p>0.5285</text:p>
          </table:table-cell>
          <table:table-cell table:formula="of:=[.E222]/[.I222]" office:value-type="float" office:value="0.425196850393701" calcext:value-type="float">
            <text:p>0.4252</text:p>
          </table:table-cell>
          <table:table-cell table:formula="of:=IF([.I222]&lt;144-119;0;0.4*[.U222]+0.6*[.V222])" office:value-type="float" office:value="0.466500224057359" calcext:value-type="float">
            <text:p>0.4665</text:p>
          </table:table-cell>
          <table:table-cell table:formula="of:=1-[.S222]/SUM([.L222:.T222])" office:value-type="float" office:value="0.471544715447154" calcext:value-type="float">
            <text:p>0.4715</text:p>
          </table:table-cell>
          <table:table-cell table:formula="of:=[.I222]/[.J222]" office:value-type="percentage" office:value="0.393188854489164" calcext:value-type="percentage">
            <text:p>39.32%</text:p>
          </table:table-cell>
          <table:table-cell table:formula="of:=[.K222]" office:value-type="string" office:string-value="251 Sherbourne - Dan Harrison Apartments" calcext:value-type="string">
            <text:p>251 Sherbourne - Dan Harrison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61 Jarvis Stre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[.S223]/SUM([.L223:.T223])" office:value-type="float" office:value="0.397260273972603" calcext:value-type="float">
            <text:p>0.3973</text:p>
          </table:table-cell>
          <table:table-cell table:formula="of:=[.E223]/[.I223]" office:value-type="float" office:value="0.547945205479452" calcext:value-type="float">
            <text:p>0.5479</text:p>
          </table:table-cell>
          <table:table-cell table:formula="of:=IF([.I223]&lt;144-119;0;0.4*[.U223]+0.6*[.V223])" office:value-type="float" office:value="0.487671232876712" calcext:value-type="float">
            <text:p>0.4877</text:p>
          </table:table-cell>
          <table:table-cell table:formula="of:=1-[.S223]/SUM([.L223:.T223])" office:value-type="float" office:value="0.602739726027397" calcext:value-type="float">
            <text:p>0.6027</text:p>
          </table:table-cell>
          <table:table-cell table:formula="of:=[.I223]/[.J223]" office:value-type="percentage" office:value="0.439759036144578" calcext:value-type="percentage">
            <text:p>43.98%</text:p>
          </table:table-cell>
          <table:table-cell table:formula="of:=[.K223]" office:value-type="string" office:string-value="261 Jarvis Street" calcext:value-type="string">
            <text:p>261 Jarvis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ohn Innes Community Cent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S224]/SUM([.L224:.T224])" office:value-type="float" office:value="0.473684210526316" calcext:value-type="float">
            <text:p>0.4737</text:p>
          </table:table-cell>
          <table:table-cell table:formula="of:=[.E224]/[.I224]" office:value-type="float" office:value="0.65" calcext:value-type="float">
            <text:p>0.6500</text:p>
          </table:table-cell>
          <table:table-cell table:formula="of:=IF([.I224]&lt;144-119;0;0.4*[.U224]+0.6*[.V224])" office:value-type="float" office:value="0" calcext:value-type="float">
            <text:p>0.0000</text:p>
          </table:table-cell>
          <table:table-cell table:formula="of:=1-[.S224]/SUM([.L224:.T224])" office:value-type="float" office:value="0.526315789473684" calcext:value-type="float">
            <text:p>0.5263</text:p>
          </table:table-cell>
          <table:table-cell table:formula="of:=[.I224]/[.J224]" office:value-type="percentage" office:value="0.21505376344086" calcext:value-type="percentage">
            <text:p>21.51%</text:p>
          </table:table-cell>
          <table:table-cell table:formula="of:=[.K224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ohn Innes Community Cent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S225]/SUM([.L225:.T225])" office:value-type="float" office:value="0.380952380952381" calcext:value-type="float">
            <text:p>0.3810</text:p>
          </table:table-cell>
          <table:table-cell table:formula="of:=[.E225]/[.I225]" office:value-type="float" office:value="0.380952380952381" calcext:value-type="float">
            <text:p>0.3810</text:p>
          </table:table-cell>
          <table:table-cell table:formula="of:=IF([.I225]&lt;144-119;0;0.4*[.U225]+0.6*[.V225])" office:value-type="float" office:value="0" calcext:value-type="float">
            <text:p>0.0000</text:p>
          </table:table-cell>
          <table:table-cell table:formula="of:=1-[.S225]/SUM([.L225:.T225])" office:value-type="float" office:value="0.619047619047619" calcext:value-type="float">
            <text:p>0.6190</text:p>
          </table:table-cell>
          <table:table-cell table:formula="of:=[.I225]/[.J225]" office:value-type="percentage" office:value="0.169354838709677" calcext:value-type="percentage">
            <text:p>16.94%</text:p>
          </table:table-cell>
          <table:table-cell table:formula="of:=[.K225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John Innes Community Cent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S226]/SUM([.L226:.T226])" office:value-type="float" office:value="0.553571428571429" calcext:value-type="float">
            <text:p>0.5536</text:p>
          </table:table-cell>
          <table:table-cell table:formula="of:=[.E226]/[.I226]" office:value-type="float" office:value="0.568965517241379" calcext:value-type="float">
            <text:p>0.5690</text:p>
          </table:table-cell>
          <table:table-cell table:formula="of:=IF([.I226]&lt;144-119;0;0.4*[.U226]+0.6*[.V226])" office:value-type="float" office:value="0.562807881773399" calcext:value-type="float">
            <text:p>0.5628</text:p>
          </table:table-cell>
          <table:table-cell table:formula="of:=1-[.S226]/SUM([.L226:.T226])" office:value-type="float" office:value="0.446428571428571" calcext:value-type="float">
            <text:p>0.4464</text:p>
          </table:table-cell>
          <table:table-cell table:formula="of:=[.I226]/[.J226]" office:value-type="percentage" office:value="0.345238095238095" calcext:value-type="percentage">
            <text:p>34.52%</text:p>
          </table:table-cell>
          <table:table-cell table:formula="of:=[.K226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310 Dundas Street East - William Dennis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S227]/SUM([.L227:.T227])" office:value-type="float" office:value="0.347826086956522" calcext:value-type="float">
            <text:p>0.3478</text:p>
          </table:table-cell>
          <table:table-cell table:formula="of:=[.E227]/[.I227]" office:value-type="float" office:value="0.298701298701299" calcext:value-type="float">
            <text:p>0.2987</text:p>
          </table:table-cell>
          <table:table-cell table:formula="of:=IF([.I227]&lt;144-119;0;0.4*[.U227]+0.6*[.V227])" office:value-type="float" office:value="0.318351214003388" calcext:value-type="float">
            <text:p>0.3184</text:p>
          </table:table-cell>
          <table:table-cell table:formula="of:=1-[.S227]/SUM([.L227:.T227])" office:value-type="float" office:value="0.652173913043478" calcext:value-type="float">
            <text:p>0.6522</text:p>
          </table:table-cell>
          <table:table-cell table:formula="of:=[.I227]/[.J227]" office:value-type="percentage" office:value="0.48125" calcext:value-type="percentage">
            <text:p>48.13%</text:p>
          </table:table-cell>
          <table:table-cell table:formula="of:=[.K227]" office:value-type="string" office:string-value="310 Dundas Street East - William Dennison" calcext:value-type="string">
            <text:p>310 Dundas Street East - William Dennis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90 Sumach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formula="of:=[.S228]/SUM([.L228:.T228])" office:value-type="float" office:value="0.446808510638298" calcext:value-type="float">
            <text:p>0.4468</text:p>
          </table:table-cell>
          <table:table-cell table:formula="of:=[.E228]/[.I228]" office:value-type="float" office:value="0.547368421052632" calcext:value-type="float">
            <text:p>0.5474</text:p>
          </table:table-cell>
          <table:table-cell table:formula="of:=IF([.I228]&lt;144-119;0;0.4*[.U228]+0.6*[.V228])" office:value-type="float" office:value="0.507144456886898" calcext:value-type="float">
            <text:p>0.5071</text:p>
          </table:table-cell>
          <table:table-cell table:formula="of:=1-[.S228]/SUM([.L228:.T228])" office:value-type="float" office:value="0.553191489361702" calcext:value-type="float">
            <text:p>0.5532</text:p>
          </table:table-cell>
          <table:table-cell table:formula="of:=[.I228]/[.J228]" office:value-type="percentage" office:value="0.60126582278481" calcext:value-type="percentage">
            <text:p>60.13%</text:p>
          </table:table-cell>
          <table:table-cell table:formula="of:=[.K228]" office:value-type="string" office:string-value="90 Sumach Street" calcext:value-type="string">
            <text:p>90 Sumach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etta Housing Co-opera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S229]/SUM([.L229:.T229])" office:value-type="float" office:value="0.5" calcext:value-type="float">
            <text:p>0.5000</text:p>
          </table:table-cell>
          <table:table-cell table:formula="of:=[.E229]/[.I229]" office:value-type="float" office:value="0.462686567164179" calcext:value-type="float">
            <text:p>0.4627</text:p>
          </table:table-cell>
          <table:table-cell table:formula="of:=IF([.I229]&lt;144-119;0;0.4*[.U229]+0.6*[.V229])" office:value-type="float" office:value="0.477611940298508" calcext:value-type="float">
            <text:p>0.4776</text:p>
          </table:table-cell>
          <table:table-cell table:formula="of:=1-[.S229]/SUM([.L229:.T229])" office:value-type="float" office:value="0.5" calcext:value-type="float">
            <text:p>0.5000</text:p>
          </table:table-cell>
          <table:table-cell table:formula="of:=[.I229]/[.J229]" office:value-type="percentage" office:value="0.468531468531469" calcext:value-type="percentage">
            <text:p>46.85%</text:p>
          </table:table-cell>
          <table:table-cell table:formula="of:=[.K229]" office:value-type="string" office:string-value="Metta Housing Co-operative" calcext:value-type="string">
            <text:p>Metta Housing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Ryerson University International Learning Cent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S230]/SUM([.L230:.T230])" office:value-type="float" office:value="0.582278481012658" calcext:value-type="float">
            <text:p>0.5823</text:p>
          </table:table-cell>
          <table:table-cell table:formula="of:=[.E230]/[.I230]" office:value-type="float" office:value="0.607594936708861" calcext:value-type="float">
            <text:p>0.6076</text:p>
          </table:table-cell>
          <table:table-cell table:formula="of:=IF([.I230]&lt;144-119;0;0.4*[.U230]+0.6*[.V230])" office:value-type="float" office:value="0.59746835443038" calcext:value-type="float">
            <text:p>0.5975</text:p>
          </table:table-cell>
          <table:table-cell table:formula="of:=1-[.S230]/SUM([.L230:.T230])" office:value-type="float" office:value="0.417721518987342" calcext:value-type="float">
            <text:p>0.4177</text:p>
          </table:table-cell>
          <table:table-cell table:formula="of:=[.I230]/[.J230]" office:value-type="percentage" office:value="0.434065934065934" calcext:value-type="percentage">
            <text:p>43.41%</text:p>
          </table:table-cell>
          <table:table-cell table:formula="of:=[.K230]" office:value-type="string" office:string-value="Ryerson University International Learning Centre" calcext:value-type="string">
            <text:p>Ryerson University International Learning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75 Dalhousie Street - The Bo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formula="of:=[.S231]/SUM([.L231:.T231])" office:value-type="float" office:value="0.36283185840708" calcext:value-type="float">
            <text:p>0.3628</text:p>
          </table:table-cell>
          <table:table-cell table:formula="of:=[.E231]/[.I231]" office:value-type="float" office:value="0.278260869565217" calcext:value-type="float">
            <text:p>0.2783</text:p>
          </table:table-cell>
          <table:table-cell table:formula="of:=IF([.I231]&lt;144-119;0;0.4*[.U231]+0.6*[.V231])" office:value-type="float" office:value="0.312089265101962" calcext:value-type="float">
            <text:p>0.3121</text:p>
          </table:table-cell>
          <table:table-cell table:formula="of:=1-[.S231]/SUM([.L231:.T231])" office:value-type="float" office:value="0.63716814159292" calcext:value-type="float">
            <text:p>0.6372</text:p>
          </table:table-cell>
          <table:table-cell table:formula="of:=[.I231]/[.J231]" office:value-type="percentage" office:value="0.577889447236181" calcext:value-type="percentage">
            <text:p>57.79%</text:p>
          </table:table-cell>
          <table:table-cell table:formula="of:=[.K231]" office:value-type="string" office:string-value="75 Dalhousie Street - The Boot" calcext:value-type="string">
            <text:p>75 Dalhousie Street - The Boo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88 Mutual Stre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S232]/SUM([.L232:.T232])" office:value-type="float" office:value="0.544117647058823" calcext:value-type="float">
            <text:p>0.5441</text:p>
          </table:table-cell>
          <table:table-cell table:formula="of:=[.E232]/[.I232]" office:value-type="float" office:value="0.485294117647059" calcext:value-type="float">
            <text:p>0.4853</text:p>
          </table:table-cell>
          <table:table-cell table:formula="of:=IF([.I232]&lt;144-119;0;0.4*[.U232]+0.6*[.V232])" office:value-type="float" office:value="0.508823529411765" calcext:value-type="float">
            <text:p>0.5088</text:p>
          </table:table-cell>
          <table:table-cell table:formula="of:=1-[.S232]/SUM([.L232:.T232])" office:value-type="float" office:value="0.455882352941176" calcext:value-type="float">
            <text:p>0.4559</text:p>
          </table:table-cell>
          <table:table-cell table:formula="of:=[.I232]/[.J232]" office:value-type="percentage" office:value="0.485714285714286" calcext:value-type="percentage">
            <text:p>48.57%</text:p>
          </table:table-cell>
          <table:table-cell table:formula="of:=[.K232]" office:value-type="string" office:string-value="88 Mutual Street" calcext:value-type="string">
            <text:p>88 Mutual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75 Shuter Stree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formula="of:=[.S233]/SUM([.L233:.T233])" office:value-type="float" office:value="0.397727272727273" calcext:value-type="float">
            <text:p>0.3977</text:p>
          </table:table-cell>
          <table:table-cell table:formula="of:=[.E233]/[.I233]" office:value-type="float" office:value="0.636363636363636" calcext:value-type="float">
            <text:p>0.6364</text:p>
          </table:table-cell>
          <table:table-cell table:formula="of:=IF([.I233]&lt;144-119;0;0.4*[.U233]+0.6*[.V233])" office:value-type="float" office:value="0.540909090909091" calcext:value-type="float">
            <text:p>0.5409</text:p>
          </table:table-cell>
          <table:table-cell table:formula="of:=1-[.S233]/SUM([.L233:.T233])" office:value-type="float" office:value="0.602272727272727" calcext:value-type="float">
            <text:p>0.6023</text:p>
          </table:table-cell>
          <table:table-cell table:formula="of:=[.I233]/[.J233]" office:value-type="percentage" office:value="0.308771929824561" calcext:value-type="percentage">
            <text:p>30.88%</text:p>
          </table:table-cell>
          <table:table-cell table:formula="of:=[.K233]" office:value-type="string" office:string-value="275 Shuter Street" calcext:value-type="string">
            <text:p>275 Shuter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275 Shuter Stre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S234]/SUM([.L234:.T234])" office:value-type="float" office:value="0.483870967741936" calcext:value-type="float">
            <text:p>0.4839</text:p>
          </table:table-cell>
          <table:table-cell table:formula="of:=[.E234]/[.I234]" office:value-type="float" office:value="0.393548387096774" calcext:value-type="float">
            <text:p>0.3935</text:p>
          </table:table-cell>
          <table:table-cell table:formula="of:=IF([.I234]&lt;144-119;0;0.4*[.U234]+0.6*[.V234])" office:value-type="float" office:value="0.429677419354839" calcext:value-type="float">
            <text:p>0.4297</text:p>
          </table:table-cell>
          <table:table-cell table:formula="of:=1-[.S234]/SUM([.L234:.T234])" office:value-type="float" office:value="0.516129032258065" calcext:value-type="float">
            <text:p>0.5161</text:p>
          </table:table-cell>
          <table:table-cell table:formula="of:=[.I234]/[.J234]" office:value-type="percentage" office:value="0.459940652818991" calcext:value-type="percentage">
            <text:p>45.99%</text:p>
          </table:table-cell>
          <table:table-cell table:formula="of:=[.K234]" office:value-type="string" office:string-value="275 Shuter Street" calcext:value-type="string">
            <text:p>275 Shuter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75 Shuter Stre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formula="of:=[.S235]/SUM([.L235:.T235])" office:value-type="float" office:value="0.486725663716814" calcext:value-type="float">
            <text:p>0.4867</text:p>
          </table:table-cell>
          <table:table-cell table:formula="of:=[.E235]/[.I235]" office:value-type="float" office:value="0.412280701754386" calcext:value-type="float">
            <text:p>0.4123</text:p>
          </table:table-cell>
          <table:table-cell table:formula="of:=IF([.I235]&lt;144-119;0;0.4*[.U235]+0.6*[.V235])" office:value-type="float" office:value="0.442058686539357" calcext:value-type="float">
            <text:p>0.4421</text:p>
          </table:table-cell>
          <table:table-cell table:formula="of:=1-[.S235]/SUM([.L235:.T235])" office:value-type="float" office:value="0.513274336283186" calcext:value-type="float">
            <text:p>0.5133</text:p>
          </table:table-cell>
          <table:table-cell table:formula="of:=[.I235]/[.J235]" office:value-type="percentage" office:value="0.345454545454545" calcext:value-type="percentage">
            <text:p>34.55%</text:p>
          </table:table-cell>
          <table:table-cell table:formula="of:=[.K235]" office:value-type="string" office:string-value="275 Shuter Street" calcext:value-type="string">
            <text:p>275 Shuter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275 Shuter Stree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[.S236]/SUM([.L236:.T236])" office:value-type="float" office:value="0.484848484848485" calcext:value-type="float">
            <text:p>0.4848</text:p>
          </table:table-cell>
          <table:table-cell table:formula="of:=[.E236]/[.I236]" office:value-type="float" office:value="0.396039603960396" calcext:value-type="float">
            <text:p>0.3960</text:p>
          </table:table-cell>
          <table:table-cell table:formula="of:=IF([.I236]&lt;144-119;0;0.4*[.U236]+0.6*[.V236])" office:value-type="float" office:value="0.431563156315632" calcext:value-type="float">
            <text:p>0.4316</text:p>
          </table:table-cell>
          <table:table-cell table:formula="of:=1-[.S236]/SUM([.L236:.T236])" office:value-type="float" office:value="0.515151515151515" calcext:value-type="float">
            <text:p>0.5152</text:p>
          </table:table-cell>
          <table:table-cell table:formula="of:=[.I236]/[.J236]" office:value-type="percentage" office:value="0.283707865168539" calcext:value-type="percentage">
            <text:p>28.37%</text:p>
          </table:table-cell>
          <table:table-cell table:formula="of:=[.K236]" office:value-type="string" office:string-value="275 Shuter Street" calcext:value-type="string">
            <text:p>275 Shuter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10 Victoria Street - Pantages T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table:formula="of:=[.S237]/SUM([.L237:.T237])" office:value-type="float" office:value="0.429184549356223" calcext:value-type="float">
            <text:p>0.4292</text:p>
          </table:table-cell>
          <table:table-cell table:formula="of:=[.E237]/[.I237]" office:value-type="float" office:value="0.590717299578059" calcext:value-type="float">
            <text:p>0.5907</text:p>
          </table:table-cell>
          <table:table-cell table:formula="of:=IF([.I237]&lt;144-119;0;0.4*[.U237]+0.6*[.V237])" office:value-type="float" office:value="0.526104199489325" calcext:value-type="float">
            <text:p>0.5261</text:p>
          </table:table-cell>
          <table:table-cell table:formula="of:=1-[.S237]/SUM([.L237:.T237])" office:value-type="float" office:value="0.570815450643777" calcext:value-type="float">
            <text:p>0.5708</text:p>
          </table:table-cell>
          <table:table-cell table:formula="of:=[.I237]/[.J237]" office:value-type="percentage" office:value="0.474" calcext:value-type="percentage">
            <text:p>47.40%</text:p>
          </table:table-cell>
          <table:table-cell table:formula="of:=[.K237]" office:value-type="string" office:string-value="210 Victoria Street - Pantages Tower" calcext:value-type="string">
            <text:p>210 Victoria Street - Pantages Tow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8" calcext:value-type="float">
            <text:p>52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0 Victoria Street - Pantages Tow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S238]/SUM([.L238:.T238])" office:value-type="float" office:value="1" calcext:value-type="float">
            <text:p>1.0000</text:p>
          </table:table-cell>
          <table:table-cell table:formula="of:=[.E238]/[.I238]" office:value-type="float" office:value="0.5" calcext:value-type="float">
            <text:p>0.5000</text:p>
          </table:table-cell>
          <table:table-cell table:formula="of:=IF([.I238]&lt;144-119;0;0.4*[.U238]+0.6*[.V238])" office:value-type="float" office:value="0" calcext:value-type="float">
            <text:p>0.0000</text:p>
          </table:table-cell>
          <table:table-cell table:formula="of:=1-[.S238]/SUM([.L238:.T238])" office:value-type="float" office:value="0" calcext:value-type="float">
            <text:p>0.0000</text:p>
          </table:table-cell>
          <table:table-cell table:formula="of:=[.I238]/[.J238]" office:value-type="percentage" office:value="0.266666666666667" calcext:value-type="percentage">
            <text:p>26.67%</text:p>
          </table:table-cell>
          <table:table-cell table:formula="of:=[.K238]" office:value-type="string" office:string-value="210 Victoria Street - Pantages Tower" calcext:value-type="string">
            <text:p>210 Victoria Street - Pantages Tow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55 Richmond Street East - Space Con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formula="of:=[.S239]/SUM([.L239:.T239])" office:value-type="float" office:value="0.488549618320611" calcext:value-type="float">
            <text:p>0.4885</text:p>
          </table:table-cell>
          <table:table-cell table:formula="of:=[.E239]/[.I239]" office:value-type="float" office:value="0.583333333333333" calcext:value-type="float">
            <text:p>0.5833</text:p>
          </table:table-cell>
          <table:table-cell table:formula="of:=IF([.I239]&lt;144-119;0;0.4*[.U239]+0.6*[.V239])" office:value-type="float" office:value="0.545419847328244" calcext:value-type="float">
            <text:p>0.5454</text:p>
          </table:table-cell>
          <table:table-cell table:formula="of:=1-[.S239]/SUM([.L239:.T239])" office:value-type="float" office:value="0.511450381679389" calcext:value-type="float">
            <text:p>0.5115</text:p>
          </table:table-cell>
          <table:table-cell table:formula="of:=[.I239]/[.J239]" office:value-type="percentage" office:value="0.517647058823529" calcext:value-type="percentage">
            <text:p>51.76%</text:p>
          </table:table-cell>
          <table:table-cell table:formula="of:=[.K239]" office:value-type="string" office:string-value="255 Richmond Street East - Space Condo" calcext:value-type="string">
            <text:p>255 Richmond Street East - Space Cond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323 Richmond Street East - The Richmo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table:formula="of:=[.S240]/SUM([.L240:.T240])" office:value-type="float" office:value="0.455621301775148" calcext:value-type="float">
            <text:p>0.4556</text:p>
          </table:table-cell>
          <table:table-cell table:formula="of:=[.E240]/[.I240]" office:value-type="float" office:value="0.543859649122807" calcext:value-type="float">
            <text:p>0.5439</text:p>
          </table:table-cell>
          <table:table-cell table:formula="of:=IF([.I240]&lt;144-119;0;0.4*[.U240]+0.6*[.V240])" office:value-type="float" office:value="0.508564310183743" calcext:value-type="float">
            <text:p>0.5086</text:p>
          </table:table-cell>
          <table:table-cell table:formula="of:=1-[.S240]/SUM([.L240:.T240])" office:value-type="float" office:value="0.544378698224852" calcext:value-type="float">
            <text:p>0.5444</text:p>
          </table:table-cell>
          <table:table-cell table:formula="of:=[.I240]/[.J240]" office:value-type="percentage" office:value="0.551612903225806" calcext:value-type="percentage">
            <text:p>55.16%</text:p>
          </table:table-cell>
          <table:table-cell table:formula="of:=[.K240]" office:value-type="string" office:string-value="323 Richmond Street East - The Richmond" calcext:value-type="string">
            <text:p>323 Richmond Street East - The Richmon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323 Richmond Street East - The Richmon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formula="of:=[.S241]/SUM([.L241:.T241])" office:value-type="float" office:value="0.470238095238095" calcext:value-type="float">
            <text:p>0.4702</text:p>
          </table:table-cell>
          <table:table-cell table:formula="of:=[.E241]/[.I241]" office:value-type="float" office:value="0.538461538461538" calcext:value-type="float">
            <text:p>0.5385</text:p>
          </table:table-cell>
          <table:table-cell table:formula="of:=IF([.I241]&lt;144-119;0;0.4*[.U241]+0.6*[.V241])" office:value-type="float" office:value="0.511172161172161" calcext:value-type="float">
            <text:p>0.5112</text:p>
          </table:table-cell>
          <table:table-cell table:formula="of:=1-[.S241]/SUM([.L241:.T241])" office:value-type="float" office:value="0.529761904761905" calcext:value-type="float">
            <text:p>0.5298</text:p>
          </table:table-cell>
          <table:table-cell table:formula="of:=[.I241]/[.J241]" office:value-type="percentage" office:value="0.550488599348534" calcext:value-type="percentage">
            <text:p>55.05%</text:p>
          </table:table-cell>
          <table:table-cell table:formula="of:=[.K241]" office:value-type="string" office:string-value="323 Richmond Street East - The Richmond" calcext:value-type="string">
            <text:p>323 Richmond Street East - The Richmon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10 Victoria Street - Pantages T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S242]/SUM([.L242:.T242])" office:value-type="float" office:value="0.394736842105263" calcext:value-type="float">
            <text:p>0.3947</text:p>
          </table:table-cell>
          <table:table-cell table:formula="of:=[.E242]/[.I242]" office:value-type="float" office:value="0.41025641025641" calcext:value-type="float">
            <text:p>0.4103</text:p>
          </table:table-cell>
          <table:table-cell table:formula="of:=IF([.I242]&lt;144-119;0;0.4*[.U242]+0.6*[.V242])" office:value-type="float" office:value="0.404048582995952" calcext:value-type="float">
            <text:p>0.4040</text:p>
          </table:table-cell>
          <table:table-cell table:formula="of:=1-[.S242]/SUM([.L242:.T242])" office:value-type="float" office:value="0.605263157894737" calcext:value-type="float">
            <text:p>0.6053</text:p>
          </table:table-cell>
          <table:table-cell table:formula="of:=[.I242]/[.J242]" office:value-type="percentage" office:value="0.393939393939394" calcext:value-type="percentage">
            <text:p>39.39%</text:p>
          </table:table-cell>
          <table:table-cell table:formula="of:=[.K242]" office:value-type="string" office:string-value="210 Victoria Street - Pantages Tower" calcext:value-type="string">
            <text:p>210 Victoria Street - Pantages Tow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50 Lombard Street - The Indi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formula="of:=[.S243]/SUM([.L243:.T243])" office:value-type="float" office:value="0.52" calcext:value-type="float">
            <text:p>0.5200</text:p>
          </table:table-cell>
          <table:table-cell table:formula="of:=[.E243]/[.I243]" office:value-type="float" office:value="0.413333333333333" calcext:value-type="float">
            <text:p>0.4133</text:p>
          </table:table-cell>
          <table:table-cell table:formula="of:=IF([.I243]&lt;144-119;0;0.4*[.U243]+0.6*[.V243])" office:value-type="float" office:value="0.456" calcext:value-type="float">
            <text:p>0.4560</text:p>
          </table:table-cell>
          <table:table-cell table:formula="of:=1-[.S243]/SUM([.L243:.T243])" office:value-type="float" office:value="0.48" calcext:value-type="float">
            <text:p>0.4800</text:p>
          </table:table-cell>
          <table:table-cell table:formula="of:=[.I243]/[.J243]" office:value-type="percentage" office:value="0.590551181102362" calcext:value-type="percentage">
            <text:p>59.06%</text:p>
          </table:table-cell>
          <table:table-cell table:formula="of:=[.K243]" office:value-type="string" office:string-value="50 Lombard Street - The Indigo" calcext:value-type="string">
            <text:p>50 Lombard Street - The Indig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4" calcext:value-type="float">
            <text:p>534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uriel Collins Housing Co-oper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S244]/SUM([.L244:.T244])" office:value-type="float" office:value="0.32183908045977" calcext:value-type="float">
            <text:p>0.3218</text:p>
          </table:table-cell>
          <table:table-cell table:formula="of:=[.E244]/[.I244]" office:value-type="float" office:value="0.482758620689655" calcext:value-type="float">
            <text:p>0.4828</text:p>
          </table:table-cell>
          <table:table-cell table:formula="of:=IF([.I244]&lt;144-119;0;0.4*[.U244]+0.6*[.V244])" office:value-type="float" office:value="0.418390804597701" calcext:value-type="float">
            <text:p>0.4184</text:p>
          </table:table-cell>
          <table:table-cell table:formula="of:=1-[.S244]/SUM([.L244:.T244])" office:value-type="float" office:value="0.67816091954023" calcext:value-type="float">
            <text:p>0.6782</text:p>
          </table:table-cell>
          <table:table-cell table:formula="of:=[.I244]/[.J244]" office:value-type="percentage" office:value="0.54375" calcext:value-type="percentage">
            <text:p>54.38%</text:p>
          </table:table-cell>
          <table:table-cell table:formula="of:=[.K244]" office:value-type="string" office:string-value="Muriel Collins Housing Co-operative" calcext:value-type="string">
            <text:p>Muriel Collins Housing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68 King Street East - King George Squa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[.S245]/SUM([.L245:.T245])" office:value-type="float" office:value="0.517241379310345" calcext:value-type="float">
            <text:p>0.5172</text:p>
          </table:table-cell>
          <table:table-cell table:formula="of:=[.E245]/[.I245]" office:value-type="float" office:value="0.456896551724138" calcext:value-type="float">
            <text:p>0.4569</text:p>
          </table:table-cell>
          <table:table-cell table:formula="of:=IF([.I245]&lt;144-119;0;0.4*[.U245]+0.6*[.V245])" office:value-type="float" office:value="0.481034482758621" calcext:value-type="float">
            <text:p>0.4810</text:p>
          </table:table-cell>
          <table:table-cell table:formula="of:=1-[.S245]/SUM([.L245:.T245])" office:value-type="float" office:value="0.482758620689655" calcext:value-type="float">
            <text:p>0.4828</text:p>
          </table:table-cell>
          <table:table-cell table:formula="of:=[.I245]/[.J245]" office:value-type="percentage" office:value="0.549763033175355" calcext:value-type="percentage">
            <text:p>54.98%</text:p>
          </table:table-cell>
          <table:table-cell table:formula="of:=[.K245]" office:value-type="string" office:string-value="168 King Street East - King George Square" calcext:value-type="string">
            <text:p>168 King Street East - King George Squa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333 Adelaide Street East - Moz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table:formula="of:=[.S246]/SUM([.L246:.T246])" office:value-type="float" office:value="0.563758389261745" calcext:value-type="float">
            <text:p>0.5638</text:p>
          </table:table-cell>
          <table:table-cell table:formula="of:=[.E246]/[.I246]" office:value-type="float" office:value="0.5" calcext:value-type="float">
            <text:p>0.5000</text:p>
          </table:table-cell>
          <table:table-cell table:formula="of:=IF([.I246]&lt;144-119;0;0.4*[.U246]+0.6*[.V246])" office:value-type="float" office:value="0.525503355704698" calcext:value-type="float">
            <text:p>0.5255</text:p>
          </table:table-cell>
          <table:table-cell table:formula="of:=1-[.S246]/SUM([.L246:.T246])" office:value-type="float" office:value="0.436241610738255" calcext:value-type="float">
            <text:p>0.4362</text:p>
          </table:table-cell>
          <table:table-cell table:formula="of:=[.I246]/[.J246]" office:value-type="percentage" office:value="0.504854368932039" calcext:value-type="percentage">
            <text:p>50.49%</text:p>
          </table:table-cell>
          <table:table-cell table:formula="of:=[.K246]" office:value-type="string" office:string-value="333 Adelaide Street East - Mozo" calcext:value-type="string">
            <text:p>333 Adelaide Street East - Moz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80 Mill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table:formula="of:=[.S247]/SUM([.L247:.T247])" office:value-type="float" office:value="0.48062015503876" calcext:value-type="float">
            <text:p>0.4806</text:p>
          </table:table-cell>
          <table:table-cell table:formula="of:=[.E247]/[.I247]" office:value-type="float" office:value="0.658914728682171" calcext:value-type="float">
            <text:p>0.6589</text:p>
          </table:table-cell>
          <table:table-cell table:formula="of:=IF([.I247]&lt;144-119;0;0.4*[.U247]+0.6*[.V247])" office:value-type="float" office:value="0.587596899224806" calcext:value-type="float">
            <text:p>0.5876</text:p>
          </table:table-cell>
          <table:table-cell table:formula="of:=1-[.S247]/SUM([.L247:.T247])" office:value-type="float" office:value="0.51937984496124" calcext:value-type="float">
            <text:p>0.5194</text:p>
          </table:table-cell>
          <table:table-cell table:formula="of:=[.I247]/[.J247]" office:value-type="percentage" office:value="0.697297297297297" calcext:value-type="percentage">
            <text:p>69.73%</text:p>
          </table:table-cell>
          <table:table-cell table:formula="of:=[.K247]" office:value-type="string" office:string-value="80 Mill Street" calcext:value-type="string">
            <text:p>80 Mill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39 Jarvis Street - The St. Jam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formula="of:=[.S248]/SUM([.L248:.T248])" office:value-type="float" office:value="0.575" calcext:value-type="float">
            <text:p>0.5750</text:p>
          </table:table-cell>
          <table:table-cell table:formula="of:=[.E248]/[.I248]" office:value-type="float" office:value="0.365853658536585" calcext:value-type="float">
            <text:p>0.3659</text:p>
          </table:table-cell>
          <table:table-cell table:formula="of:=IF([.I248]&lt;144-119;0;0.4*[.U248]+0.6*[.V248])" office:value-type="float" office:value="0.449512195121951" calcext:value-type="float">
            <text:p>0.4495</text:p>
          </table:table-cell>
          <table:table-cell table:formula="of:=1-[.S248]/SUM([.L248:.T248])" office:value-type="float" office:value="0.425" calcext:value-type="float">
            <text:p>0.4250</text:p>
          </table:table-cell>
          <table:table-cell table:formula="of:=[.I248]/[.J248]" office:value-type="percentage" office:value="0.557823129251701" calcext:value-type="percentage">
            <text:p>55.78%</text:p>
          </table:table-cell>
          <table:table-cell table:formula="of:=[.K248]" office:value-type="string" office:string-value="39 Jarvis Street - The St. James" calcext:value-type="string">
            <text:p>39 Jarvis Street - The St. Jame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10 George Street South - Marketview Co-oper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S249]/SUM([.L249:.T249])" office:value-type="float" office:value="0.555555555555556" calcext:value-type="float">
            <text:p>0.5556</text:p>
          </table:table-cell>
          <table:table-cell table:formula="of:=[.E249]/[.I249]" office:value-type="float" office:value="0.589285714285714" calcext:value-type="float">
            <text:p>0.5893</text:p>
          </table:table-cell>
          <table:table-cell table:formula="of:=IF([.I249]&lt;144-119;0;0.4*[.U249]+0.6*[.V249])" office:value-type="float" office:value="0.575793650793651" calcext:value-type="float">
            <text:p>0.5758</text:p>
          </table:table-cell>
          <table:table-cell table:formula="of:=1-[.S249]/SUM([.L249:.T249])" office:value-type="float" office:value="0.444444444444444" calcext:value-type="float">
            <text:p>0.4444</text:p>
          </table:table-cell>
          <table:table-cell table:formula="of:=[.I249]/[.J249]" office:value-type="percentage" office:value="0.408759124087591" calcext:value-type="percentage">
            <text:p>40.88%</text:p>
          </table:table-cell>
          <table:table-cell table:formula="of:=[.K249]" office:value-type="string" office:string-value="110 George Street South - Marketview Co-operative" calcext:value-type="string">
            <text:p>110 George Street South - Marketview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t. Michael Catholic Sch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S250]/SUM([.L250:.T250])" office:value-type="float" office:value="0.338345864661654" calcext:value-type="float">
            <text:p>0.3383</text:p>
          </table:table-cell>
          <table:table-cell table:formula="of:=[.E250]/[.I250]" office:value-type="float" office:value="0.597014925373134" calcext:value-type="float">
            <text:p>0.5970</text:p>
          </table:table-cell>
          <table:table-cell table:formula="of:=IF([.I250]&lt;144-119;0;0.4*[.U250]+0.6*[.V250])" office:value-type="float" office:value="0.493547301088542" calcext:value-type="float">
            <text:p>0.4935</text:p>
          </table:table-cell>
          <table:table-cell table:formula="of:=1-[.S250]/SUM([.L250:.T250])" office:value-type="float" office:value="0.661654135338346" calcext:value-type="float">
            <text:p>0.6617</text:p>
          </table:table-cell>
          <table:table-cell table:formula="of:=[.I250]/[.J250]" office:value-type="percentage" office:value="0.517374517374517" calcext:value-type="percentage">
            <text:p>51.74%</text:p>
          </table:table-cell>
          <table:table-cell table:formula="of:=[.K250]" office:value-type="string" office:string-value="St. Michael Catholic School" calcext:value-type="string">
            <text:p>St. Michael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St. Michael Catholic Sch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table:formula="of:=[.S251]/SUM([.L251:.T251])" office:value-type="float" office:value="0.458646616541353" calcext:value-type="float">
            <text:p>0.4586</text:p>
          </table:table-cell>
          <table:table-cell table:formula="of:=[.E251]/[.I251]" office:value-type="float" office:value="0.529850746268657" calcext:value-type="float">
            <text:p>0.5299</text:p>
          </table:table-cell>
          <table:table-cell table:formula="of:=IF([.I251]&lt;144-119;0;0.4*[.U251]+0.6*[.V251])" office:value-type="float" office:value="0.501369094377735" calcext:value-type="float">
            <text:p>0.5014</text:p>
          </table:table-cell>
          <table:table-cell table:formula="of:=1-[.S251]/SUM([.L251:.T251])" office:value-type="float" office:value="0.541353383458647" calcext:value-type="float">
            <text:p>0.5414</text:p>
          </table:table-cell>
          <table:table-cell table:formula="of:=[.I251]/[.J251]" office:value-type="percentage" office:value="0.347150259067357" calcext:value-type="percentage">
            <text:p>34.72%</text:p>
          </table:table-cell>
          <table:table-cell table:formula="of:=[.K251]" office:value-type="string" office:string-value="St. Michael Catholic School" calcext:value-type="string">
            <text:p>St. Michael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St. Lawrence on the Pa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table:formula="of:=[.S252]/SUM([.L252:.T252])" office:value-type="float" office:value="0.487046632124352" calcext:value-type="float">
            <text:p>0.4870</text:p>
          </table:table-cell>
          <table:table-cell table:formula="of:=[.E252]/[.I252]" office:value-type="float" office:value="0.530927835051546" calcext:value-type="float">
            <text:p>0.5309</text:p>
          </table:table-cell>
          <table:table-cell table:formula="of:=IF([.I252]&lt;144-119;0;0.4*[.U252]+0.6*[.V252])" office:value-type="float" office:value="0.513375353880669" calcext:value-type="float">
            <text:p>0.5134</text:p>
          </table:table-cell>
          <table:table-cell table:formula="of:=1-[.S252]/SUM([.L252:.T252])" office:value-type="float" office:value="0.512953367875648" calcext:value-type="float">
            <text:p>0.5130</text:p>
          </table:table-cell>
          <table:table-cell table:formula="of:=[.I252]/[.J252]" office:value-type="percentage" office:value="0.60061919504644" calcext:value-type="percentage">
            <text:p>60.06%</text:p>
          </table:table-cell>
          <table:table-cell table:formula="of:=[.K252]" office:value-type="string" office:string-value="St. Lawrence on the Park" calcext:value-type="string">
            <text:p>St. Lawrence on the Par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St. Lawrence Community Cen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S253]/SUM([.L253:.T253])" office:value-type="float" office:value="0.407894736842105" calcext:value-type="float">
            <text:p>0.4079</text:p>
          </table:table-cell>
          <table:table-cell table:formula="of:=[.E253]/[.I253]" office:value-type="float" office:value="0.605263157894737" calcext:value-type="float">
            <text:p>0.6053</text:p>
          </table:table-cell>
          <table:table-cell table:formula="of:=IF([.I253]&lt;144-119;0;0.4*[.U253]+0.6*[.V253])" office:value-type="float" office:value="0.526315789473684" calcext:value-type="float">
            <text:p>0.5263</text:p>
          </table:table-cell>
          <table:table-cell table:formula="of:=1-[.S253]/SUM([.L253:.T253])" office:value-type="float" office:value="0.592105263157895" calcext:value-type="float">
            <text:p>0.5921</text:p>
          </table:table-cell>
          <table:table-cell table:formula="of:=[.I253]/[.J253]" office:value-type="percentage" office:value="0.51006711409396" calcext:value-type="percentage">
            <text:p>51.01%</text:p>
          </table:table-cell>
          <table:table-cell table:formula="of:=[.K253]" office:value-type="string" office:string-value="St. Lawrence Community Centre" calcext:value-type="string">
            <text:p>St. Lawrence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33 Hahn Place - La Place St Laur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S254]/SUM([.L254:.T254])" office:value-type="float" office:value="0.578313253012048" calcext:value-type="float">
            <text:p>0.5783</text:p>
          </table:table-cell>
          <table:table-cell table:formula="of:=[.E254]/[.I254]" office:value-type="float" office:value="0.325581395348837" calcext:value-type="float">
            <text:p>0.3256</text:p>
          </table:table-cell>
          <table:table-cell table:formula="of:=IF([.I254]&lt;144-119;0;0.4*[.U254]+0.6*[.V254])" office:value-type="float" office:value="0.426674138414122" calcext:value-type="float">
            <text:p>0.4267</text:p>
          </table:table-cell>
          <table:table-cell table:formula="of:=1-[.S254]/SUM([.L254:.T254])" office:value-type="float" office:value="0.421686746987952" calcext:value-type="float">
            <text:p>0.4217</text:p>
          </table:table-cell>
          <table:table-cell table:formula="of:=[.I254]/[.J254]" office:value-type="percentage" office:value="0.56578947368421" calcext:value-type="percentage">
            <text:p>56.58%</text:p>
          </table:table-cell>
          <table:table-cell table:formula="of:=[.K254]" office:value-type="string" office:string-value="33 Hahn Place - La Place St Laurent" calcext:value-type="string">
            <text:p>33 Hahn Place - La Place St Lauren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39 Parliament Street - Parliament Squa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[.S255]/SUM([.L255:.T255])" office:value-type="float" office:value="0.435897435897436" calcext:value-type="float">
            <text:p>0.4359</text:p>
          </table:table-cell>
          <table:table-cell table:formula="of:=[.E255]/[.I255]" office:value-type="float" office:value="0.585987261146497" calcext:value-type="float">
            <text:p>0.5860</text:p>
          </table:table-cell>
          <table:table-cell table:formula="of:=IF([.I255]&lt;144-119;0;0.4*[.U255]+0.6*[.V255])" office:value-type="float" office:value="0.525951331046872" calcext:value-type="float">
            <text:p>0.5260</text:p>
          </table:table-cell>
          <table:table-cell table:formula="of:=1-[.S255]/SUM([.L255:.T255])" office:value-type="float" office:value="0.564102564102564" calcext:value-type="float">
            <text:p>0.5641</text:p>
          </table:table-cell>
          <table:table-cell table:formula="of:=[.I255]/[.J255]" office:value-type="percentage" office:value="0.640816326530612" calcext:value-type="percentage">
            <text:p>64.08%</text:p>
          </table:table-cell>
          <table:table-cell table:formula="of:=[.K255]" office:value-type="string" office:string-value="39 Parliament Street - Parliament Square" calcext:value-type="string">
            <text:p>39 Parliament Street - Parliament Squa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85 The Esplanade - Old York Tow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formula="of:=[.S256]/SUM([.L256:.T256])" office:value-type="float" office:value="0.494252873563218" calcext:value-type="float">
            <text:p>0.4943</text:p>
          </table:table-cell>
          <table:table-cell table:formula="of:=[.E256]/[.I256]" office:value-type="float" office:value="0.488636363636364" calcext:value-type="float">
            <text:p>0.4886</text:p>
          </table:table-cell>
          <table:table-cell table:formula="of:=IF([.I256]&lt;144-119;0;0.4*[.U256]+0.6*[.V256])" office:value-type="float" office:value="0.490882967607106" calcext:value-type="float">
            <text:p>0.4909</text:p>
          </table:table-cell>
          <table:table-cell table:formula="of:=1-[.S256]/SUM([.L256:.T256])" office:value-type="float" office:value="0.505747126436782" calcext:value-type="float">
            <text:p>0.5057</text:p>
          </table:table-cell>
          <table:table-cell table:formula="of:=[.I256]/[.J256]" office:value-type="percentage" office:value="0.505747126436782" calcext:value-type="percentage">
            <text:p>50.57%</text:p>
          </table:table-cell>
          <table:table-cell table:formula="of:=[.K256]" office:value-type="string" office:string-value="85 The Esplanade - Old York Tower" calcext:value-type="string">
            <text:p>85 The Esplanade - Old York Tow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10 Esplanade - Performing Arts Lod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formula="of:=[.S257]/SUM([.L257:.T257])" office:value-type="float" office:value="0.45985401459854" calcext:value-type="float">
            <text:p>0.4599</text:p>
          </table:table-cell>
          <table:table-cell table:formula="of:=[.E257]/[.I257]" office:value-type="float" office:value="0.474452554744526" calcext:value-type="float">
            <text:p>0.4745</text:p>
          </table:table-cell>
          <table:table-cell table:formula="of:=IF([.I257]&lt;144-119;0;0.4*[.U257]+0.6*[.V257])" office:value-type="float" office:value="0.468613138686131" calcext:value-type="float">
            <text:p>0.4686</text:p>
          </table:table-cell>
          <table:table-cell table:formula="of:=1-[.S257]/SUM([.L257:.T257])" office:value-type="float" office:value="0.54014598540146" calcext:value-type="float">
            <text:p>0.5401</text:p>
          </table:table-cell>
          <table:table-cell table:formula="of:=[.I257]/[.J257]" office:value-type="percentage" office:value="0.608888888888889" calcext:value-type="percentage">
            <text:p>60.89%</text:p>
          </table:table-cell>
          <table:table-cell table:formula="of:=[.K257]" office:value-type="string" office:string-value="110 Esplanade - Performing Arts Lodge" calcext:value-type="string">
            <text:p>110 Esplanade - Performing Arts Lodg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85 The Esplanade - Old York Tow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table:formula="of:=[.S258]/SUM([.L258:.T258])" office:value-type="float" office:value="0.473333333333333" calcext:value-type="float">
            <text:p>0.4733</text:p>
          </table:table-cell>
          <table:table-cell table:formula="of:=[.E258]/[.I258]" office:value-type="float" office:value="0.431372549019608" calcext:value-type="float">
            <text:p>0.4314</text:p>
          </table:table-cell>
          <table:table-cell table:formula="of:=IF([.I258]&lt;144-119;0;0.4*[.U258]+0.6*[.V258])" office:value-type="float" office:value="0.448156862745098" calcext:value-type="float">
            <text:p>0.4482</text:p>
          </table:table-cell>
          <table:table-cell table:formula="of:=1-[.S258]/SUM([.L258:.T258])" office:value-type="float" office:value="0.526666666666667" calcext:value-type="float">
            <text:p>0.5267</text:p>
          </table:table-cell>
          <table:table-cell table:formula="of:=[.I258]/[.J258]" office:value-type="percentage" office:value="0.479623824451411" calcext:value-type="percentage">
            <text:p>47.96%</text:p>
          </table:table-cell>
          <table:table-cell table:formula="of:=[.K258]" office:value-type="string" office:string-value="85 The Esplanade - Old York Tower" calcext:value-type="string">
            <text:p>85 The Esplanade - Old York Tow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85 The Esplanade - Old York Tow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[.S259]/SUM([.L259:.T259])" office:value-type="float" office:value="0.581081081081081" calcext:value-type="float">
            <text:p>0.5811</text:p>
          </table:table-cell>
          <table:table-cell table:formula="of:=[.E259]/[.I259]" office:value-type="float" office:value="0.564102564102564" calcext:value-type="float">
            <text:p>0.5641</text:p>
          </table:table-cell>
          <table:table-cell table:formula="of:=IF([.I259]&lt;144-119;0;0.4*[.U259]+0.6*[.V259])" office:value-type="float" office:value="0.570893970893971" calcext:value-type="float">
            <text:p>0.5709</text:p>
          </table:table-cell>
          <table:table-cell table:formula="of:=1-[.S259]/SUM([.L259:.T259])" office:value-type="float" office:value="0.418918918918919" calcext:value-type="float">
            <text:p>0.4189</text:p>
          </table:table-cell>
          <table:table-cell table:formula="of:=[.I259]/[.J259]" office:value-type="percentage" office:value="0.378640776699029" calcext:value-type="percentage">
            <text:p>37.86%</text:p>
          </table:table-cell>
          <table:table-cell table:formula="of:=[.K259]" office:value-type="string" office:string-value="85 The Esplanade - Old York Tower" calcext:value-type="string">
            <text:p>85 The Esplanade - Old York Tow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0" calcext:value-type="float">
            <text:p>55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t. Michael Catholic Scho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S260]/SUM([.L260:.T260])" office:value-type="float" office:value="0.6" calcext:value-type="float">
            <text:p>0.6000</text:p>
          </table:table-cell>
          <table:table-cell table:formula="of:=[.E260]/[.I260]" office:value-type="float" office:value="0.490196078431373" calcext:value-type="float">
            <text:p>0.4902</text:p>
          </table:table-cell>
          <table:table-cell table:formula="of:=IF([.I260]&lt;144-119;0;0.4*[.U260]+0.6*[.V260])" office:value-type="float" office:value="0.534117647058824" calcext:value-type="float">
            <text:p>0.5341</text:p>
          </table:table-cell>
          <table:table-cell table:formula="of:=1-[.S260]/SUM([.L260:.T260])" office:value-type="float" office:value="0.4" calcext:value-type="float">
            <text:p>0.4000</text:p>
          </table:table-cell>
          <table:table-cell table:formula="of:=[.I260]/[.J260]" office:value-type="percentage" office:value="0.349315068493151" calcext:value-type="percentage">
            <text:p>34.93%</text:p>
          </table:table-cell>
          <table:table-cell table:formula="of:=[.K260]" office:value-type="string" office:string-value="St. Michael Catholic School" calcext:value-type="string">
            <text:p>St. Michael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t. Michael Catholic Sch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S261]/SUM([.L261:.T261])" office:value-type="float" office:value="0.373134328358209" calcext:value-type="float">
            <text:p>0.3731</text:p>
          </table:table-cell>
          <table:table-cell table:formula="of:=[.E261]/[.I261]" office:value-type="float" office:value="0.529411764705882" calcext:value-type="float">
            <text:p>0.5294</text:p>
          </table:table-cell>
          <table:table-cell table:formula="of:=IF([.I261]&lt;144-119;0;0.4*[.U261]+0.6*[.V261])" office:value-type="float" office:value="0.466900790166813" calcext:value-type="float">
            <text:p>0.4669</text:p>
          </table:table-cell>
          <table:table-cell table:formula="of:=1-[.S261]/SUM([.L261:.T261])" office:value-type="float" office:value="0.626865671641791" calcext:value-type="float">
            <text:p>0.6269</text:p>
          </table:table-cell>
          <table:table-cell table:formula="of:=[.I261]/[.J261]" office:value-type="percentage" office:value="0.390804597701149" calcext:value-type="percentage">
            <text:p>39.08%</text:p>
          </table:table-cell>
          <table:table-cell table:formula="of:=[.K261]" office:value-type="string" office:string-value="St. Michael Catholic School" calcext:value-type="string">
            <text:p>St. Michael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. Michael Catholic Schoo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formula="of:=[.S262]/SUM([.L262:.T262])" office:value-type="float" office:value="0.410714285714286" calcext:value-type="float">
            <text:p>0.4107</text:p>
          </table:table-cell>
          <table:table-cell table:formula="of:=[.E262]/[.I262]" office:value-type="float" office:value="0.625" calcext:value-type="float">
            <text:p>0.6250</text:p>
          </table:table-cell>
          <table:table-cell table:formula="of:=IF([.I262]&lt;144-119;0;0.4*[.U262]+0.6*[.V262])" office:value-type="float" office:value="0.539285714285714" calcext:value-type="float">
            <text:p>0.5393</text:p>
          </table:table-cell>
          <table:table-cell table:formula="of:=1-[.S262]/SUM([.L262:.T262])" office:value-type="float" office:value="0.589285714285714" calcext:value-type="float">
            <text:p>0.5893</text:p>
          </table:table-cell>
          <table:table-cell table:formula="of:=[.I262]/[.J262]" office:value-type="percentage" office:value="0.551724137931034" calcext:value-type="percentage">
            <text:p>55.17%</text:p>
          </table:table-cell>
          <table:table-cell table:formula="of:=[.K262]" office:value-type="string" office:string-value="St. Michael Catholic School" calcext:value-type="string">
            <text:p>St. Michael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. Lawrence Community Cent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table:formula="of:=[.S263]/SUM([.L263:.T263])" office:value-type="float" office:value="0.473282442748092" calcext:value-type="float">
            <text:p>0.4733</text:p>
          </table:table-cell>
          <table:table-cell table:formula="of:=[.E263]/[.I263]" office:value-type="float" office:value="0.56390977443609" calcext:value-type="float">
            <text:p>0.5639</text:p>
          </table:table-cell>
          <table:table-cell table:formula="of:=IF([.I263]&lt;144-119;0;0.4*[.U263]+0.6*[.V263])" office:value-type="float" office:value="0.527658841760891" calcext:value-type="float">
            <text:p>0.5277</text:p>
          </table:table-cell>
          <table:table-cell table:formula="of:=1-[.S263]/SUM([.L263:.T263])" office:value-type="float" office:value="0.526717557251908" calcext:value-type="float">
            <text:p>0.5267</text:p>
          </table:table-cell>
          <table:table-cell table:formula="of:=[.I263]/[.J263]" office:value-type="percentage" office:value="0.414330218068536" calcext:value-type="percentage">
            <text:p>41.43%</text:p>
          </table:table-cell>
          <table:table-cell table:formula="of:=[.K263]" office:value-type="string" office:string-value="St. Lawrence Community Centre" calcext:value-type="string">
            <text:p>St. Lawrence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285 Mutual Street - Radio C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formula="of:=[.S264]/SUM([.L264:.T264])" office:value-type="float" office:value="0.586206896551724" calcext:value-type="float">
            <text:p>0.5862</text:p>
          </table:table-cell>
          <table:table-cell table:formula="of:=[.E264]/[.I264]" office:value-type="float" office:value="0.6" calcext:value-type="float">
            <text:p>0.6000</text:p>
          </table:table-cell>
          <table:table-cell table:formula="of:=IF([.I264]&lt;144-119;0;0.4*[.U264]+0.6*[.V264])" office:value-type="float" office:value="0.59448275862069" calcext:value-type="float">
            <text:p>0.5945</text:p>
          </table:table-cell>
          <table:table-cell table:formula="of:=1-[.S264]/SUM([.L264:.T264])" office:value-type="float" office:value="0.413793103448276" calcext:value-type="float">
            <text:p>0.4138</text:p>
          </table:table-cell>
          <table:table-cell table:formula="of:=[.I264]/[.J264]" office:value-type="percentage" office:value="0.562015503875969" calcext:value-type="percentage">
            <text:p>56.20%</text:p>
          </table:table-cell>
          <table:table-cell table:formula="of:=[.K264]" office:value-type="string" office:string-value="285 Mutual Street - Radio City" calcext:value-type="string">
            <text:p>285 Mutual Street - Radio Cit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85 Mutual Street - Radio Cit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table:formula="of:=[.S265]/SUM([.L265:.T265])" office:value-type="float" office:value="0.559055118110236" calcext:value-type="float">
            <text:p>0.5591</text:p>
          </table:table-cell>
          <table:table-cell table:formula="of:=[.E265]/[.I265]" office:value-type="float" office:value="0.543307086614173" calcext:value-type="float">
            <text:p>0.5433</text:p>
          </table:table-cell>
          <table:table-cell table:formula="of:=IF([.I265]&lt;144-119;0;0.4*[.U265]+0.6*[.V265])" office:value-type="float" office:value="0.549606299212599" calcext:value-type="float">
            <text:p>0.5496</text:p>
          </table:table-cell>
          <table:table-cell table:formula="of:=1-[.S265]/SUM([.L265:.T265])" office:value-type="float" office:value="0.440944881889764" calcext:value-type="float">
            <text:p>0.4409</text:p>
          </table:table-cell>
          <table:table-cell table:formula="of:=[.I265]/[.J265]" office:value-type="percentage" office:value="0.671957671957672" calcext:value-type="percentage">
            <text:p>67.20%</text:p>
          </table:table-cell>
          <table:table-cell table:formula="of:=[.K265]" office:value-type="string" office:string-value="285 Mutual Street - Radio City" calcext:value-type="string">
            <text:p>285 Mutual Street - Radio Cit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11 Avenue Ro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formula="of:=[.S266]/SUM([.L266:.T266])" office:value-type="float" office:value="0.4625" calcext:value-type="float">
            <text:p>0.4625</text:p>
          </table:table-cell>
          <table:table-cell table:formula="of:=[.E266]/[.I266]" office:value-type="float" office:value="0.357142857142857" calcext:value-type="float">
            <text:p>0.3571</text:p>
          </table:table-cell>
          <table:table-cell table:formula="of:=IF([.I266]&lt;144-119;0;0.4*[.U266]+0.6*[.V266])" office:value-type="float" office:value="0.399285714285714" calcext:value-type="float">
            <text:p>0.3993</text:p>
          </table:table-cell>
          <table:table-cell table:formula="of:=1-[.S266]/SUM([.L266:.T266])" office:value-type="float" office:value="0.5375" calcext:value-type="float">
            <text:p>0.5375</text:p>
          </table:table-cell>
          <table:table-cell table:formula="of:=[.I266]/[.J266]" office:value-type="percentage" office:value="0.65625" calcext:value-type="percentage">
            <text:p>65.63%</text:p>
          </table:table-cell>
          <table:table-cell table:formula="of:=[.K266]" office:value-type="string" office:string-value="111 Avenue Road" calcext:value-type="string">
            <text:p>111 Avenue Roa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18 Yorkville Aven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[.S267]/SUM([.L267:.T267])" office:value-type="float" office:value="0.431034482758621" calcext:value-type="float">
            <text:p>0.4310</text:p>
          </table:table-cell>
          <table:table-cell table:formula="of:=[.E267]/[.I267]" office:value-type="float" office:value="0.439655172413793" calcext:value-type="float">
            <text:p>0.4397</text:p>
          </table:table-cell>
          <table:table-cell table:formula="of:=IF([.I267]&lt;144-119;0;0.4*[.U267]+0.6*[.V267])" office:value-type="float" office:value="0.436206896551724" calcext:value-type="float">
            <text:p>0.4362</text:p>
          </table:table-cell>
          <table:table-cell table:formula="of:=1-[.S267]/SUM([.L267:.T267])" office:value-type="float" office:value="0.568965517241379" calcext:value-type="float">
            <text:p>0.5690</text:p>
          </table:table-cell>
          <table:table-cell table:formula="of:=[.I267]/[.J267]" office:value-type="percentage" office:value="0.442748091603053" calcext:value-type="percentage">
            <text:p>44.27%</text:p>
          </table:table-cell>
          <table:table-cell table:formula="of:=[.K267]" office:value-type="string" office:string-value="18 Yorkville Avenue" calcext:value-type="string">
            <text:p>18 Yorkville Avenu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0 Bellair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S268]/SUM([.L268:.T268])" office:value-type="float" office:value="0.209677419354839" calcext:value-type="float">
            <text:p>0.2097</text:p>
          </table:table-cell>
          <table:table-cell table:formula="of:=[.E268]/[.I268]" office:value-type="float" office:value="0.258064516129032" calcext:value-type="float">
            <text:p>0.2581</text:p>
          </table:table-cell>
          <table:table-cell table:formula="of:=IF([.I268]&lt;144-119;0;0.4*[.U268]+0.6*[.V268])" office:value-type="float" office:value="0.238709677419355" calcext:value-type="float">
            <text:p>0.2387</text:p>
          </table:table-cell>
          <table:table-cell table:formula="of:=1-[.S268]/SUM([.L268:.T268])" office:value-type="float" office:value="0.790322580645161" calcext:value-type="float">
            <text:p>0.7903</text:p>
          </table:table-cell>
          <table:table-cell table:formula="of:=[.I268]/[.J268]" office:value-type="percentage" office:value="0.392405063291139" calcext:value-type="percentage">
            <text:p>39.24%</text:p>
          </table:table-cell>
          <table:table-cell table:formula="of:=[.K268]" office:value-type="string" office:string-value="10 Bellair Street" calcext:value-type="string">
            <text:p>10 Bellair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7 Carlton Street - The Elling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[.S269]/SUM([.L269:.T269])" office:value-type="float" office:value="0.534722222222222" calcext:value-type="float">
            <text:p>0.5347</text:p>
          </table:table-cell>
          <table:table-cell table:formula="of:=[.E269]/[.I269]" office:value-type="float" office:value="0.583333333333333" calcext:value-type="float">
            <text:p>0.5833</text:p>
          </table:table-cell>
          <table:table-cell table:formula="of:=IF([.I269]&lt;144-119;0;0.4*[.U269]+0.6*[.V269])" office:value-type="float" office:value="0.563888888888889" calcext:value-type="float">
            <text:p>0.5639</text:p>
          </table:table-cell>
          <table:table-cell table:formula="of:=1-[.S269]/SUM([.L269:.T269])" office:value-type="float" office:value="0.465277777777778" calcext:value-type="float">
            <text:p>0.4653</text:p>
          </table:table-cell>
          <table:table-cell table:formula="of:=[.I269]/[.J269]" office:value-type="percentage" office:value="0.440366972477064" calcext:value-type="percentage">
            <text:p>44.04%</text:p>
          </table:table-cell>
          <table:table-cell table:formula="of:=[.K269]" office:value-type="string" office:string-value="7 Carlton Street - The Ellington" calcext:value-type="string">
            <text:p>7 Carlton Street - The Ellingt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33 Lombard Street - The Spi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table:formula="of:=[.S270]/SUM([.L270:.T270])" office:value-type="float" office:value="0.511494252873563" calcext:value-type="float">
            <text:p>0.5115</text:p>
          </table:table-cell>
          <table:table-cell table:formula="of:=[.E270]/[.I270]" office:value-type="float" office:value="0.505681818181818" calcext:value-type="float">
            <text:p>0.5057</text:p>
          </table:table-cell>
          <table:table-cell table:formula="of:=IF([.I270]&lt;144-119;0;0.4*[.U270]+0.6*[.V270])" office:value-type="float" office:value="0.508006792058516" calcext:value-type="float">
            <text:p>0.5080</text:p>
          </table:table-cell>
          <table:table-cell table:formula="of:=1-[.S270]/SUM([.L270:.T270])" office:value-type="float" office:value="0.488505747126437" calcext:value-type="float">
            <text:p>0.4885</text:p>
          </table:table-cell>
          <table:table-cell table:formula="of:=[.I270]/[.J270]" office:value-type="percentage" office:value="0.972375690607735" calcext:value-type="percentage">
            <text:p>97.24%</text:p>
          </table:table-cell>
          <table:table-cell table:formula="of:=[.K270]" office:value-type="string" office:string-value="33 Lombard Street - The Spire" calcext:value-type="string">
            <text:p>33 Lombard Street - The Spi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77 Lombard Street - Absolute Lof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[.S271]/SUM([.L271:.T271])" office:value-type="float" office:value="0.491525423728814" calcext:value-type="float">
            <text:p>0.4915</text:p>
          </table:table-cell>
          <table:table-cell table:formula="of:=[.E271]/[.I271]" office:value-type="float" office:value="0.559322033898305" calcext:value-type="float">
            <text:p>0.5593</text:p>
          </table:table-cell>
          <table:table-cell table:formula="of:=IF([.I271]&lt;144-119;0;0.4*[.U271]+0.6*[.V271])" office:value-type="float" office:value="0.532203389830509" calcext:value-type="float">
            <text:p>0.5322</text:p>
          </table:table-cell>
          <table:table-cell table:formula="of:=1-[.S271]/SUM([.L271:.T271])" office:value-type="float" office:value="0.508474576271186" calcext:value-type="float">
            <text:p>0.5085</text:p>
          </table:table-cell>
          <table:table-cell table:formula="of:=[.I271]/[.J271]" office:value-type="percentage" office:value="0.504273504273504" calcext:value-type="percentage">
            <text:p>50.43%</text:p>
          </table:table-cell>
          <table:table-cell table:formula="of:=[.K271]" office:value-type="string" office:string-value="77 Lombard Street - Absolute Lofts" calcext:value-type="string">
            <text:p>77 Lombard Street - Absolute Lof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Yorktown on the Par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table:formula="of:=[.S272]/SUM([.L272:.T272])" office:value-type="float" office:value="0.445255474452555" calcext:value-type="float">
            <text:p>0.4453</text:p>
          </table:table-cell>
          <table:table-cell table:formula="of:=[.E272]/[.I272]" office:value-type="float" office:value="0.551094890510949" calcext:value-type="float">
            <text:p>0.5511</text:p>
          </table:table-cell>
          <table:table-cell table:formula="of:=IF([.I272]&lt;144-119;0;0.4*[.U272]+0.6*[.V272])" office:value-type="float" office:value="0.508759124087591" calcext:value-type="float">
            <text:p>0.5088</text:p>
          </table:table-cell>
          <table:table-cell table:formula="of:=1-[.S272]/SUM([.L272:.T272])" office:value-type="float" office:value="0.554744525547445" calcext:value-type="float">
            <text:p>0.5547</text:p>
          </table:table-cell>
          <table:table-cell table:formula="of:=[.I272]/[.J272]" office:value-type="percentage" office:value="0.55241935483871" calcext:value-type="percentage">
            <text:p>55.24%</text:p>
          </table:table-cell>
          <table:table-cell table:formula="of:=[.K272]" office:value-type="string" office:string-value="Yorktown on the Park" calcext:value-type="string">
            <text:p>Yorktown on the Par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109 Front Stre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office:value-type="float" office:value="49" calcext:value-type="float">
            <text:p>49</text:p>
          </table:table-cell>
          <table:table-cell table:formula="of:=[.S273]/SUM([.L273:.T273])" office:value-type="float" office:value="0.562015503875969" calcext:value-type="float">
            <text:p>0.5620</text:p>
          </table:table-cell>
          <table:table-cell table:formula="of:=[.E273]/[.I273]" office:value-type="float" office:value="0.428571428571429" calcext:value-type="float">
            <text:p>0.4286</text:p>
          </table:table-cell>
          <table:table-cell table:formula="of:=IF([.I273]&lt;144-119;0;0.4*[.U273]+0.6*[.V273])" office:value-type="float" office:value="0.481949058693245" calcext:value-type="float">
            <text:p>0.4819</text:p>
          </table:table-cell>
          <table:table-cell table:formula="of:=1-[.S273]/SUM([.L273:.T273])" office:value-type="float" office:value="0.437984496124031" calcext:value-type="float">
            <text:p>0.4380</text:p>
          </table:table-cell>
          <table:table-cell table:formula="of:=[.I273]/[.J273]" office:value-type="percentage" office:value="0.605140186915888" calcext:value-type="percentage">
            <text:p>60.51%</text:p>
          </table:table-cell>
          <table:table-cell table:formula="of:=[.K273]" office:value-type="string" office:string-value="109 Front Street" calcext:value-type="string">
            <text:p>109 Front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055 Bay Street - Polo Club 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formula="of:=[.S274]/SUM([.L274:.T274])" office:value-type="float" office:value="0.514285714285714" calcext:value-type="float">
            <text:p>0.5143</text:p>
          </table:table-cell>
          <table:table-cell table:formula="of:=[.E274]/[.I274]" office:value-type="float" office:value="0.394444444444444" calcext:value-type="float">
            <text:p>0.3944</text:p>
          </table:table-cell>
          <table:table-cell table:formula="of:=IF([.I274]&lt;144-119;0;0.4*[.U274]+0.6*[.V274])" office:value-type="float" office:value="0.442380952380952" calcext:value-type="float">
            <text:p>0.4424</text:p>
          </table:table-cell>
          <table:table-cell table:formula="of:=1-[.S274]/SUM([.L274:.T274])" office:value-type="float" office:value="0.485714285714286" calcext:value-type="float">
            <text:p>0.4857</text:p>
          </table:table-cell>
          <table:table-cell table:formula="of:=[.I274]/[.J274]" office:value-type="percentage" office:value="0.382978723404255" calcext:value-type="percentage">
            <text:p>38.30%</text:p>
          </table:table-cell>
          <table:table-cell table:formula="of:=[.K274]" office:value-type="string" office:string-value="1055 Bay Street - Polo Club I" calcext:value-type="string">
            <text:p>1055 Bay Street - Polo Club 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925 Bay Street - Bay Clu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table:formula="of:=[.S275]/SUM([.L275:.T275])" office:value-type="float" office:value="0.496062992125984" calcext:value-type="float">
            <text:p>0.4961</text:p>
          </table:table-cell>
          <table:table-cell table:formula="of:=[.E275]/[.I275]" office:value-type="float" office:value="0.456692913385827" calcext:value-type="float">
            <text:p>0.4567</text:p>
          </table:table-cell>
          <table:table-cell table:formula="of:=IF([.I275]&lt;144-119;0;0.4*[.U275]+0.6*[.V275])" office:value-type="float" office:value="0.47244094488189" calcext:value-type="float">
            <text:p>0.4724</text:p>
          </table:table-cell>
          <table:table-cell table:formula="of:=1-[.S275]/SUM([.L275:.T275])" office:value-type="float" office:value="0.503937007874016" calcext:value-type="float">
            <text:p>0.5039</text:p>
          </table:table-cell>
          <table:table-cell table:formula="of:=[.I275]/[.J275]" office:value-type="percentage" office:value="0.579908675799087" calcext:value-type="percentage">
            <text:p>57.99%</text:p>
          </table:table-cell>
          <table:table-cell table:formula="of:=[.K275]" office:value-type="string" office:string-value="925 Bay Street - Bay Club" calcext:value-type="string">
            <text:p>925 Bay Street - Bay Club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909 Bay Street - The Alleg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table:formula="of:=[.S276]/SUM([.L276:.T276])" office:value-type="float" office:value="0.529411764705882" calcext:value-type="float">
            <text:p>0.5294</text:p>
          </table:table-cell>
          <table:table-cell table:formula="of:=[.E276]/[.I276]" office:value-type="float" office:value="0.422535211267606" calcext:value-type="float">
            <text:p>0.4225</text:p>
          </table:table-cell>
          <table:table-cell table:formula="of:=IF([.I276]&lt;144-119;0;0.4*[.U276]+0.6*[.V276])" office:value-type="float" office:value="0.465285832642916" calcext:value-type="float">
            <text:p>0.4653</text:p>
          </table:table-cell>
          <table:table-cell table:formula="of:=1-[.S276]/SUM([.L276:.T276])" office:value-type="float" office:value="0.470588235294118" calcext:value-type="float">
            <text:p>0.4706</text:p>
          </table:table-cell>
          <table:table-cell table:formula="of:=[.I276]/[.J276]" office:value-type="percentage" office:value="0.470198675496689" calcext:value-type="percentage">
            <text:p>47.02%</text:p>
          </table:table-cell>
          <table:table-cell table:formula="of:=[.K276]" office:value-type="string" office:string-value="909 Bay Street - The Allegro" calcext:value-type="string">
            <text:p>909 Bay Street - The Allegr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027</text:p>
          </table:table-cell>
          <table:table-cell/>
          <table:table-cell table:formula="of:=[.D278]+[.D279]" office:value-type="float" office:value="121" calcext:value-type="float">
            <text:p>121</text:p>
          </table:table-cell>
          <table:table-cell table:formula="of:=[.E278]+[.E279]" office:value-type="float" office:value="96" calcext:value-type="float">
            <text:p>96</text:p>
          </table:table-cell>
          <table:table-cell table:formula="of:=[.F278]+[.F279]" office:value-type="float" office:value="0" calcext:value-type="float">
            <text:p>0</text:p>
          </table:table-cell>
          <table:table-cell table:formula="of:=[.G278]+[.G279]" office:value-type="float" office:value="2" calcext:value-type="float">
            <text:p>2</text:p>
          </table:table-cell>
          <table:table-cell table:formula="of:=[.H278]+[.H279]" office:value-type="float" office:value="0" calcext:value-type="float">
            <text:p>0</text:p>
          </table:table-cell>
          <table:table-cell table:formula="of:=[.I278]+[.I279]" office:value-type="float" office:value="219" calcext:value-type="float">
            <text:p>219</text:p>
          </table:table-cell>
          <table:table-cell table:formula="of:=[.J278]+[.J279]" office:value-type="float" office:value="669" calcext:value-type="float">
            <text:p>669</text:p>
          </table:table-cell>
          <table:table-cell office:value-type="string" calcext:value-type="string">
            <text:p>Branksome Hall</text:p>
          </table:table-cell>
          <table:table-cell table:formula="of:=[.L278]+[.L279]" office:value-type="float" office:value="1" calcext:value-type="float">
            <text:p>1</text:p>
          </table:table-cell>
          <table:table-cell table:formula="of:=[.M278]+[.M279]" office:value-type="float" office:value="0" calcext:value-type="float">
            <text:p>0</text:p>
          </table:table-cell>
          <table:table-cell table:formula="of:=[.N278]+[.N279]" office:value-type="float" office:value="0" calcext:value-type="float">
            <text:p>0</text:p>
          </table:table-cell>
          <table:table-cell table:formula="of:=[.O278]+[.O279]" office:value-type="float" office:value="20" calcext:value-type="float">
            <text:p>20</text:p>
          </table:table-cell>
          <table:table-cell table:formula="of:=[.P278]+[.P279]" office:value-type="float" office:value="1" calcext:value-type="float">
            <text:p>1</text:p>
          </table:table-cell>
          <table:table-cell table:formula="of:=[.Q278]+[.Q279]" office:value-type="float" office:value="0" calcext:value-type="float">
            <text:p>0</text:p>
          </table:table-cell>
          <table:table-cell table:formula="of:=[.R278]+[.R279]" office:value-type="float" office:value="39" calcext:value-type="float">
            <text:p>39</text:p>
          </table:table-cell>
          <table:table-cell table:formula="of:=[.S278]+[.S279]" office:value-type="float" office:value="89" calcext:value-type="float">
            <text:p>89</text:p>
          </table:table-cell>
          <table:table-cell table:formula="of:=[.T278]+[.T279]" office:value-type="float" office:value="66" calcext:value-type="float">
            <text:p>66</text:p>
          </table:table-cell>
          <table:table-cell table:formula="of:=[.S277]/SUM([.L277:.T277])" office:value-type="float" office:value="0.412037037037037" calcext:value-type="float">
            <text:p>0.4120</text:p>
          </table:table-cell>
          <table:table-cell table:formula="of:=[.E277]/[.I277]" office:value-type="float" office:value="0.438356164383562" calcext:value-type="float">
            <text:p>0.4384</text:p>
          </table:table-cell>
          <table:table-cell table:formula="of:=IF([.I277]&lt;144-119;0;0.4*[.U277]+0.6*[.V277])" office:value-type="float" office:value="0.427828513444952" calcext:value-type="float">
            <text:p>0.4278</text:p>
          </table:table-cell>
          <table:table-cell table:formula="of:=1-[.S277]/SUM([.L277:.T277])" office:value-type="float" office:value="0.587962962962963" calcext:value-type="float">
            <text:p>0.5880</text:p>
          </table:table-cell>
          <table:table-cell table:formula="of:=[.I277]/[.J277]" office:value-type="percentage" office:value="0.327354260089686" calcext:value-type="percentage">
            <text:p>32.74%</text:p>
          </table:table-cell>
          <table:table-cell table:formula="of:=[.K277]" office:value-type="string" office:string-value="Branksome Hall" calcext:value-type="string">
            <text:p>Branksome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27A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ranksome H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formula="of:=[.S278]/SUM([.L278:.T278])" office:value-type="float" office:value="0.39622641509434" calcext:value-type="float">
            <text:p>0.3962</text:p>
          </table:table-cell>
          <table:table-cell table:formula="of:=[.E278]/[.I278]" office:value-type="float" office:value="0.401869158878505" calcext:value-type="float">
            <text:p>0.4019</text:p>
          </table:table-cell>
          <table:table-cell table:formula="of:=IF([.I278]&lt;144-119;0;0.4*[.U278]+0.6*[.V278])" office:value-type="float" office:value="0.399612061364839" calcext:value-type="float">
            <text:p>0.3996</text:p>
          </table:table-cell>
          <table:table-cell table:formula="of:=1-[.S278]/SUM([.L278:.T278])" office:value-type="float" office:value="0.60377358490566" calcext:value-type="float">
            <text:p>0.6038</text:p>
          </table:table-cell>
          <table:table-cell table:formula="of:=[.I278]/[.J278]" office:value-type="percentage" office:value="0.311046511627907" calcext:value-type="percentage">
            <text:p>31.10%</text:p>
          </table:table-cell>
          <table:table-cell table:formula="of:=[.K278]" office:value-type="string" office:string-value="Branksome Hall" calcext:value-type="string">
            <text:p>Branksome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27B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anksome H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formula="of:=[.S279]/SUM([.L279:.T279])" office:value-type="float" office:value="0.427272727272727" calcext:value-type="float">
            <text:p>0.4273</text:p>
          </table:table-cell>
          <table:table-cell table:formula="of:=[.E279]/[.I279]" office:value-type="float" office:value="0.473214285714286" calcext:value-type="float">
            <text:p>0.4732</text:p>
          </table:table-cell>
          <table:table-cell table:formula="of:=IF([.I279]&lt;144-119;0;0.4*[.U279]+0.6*[.V279])" office:value-type="float" office:value="0.454837662337662" calcext:value-type="float">
            <text:p>0.4548</text:p>
          </table:table-cell>
          <table:table-cell table:formula="of:=1-[.S279]/SUM([.L279:.T279])" office:value-type="float" office:value="0.572727272727273" calcext:value-type="float">
            <text:p>0.5727</text:p>
          </table:table-cell>
          <table:table-cell table:formula="of:=[.I279]/[.J279]" office:value-type="percentage" office:value="0.344615384615385" calcext:value-type="percentage">
            <text:p>34.46%</text:p>
          </table:table-cell>
          <table:table-cell table:formula="of:=[.K279]" office:value-type="string" office:string-value="Branksome Hall" calcext:value-type="string">
            <text:p>Branksome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29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elmont Hou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formula="of:=[.S280]/SUM([.L280:.T280])" office:value-type="float" office:value="0.542857142857143" calcext:value-type="float">
            <text:p>0.5429</text:p>
          </table:table-cell>
          <table:table-cell table:formula="of:=[.E280]/[.I280]" office:value-type="float" office:value="0.601851851851852" calcext:value-type="float">
            <text:p>0.6019</text:p>
          </table:table-cell>
          <table:table-cell table:formula="of:=IF([.I280]&lt;144-119;0;0.4*[.U280]+0.6*[.V280])" office:value-type="float" office:value="0.578253968253968" calcext:value-type="float">
            <text:p>0.5783</text:p>
          </table:table-cell>
          <table:table-cell table:formula="of:=1-[.S280]/SUM([.L280:.T280])" office:value-type="float" office:value="0.457142857142857" calcext:value-type="float">
            <text:p>0.4571</text:p>
          </table:table-cell>
          <table:table-cell table:formula="of:=[.I280]/[.J280]" office:value-type="percentage" office:value="0.473684210526316" calcext:value-type="percentage">
            <text:p>47.37%</text:p>
          </table:table-cell>
          <table:table-cell table:formula="of:=[.K280]" office:value-type="string" office:string-value="Belmont House" calcext:value-type="string">
            <text:p>Belmont Hou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33-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esse Ketchum Junior and Se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S281]/SUM([.L281:.T281])" office:value-type="float" office:value="0.307692307692308" calcext:value-type="float">
            <text:p>0.3077</text:p>
          </table:table-cell>
          <table:table-cell table:formula="of:=[.E281]/[.I281]" office:value-type="float" office:value="0.461538461538462" calcext:value-type="float">
            <text:p>0.4615</text:p>
          </table:table-cell>
          <table:table-cell table:formula="of:=IF([.I281]&lt;144-119;0;0.4*[.U281]+0.6*[.V281])" office:value-type="float" office:value="0.4" calcext:value-type="float">
            <text:p>0.4000</text:p>
          </table:table-cell>
          <table:table-cell table:formula="of:=1-[.S281]/SUM([.L281:.T281])" office:value-type="float" office:value="0.692307692307692" calcext:value-type="float">
            <text:p>0.6923</text:p>
          </table:table-cell>
          <table:table-cell table:formula="of:=[.I281]/[.J281]" office:value-type="percentage" office:value="0.270833333333333" calcext:value-type="percentage">
            <text:p>27.08%</text:p>
          </table:table-cell>
          <table:table-cell table:formula="of:=[.K281]" office:value-type="string" office:string-value="Jesse Ketchum Junior and Senior Public School" calcext:value-type="string">
            <text:p>Jesse Ketchum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41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oronto Grace Hospit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S282]/SUM([.L282:.T282])" office:value-type="float" office:value="0.576923076923077" calcext:value-type="float">
            <text:p>0.5769</text:p>
          </table:table-cell>
          <table:table-cell table:formula="of:=[.E282]/[.I282]" office:value-type="float" office:value="0.296296296296296" calcext:value-type="float">
            <text:p>0.2963</text:p>
          </table:table-cell>
          <table:table-cell table:formula="of:=IF([.I282]&lt;144-119;0;0.4*[.U282]+0.6*[.V282])" office:value-type="float" office:value="0.408547008547009" calcext:value-type="float">
            <text:p>0.4085</text:p>
          </table:table-cell>
          <table:table-cell table:formula="of:=1-[.S282]/SUM([.L282:.T282])" office:value-type="float" office:value="0.423076923076923" calcext:value-type="float">
            <text:p>0.4231</text:p>
          </table:table-cell>
          <table:table-cell table:formula="of:=[.I282]/[.J282]" office:value-type="percentage" office:value="0.287234042553191" calcext:value-type="percentage">
            <text:p>28.72%</text:p>
          </table:table-cell>
          <table:table-cell table:formula="of:=[.K282]" office:value-type="string" office:string-value="Toronto Grace Hospital" calcext:value-type="string">
            <text:p>Toronto Grace Hospita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54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llesley Central Place Rekai Cent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[.S283]/SUM([.L283:.T283])" office:value-type="float" office:value="0.43859649122807" calcext:value-type="float">
            <text:p>0.4386</text:p>
          </table:table-cell>
          <table:table-cell table:formula="of:=[.E283]/[.I283]" office:value-type="float" office:value="0.274193548387097" calcext:value-type="float">
            <text:p>0.2742</text:p>
          </table:table-cell>
          <table:table-cell table:formula="of:=IF([.I283]&lt;144-119;0;0.4*[.U283]+0.6*[.V283])" office:value-type="float" office:value="0.339954725523486" calcext:value-type="float">
            <text:p>0.3400</text:p>
          </table:table-cell>
          <table:table-cell table:formula="of:=1-[.S283]/SUM([.L283:.T283])" office:value-type="float" office:value="0.56140350877193" calcext:value-type="float">
            <text:p>0.5614</text:p>
          </table:table-cell>
          <table:table-cell table:formula="of:=[.I283]/[.J283]" office:value-type="percentage" office:value="0.459259259259259" calcext:value-type="percentage">
            <text:p>45.93%</text:p>
          </table:table-cell>
          <table:table-cell table:formula="of:=[.K283]" office:value-type="string" office:string-value="Wellesley Central Place Rekai Centre" calcext:value-type="string">
            <text:p>Wellesley Central Place Rekai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05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University of Toronto - St. Michael's Colle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6" calcext:value-type="float">
            <text:p>166</text:p>
          </table:table-cell>
          <table:table-cell office:value-type="float" office:value="68" calcext:value-type="float">
            <text:p>68</text:p>
          </table:table-cell>
          <table:table-cell table:formula="of:=[.S284]/SUM([.L284:.T284])" office:value-type="float" office:value="0.437994722955145" calcext:value-type="float">
            <text:p>0.4380</text:p>
          </table:table-cell>
          <table:table-cell table:formula="of:=[.E284]/[.I284]" office:value-type="float" office:value="0.558746736292428" calcext:value-type="float">
            <text:p>0.5587</text:p>
          </table:table-cell>
          <table:table-cell table:formula="of:=IF([.I284]&lt;144-119;0;0.4*[.U284]+0.6*[.V284])" office:value-type="float" office:value="0.510445930957515" calcext:value-type="float">
            <text:p>0.5104</text:p>
          </table:table-cell>
          <table:table-cell table:formula="of:=1-[.S284]/SUM([.L284:.T284])" office:value-type="float" office:value="0.562005277044855" calcext:value-type="float">
            <text:p>0.5620</text:p>
          </table:table-cell>
          <table:table-cell table:formula="of:=[.I284]/[.J284]" office:value-type="percentage" office:value="0.496113989637306" calcext:value-type="percentage">
            <text:p>49.61%</text:p>
          </table:table-cell>
          <table:table-cell table:formula="of:=[.K284]" office:value-type="string" office:string-value="University of Toronto - St. Michael's College" calcext:value-type="string">
            <text:p>University of Toronto - St. Michael's Colleg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68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udger Hou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S285]/SUM([.L285:.T285])" office:value-type="float" office:value="0.679245283018868" calcext:value-type="float">
            <text:p>0.6792</text:p>
          </table:table-cell>
          <table:table-cell table:formula="of:=[.E285]/[.I285]" office:value-type="float" office:value="0.163636363636364" calcext:value-type="float">
            <text:p>0.1636</text:p>
          </table:table-cell>
          <table:table-cell table:formula="of:=IF([.I285]&lt;144-119;0;0.4*[.U285]+0.6*[.V285])" office:value-type="float" office:value="0.369879931389365" calcext:value-type="float">
            <text:p>0.3699</text:p>
          </table:table-cell>
          <table:table-cell table:formula="of:=1-[.S285]/SUM([.L285:.T285])" office:value-type="float" office:value="0.320754716981132" calcext:value-type="float">
            <text:p>0.3208</text:p>
          </table:table-cell>
          <table:table-cell table:formula="of:=[.I285]/[.J285]" office:value-type="percentage" office:value="0.215686274509804" calcext:value-type="percentage">
            <text:p>21.57%</text:p>
          </table:table-cell>
          <table:table-cell table:formula="of:=[.K285]" office:value-type="string" office:string-value="Fudger House" calcext:value-type="string">
            <text:p>Fudger Hou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89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kai Cent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S286]/SUM([.L286:.T286])" office:value-type="float" office:value="0.481481481481481" calcext:value-type="float">
            <text:p>0.4815</text:p>
          </table:table-cell>
          <table:table-cell table:formula="of:=[.E286]/[.I286]" office:value-type="float" office:value="0.266666666666667" calcext:value-type="float">
            <text:p>0.2667</text:p>
          </table:table-cell>
          <table:table-cell table:formula="of:=IF([.I286]&lt;144-119;0;0.4*[.U286]+0.6*[.V286])" office:value-type="float" office:value="0.352592592592593" calcext:value-type="float">
            <text:p>0.3526</text:p>
          </table:table-cell>
          <table:table-cell table:formula="of:=1-[.S286]/SUM([.L286:.T286])" office:value-type="float" office:value="0.518518518518519" calcext:value-type="float">
            <text:p>0.5185</text:p>
          </table:table-cell>
          <table:table-cell table:formula="of:=[.I286]/[.J286]" office:value-type="percentage" office:value="0.24" calcext:value-type="percentage">
            <text:p>24.00%</text:p>
          </table:table-cell>
          <table:table-cell table:formula="of:=[.K286]" office:value-type="string" office:string-value="Rekai Centre" calcext:value-type="string">
            <text:p>Rekai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3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. Jude's Community Home - 270 Milan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S287]/SUM([.L287:.T287])" office:value-type="float" office:value="0.818181818181818" calcext:value-type="float">
            <text:p>0.8182</text:p>
          </table:table-cell>
          <table:table-cell table:formula="of:=[.E287]/[.I287]" office:value-type="float" office:value="0.454545454545455" calcext:value-type="float">
            <text:p>0.4545</text:p>
          </table:table-cell>
          <table:table-cell table:formula="of:=IF([.I287]&lt;144-119;0;0.4*[.U287]+0.6*[.V287])" office:value-type="float" office:value="0" calcext:value-type="float">
            <text:p>0.0000</text:p>
          </table:table-cell>
          <table:table-cell table:formula="of:=1-[.S287]/SUM([.L287:.T287])" office:value-type="float" office:value="0.181818181818182" calcext:value-type="float">
            <text:p>0.1818</text:p>
          </table:table-cell>
          <table:table-cell table:formula="of:=[.I287]/[.J287]" office:value-type="percentage" office:value="0.5" calcext:value-type="percentage">
            <text:p>50.00%</text:p>
          </table:table-cell>
          <table:table-cell table:formula="of:=[.K287]" office:value-type="string" office:string-value="St. Jude's Community Home - 270 Milan Street" calcext:value-type="string">
            <text:p>St. Jude's Community Home - 270 Milan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12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. Jude's Community Home - 270 Milan Stree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S288]/SUM([.L288:.T288])" office:value-type="float" office:value="0.666666666666667" calcext:value-type="float">
            <text:p>0.6667</text:p>
          </table:table-cell>
          <table:table-cell table:formula="of:=[.E288]/[.I288]" office:value-type="float" office:value="0.6" calcext:value-type="float">
            <text:p>0.6000</text:p>
          </table:table-cell>
          <table:table-cell table:formula="of:=IF([.I288]&lt;144-119;0;0.4*[.U288]+0.6*[.V288])" office:value-type="float" office:value="0" calcext:value-type="float">
            <text:p>0.0000</text:p>
          </table:table-cell>
          <table:table-cell table:formula="of:=1-[.S288]/SUM([.L288:.T288])" office:value-type="float" office:value="0.333333333333333" calcext:value-type="float">
            <text:p>0.3333</text:p>
          </table:table-cell>
          <table:table-cell table:formula="of:=[.I288]/[.J288]" office:value-type="percentage" office:value="0.833333333333333" calcext:value-type="percentage">
            <text:p>83.33%</text:p>
          </table:table-cell>
          <table:table-cell table:formula="of:=[.K288]" office:value-type="string" office:string-value="St. Jude's Community Home - 270 Milan Street" calcext:value-type="string">
            <text:p>St. Jude's Community Home - 270 Milan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D290]+[.D291]" office:value-type="float" office:value="143" calcext:value-type="float">
            <text:p>143</text:p>
          </table:table-cell>
          <table:table-cell table:formula="of:=[.E290]+[.E291]" office:value-type="float" office:value="216" calcext:value-type="float">
            <text:p>216</text:p>
          </table:table-cell>
          <table:table-cell table:formula="of:=[.F290]+[.F291]" office:value-type="float" office:value="1" calcext:value-type="float">
            <text:p>1</text:p>
          </table:table-cell>
          <table:table-cell table:formula="of:=[.G290]+[.G291]" office:value-type="float" office:value="3" calcext:value-type="float">
            <text:p>3</text:p>
          </table:table-cell>
          <table:table-cell table:formula="of:=[.H290]+[.H291]" office:value-type="float" office:value="1" calcext:value-type="float">
            <text:p>1</text:p>
          </table:table-cell>
          <table:table-cell table:formula="of:=[.I290]+[.I291]" office:value-type="float" office:value="364" calcext:value-type="float">
            <text:p>364</text:p>
          </table:table-cell>
          <table:table-cell table:formula="of:=[.J290]+[.J291]" office:value-type="float" office:value="883" calcext:value-type="float">
            <text:p>883</text:p>
          </table:table-cell>
          <table:table-cell table:formula="of:=[.K290]" office:value-type="string" office:string-value="St. Lawrence Community Centre" calcext:value-type="string">
            <text:p>St. Lawrence Community Centre</text:p>
          </table:table-cell>
          <table:table-cell table:formula="of:=[.L290]+[.L291]" office:value-type="float" office:value="0" calcext:value-type="float">
            <text:p>0</text:p>
          </table:table-cell>
          <table:table-cell table:formula="of:=[.M290]+[.M291]" office:value-type="float" office:value="1" calcext:value-type="float">
            <text:p>1</text:p>
          </table:table-cell>
          <table:table-cell table:formula="of:=[.N290]+[.N291]" office:value-type="float" office:value="0" calcext:value-type="float">
            <text:p>0</text:p>
          </table:table-cell>
          <table:table-cell table:formula="of:=[.O290]+[.O291]" office:value-type="float" office:value="82" calcext:value-type="float">
            <text:p>82</text:p>
          </table:table-cell>
          <table:table-cell table:formula="of:=[.P290]+[.P291]" office:value-type="float" office:value="5" calcext:value-type="float">
            <text:p>5</text:p>
          </table:table-cell>
          <table:table-cell table:formula="of:=[.Q290]+[.Q291]" office:value-type="float" office:value="0" calcext:value-type="float">
            <text:p>0</text:p>
          </table:table-cell>
          <table:table-cell table:formula="of:=[.R290]+[.R291]" office:value-type="float" office:value="49" calcext:value-type="float">
            <text:p>49</text:p>
          </table:table-cell>
          <table:table-cell table:formula="of:=[.S290]+[.S291]" office:value-type="float" office:value="175" calcext:value-type="float">
            <text:p>175</text:p>
          </table:table-cell>
          <table:table-cell table:formula="of:=[.T290]+[.T291]" office:value-type="float" office:value="50" calcext:value-type="float">
            <text:p>50</text:p>
          </table:table-cell>
          <table:table-cell table:formula="of:=[.S289]/SUM([.L289:.T289])" office:value-type="float" office:value="0.483425414364641" calcext:value-type="float">
            <text:p>0.4834</text:p>
          </table:table-cell>
          <table:table-cell table:formula="of:=[.E289]/[.I289]" office:value-type="float" office:value="0.593406593406593" calcext:value-type="float">
            <text:p>0.5934</text:p>
          </table:table-cell>
          <table:table-cell table:formula="of:=IF([.I289]&lt;144-119;0;0.4*[.U289]+0.6*[.V289])" office:value-type="float" office:value="0.549414121789813" calcext:value-type="float">
            <text:p>0.5494</text:p>
          </table:table-cell>
          <table:table-cell table:formula="of:=1-[.S289]/SUM([.L289:.T289])" office:value-type="float" office:value="0.516574585635359" calcext:value-type="float">
            <text:p>0.5166</text:p>
          </table:table-cell>
          <table:table-cell table:formula="of:=[.I289]/[.J289]" office:value-type="percentage" office:value="0.412231030577576" calcext:value-type="percentage">
            <text:p>41.22%</text:p>
          </table:table-cell>
          <table:table-cell table:formula="of:=[.Z290]" office:value-type="string" office:string-value="St. Lawrence Community Centre" calcext:value-type="string">
            <text:p>St. Lawrence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25A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St. Lawrence Community Cent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table:formula="of:=[.S290]/SUM([.L290:.T290])" office:value-type="float" office:value="0.503846153846154" calcext:value-type="float">
            <text:p>0.5038</text:p>
          </table:table-cell>
          <table:table-cell table:formula="of:=[.E290]/[.I290]" office:value-type="float" office:value="0.593869731800766" calcext:value-type="float">
            <text:p>0.5939</text:p>
          </table:table-cell>
          <table:table-cell table:formula="of:=IF([.I290]&lt;144-119;0;0.4*[.U290]+0.6*[.V290])" office:value-type="float" office:value="0.557860300618921" calcext:value-type="float">
            <text:p>0.5579</text:p>
          </table:table-cell>
          <table:table-cell table:formula="of:=1-[.S290]/SUM([.L290:.T290])" office:value-type="float" office:value="0.496153846153846" calcext:value-type="float">
            <text:p>0.4962</text:p>
          </table:table-cell>
          <table:table-cell table:formula="of:=[.I290]/[.J290]" office:value-type="percentage" office:value="0.594533029612756" calcext:value-type="percentage">
            <text:p>59.45%</text:p>
          </table:table-cell>
          <table:table-cell table:formula="of:=[.K290]" office:value-type="string" office:string-value="St. Lawrence Community Centre" calcext:value-type="string">
            <text:p>St. Lawrence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25B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St. Lawrence Community Cen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formula="of:=[.S291]/SUM([.L291:.T291])" office:value-type="float" office:value="0.431372549019608" calcext:value-type="float">
            <text:p>0.4314</text:p>
          </table:table-cell>
          <table:table-cell table:formula="of:=[.E291]/[.I291]" office:value-type="float" office:value="0.592233009708738" calcext:value-type="float">
            <text:p>0.5922</text:p>
          </table:table-cell>
          <table:table-cell table:formula="of:=IF([.I291]&lt;144-119;0;0.4*[.U291]+0.6*[.V291])" office:value-type="float" office:value="0.527888825433086" calcext:value-type="float">
            <text:p>0.5279</text:p>
          </table:table-cell>
          <table:table-cell table:formula="of:=1-[.S291]/SUM([.L291:.T291])" office:value-type="float" office:value="0.568627450980392" calcext:value-type="float">
            <text:p>0.5686</text:p>
          </table:table-cell>
          <table:table-cell table:formula="of:=[.I291]/[.J291]" office:value-type="percentage" office:value="0.231981981981982" calcext:value-type="percentage">
            <text:p>23.20%</text:p>
          </table:table-cell>
          <table:table-cell table:formula="of:=[.K291]" office:value-type="string" office:string-value="St. Lawrence Community Centre" calcext:value-type="string">
            <text:p>St. Lawrence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293]+[.D294]" office:value-type="float" office:value="335" calcext:value-type="float">
            <text:p>335</text:p>
          </table:table-cell>
          <table:table-cell table:formula="of:=[.E293]+[.E294]" office:value-type="float" office:value="210" calcext:value-type="float">
            <text:p>210</text:p>
          </table:table-cell>
          <table:table-cell table:formula="of:=[.F293]+[.F294]" office:value-type="float" office:value="0" calcext:value-type="float">
            <text:p>0</text:p>
          </table:table-cell>
          <table:table-cell table:formula="of:=[.G293]+[.G294]" office:value-type="float" office:value="4" calcext:value-type="float">
            <text:p>4</text:p>
          </table:table-cell>
          <table:table-cell table:formula="of:=[.H293]+[.H294]" office:value-type="float" office:value="1" calcext:value-type="float">
            <text:p>1</text:p>
          </table:table-cell>
          <table:table-cell table:formula="of:=[.I293]+[.I294]" office:value-type="float" office:value="550" calcext:value-type="float">
            <text:p>550</text:p>
          </table:table-cell>
          <table:table-cell table:formula="of:=[.J293]+[.J294]" office:value-type="float" office:value="1115" calcext:value-type="float">
            <text:p>1115</text:p>
          </table:table-cell>
          <table:table-cell office:value-type="string" calcext:value-type="string">
            <text:p>St. Lawrence Market North</text:p>
          </table:table-cell>
          <table:table-cell table:formula="of:=[.L293]+[.L294]" office:value-type="float" office:value="3" calcext:value-type="float">
            <text:p>3</text:p>
          </table:table-cell>
          <table:table-cell table:formula="of:=[.M293]+[.M294]" office:value-type="float" office:value="1" calcext:value-type="float">
            <text:p>1</text:p>
          </table:table-cell>
          <table:table-cell table:formula="of:=[.N293]+[.N294]" office:value-type="float" office:value="0" calcext:value-type="float">
            <text:p>0</text:p>
          </table:table-cell>
          <table:table-cell table:formula="of:=[.O293]+[.O294]" office:value-type="float" office:value="43" calcext:value-type="float">
            <text:p>43</text:p>
          </table:table-cell>
          <table:table-cell table:formula="of:=[.P293]+[.P294]" office:value-type="float" office:value="10" calcext:value-type="float">
            <text:p>10</text:p>
          </table:table-cell>
          <table:table-cell table:formula="of:=[.Q293]+[.Q294]" office:value-type="float" office:value="1" calcext:value-type="float">
            <text:p>1</text:p>
          </table:table-cell>
          <table:table-cell table:formula="of:=[.R293]+[.R294]" office:value-type="float" office:value="44" calcext:value-type="float">
            <text:p>44</text:p>
          </table:table-cell>
          <table:table-cell table:formula="of:=[.S293]+[.S294]" office:value-type="float" office:value="264" calcext:value-type="float">
            <text:p>264</text:p>
          </table:table-cell>
          <table:table-cell table:formula="of:=[.T293]+[.T294]" office:value-type="float" office:value="180" calcext:value-type="float">
            <text:p>180</text:p>
          </table:table-cell>
          <table:table-cell table:formula="of:=[.S292]/SUM([.L292:.T292])" office:value-type="float" office:value="0.483516483516484" calcext:value-type="float">
            <text:p>0.4835</text:p>
          </table:table-cell>
          <table:table-cell table:formula="of:=[.E292]/[.I292]" office:value-type="float" office:value="0.381818181818182" calcext:value-type="float">
            <text:p>0.3818</text:p>
          </table:table-cell>
          <table:table-cell table:formula="of:=IF([.I292]&lt;144-119;0;0.4*[.U292]+0.6*[.V292])" office:value-type="float" office:value="0.422497502497502" calcext:value-type="float">
            <text:p>0.4225</text:p>
          </table:table-cell>
          <table:table-cell table:formula="of:=1-[.S292]/SUM([.L292:.T292])" office:value-type="float" office:value="0.516483516483516" calcext:value-type="float">
            <text:p>0.5165</text:p>
          </table:table-cell>
          <table:table-cell table:formula="of:=[.I292]/[.J292]" office:value-type="percentage" office:value="0.493273542600897" calcext:value-type="percentage">
            <text:p>49.33%</text:p>
          </table:table-cell>
          <table:table-cell table:formula="of:=[.K292]" office:value-type="string" office:string-value="St. Lawrence Market North" calcext:value-type="string">
            <text:p>St. Lawrence Market Nort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30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St. Lawrence Market Nor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table:formula="of:=[.S293]/SUM([.L293:.T293])" office:value-type="float" office:value="0.480555555555556" calcext:value-type="float">
            <text:p>0.4806</text:p>
          </table:table-cell>
          <table:table-cell table:formula="of:=[.E293]/[.I293]" office:value-type="float" office:value="0.401098901098901" calcext:value-type="float">
            <text:p>0.4011</text:p>
          </table:table-cell>
          <table:table-cell table:formula="of:=IF([.I293]&lt;144-119;0;0.4*[.U293]+0.6*[.V293])" office:value-type="float" office:value="0.432881562881563" calcext:value-type="float">
            <text:p>0.4329</text:p>
          </table:table-cell>
          <table:table-cell table:formula="of:=1-[.S293]/SUM([.L293:.T293])" office:value-type="float" office:value="0.519444444444444" calcext:value-type="float">
            <text:p>0.5194</text:p>
          </table:table-cell>
          <table:table-cell table:formula="of:=[.I293]/[.J293]" office:value-type="percentage" office:value="0.664233576642336" calcext:value-type="percentage">
            <text:p>66.42%</text:p>
          </table:table-cell>
          <table:table-cell table:formula="of:=[.K293]" office:value-type="string" office:string-value="St. Lawrence Market North" calcext:value-type="string">
            <text:p>St. Lawrence Market Nort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30B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t. Lawrence Market Nort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table:formula="of:=[.S294]/SUM([.L294:.T294])" office:value-type="float" office:value="0.489247311827957" calcext:value-type="float">
            <text:p>0.4892</text:p>
          </table:table-cell>
          <table:table-cell table:formula="of:=[.E294]/[.I294]" office:value-type="float" office:value="0.344086021505376" calcext:value-type="float">
            <text:p>0.3441</text:p>
          </table:table-cell>
          <table:table-cell table:formula="of:=IF([.I294]&lt;144-119;0;0.4*[.U294]+0.6*[.V294])" office:value-type="float" office:value="0.402150537634409" calcext:value-type="float">
            <text:p>0.4022</text:p>
          </table:table-cell>
          <table:table-cell table:formula="of:=1-[.S294]/SUM([.L294:.T294])" office:value-type="float" office:value="0.510752688172043" calcext:value-type="float">
            <text:p>0.5108</text:p>
          </table:table-cell>
          <table:table-cell table:formula="of:=[.I294]/[.J294]" office:value-type="percentage" office:value="0.328042328042328" calcext:value-type="percentage">
            <text:p>32.80%</text:p>
          </table:table-cell>
          <table:table-cell table:formula="of:=[.K294]" office:value-type="string" office:string-value="St. Lawrence Market North" calcext:value-type="string">
            <text:p>St. Lawrence Market Nort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[.D296]+[.D297]" office:value-type="float" office:value="190" calcext:value-type="float">
            <text:p>190</text:p>
          </table:table-cell>
          <table:table-cell table:formula="of:=[.E296]+[.E297]" office:value-type="float" office:value="235" calcext:value-type="float">
            <text:p>235</text:p>
          </table:table-cell>
          <table:table-cell table:formula="of:=[.F296]+[.F297]" office:value-type="float" office:value="0" calcext:value-type="float">
            <text:p>0</text:p>
          </table:table-cell>
          <table:table-cell table:formula="of:=[.G296]+[.G297]" office:value-type="float" office:value="8" calcext:value-type="float">
            <text:p>8</text:p>
          </table:table-cell>
          <table:table-cell table:formula="of:=[.H296]+[.H297]" office:value-type="float" office:value="0" calcext:value-type="float">
            <text:p>0</text:p>
          </table:table-cell>
          <table:table-cell table:formula="of:=[.I296]+[.I297]" office:value-type="float" office:value="433" calcext:value-type="float">
            <text:p>433</text:p>
          </table:table-cell>
          <table:table-cell table:formula="of:=[.J296]+[.J297]" office:value-type="float" office:value="1305" calcext:value-type="float">
            <text:p>1305</text:p>
          </table:table-cell>
          <table:table-cell table:formula="of:=[.K296]" office:value-type="string" office:string-value="Wellesley Community Centre" calcext:value-type="string">
            <text:p>Wellesley Community Centre</text:p>
          </table:table-cell>
          <table:table-cell table:formula="of:=[.L296]+[.L297]" office:value-type="float" office:value="6" calcext:value-type="float">
            <text:p>6</text:p>
          </table:table-cell>
          <table:table-cell table:formula="of:=[.M296]+[.M297]" office:value-type="float" office:value="3" calcext:value-type="float">
            <text:p>3</text:p>
          </table:table-cell>
          <table:table-cell table:formula="of:=[.N296]+[.N297]" office:value-type="float" office:value="3" calcext:value-type="float">
            <text:p>3</text:p>
          </table:table-cell>
          <table:table-cell table:formula="of:=[.O296]+[.O297]" office:value-type="float" office:value="123" calcext:value-type="float">
            <text:p>123</text:p>
          </table:table-cell>
          <table:table-cell table:formula="of:=[.P296]+[.P297]" office:value-type="float" office:value="7" calcext:value-type="float">
            <text:p>7</text:p>
          </table:table-cell>
          <table:table-cell table:formula="of:=[.Q296]+[.Q297]" office:value-type="float" office:value="0" calcext:value-type="float">
            <text:p>0</text:p>
          </table:table-cell>
          <table:table-cell table:formula="of:=[.R296]+[.R297]" office:value-type="float" office:value="38" calcext:value-type="float">
            <text:p>38</text:p>
          </table:table-cell>
          <table:table-cell table:formula="of:=[.S296]+[.S297]" office:value-type="float" office:value="201" calcext:value-type="float">
            <text:p>201</text:p>
          </table:table-cell>
          <table:table-cell table:formula="of:=[.T296]+[.T297]" office:value-type="float" office:value="51" calcext:value-type="float">
            <text:p>51</text:p>
          </table:table-cell>
          <table:table-cell table:formula="of:=[.S295]/SUM([.L295:.T295])" office:value-type="float" office:value="0.465277777777778" calcext:value-type="float">
            <text:p>0.4653</text:p>
          </table:table-cell>
          <table:table-cell table:formula="of:=[.E295]/[.I295]" office:value-type="float" office:value="0.542725173210162" calcext:value-type="float">
            <text:p>0.5427</text:p>
          </table:table-cell>
          <table:table-cell table:formula="of:=IF([.I295]&lt;144-119;0;0.4*[.U295]+0.6*[.V295])" office:value-type="float" office:value="0.511746215037208" calcext:value-type="float">
            <text:p>0.5117</text:p>
          </table:table-cell>
          <table:table-cell table:formula="of:=1-[.S295]/SUM([.L295:.T295])" office:value-type="float" office:value="0.534722222222222" calcext:value-type="float">
            <text:p>0.5347</text:p>
          </table:table-cell>
          <table:table-cell table:formula="of:=[.I295]/[.J295]" office:value-type="percentage" office:value="0.331800766283525" calcext:value-type="percentage">
            <text:p>33.18%</text:p>
          </table:table-cell>
          <table:table-cell table:formula="of:=[.K295]" office:value-type="string" office:string-value="Wellesley Community Centre" calcext:value-type="string">
            <text:p>Wellesley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1A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Wellesley Community Cent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table:formula="of:=[.S296]/SUM([.L296:.T296])" office:value-type="float" office:value="0.439613526570048" calcext:value-type="float">
            <text:p>0.4396</text:p>
          </table:table-cell>
          <table:table-cell table:formula="of:=[.E296]/[.I296]" office:value-type="float" office:value="0.57487922705314" calcext:value-type="float">
            <text:p>0.5749</text:p>
          </table:table-cell>
          <table:table-cell table:formula="of:=IF([.I296]&lt;144-119;0;0.4*[.U296]+0.6*[.V296])" office:value-type="float" office:value="0.520772946859903" calcext:value-type="float">
            <text:p>0.5208</text:p>
          </table:table-cell>
          <table:table-cell table:formula="of:=1-[.S296]/SUM([.L296:.T296])" office:value-type="float" office:value="0.560386473429952" calcext:value-type="float">
            <text:p>0.5604</text:p>
          </table:table-cell>
          <table:table-cell table:formula="of:=[.I296]/[.J296]" office:value-type="percentage" office:value="0.323943661971831" calcext:value-type="percentage">
            <text:p>32.39%</text:p>
          </table:table-cell>
          <table:table-cell table:formula="of:=[.K296]" office:value-type="string" office:string-value="Wellesley Community Centre" calcext:value-type="string">
            <text:p>Wellesley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1B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Wellesley Community Cent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table:formula="of:=[.S297]/SUM([.L297:.T297])" office:value-type="float" office:value="0.488888888888889" calcext:value-type="float">
            <text:p>0.4889</text:p>
          </table:table-cell>
          <table:table-cell table:formula="of:=[.E297]/[.I297]" office:value-type="float" office:value="0.513274336283186" calcext:value-type="float">
            <text:p>0.5133</text:p>
          </table:table-cell>
          <table:table-cell table:formula="of:=IF([.I297]&lt;144-119;0;0.4*[.U297]+0.6*[.V297])" office:value-type="float" office:value="0.503520157325467" calcext:value-type="float">
            <text:p>0.5035</text:p>
          </table:table-cell>
          <table:table-cell table:formula="of:=1-[.S297]/SUM([.L297:.T297])" office:value-type="float" office:value="0.511111111111111" calcext:value-type="float">
            <text:p>0.5111</text:p>
          </table:table-cell>
          <table:table-cell table:formula="of:=[.I297]/[.J297]" office:value-type="percentage" office:value="0.339339339339339" calcext:value-type="percentage">
            <text:p>33.93%</text:p>
          </table:table-cell>
          <table:table-cell table:formula="of:=[.K297]" office:value-type="string" office:string-value="Wellesley Community Centre" calcext:value-type="string">
            <text:p>Wellesley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D299]+[.D300]" office:value-type="float" office:value="152" calcext:value-type="float">
            <text:p>152</text:p>
          </table:table-cell>
          <table:table-cell table:formula="of:=[.E299]+[.E300]" office:value-type="float" office:value="186" calcext:value-type="float">
            <text:p>186</text:p>
          </table:table-cell>
          <table:table-cell table:formula="of:=[.F299]+[.F300]" office:value-type="float" office:value="7" calcext:value-type="float">
            <text:p>7</text:p>
          </table:table-cell>
          <table:table-cell table:formula="of:=[.G299]+[.G300]" office:value-type="float" office:value="26" calcext:value-type="float">
            <text:p>26</text:p>
          </table:table-cell>
          <table:table-cell table:formula="of:=[.H299]+[.H300]" office:value-type="float" office:value="19" calcext:value-type="float">
            <text:p>19</text:p>
          </table:table-cell>
          <table:table-cell table:formula="of:=[.I299]+[.I300]" office:value-type="float" office:value="390" calcext:value-type="float">
            <text:p>390</text:p>
          </table:table-cell>
          <table:table-cell table:formula="of:=[.J299]+[.J300]" office:value-type="float" office:value="1218" calcext:value-type="float">
            <text:p>1218</text:p>
          </table:table-cell>
          <table:table-cell office:value-type="string" calcext:value-type="string">
            <text:p>Wellesley Community Centre</text:p>
          </table:table-cell>
          <table:table-cell table:formula="of:=[.L299]+[.L300]" office:value-type="float" office:value="9" calcext:value-type="float">
            <text:p>9</text:p>
          </table:table-cell>
          <table:table-cell table:formula="of:=[.M299]+[.M300]" office:value-type="float" office:value="9" calcext:value-type="float">
            <text:p>9</text:p>
          </table:table-cell>
          <table:table-cell table:formula="of:=[.N299]+[.N300]" office:value-type="float" office:value="4" calcext:value-type="float">
            <text:p>4</text:p>
          </table:table-cell>
          <table:table-cell table:formula="of:=[.O299]+[.O300]" office:value-type="float" office:value="120" calcext:value-type="float">
            <text:p>120</text:p>
          </table:table-cell>
          <table:table-cell table:formula="of:=[.P299]+[.P300]" office:value-type="float" office:value="14" calcext:value-type="float">
            <text:p>14</text:p>
          </table:table-cell>
          <table:table-cell table:formula="of:=[.Q299]+[.Q300]" office:value-type="float" office:value="4" calcext:value-type="float">
            <text:p>4</text:p>
          </table:table-cell>
          <table:table-cell table:formula="of:=[.R299]+[.R300]" office:value-type="float" office:value="7" calcext:value-type="float">
            <text:p>7</text:p>
          </table:table-cell>
          <table:table-cell table:formula="of:=[.S299]+[.S300]" office:value-type="float" office:value="185" calcext:value-type="float">
            <text:p>185</text:p>
          </table:table-cell>
          <table:table-cell table:formula="of:=[.T299]+[.T300]" office:value-type="float" office:value="31" calcext:value-type="float">
            <text:p>31</text:p>
          </table:table-cell>
          <table:table-cell table:formula="of:=[.S298]/SUM([.L298:.T298])" office:value-type="float" office:value="0.483028720626632" calcext:value-type="float">
            <text:p>0.4830</text:p>
          </table:table-cell>
          <table:table-cell table:formula="of:=[.E298]/[.I298]" office:value-type="float" office:value="0.476923076923077" calcext:value-type="float">
            <text:p>0.4769</text:p>
          </table:table-cell>
          <table:table-cell table:formula="of:=IF([.I298]&lt;144-119;0;0.4*[.U298]+0.6*[.V298])" office:value-type="float" office:value="0.479365334404499" calcext:value-type="float">
            <text:p>0.4794</text:p>
          </table:table-cell>
          <table:table-cell table:formula="of:=1-[.S298]/SUM([.L298:.T298])" office:value-type="float" office:value="0.516971279373368" calcext:value-type="float">
            <text:p>0.5170</text:p>
          </table:table-cell>
          <table:table-cell table:formula="of:=[.I298]/[.J298]" office:value-type="percentage" office:value="0.320197044334975" calcext:value-type="percentage">
            <text:p>32.02%</text:p>
          </table:table-cell>
          <table:table-cell table:formula="of:=[.K298]" office:value-type="string" office:string-value="Wellesley Community Centre" calcext:value-type="string">
            <text:p>Wellesley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2A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Wellesley Community Centr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table:formula="of:=[.S299]/SUM([.L299:.T299])" office:value-type="float" office:value="0.457286432160804" calcext:value-type="float">
            <text:p>0.4573</text:p>
          </table:table-cell>
          <table:table-cell table:formula="of:=[.E299]/[.I299]" office:value-type="float" office:value="0.472361809045226" calcext:value-type="float">
            <text:p>0.4724</text:p>
          </table:table-cell>
          <table:table-cell table:formula="of:=IF([.I299]&lt;144-119;0;0.4*[.U299]+0.6*[.V299])" office:value-type="float" office:value="0.466331658291457" calcext:value-type="float">
            <text:p>0.4663</text:p>
          </table:table-cell>
          <table:table-cell table:formula="of:=1-[.S299]/SUM([.L299:.T299])" office:value-type="float" office:value="0.542713567839196" calcext:value-type="float">
            <text:p>0.5427</text:p>
          </table:table-cell>
          <table:table-cell table:formula="of:=[.I299]/[.J299]" office:value-type="percentage" office:value="0.32569558101473" calcext:value-type="percentage">
            <text:p>32.57%</text:p>
          </table:table-cell>
          <table:table-cell table:formula="of:=[.K299]" office:value-type="string" office:string-value="Wellesley Community Centre" calcext:value-type="string">
            <text:p>Wellesley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2B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Wellesley Community Cent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table:formula="of:=[.S300]/SUM([.L300:.T300])" office:value-type="float" office:value="0.510869565217391" calcext:value-type="float">
            <text:p>0.5109</text:p>
          </table:table-cell>
          <table:table-cell table:formula="of:=[.E300]/[.I300]" office:value-type="float" office:value="0.481675392670157" calcext:value-type="float">
            <text:p>0.4817</text:p>
          </table:table-cell>
          <table:table-cell table:formula="of:=IF([.I300]&lt;144-119;0;0.4*[.U300]+0.6*[.V300])" office:value-type="float" office:value="0.493353061689051" calcext:value-type="float">
            <text:p>0.4934</text:p>
          </table:table-cell>
          <table:table-cell table:formula="of:=1-[.S300]/SUM([.L300:.T300])" office:value-type="float" office:value="0.489130434782609" calcext:value-type="float">
            <text:p>0.4891</text:p>
          </table:table-cell>
          <table:table-cell table:formula="of:=[.I300]/[.J300]" office:value-type="percentage" office:value="0.314662273476112" calcext:value-type="percentage">
            <text:p>31.47%</text:p>
          </table:table-cell>
          <table:table-cell table:formula="of:=[.K300]" office:value-type="string" office:string-value="Wellesley Community Centre" calcext:value-type="string">
            <text:p>Wellesley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SUM([.D302:.D304])" office:value-type="float" office:value="167" calcext:value-type="float">
            <text:p>167</text:p>
          </table:table-cell>
          <table:table-cell table:formula="of:=SUM([.E302:.E304])" office:value-type="float" office:value="192" calcext:value-type="float">
            <text:p>192</text:p>
          </table:table-cell>
          <table:table-cell table:formula="of:=SUM([.F302:.F304])" office:value-type="float" office:value="4" calcext:value-type="float">
            <text:p>4</text:p>
          </table:table-cell>
          <table:table-cell table:formula="of:=SUM([.G302:.G304])" office:value-type="float" office:value="34" calcext:value-type="float">
            <text:p>34</text:p>
          </table:table-cell>
          <table:table-cell table:formula="of:=SUM([.H302:.H304])" office:value-type="float" office:value="5" calcext:value-type="float">
            <text:p>5</text:p>
          </table:table-cell>
          <table:table-cell table:formula="of:=SUM([.I302:.I304])" office:value-type="float" office:value="402" calcext:value-type="float">
            <text:p>402</text:p>
          </table:table-cell>
          <table:table-cell table:formula="of:=SUM([.J302:.J304])" office:value-type="float" office:value="1303" calcext:value-type="float">
            <text:p>1303</text:p>
          </table:table-cell>
          <table:table-cell office:value-type="string" calcext:value-type="string">
            <text:p>Rose Avenue Junior Public School</text:p>
          </table:table-cell>
          <table:table-cell table:formula="of:=SUM([.L302:.L304])" office:value-type="float" office:value="2" calcext:value-type="float">
            <text:p>2</text:p>
          </table:table-cell>
          <table:table-cell table:formula="of:=SUM([.M302:.M304])" office:value-type="float" office:value="8" calcext:value-type="float">
            <text:p>8</text:p>
          </table:table-cell>
          <table:table-cell table:formula="of:=SUM([.N302:.N304])" office:value-type="float" office:value="5" calcext:value-type="float">
            <text:p>5</text:p>
          </table:table-cell>
          <table:table-cell table:formula="of:=SUM([.O302:.O304])" office:value-type="float" office:value="87" calcext:value-type="float">
            <text:p>87</text:p>
          </table:table-cell>
          <table:table-cell table:formula="of:=SUM([.P302:.P304])" office:value-type="float" office:value="5" calcext:value-type="float">
            <text:p>5</text:p>
          </table:table-cell>
          <table:table-cell table:formula="of:=SUM([.Q302:.Q304])" office:value-type="float" office:value="0" calcext:value-type="float">
            <text:p>0</text:p>
          </table:table-cell>
          <table:table-cell table:formula="of:=SUM([.R302:.R304])" office:value-type="float" office:value="15" calcext:value-type="float">
            <text:p>15</text:p>
          </table:table-cell>
          <table:table-cell table:formula="of:=SUM([.S302:.S304])" office:value-type="float" office:value="233" calcext:value-type="float">
            <text:p>233</text:p>
          </table:table-cell>
          <table:table-cell table:formula="of:=SUM([.T302:.T304])" office:value-type="float" office:value="44" calcext:value-type="float">
            <text:p>44</text:p>
          </table:table-cell>
          <table:table-cell table:formula="of:=[.S301]/SUM([.L301:.T301])" office:value-type="float" office:value="0.583959899749373" calcext:value-type="float">
            <text:p>0.5840</text:p>
          </table:table-cell>
          <table:table-cell table:formula="of:=[.E301]/[.I301]" office:value-type="float" office:value="0.477611940298507" calcext:value-type="float">
            <text:p>0.4776</text:p>
          </table:table-cell>
          <table:table-cell table:formula="of:=IF([.I301]&lt;144-119;0;0.4*[.U301]+0.6*[.V301])" office:value-type="float" office:value="0.520151124078854" calcext:value-type="float">
            <text:p>0.5202</text:p>
          </table:table-cell>
          <table:table-cell table:formula="of:=1-[.S301]/SUM([.L301:.T301])" office:value-type="float" office:value="0.416040100250627" calcext:value-type="float">
            <text:p>0.4160</text:p>
          </table:table-cell>
          <table:table-cell table:formula="of:=[.I301]/[.J301]" office:value-type="percentage" office:value="0.308518802762855" calcext:value-type="percentage">
            <text:p>30.85%</text:p>
          </table:table-cell>
          <table:table-cell table:formula="of:=[.K301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5A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[.S302]/SUM([.L302:.T302])" office:value-type="float" office:value="0.5" calcext:value-type="float">
            <text:p>0.5000</text:p>
          </table:table-cell>
          <table:table-cell table:formula="of:=[.E302]/[.I302]" office:value-type="float" office:value="0.475177304964539" calcext:value-type="float">
            <text:p>0.4752</text:p>
          </table:table-cell>
          <table:table-cell table:formula="of:=IF([.I302]&lt;144-119;0;0.4*[.U302]+0.6*[.V302])" office:value-type="float" office:value="0.485106382978723" calcext:value-type="float">
            <text:p>0.4851</text:p>
          </table:table-cell>
          <table:table-cell table:formula="of:=1-[.S302]/SUM([.L302:.T302])" office:value-type="float" office:value="0.5" calcext:value-type="float">
            <text:p>0.5000</text:p>
          </table:table-cell>
          <table:table-cell table:formula="of:=[.I302]/[.J302]" office:value-type="percentage" office:value="0.315436241610738" calcext:value-type="percentage">
            <text:p>31.54%</text:p>
          </table:table-cell>
          <table:table-cell table:formula="of:=[.K302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5B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formula="of:=[.S303]/SUM([.L303:.T303])" office:value-type="float" office:value="0.643835616438356" calcext:value-type="float">
            <text:p>0.6438</text:p>
          </table:table-cell>
          <table:table-cell table:formula="of:=[.E303]/[.I303]" office:value-type="float" office:value="0.445205479452055" calcext:value-type="float">
            <text:p>0.4452</text:p>
          </table:table-cell>
          <table:table-cell table:formula="of:=IF([.I303]&lt;144-119;0;0.4*[.U303]+0.6*[.V303])" office:value-type="float" office:value="0.524657534246575" calcext:value-type="float">
            <text:p>0.5247</text:p>
          </table:table-cell>
          <table:table-cell table:formula="of:=1-[.S303]/SUM([.L303:.T303])" office:value-type="float" office:value="0.356164383561644" calcext:value-type="float">
            <text:p>0.3562</text:p>
          </table:table-cell>
          <table:table-cell table:formula="of:=[.I303]/[.J303]" office:value-type="percentage" office:value="0.322295805739514" calcext:value-type="percentage">
            <text:p>32.23%</text:p>
          </table:table-cell>
          <table:table-cell table:formula="of:=[.K303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5C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formula="of:=[.S304]/SUM([.L304:.T304])" office:value-type="float" office:value="0.610619469026549" calcext:value-type="float">
            <text:p>0.6106</text:p>
          </table:table-cell>
          <table:table-cell table:formula="of:=[.E304]/[.I304]" office:value-type="float" office:value="0.521739130434783" calcext:value-type="float">
            <text:p>0.5217</text:p>
          </table:table-cell>
          <table:table-cell table:formula="of:=IF([.I304]&lt;144-119;0;0.4*[.U304]+0.6*[.V304])" office:value-type="float" office:value="0.557291265871489" calcext:value-type="float">
            <text:p>0.5573</text:p>
          </table:table-cell>
          <table:table-cell table:formula="of:=1-[.S304]/SUM([.L304:.T304])" office:value-type="float" office:value="0.389380530973451" calcext:value-type="float">
            <text:p>0.3894</text:p>
          </table:table-cell>
          <table:table-cell table:formula="of:=[.I304]/[.J304]" office:value-type="percentage" office:value="0.285359801488834" calcext:value-type="percentage">
            <text:p>28.54%</text:p>
          </table:table-cell>
          <table:table-cell table:formula="of:=[.K304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D306:.D308])" office:value-type="float" office:value="196" calcext:value-type="float">
            <text:p>196</text:p>
          </table:table-cell>
          <table:table-cell table:formula="of:=SUM([.E306:.E308])" office:value-type="float" office:value="218" calcext:value-type="float">
            <text:p>218</text:p>
          </table:table-cell>
          <table:table-cell table:formula="of:=SUM([.F306:.F308])" office:value-type="float" office:value="4" calcext:value-type="float">
            <text:p>4</text:p>
          </table:table-cell>
          <table:table-cell table:formula="of:=SUM([.G306:.G308])" office:value-type="float" office:value="21" calcext:value-type="float">
            <text:p>21</text:p>
          </table:table-cell>
          <table:table-cell table:formula="of:=SUM([.H306:.H308])" office:value-type="float" office:value="0" calcext:value-type="float">
            <text:p>0</text:p>
          </table:table-cell>
          <table:table-cell table:formula="of:=SUM([.I306:.I308])" office:value-type="float" office:value="439" calcext:value-type="float">
            <text:p>439</text:p>
          </table:table-cell>
          <table:table-cell table:formula="of:=SUM([.J306:.J308])" office:value-type="float" office:value="1388" calcext:value-type="float">
            <text:p>1388</text:p>
          </table:table-cell>
          <table:table-cell office:value-type="string" calcext:value-type="string">
            <text:p>Rose Avenue Junior Public School</text:p>
          </table:table-cell>
          <table:table-cell table:formula="of:=SUM([.L306:.L308])" office:value-type="float" office:value="4" calcext:value-type="float">
            <text:p>4</text:p>
          </table:table-cell>
          <table:table-cell table:formula="of:=SUM([.M306:.M308])" office:value-type="float" office:value="3" calcext:value-type="float">
            <text:p>3</text:p>
          </table:table-cell>
          <table:table-cell table:formula="of:=SUM([.N306:.N308])" office:value-type="float" office:value="3" calcext:value-type="float">
            <text:p>3</text:p>
          </table:table-cell>
          <table:table-cell table:formula="of:=SUM([.O306:.O308])" office:value-type="float" office:value="75" calcext:value-type="float">
            <text:p>75</text:p>
          </table:table-cell>
          <table:table-cell table:formula="of:=SUM([.P306:.P308])" office:value-type="float" office:value="17" calcext:value-type="float">
            <text:p>17</text:p>
          </table:table-cell>
          <table:table-cell table:formula="of:=SUM([.Q306:.Q308])" office:value-type="float" office:value="4" calcext:value-type="float">
            <text:p>4</text:p>
          </table:table-cell>
          <table:table-cell table:formula="of:=SUM([.R306:.R308])" office:value-type="float" office:value="42" calcext:value-type="float">
            <text:p>42</text:p>
          </table:table-cell>
          <table:table-cell table:formula="of:=SUM([.S306:.S308])" office:value-type="float" office:value="249" calcext:value-type="float">
            <text:p>249</text:p>
          </table:table-cell>
          <table:table-cell table:formula="of:=SUM([.T306:.T308])" office:value-type="float" office:value="37" calcext:value-type="float">
            <text:p>37</text:p>
          </table:table-cell>
          <table:table-cell table:formula="of:=[.S305]/SUM([.L305:.T305])" office:value-type="float" office:value="0.573732718894009" calcext:value-type="float">
            <text:p>0.5737</text:p>
          </table:table-cell>
          <table:table-cell table:formula="of:=[.E305]/[.I305]" office:value-type="float" office:value="0.496583143507973" calcext:value-type="float">
            <text:p>0.4966</text:p>
          </table:table-cell>
          <table:table-cell table:formula="of:=IF([.I305]&lt;144-119;0;0.4*[.U305]+0.6*[.V305])" office:value-type="float" office:value="0.527442973662387" calcext:value-type="float">
            <text:p>0.5274</text:p>
          </table:table-cell>
          <table:table-cell table:formula="of:=1-[.S305]/SUM([.L305:.T305])" office:value-type="float" office:value="0.426267281105991" calcext:value-type="float">
            <text:p>0.4263</text:p>
          </table:table-cell>
          <table:table-cell table:formula="of:=[.I305]/[.J305]" office:value-type="percentage" office:value="0.316282420749279" calcext:value-type="percentage">
            <text:p>31.63%</text:p>
          </table:table-cell>
          <table:table-cell table:formula="of:=[.K305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7A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table:formula="of:=[.S306]/SUM([.L306:.T306])" office:value-type="float" office:value="0.611842105263158" calcext:value-type="float">
            <text:p>0.6118</text:p>
          </table:table-cell>
          <table:table-cell table:formula="of:=[.E306]/[.I306]" office:value-type="float" office:value="0.487012987012987" calcext:value-type="float">
            <text:p>0.4870</text:p>
          </table:table-cell>
          <table:table-cell table:formula="of:=IF([.I306]&lt;144-119;0;0.4*[.U306]+0.6*[.V306])" office:value-type="float" office:value="0.536944634313055" calcext:value-type="float">
            <text:p>0.5369</text:p>
          </table:table-cell>
          <table:table-cell table:formula="of:=1-[.S306]/SUM([.L306:.T306])" office:value-type="float" office:value="0.388157894736842" calcext:value-type="float">
            <text:p>0.3882</text:p>
          </table:table-cell>
          <table:table-cell table:formula="of:=[.I306]/[.J306]" office:value-type="percentage" office:value="0.316872427983539" calcext:value-type="percentage">
            <text:p>31.69%</text:p>
          </table:table-cell>
          <table:table-cell table:formula="of:=[.K306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7B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table:formula="of:=[.S307]/SUM([.L307:.T307])" office:value-type="float" office:value="0.496503496503497" calcext:value-type="float">
            <text:p>0.4965</text:p>
          </table:table-cell>
          <table:table-cell table:formula="of:=[.E307]/[.I307]" office:value-type="float" office:value="0.579310344827586" calcext:value-type="float">
            <text:p>0.5793</text:p>
          </table:table-cell>
          <table:table-cell table:formula="of:=IF([.I307]&lt;144-119;0;0.4*[.U307]+0.6*[.V307])" office:value-type="float" office:value="0.54618760549795" calcext:value-type="float">
            <text:p>0.5462</text:p>
          </table:table-cell>
          <table:table-cell table:formula="of:=1-[.S307]/SUM([.L307:.T307])" office:value-type="float" office:value="0.503496503496504" calcext:value-type="float">
            <text:p>0.5035</text:p>
          </table:table-cell>
          <table:table-cell table:formula="of:=[.I307]/[.J307]" office:value-type="percentage" office:value="0.337209302325581" calcext:value-type="percentage">
            <text:p>33.72%</text:p>
          </table:table-cell>
          <table:table-cell table:formula="of:=[.K307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7C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S308]/SUM([.L308:.T308])" office:value-type="float" office:value="0.611510791366906" calcext:value-type="float">
            <text:p>0.6115</text:p>
          </table:table-cell>
          <table:table-cell table:formula="of:=[.E308]/[.I308]" office:value-type="float" office:value="0.421428571428571" calcext:value-type="float">
            <text:p>0.4214</text:p>
          </table:table-cell>
          <table:table-cell table:formula="of:=IF([.I308]&lt;144-119;0;0.4*[.U308]+0.6*[.V308])" office:value-type="float" office:value="0.497461459403906" calcext:value-type="float">
            <text:p>0.4975</text:p>
          </table:table-cell>
          <table:table-cell table:formula="of:=1-[.S308]/SUM([.L308:.T308])" office:value-type="float" office:value="0.388489208633094" calcext:value-type="float">
            <text:p>0.3885</text:p>
          </table:table-cell>
          <table:table-cell table:formula="of:=[.I308]/[.J308]" office:value-type="percentage" office:value="0.296610169491525" calcext:value-type="percentage">
            <text:p>29.66%</text:p>
          </table:table-cell>
          <table:table-cell table:formula="of:=[.K308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SUM([.D310:.D311])" office:value-type="float" office:value="294" calcext:value-type="float">
            <text:p>294</text:p>
          </table:table-cell>
          <table:table-cell table:formula="of:=SUM([.E310:.E311])" office:value-type="float" office:value="143" calcext:value-type="float">
            <text:p>143</text:p>
          </table:table-cell>
          <table:table-cell table:formula="of:=SUM([.F310:.F311])" office:value-type="float" office:value="1" calcext:value-type="float">
            <text:p>1</text:p>
          </table:table-cell>
          <table:table-cell table:formula="of:=SUM([.G310:.G311])" office:value-type="float" office:value="12" calcext:value-type="float">
            <text:p>12</text:p>
          </table:table-cell>
          <table:table-cell table:formula="of:=SUM([.H310:.H311])" office:value-type="float" office:value="1" calcext:value-type="float">
            <text:p>1</text:p>
          </table:table-cell>
          <table:table-cell table:formula="of:=SUM([.I310:.I311])" office:value-type="float" office:value="451" calcext:value-type="float">
            <text:p>451</text:p>
          </table:table-cell>
          <table:table-cell table:formula="of:=SUM([.J310:.J311])" office:value-type="float" office:value="890" calcext:value-type="float">
            <text:p>890</text:p>
          </table:table-cell>
          <table:table-cell office:value-type="string" calcext:value-type="string">
            <text:p>44 Charles Street - Manulife Centre</text:p>
          </table:table-cell>
          <table:table-cell table:formula="of:=SUM([.L310:.L311])" office:value-type="float" office:value="2" calcext:value-type="float">
            <text:p>2</text:p>
          </table:table-cell>
          <table:table-cell table:formula="of:=SUM([.M310:.M311])" office:value-type="float" office:value="2" calcext:value-type="float">
            <text:p>2</text:p>
          </table:table-cell>
          <table:table-cell table:formula="of:=SUM([.N310:.N311])" office:value-type="float" office:value="1" calcext:value-type="float">
            <text:p>1</text:p>
          </table:table-cell>
          <table:table-cell table:formula="of:=SUM([.O310:.O311])" office:value-type="float" office:value="46" calcext:value-type="float">
            <text:p>46</text:p>
          </table:table-cell>
          <table:table-cell table:formula="of:=SUM([.P310:.P311])" office:value-type="float" office:value="11" calcext:value-type="float">
            <text:p>11</text:p>
          </table:table-cell>
          <table:table-cell table:formula="of:=SUM([.Q310:.Q311])" office:value-type="float" office:value="0" calcext:value-type="float">
            <text:p>0</text:p>
          </table:table-cell>
          <table:table-cell table:formula="of:=SUM([.R310:.R311])" office:value-type="float" office:value="30" calcext:value-type="float">
            <text:p>30</text:p>
          </table:table-cell>
          <table:table-cell table:formula="of:=SUM([.S310:.S311])" office:value-type="float" office:value="232" calcext:value-type="float">
            <text:p>232</text:p>
          </table:table-cell>
          <table:table-cell table:formula="of:=SUM([.T310:.T311])" office:value-type="float" office:value="127" calcext:value-type="float">
            <text:p>127</text:p>
          </table:table-cell>
          <table:table-cell table:formula="of:=[.S309]/SUM([.L309:.T309])" office:value-type="float" office:value="0.514412416851441" calcext:value-type="float">
            <text:p>0.5144</text:p>
          </table:table-cell>
          <table:table-cell table:formula="of:=[.E309]/[.I309]" office:value-type="float" office:value="0.317073170731707" calcext:value-type="float">
            <text:p>0.3171</text:p>
          </table:table-cell>
          <table:table-cell table:formula="of:=IF([.I309]&lt;144-119;0;0.4*[.U309]+0.6*[.V309])" office:value-type="float" office:value="0.396008869179601" calcext:value-type="float">
            <text:p>0.3960</text:p>
          </table:table-cell>
          <table:table-cell table:formula="of:=1-[.S309]/SUM([.L309:.T309])" office:value-type="float" office:value="0.485587583148559" calcext:value-type="float">
            <text:p>0.4856</text:p>
          </table:table-cell>
          <table:table-cell table:formula="of:=[.I309]/[.J309]" office:value-type="percentage" office:value="0.506741573033708" calcext:value-type="percentage">
            <text:p>50.67%</text:p>
          </table:table-cell>
          <table:table-cell table:formula="of:=[.K309]" office:value-type="string" office:string-value="44 Charles Street - Manulife Centre" calcext:value-type="string">
            <text:p>44 Charles Street - Manulife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47A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44 Charles Street - Manulife Cent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table:formula="of:=[.S310]/SUM([.L310:.T310])" office:value-type="float" office:value="0.470319634703196" calcext:value-type="float">
            <text:p>0.4703</text:p>
          </table:table-cell>
          <table:table-cell table:formula="of:=[.E310]/[.I310]" office:value-type="float" office:value="0.315068493150685" calcext:value-type="float">
            <text:p>0.3151</text:p>
          </table:table-cell>
          <table:table-cell table:formula="of:=IF([.I310]&lt;144-119;0;0.4*[.U310]+0.6*[.V310])" office:value-type="float" office:value="0.377168949771689" calcext:value-type="float">
            <text:p>0.3772</text:p>
          </table:table-cell>
          <table:table-cell table:formula="of:=1-[.S310]/SUM([.L310:.T310])" office:value-type="float" office:value="0.529680365296804" calcext:value-type="float">
            <text:p>0.5297</text:p>
          </table:table-cell>
          <table:table-cell table:formula="of:=[.I310]/[.J310]" office:value-type="percentage" office:value="0.5" calcext:value-type="percentage">
            <text:p>50.00%</text:p>
          </table:table-cell>
          <table:table-cell table:formula="of:=[.K310]" office:value-type="string" office:string-value="44 Charles Street - Manulife Centre" calcext:value-type="string">
            <text:p>44 Charles Street - Manulife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47B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44 Charles Street - Manulife Cen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61" calcext:value-type="float">
            <text:p>61</text:p>
          </table:table-cell>
          <table:table-cell table:formula="of:=[.S311]/SUM([.L311:.T311])" office:value-type="float" office:value="0.556034482758621" calcext:value-type="float">
            <text:p>0.5560</text:p>
          </table:table-cell>
          <table:table-cell table:formula="of:=[.E311]/[.I311]" office:value-type="float" office:value="0.318965517241379" calcext:value-type="float">
            <text:p>0.3190</text:p>
          </table:table-cell>
          <table:table-cell table:formula="of:=IF([.I311]&lt;144-119;0;0.4*[.U311]+0.6*[.V311])" office:value-type="float" office:value="0.413793103448276" calcext:value-type="float">
            <text:p>0.4138</text:p>
          </table:table-cell>
          <table:table-cell table:formula="of:=1-[.S311]/SUM([.L311:.T311])" office:value-type="float" office:value="0.443965517241379" calcext:value-type="float">
            <text:p>0.4440</text:p>
          </table:table-cell>
          <table:table-cell table:formula="of:=[.I311]/[.J311]" office:value-type="percentage" office:value="0.513274336283186" calcext:value-type="percentage">
            <text:p>51.33%</text:p>
          </table:table-cell>
          <table:table-cell table:formula="of:=[.K311]" office:value-type="string" office:string-value="44 Charles Street - Manulife Centre" calcext:value-type="string">
            <text:p>44 Charles Street - Manulife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SUM([.D313:.D314])" office:value-type="float" office:value="144" calcext:value-type="float">
            <text:p>144</text:p>
          </table:table-cell>
          <table:table-cell table:formula="of:=SUM([.E313:.E314])" office:value-type="float" office:value="133" calcext:value-type="float">
            <text:p>133</text:p>
          </table:table-cell>
          <table:table-cell table:formula="of:=SUM([.F313:.F314])" office:value-type="float" office:value="2" calcext:value-type="float">
            <text:p>2</text:p>
          </table:table-cell>
          <table:table-cell table:formula="of:=SUM([.G313:.G314])" office:value-type="float" office:value="7" calcext:value-type="float">
            <text:p>7</text:p>
          </table:table-cell>
          <table:table-cell table:formula="of:=SUM([.H313:.H314])" office:value-type="float" office:value="1" calcext:value-type="float">
            <text:p>1</text:p>
          </table:table-cell>
          <table:table-cell table:formula="of:=SUM([.I313:.I314])" office:value-type="float" office:value="287" calcext:value-type="float">
            <text:p>287</text:p>
          </table:table-cell>
          <table:table-cell table:formula="of:=SUM([.J313:.J314])" office:value-type="float" office:value="685" calcext:value-type="float">
            <text:p>685</text:p>
          </table:table-cell>
          <table:table-cell office:value-type="string" calcext:value-type="string">
            <text:p>1001 Bay Street</text:p>
          </table:table-cell>
          <table:table-cell table:formula="of:=SUM([.L313:.L314])" office:value-type="float" office:value="0" calcext:value-type="float">
            <text:p>0</text:p>
          </table:table-cell>
          <table:table-cell table:formula="of:=SUM([.M313:.M314])" office:value-type="float" office:value="1" calcext:value-type="float">
            <text:p>1</text:p>
          </table:table-cell>
          <table:table-cell table:formula="of:=SUM([.N313:.N314])" office:value-type="float" office:value="0" calcext:value-type="float">
            <text:p>0</text:p>
          </table:table-cell>
          <table:table-cell table:formula="of:=SUM([.O313:.O314])" office:value-type="float" office:value="34" calcext:value-type="float">
            <text:p>34</text:p>
          </table:table-cell>
          <table:table-cell table:formula="of:=SUM([.P313:.P314])" office:value-type="float" office:value="6" calcext:value-type="float">
            <text:p>6</text:p>
          </table:table-cell>
          <table:table-cell table:formula="of:=SUM([.Q313:.Q314])" office:value-type="float" office:value="1" calcext:value-type="float">
            <text:p>1</text:p>
          </table:table-cell>
          <table:table-cell table:formula="of:=SUM([.R313:.R314])" office:value-type="float" office:value="23" calcext:value-type="float">
            <text:p>23</text:p>
          </table:table-cell>
          <table:table-cell table:formula="of:=SUM([.S313:.S314])" office:value-type="float" office:value="141" calcext:value-type="float">
            <text:p>141</text:p>
          </table:table-cell>
          <table:table-cell table:formula="of:=SUM([.T313:.T314])" office:value-type="float" office:value="79" calcext:value-type="float">
            <text:p>79</text:p>
          </table:table-cell>
          <table:table-cell table:formula="of:=[.S312]/SUM([.L312:.T312])" office:value-type="float" office:value="0.494736842105263" calcext:value-type="float">
            <text:p>0.4947</text:p>
          </table:table-cell>
          <table:table-cell table:formula="of:=[.E312]/[.I312]" office:value-type="float" office:value="0.463414634146341" calcext:value-type="float">
            <text:p>0.4634</text:p>
          </table:table-cell>
          <table:table-cell table:formula="of:=IF([.I312]&lt;144-119;0;0.4*[.U312]+0.6*[.V312])" office:value-type="float" office:value="0.47594351732991" calcext:value-type="float">
            <text:p>0.4759</text:p>
          </table:table-cell>
          <table:table-cell table:formula="of:=1-[.S312]/SUM([.L312:.T312])" office:value-type="float" office:value="0.505263157894737" calcext:value-type="float">
            <text:p>0.5053</text:p>
          </table:table-cell>
          <table:table-cell table:formula="of:=[.I312]/[.J312]" office:value-type="percentage" office:value="0.418978102189781" calcext:value-type="percentage">
            <text:p>41.90%</text:p>
          </table:table-cell>
          <table:table-cell table:formula="of:=[.K312]" office:value-type="string" office:string-value="1001 Bay Street" calcext:value-type="string">
            <text:p>1001 Bay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73A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1001 Bay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table:formula="of:=[.S313]/SUM([.L313:.T313])" office:value-type="float" office:value="0.512658227848101" calcext:value-type="float">
            <text:p>0.5127</text:p>
          </table:table-cell>
          <table:table-cell table:formula="of:=[.E313]/[.I313]" office:value-type="float" office:value="0.468354430379747" calcext:value-type="float">
            <text:p>0.4684</text:p>
          </table:table-cell>
          <table:table-cell table:formula="of:=IF([.I313]&lt;144-119;0;0.4*[.U313]+0.6*[.V313])" office:value-type="float" office:value="0.486075949367089" calcext:value-type="float">
            <text:p>0.4861</text:p>
          </table:table-cell>
          <table:table-cell table:formula="of:=1-[.S313]/SUM([.L313:.T313])" office:value-type="float" office:value="0.487341772151899" calcext:value-type="float">
            <text:p>0.4873</text:p>
          </table:table-cell>
          <table:table-cell table:formula="of:=[.I313]/[.J313]" office:value-type="percentage" office:value="0.430517711171662" calcext:value-type="percentage">
            <text:p>43.05%</text:p>
          </table:table-cell>
          <table:table-cell table:formula="of:=[.K313]" office:value-type="string" office:string-value="1001 Bay Street" calcext:value-type="string">
            <text:p>1001 Bay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73B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1001 Bay Stre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formula="of:=[.S314]/SUM([.L314:.T314])" office:value-type="float" office:value="0.47244094488189" calcext:value-type="float">
            <text:p>0.4724</text:p>
          </table:table-cell>
          <table:table-cell table:formula="of:=[.E314]/[.I314]" office:value-type="float" office:value="0.457364341085271" calcext:value-type="float">
            <text:p>0.4574</text:p>
          </table:table-cell>
          <table:table-cell table:formula="of:=IF([.I314]&lt;144-119;0;0.4*[.U314]+0.6*[.V314])" office:value-type="float" office:value="0.463394982603919" calcext:value-type="float">
            <text:p>0.4634</text:p>
          </table:table-cell>
          <table:table-cell table:formula="of:=1-[.S314]/SUM([.L314:.T314])" office:value-type="float" office:value="0.52755905511811" calcext:value-type="float">
            <text:p>0.5276</text:p>
          </table:table-cell>
          <table:table-cell table:formula="of:=[.I314]/[.J314]" office:value-type="percentage" office:value="0.405660377358491" calcext:value-type="percentage">
            <text:p>40.57%</text:p>
          </table:table-cell>
          <table:table-cell table:formula="of:=[.K314]" office:value-type="string" office:string-value="1001 Bay Street" calcext:value-type="string">
            <text:p>1001 Bay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SUM([.D316:.D317])" office:value-type="float" office:value="212" calcext:value-type="float">
            <text:p>212</text:p>
          </table:table-cell>
          <table:table-cell table:formula="of:=SUM([.E316:.E317])" office:value-type="float" office:value="208" calcext:value-type="float">
            <text:p>208</text:p>
          </table:table-cell>
          <table:table-cell table:formula="of:=SUM([.F316:.F317])" office:value-type="float" office:value="3" calcext:value-type="float">
            <text:p>3</text:p>
          </table:table-cell>
          <table:table-cell table:formula="of:=SUM([.G316:.G317])" office:value-type="float" office:value="4" calcext:value-type="float">
            <text:p>4</text:p>
          </table:table-cell>
          <table:table-cell table:formula="of:=SUM([.H316:.H317])" office:value-type="float" office:value="4" calcext:value-type="float">
            <text:p>4</text:p>
          </table:table-cell>
          <table:table-cell table:formula="of:=SUM([.I316:.I317])" office:value-type="float" office:value="431" calcext:value-type="float">
            <text:p>431</text:p>
          </table:table-cell>
          <table:table-cell table:formula="of:=SUM([.J316:.J317])" office:value-type="float" office:value="796" calcext:value-type="float">
            <text:p>796</text:p>
          </table:table-cell>
          <table:table-cell office:value-type="string" calcext:value-type="string">
            <text:p>50 Alexander Street - Village Green</text:p>
          </table:table-cell>
          <table:table-cell table:formula="of:=SUM([.L316:.L317])" office:value-type="float" office:value="1" calcext:value-type="float">
            <text:p>1</text:p>
          </table:table-cell>
          <table:table-cell table:formula="of:=SUM([.M316:.M317])" office:value-type="float" office:value="1" calcext:value-type="float">
            <text:p>1</text:p>
          </table:table-cell>
          <table:table-cell table:formula="of:=SUM([.N316:.N317])" office:value-type="float" office:value="1" calcext:value-type="float">
            <text:p>1</text:p>
          </table:table-cell>
          <table:table-cell table:formula="of:=SUM([.O316:.O317])" office:value-type="float" office:value="92" calcext:value-type="float">
            <text:p>92</text:p>
          </table:table-cell>
          <table:table-cell table:formula="of:=SUM([.P316:.P317])" office:value-type="float" office:value="3" calcext:value-type="float">
            <text:p>3</text:p>
          </table:table-cell>
          <table:table-cell table:formula="of:=SUM([.Q316:.Q317])" office:value-type="float" office:value="1" calcext:value-type="float">
            <text:p>1</text:p>
          </table:table-cell>
          <table:table-cell table:formula="of:=SUM([.R316:.R317])" office:value-type="float" office:value="39" calcext:value-type="float">
            <text:p>39</text:p>
          </table:table-cell>
          <table:table-cell table:formula="of:=SUM([.S316:.S317])" office:value-type="float" office:value="236" calcext:value-type="float">
            <text:p>236</text:p>
          </table:table-cell>
          <table:table-cell table:formula="of:=SUM([.T316:.T317])" office:value-type="float" office:value="55" calcext:value-type="float">
            <text:p>55</text:p>
          </table:table-cell>
          <table:table-cell table:formula="of:=[.S315]/SUM([.L315:.T315])" office:value-type="float" office:value="0.55011655011655" calcext:value-type="float">
            <text:p>0.5501</text:p>
          </table:table-cell>
          <table:table-cell table:formula="of:=[.E315]/[.I315]" office:value-type="float" office:value="0.482598607888631" calcext:value-type="float">
            <text:p>0.4826</text:p>
          </table:table-cell>
          <table:table-cell table:formula="of:=IF([.I315]&lt;144-119;0;0.4*[.U315]+0.6*[.V315])" office:value-type="float" office:value="0.509605784779799" calcext:value-type="float">
            <text:p>0.5096</text:p>
          </table:table-cell>
          <table:table-cell table:formula="of:=1-[.S315]/SUM([.L315:.T315])" office:value-type="float" office:value="0.44988344988345" calcext:value-type="float">
            <text:p>0.4499</text:p>
          </table:table-cell>
          <table:table-cell table:formula="of:=[.I315]/[.J315]" office:value-type="percentage" office:value="0.541457286432161" calcext:value-type="percentage">
            <text:p>54.15%</text:p>
          </table:table-cell>
          <table:table-cell table:formula="of:=[.K315]" office:value-type="string" office:string-value="50 Alexander Street - Village Green" calcext:value-type="string">
            <text:p>50 Alexander Street - Village Gree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77A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50 Alexander Street - Village Gre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table:formula="of:=[.S316]/SUM([.L316:.T316])" office:value-type="float" office:value="0.579185520361991" calcext:value-type="float">
            <text:p>0.5792</text:p>
          </table:table-cell>
          <table:table-cell table:formula="of:=[.E316]/[.I316]" office:value-type="float" office:value="0.495495495495496" calcext:value-type="float">
            <text:p>0.4955</text:p>
          </table:table-cell>
          <table:table-cell table:formula="of:=IF([.I316]&lt;144-119;0;0.4*[.U316]+0.6*[.V316])" office:value-type="float" office:value="0.528971505442094" calcext:value-type="float">
            <text:p>0.5290</text:p>
          </table:table-cell>
          <table:table-cell table:formula="of:=1-[.S316]/SUM([.L316:.T316])" office:value-type="float" office:value="0.420814479638009" calcext:value-type="float">
            <text:p>0.4208</text:p>
          </table:table-cell>
          <table:table-cell table:formula="of:=[.I316]/[.J316]" office:value-type="percentage" office:value="0.533653846153846" calcext:value-type="percentage">
            <text:p>53.37%</text:p>
          </table:table-cell>
          <table:table-cell table:formula="of:=[.K316]" office:value-type="string" office:string-value="50 Alexander Street - Village Green" calcext:value-type="string">
            <text:p>50 Alexander Street - Village Gree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77B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50 Alexander Street - Village Gree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table:formula="of:=[.S317]/SUM([.L317:.T317])" office:value-type="float" office:value="0.519230769230769" calcext:value-type="float">
            <text:p>0.5192</text:p>
          </table:table-cell>
          <table:table-cell table:formula="of:=[.E317]/[.I317]" office:value-type="float" office:value="0.468899521531101" calcext:value-type="float">
            <text:p>0.4689</text:p>
          </table:table-cell>
          <table:table-cell table:formula="of:=IF([.I317]&lt;144-119;0;0.4*[.U317]+0.6*[.V317])" office:value-type="float" office:value="0.489032020610968" calcext:value-type="float">
            <text:p>0.4890</text:p>
          </table:table-cell>
          <table:table-cell table:formula="of:=1-[.S317]/SUM([.L317:.T317])" office:value-type="float" office:value="0.480769230769231" calcext:value-type="float">
            <text:p>0.4808</text:p>
          </table:table-cell>
          <table:table-cell table:formula="of:=[.I317]/[.J317]" office:value-type="percentage" office:value="0.55" calcext:value-type="percentage">
            <text:p>55.00%</text:p>
          </table:table-cell>
          <table:table-cell table:formula="of:=[.K317]" office:value-type="string" office:string-value="50 Alexander Street - Village Green" calcext:value-type="string">
            <text:p>50 Alexander Street - Village Gree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SUM([.D319:.D320])" office:value-type="float" office:value="141" calcext:value-type="float">
            <text:p>141</text:p>
          </table:table-cell>
          <table:table-cell table:formula="of:=SUM([.E319:.E320])" office:value-type="float" office:value="170" calcext:value-type="float">
            <text:p>170</text:p>
          </table:table-cell>
          <table:table-cell table:formula="of:=SUM([.F319:.F320])" office:value-type="float" office:value="0" calcext:value-type="float">
            <text:p>0</text:p>
          </table:table-cell>
          <table:table-cell table:formula="of:=SUM([.G319:.G320])" office:value-type="float" office:value="3" calcext:value-type="float">
            <text:p>3</text:p>
          </table:table-cell>
          <table:table-cell table:formula="of:=SUM([.H319:.H320])" office:value-type="float" office:value="2" calcext:value-type="float">
            <text:p>2</text:p>
          </table:table-cell>
          <table:table-cell table:formula="of:=SUM([.I319:.I320])" office:value-type="float" office:value="316" calcext:value-type="float">
            <text:p>316</text:p>
          </table:table-cell>
          <table:table-cell table:formula="of:=SUM([.J319:.J320])" office:value-type="float" office:value="570" calcext:value-type="float">
            <text:p>570</text:p>
          </table:table-cell>
          <table:table-cell office:value-type="string" calcext:value-type="string">
            <text:p>155 Dalhousie Street - The Merchandise Building</text:p>
          </table:table-cell>
          <table:table-cell table:formula="of:=SUM([.L319:.L320])" office:value-type="float" office:value="2" calcext:value-type="float">
            <text:p>2</text:p>
          </table:table-cell>
          <table:table-cell table:formula="of:=SUM([.M319:.M320])" office:value-type="float" office:value="1" calcext:value-type="float">
            <text:p>1</text:p>
          </table:table-cell>
          <table:table-cell table:formula="of:=SUM([.N319:.N320])" office:value-type="float" office:value="0" calcext:value-type="float">
            <text:p>0</text:p>
          </table:table-cell>
          <table:table-cell table:formula="of:=SUM([.O319:.O320])" office:value-type="float" office:value="52" calcext:value-type="float">
            <text:p>52</text:p>
          </table:table-cell>
          <table:table-cell table:formula="of:=SUM([.P319:.P320])" office:value-type="float" office:value="1" calcext:value-type="float">
            <text:p>1</text:p>
          </table:table-cell>
          <table:table-cell table:formula="of:=SUM([.Q319:.Q320])" office:value-type="float" office:value="1" calcext:value-type="float">
            <text:p>1</text:p>
          </table:table-cell>
          <table:table-cell table:formula="of:=SUM([.R319:.R320])" office:value-type="float" office:value="39" calcext:value-type="float">
            <text:p>39</text:p>
          </table:table-cell>
          <table:table-cell table:formula="of:=SUM([.S319:.S320])" office:value-type="float" office:value="153" calcext:value-type="float">
            <text:p>153</text:p>
          </table:table-cell>
          <table:table-cell table:formula="of:=SUM([.T319:.T320])" office:value-type="float" office:value="65" calcext:value-type="float">
            <text:p>65</text:p>
          </table:table-cell>
          <table:table-cell table:formula="of:=[.S318]/SUM([.L318:.T318])" office:value-type="float" office:value="0.487261146496815" calcext:value-type="float">
            <text:p>0.4873</text:p>
          </table:table-cell>
          <table:table-cell table:formula="of:=[.E318]/[.I318]" office:value-type="float" office:value="0.537974683544304" calcext:value-type="float">
            <text:p>0.5380</text:p>
          </table:table-cell>
          <table:table-cell table:formula="of:=IF([.I318]&lt;144-119;0;0.4*[.U318]+0.6*[.V318])" office:value-type="float" office:value="0.517689268725309" calcext:value-type="float">
            <text:p>0.5177</text:p>
          </table:table-cell>
          <table:table-cell table:formula="of:=1-[.S318]/SUM([.L318:.T318])" office:value-type="float" office:value="0.512738853503185" calcext:value-type="float">
            <text:p>0.5127</text:p>
          </table:table-cell>
          <table:table-cell table:formula="of:=[.I318]/[.J318]" office:value-type="percentage" office:value="0.554385964912281" calcext:value-type="percentage">
            <text:p>55.44%</text:p>
          </table:table-cell>
          <table:table-cell table:formula="of:=[.K318]" office:value-type="string" office:string-value="155 Dalhousie Street - The Merchandise Building" calcext:value-type="string">
            <text:p>155 Dalhousie Street - The Merchandise Buildin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11A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155 Dalhousie Street - The Merchandise Build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table:formula="of:=[.S319]/SUM([.L319:.T319])" office:value-type="float" office:value="0.5" calcext:value-type="float">
            <text:p>0.5000</text:p>
          </table:table-cell>
          <table:table-cell table:formula="of:=[.E319]/[.I319]" office:value-type="float" office:value="0.539877300613497" calcext:value-type="float">
            <text:p>0.5399</text:p>
          </table:table-cell>
          <table:table-cell table:formula="of:=IF([.I319]&lt;144-119;0;0.4*[.U319]+0.6*[.V319])" office:value-type="float" office:value="0.523926380368098" calcext:value-type="float">
            <text:p>0.5239</text:p>
          </table:table-cell>
          <table:table-cell table:formula="of:=1-[.S319]/SUM([.L319:.T319])" office:value-type="float" office:value="0.5" calcext:value-type="float">
            <text:p>0.5000</text:p>
          </table:table-cell>
          <table:table-cell table:formula="of:=[.I319]/[.J319]" office:value-type="percentage" office:value="0.546979865771812" calcext:value-type="percentage">
            <text:p>54.70%</text:p>
          </table:table-cell>
          <table:table-cell table:formula="of:=[.K319]" office:value-type="string" office:string-value="155 Dalhousie Street - The Merchandise Building" calcext:value-type="string">
            <text:p>155 Dalhousie Street - The Merchandise Buildin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11B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155 Dalhousie Street - The Merchandise Build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formula="of:=[.S320]/SUM([.L320:.T320])" office:value-type="float" office:value="0.473684210526316" calcext:value-type="float">
            <text:p>0.4737</text:p>
          </table:table-cell>
          <table:table-cell table:formula="of:=[.E320]/[.I320]" office:value-type="float" office:value="0.535947712418301" calcext:value-type="float">
            <text:p>0.5359</text:p>
          </table:table-cell>
          <table:table-cell table:formula="of:=IF([.I320]&lt;144-119;0;0.4*[.U320]+0.6*[.V320])" office:value-type="float" office:value="0.511042311661507" calcext:value-type="float">
            <text:p>0.5110</text:p>
          </table:table-cell>
          <table:table-cell table:formula="of:=1-[.S320]/SUM([.L320:.T320])" office:value-type="float" office:value="0.526315789473684" calcext:value-type="float">
            <text:p>0.5263</text:p>
          </table:table-cell>
          <table:table-cell table:formula="of:=[.I320]/[.J320]" office:value-type="percentage" office:value="0.5625" calcext:value-type="percentage">
            <text:p>56.25%</text:p>
          </table:table-cell>
          <table:table-cell table:formula="of:=[.K320]" office:value-type="string" office:string-value="155 Dalhousie Street - The Merchandise Building" calcext:value-type="string">
            <text:p>155 Dalhousie Street - The Merchandise Buildin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7" calcext:value-type="float">
            <text:p>517</text:p>
          </table:table-cell>
          <table:table-cell/>
          <table:table-cell table:formula="of:=SUM([.D322:.D323])" office:value-type="float" office:value="80" calcext:value-type="float">
            <text:p>80</text:p>
          </table:table-cell>
          <table:table-cell table:formula="of:=SUM([.E322:.E323])" office:value-type="float" office:value="128" calcext:value-type="float">
            <text:p>128</text:p>
          </table:table-cell>
          <table:table-cell table:formula="of:=SUM([.F322:.F323])" office:value-type="float" office:value="1" calcext:value-type="float">
            <text:p>1</text:p>
          </table:table-cell>
          <table:table-cell table:formula="of:=SUM([.G322:.G323])" office:value-type="float" office:value="4" calcext:value-type="float">
            <text:p>4</text:p>
          </table:table-cell>
          <table:table-cell table:formula="of:=SUM([.H322:.H323])" office:value-type="float" office:value="2" calcext:value-type="float">
            <text:p>2</text:p>
          </table:table-cell>
          <table:table-cell table:formula="of:=SUM([.I322:.I323])" office:value-type="float" office:value="215" calcext:value-type="float">
            <text:p>215</text:p>
          </table:table-cell>
          <table:table-cell table:formula="of:=SUM([.J322:.J323])" office:value-type="float" office:value="662" calcext:value-type="float">
            <text:p>662</text:p>
          </table:table-cell>
          <table:table-cell office:value-type="string" calcext:value-type="string">
            <text:p>201 Sherbourne Street - Centre Point Apartments</text:p>
          </table:table-cell>
          <table:table-cell table:formula="of:=SUM([.L322:.L323])" office:value-type="float" office:value="3" calcext:value-type="float">
            <text:p>3</text:p>
          </table:table-cell>
          <table:table-cell table:formula="of:=SUM([.M322:.M323])" office:value-type="float" office:value="3" calcext:value-type="float">
            <text:p>3</text:p>
          </table:table-cell>
          <table:table-cell table:formula="of:=SUM([.N322:.N323])" office:value-type="float" office:value="0" calcext:value-type="float">
            <text:p>0</text:p>
          </table:table-cell>
          <table:table-cell table:formula="of:=SUM([.O322:.O323])" office:value-type="float" office:value="56" calcext:value-type="float">
            <text:p>56</text:p>
          </table:table-cell>
          <table:table-cell table:formula="of:=SUM([.P322:.P323])" office:value-type="float" office:value="7" calcext:value-type="float">
            <text:p>7</text:p>
          </table:table-cell>
          <table:table-cell table:formula="of:=SUM([.Q322:.Q323])" office:value-type="float" office:value="0" calcext:value-type="float">
            <text:p>0</text:p>
          </table:table-cell>
          <table:table-cell table:formula="of:=SUM([.R322:.R323])" office:value-type="float" office:value="29" calcext:value-type="float">
            <text:p>29</text:p>
          </table:table-cell>
          <table:table-cell table:formula="of:=SUM([.S322:.S323])" office:value-type="float" office:value="91" calcext:value-type="float">
            <text:p>91</text:p>
          </table:table-cell>
          <table:table-cell table:formula="of:=SUM([.T322:.T323])" office:value-type="float" office:value="25" calcext:value-type="float">
            <text:p>25</text:p>
          </table:table-cell>
          <table:table-cell table:formula="of:=[.S321]/SUM([.L321:.T321])" office:value-type="float" office:value="0.425233644859813" calcext:value-type="float">
            <text:p>0.4252</text:p>
          </table:table-cell>
          <table:table-cell table:formula="of:=[.E321]/[.I321]" office:value-type="float" office:value="0.595348837209302" calcext:value-type="float">
            <text:p>0.5953</text:p>
          </table:table-cell>
          <table:table-cell table:formula="of:=IF([.I321]&lt;144-119;0;0.4*[.U321]+0.6*[.V321])" office:value-type="float" office:value="0.527302760269507" calcext:value-type="float">
            <text:p>0.5273</text:p>
          </table:table-cell>
          <table:table-cell table:formula="of:=1-[.S321]/SUM([.L321:.T321])" office:value-type="float" office:value="0.574766355140187" calcext:value-type="float">
            <text:p>0.5748</text:p>
          </table:table-cell>
          <table:table-cell table:formula="of:=[.I321]/[.J321]" office:value-type="percentage" office:value="0.324773413897281" calcext:value-type="percentage">
            <text:p>32.48%</text:p>
          </table:table-cell>
          <table:table-cell table:formula="of:=[.K321]" office:value-type="string" office:string-value="201 Sherbourne Street - Centre Point Apartments" calcext:value-type="string">
            <text:p>201 Sherbourne Street - Centre Point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17A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201 Sherbourne Street - Centre Point Apartmen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[.S322]/SUM([.L322:.T322])" office:value-type="float" office:value="0.495495495495496" calcext:value-type="float">
            <text:p>0.4955</text:p>
          </table:table-cell>
          <table:table-cell table:formula="of:=[.E322]/[.I322]" office:value-type="float" office:value="0.5625" calcext:value-type="float">
            <text:p>0.5625</text:p>
          </table:table-cell>
          <table:table-cell table:formula="of:=IF([.I322]&lt;144-119;0;0.4*[.U322]+0.6*[.V322])" office:value-type="float" office:value="0.535698198198198" calcext:value-type="float">
            <text:p>0.5357</text:p>
          </table:table-cell>
          <table:table-cell table:formula="of:=1-[.S322]/SUM([.L322:.T322])" office:value-type="float" office:value="0.504504504504504" calcext:value-type="float">
            <text:p>0.5045</text:p>
          </table:table-cell>
          <table:table-cell table:formula="of:=[.I322]/[.J322]" office:value-type="percentage" office:value="0.323699421965318" calcext:value-type="percentage">
            <text:p>32.37%</text:p>
          </table:table-cell>
          <table:table-cell table:formula="of:=[.K322]" office:value-type="string" office:string-value="201 Sherbourne Street - Centre Point Apartments" calcext:value-type="string">
            <text:p>201 Sherbourne Street - Centre Point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17B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201 Sherbourne Street - Centre Point Apartmen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formula="of:=[.S323]/SUM([.L323:.T323])" office:value-type="float" office:value="0.349514563106796" calcext:value-type="float">
            <text:p>0.3495</text:p>
          </table:table-cell>
          <table:table-cell table:formula="of:=[.E323]/[.I323]" office:value-type="float" office:value="0.631067961165049" calcext:value-type="float">
            <text:p>0.6311</text:p>
          </table:table-cell>
          <table:table-cell table:formula="of:=IF([.I323]&lt;144-119;0;0.4*[.U323]+0.6*[.V323])" office:value-type="float" office:value="0.518446601941748" calcext:value-type="float">
            <text:p>0.5184</text:p>
          </table:table-cell>
          <table:table-cell table:formula="of:=1-[.S323]/SUM([.L323:.T323])" office:value-type="float" office:value="0.650485436893204" calcext:value-type="float">
            <text:p>0.6505</text:p>
          </table:table-cell>
          <table:table-cell table:formula="of:=[.I323]/[.J323]" office:value-type="percentage" office:value="0.325949367088608" calcext:value-type="percentage">
            <text:p>32.59%</text:p>
          </table:table-cell>
          <table:table-cell table:formula="of:=[.K323]" office:value-type="string" office:string-value="201 Sherbourne Street - Centre Point Apartments" calcext:value-type="string">
            <text:p>201 Sherbourne Street - Centre Point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SUM([.D325:.D326])" office:value-type="float" office:value="189" calcext:value-type="float">
            <text:p>189</text:p>
          </table:table-cell>
          <table:table-cell table:formula="of:=SUM([.E325:.E326])" office:value-type="float" office:value="197" calcext:value-type="float">
            <text:p>197</text:p>
          </table:table-cell>
          <table:table-cell table:formula="of:=SUM([.F325:.F326])" office:value-type="float" office:value="8" calcext:value-type="float">
            <text:p>8</text:p>
          </table:table-cell>
          <table:table-cell table:formula="of:=SUM([.G325:.G326])" office:value-type="float" office:value="1" calcext:value-type="float">
            <text:p>1</text:p>
          </table:table-cell>
          <table:table-cell table:formula="of:=SUM([.H325:.H326])" office:value-type="float" office:value="0" calcext:value-type="float">
            <text:p>0</text:p>
          </table:table-cell>
          <table:table-cell table:formula="of:=SUM([.I325:.I326])" office:value-type="float" office:value="395" calcext:value-type="float">
            <text:p>395</text:p>
          </table:table-cell>
          <table:table-cell table:formula="of:=SUM([.J325:.J326])" office:value-type="float" office:value="701" calcext:value-type="float">
            <text:p>701</text:p>
          </table:table-cell>
          <table:table-cell office:value-type="string" calcext:value-type="string">
            <text:p>25 The Esplanade</text:p>
          </table:table-cell>
          <table:table-cell table:formula="of:=SUM([.L325:.L326])" office:value-type="float" office:value="0" calcext:value-type="float">
            <text:p>0</text:p>
          </table:table-cell>
          <table:table-cell table:formula="of:=SUM([.M325:.M326])" office:value-type="float" office:value="0" calcext:value-type="float">
            <text:p>0</text:p>
          </table:table-cell>
          <table:table-cell table:formula="of:=SUM([.N325:.N326])" office:value-type="float" office:value="0" calcext:value-type="float">
            <text:p>0</text:p>
          </table:table-cell>
          <table:table-cell table:formula="of:=SUM([.O325:.O326])" office:value-type="float" office:value="60" calcext:value-type="float">
            <text:p>60</text:p>
          </table:table-cell>
          <table:table-cell table:formula="of:=SUM([.P325:.P326])" office:value-type="float" office:value="3" calcext:value-type="float">
            <text:p>3</text:p>
          </table:table-cell>
          <table:table-cell table:formula="of:=SUM([.Q325:.Q326])" office:value-type="float" office:value="0" calcext:value-type="float">
            <text:p>0</text:p>
          </table:table-cell>
          <table:table-cell table:formula="of:=SUM([.R325:.R326])" office:value-type="float" office:value="53" calcext:value-type="float">
            <text:p>53</text:p>
          </table:table-cell>
          <table:table-cell table:formula="of:=SUM([.S325:.S326])" office:value-type="float" office:value="175" calcext:value-type="float">
            <text:p>175</text:p>
          </table:table-cell>
          <table:table-cell table:formula="of:=SUM([.T325:.T326])" office:value-type="float" office:value="99" calcext:value-type="float">
            <text:p>99</text:p>
          </table:table-cell>
          <table:table-cell table:formula="of:=[.S324]/SUM([.L324:.T324])" office:value-type="float" office:value="0.448717948717949" calcext:value-type="float">
            <text:p>0.4487</text:p>
          </table:table-cell>
          <table:table-cell table:formula="of:=[.E324]/[.I324]" office:value-type="float" office:value="0.49873417721519" calcext:value-type="float">
            <text:p>0.4987</text:p>
          </table:table-cell>
          <table:table-cell table:formula="of:=IF([.I324]&lt;144-119;0;0.4*[.U324]+0.6*[.V324])" office:value-type="float" office:value="0.478727685816294" calcext:value-type="float">
            <text:p>0.4787</text:p>
          </table:table-cell>
          <table:table-cell table:formula="of:=1-[.S324]/SUM([.L324:.T324])" office:value-type="float" office:value="0.551282051282051" calcext:value-type="float">
            <text:p>0.5513</text:p>
          </table:table-cell>
          <table:table-cell table:formula="of:=[.I324]/[.J324]" office:value-type="percentage" office:value="0.563480741797432" calcext:value-type="percentage">
            <text:p>56.35%</text:p>
          </table:table-cell>
          <table:table-cell table:formula="of:=[.K324]" office:value-type="string" office:string-value="25 The Esplanade" calcext:value-type="string">
            <text:p>25 The Esplanad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54A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25 The Esplana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table:formula="of:=[.S325]/SUM([.L325:.T325])" office:value-type="float" office:value="0.49746192893401" calcext:value-type="float">
            <text:p>0.4975</text:p>
          </table:table-cell>
          <table:table-cell table:formula="of:=[.E325]/[.I325]" office:value-type="float" office:value="0.465" calcext:value-type="float">
            <text:p>0.4650</text:p>
          </table:table-cell>
          <table:table-cell table:formula="of:=IF([.I325]&lt;144-119;0;0.4*[.U325]+0.6*[.V325])" office:value-type="float" office:value="0.477984771573604" calcext:value-type="float">
            <text:p>0.4780</text:p>
          </table:table-cell>
          <table:table-cell table:formula="of:=1-[.S325]/SUM([.L325:.T325])" office:value-type="float" office:value="0.50253807106599" calcext:value-type="float">
            <text:p>0.5025</text:p>
          </table:table-cell>
          <table:table-cell table:formula="of:=[.I325]/[.J325]" office:value-type="percentage" office:value="0.597014925373134" calcext:value-type="percentage">
            <text:p>59.70%</text:p>
          </table:table-cell>
          <table:table-cell table:formula="of:=[.K325]" office:value-type="string" office:string-value="25 The Esplanade" calcext:value-type="string">
            <text:p>25 The Esplanad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54B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25 The Esplana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formula="of:=[.S326]/SUM([.L326:.T326])" office:value-type="float" office:value="0.398963730569948" calcext:value-type="float">
            <text:p>0.3990</text:p>
          </table:table-cell>
          <table:table-cell table:formula="of:=[.E326]/[.I326]" office:value-type="float" office:value="0.533333333333333" calcext:value-type="float">
            <text:p>0.5333</text:p>
          </table:table-cell>
          <table:table-cell table:formula="of:=IF([.I326]&lt;144-119;0;0.4*[.U326]+0.6*[.V326])" office:value-type="float" office:value="0.479585492227979" calcext:value-type="float">
            <text:p>0.4796</text:p>
          </table:table-cell>
          <table:table-cell table:formula="of:=1-[.S326]/SUM([.L326:.T326])" office:value-type="float" office:value="0.601036269430052" calcext:value-type="float">
            <text:p>0.6010</text:p>
          </table:table-cell>
          <table:table-cell table:formula="of:=[.I326]/[.J326]" office:value-type="percentage" office:value="0.532786885245902" calcext:value-type="percentage">
            <text:p>53.28%</text:p>
          </table:table-cell>
          <table:table-cell table:formula="of:=[.K326]" office:value-type="string" office:string-value="25 The Esplanade" calcext:value-type="string">
            <text:p>25 The Esplanad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DV001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658" calcext:value-type="float">
            <text:p>65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ing Office / Bureau du directeur du scrut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751" calcext:value-type="float">
            <text:p>751</text:p>
          </table:table-cell>
          <table:table-cell office:value-type="float" office:value="291" calcext:value-type="float">
            <text:p>291</text:p>
          </table:table-cell>
          <table:table-cell table:formula="of:=[.S327]/SUM([.L327:.T327])" office:value-type="float" office:value="0.546181818181818" calcext:value-type="float">
            <text:p>0.5462</text:p>
          </table:table-cell>
          <table:table-cell table:formula="of:=[.E327]/[.I327]" office:value-type="float" office:value="0.472361809045226" calcext:value-type="float">
            <text:p>0.4724</text:p>
          </table:table-cell>
          <table:table-cell table:formula="of:=IF([.I327]&lt;144-119;0;0.4*[.U327]+0.6*[.V327])" office:value-type="float" office:value="0.501889812699863" calcext:value-type="float">
            <text:p>0.5019</text:p>
          </table:table-cell>
          <table:table-cell table:formula="of:=1-[.S327]/SUM([.L327:.T327])" office:value-type="float" office:value="0.453818181818182" calcext:value-type="float">
            <text:p>0.4538</text:p>
          </table:table-cell>
          <table:table-cell table:formula="of:=[.I327]/[.J327]" office:value-type="string" office:string-value="#DIV/0!" calcext:value-type="error">
            <text:p>#DIV/0!</text:p>
          </table:table-cell>
          <table:table-cell table:formula="of:=[.K327]" office:value-type="string" office:string-value="Returning Office / Bureau du directeur du scrutin" calcext:value-type="string">
            <text:p>Returning Office / Bureau du directeur du scruti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DV00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liament Street Public Libra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51" calcext:value-type="float">
            <text:p>351</text:p>
          </table:table-cell>
          <table:table-cell office:value-type="float" office:value="110" calcext:value-type="float">
            <text:p>110</text:p>
          </table:table-cell>
          <table:table-cell table:formula="of:=[.S328]/SUM([.L328:.T328])" office:value-type="float" office:value="0.516176470588235" calcext:value-type="float">
            <text:p>0.5162</text:p>
          </table:table-cell>
          <table:table-cell table:formula="of:=[.E328]/[.I328]" office:value-type="float" office:value="0.525547445255474" calcext:value-type="float">
            <text:p>0.5255</text:p>
          </table:table-cell>
          <table:table-cell table:formula="of:=IF([.I328]&lt;144-119;0;0.4*[.U328]+0.6*[.V328])" office:value-type="float" office:value="0.521799055388579" calcext:value-type="float">
            <text:p>0.5218</text:p>
          </table:table-cell>
          <table:table-cell table:formula="of:=1-[.S328]/SUM([.L328:.T328])" office:value-type="float" office:value="0.483823529411765" calcext:value-type="float">
            <text:p>0.4838</text:p>
          </table:table-cell>
          <table:table-cell table:formula="of:=[.I328]/[.J328]" office:value-type="string" office:string-value="#DIV/0!" calcext:value-type="error">
            <text:p>#DIV/0!</text:p>
          </table:table-cell>
          <table:table-cell table:formula="of:=[.K328]" office:value-type="string" office:string-value="Parliament Street Public Library" calcext:value-type="string">
            <text:p>Parliament Street Public Librar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DV003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538" calcext:value-type="float">
            <text:p>53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lesley Community Centr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610" calcext:value-type="float">
            <text:p>610</text:p>
          </table:table-cell>
          <table:table-cell office:value-type="float" office:value="213" calcext:value-type="float">
            <text:p>213</text:p>
          </table:table-cell>
          <table:table-cell table:formula="of:=[.S329]/SUM([.L329:.T329])" office:value-type="float" office:value="0.557077625570776" calcext:value-type="float">
            <text:p>0.5571</text:p>
          </table:table-cell>
          <table:table-cell table:formula="of:=[.E329]/[.I329]" office:value-type="float" office:value="0.485998193315267" calcext:value-type="float">
            <text:p>0.4860</text:p>
          </table:table-cell>
          <table:table-cell table:formula="of:=IF([.I329]&lt;144-119;0;0.4*[.U329]+0.6*[.V329])" office:value-type="float" office:value="0.51442996621747" calcext:value-type="float">
            <text:p>0.5144</text:p>
          </table:table-cell>
          <table:table-cell table:formula="of:=1-[.S329]/SUM([.L329:.T329])" office:value-type="float" office:value="0.442922374429224" calcext:value-type="float">
            <text:p>0.4429</text:p>
          </table:table-cell>
          <table:table-cell table:formula="of:=[.I329]/[.J329]" office:value-type="string" office:string-value="#DIV/0!" calcext:value-type="error">
            <text:p>#DIV/0!</text:p>
          </table:table-cell>
          <table:table-cell table:formula="of:=[.K329]" office:value-type="string" office:string-value="Wellesley Community Centre" calcext:value-type="string">
            <text:p>Wellesley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DV004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. Lawrence Market Sout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91" calcext:value-type="float">
            <text:p>391</text:p>
          </table:table-cell>
          <table:table-cell office:value-type="float" office:value="33" calcext:value-type="float">
            <text:p>33</text:p>
          </table:table-cell>
          <table:table-cell table:formula="of:=[.S330]/SUM([.L330:.T330])" office:value-type="float" office:value="0.579259259259259" calcext:value-type="float">
            <text:p>0.5793</text:p>
          </table:table-cell>
          <table:table-cell table:formula="of:=[.E330]/[.I330]" office:value-type="float" office:value="0.545051698670606" calcext:value-type="float">
            <text:p>0.5451</text:p>
          </table:table-cell>
          <table:table-cell table:formula="of:=IF([.I330]&lt;144-119;0;0.4*[.U330]+0.6*[.V330])" office:value-type="float" office:value="0.558734722906067" calcext:value-type="float">
            <text:p>0.5587</text:p>
          </table:table-cell>
          <table:table-cell table:formula="of:=1-[.S330]/SUM([.L330:.T330])" office:value-type="float" office:value="0.420740740740741" calcext:value-type="float">
            <text:p>0.4207</text:p>
          </table:table-cell>
          <table:table-cell table:formula="of:=[.I330]/[.J330]" office:value-type="string" office:string-value="#DIV/0!" calcext:value-type="error">
            <text:p>#DIV/0!</text:p>
          </table:table-cell>
          <table:table-cell table:formula="of:=[.K330]" office:value-type="string" office:string-value="St. Lawrence Market South" calcext:value-type="string">
            <text:p>St. Lawrence Market South</text:p>
          </table:table-cell>
        </table:table-row>
        <table:table-row table:style-name="ro1">
          <table:table-cell table:number-columns-repeated="8"/>
          <table:table-cell table:formula="of:=AVERAGE([.I2:.I330])" office:value-type="float" office:value="152.978723404255" calcext:value-type="float">
            <text:p>152.9787234043</text:p>
          </table:table-cell>
          <table:table-cell table:number-columns-repeated="17"/>
        </table:table-row>
        <table:table-row table:style-name="ro1">
          <table:table-cell table:number-columns-repeated="8"/>
          <table:table-cell table:formula="of:=STDEV([.I2:.I330])" office:value-type="float" office:value="126.566487529039" calcext:value-type="float">
            <text:p>126.566487529</text:p>
          </table:table-cell>
          <table:table-cell table:number-columns-repeated="17"/>
        </table:table-row>
        <table:table-row table:style-name="ro1" table:number-rows-repeated="1048243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number:min-integer-digits="1"/>
      <number:text>%</number:text>
    </number:percentage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0" number:min-integer-digits="3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 fo:padding-bottom="0.0193in" fo:padding-left="0.0138in" fo:padding-right="0.0138in" fo:padding-top="0.0193in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editing-duration>PT9M5S</meta:editing-duration>
    <meta:editing-cycles>6</meta:editing-cycles>
    <meta:creation-date>2013-10-08T22:24:16.544000000</meta:creation-date>
    <dc:date>2013-10-25T20:44:43.900000000</dc:date>
    <meta:document-statistic meta:table-count="1" meta:cell-count="8253" meta:object-count="0"/>
  </office:meta>
</office:document-meta>
</file>